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3.531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67cm"/>
    </style:style>
    <style:style style:name="co12" style:family="table-column">
      <style:table-column-properties fo:break-before="auto" style:column-width="3.261cm"/>
    </style:style>
    <style:style style:name="co13" style:family="table-column">
      <style:table-column-properties fo:break-before="auto" style:column-width="4.771cm"/>
    </style:style>
    <style:style style:name="co14" style:family="table-column">
      <style:table-column-properties fo:break-before="auto" style:column-width="6.045cm"/>
    </style:style>
    <style:style style:name="co15" style:family="table-column">
      <style:table-column-properties fo:break-before="auto" style:column-width="8.625cm"/>
    </style:style>
    <style:style style:name="co16" style:family="table-column">
      <style:table-column-properties fo:break-before="auto" style:column-width="4.7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000000"/>
    </style:style>
    <style:style style:name="T1" style:family="text">
      <style:text-properties fo:language="fr" fo:country="CH"/>
    </style:style>
  </office:automatic-styles>
  <office:body>
    <office:spreadsheet>
      <table:table table:name="Translation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source_key</text:p>
          </table:table-cell>
          <table:table-cell table:style-name="ce2" office:value-type="string" calcext:value-type="string">
            <text:p>de</text:p>
          </table:table-cell>
          <table:table-cell table:style-name="ce4" office:value-type="string" calcext:value-type="string">
            <text:p><text:span text:style-name="T1">fr</text:span></text:p>
          </table:table-cell>
          <table:table-cell table:style-name="ce2" office:value-type="string" calcext:value-type="string">
            <text:p>Übersetzungsbemerkung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Interessenbindungen:</text:p>
          </table:table-cell>
          <table:table-cell/>
          <table:table-cell office:value-type="string" calcext:value-type="string">
            <text:p>Vos liens d'intérêt :</text:p>
          </table:table-cell>
          <table:table-cell table:number-columns-repeated="2"/>
          <table:table-cell table:formula="of:=&quot;INSERT INTO translation_source SET source='&quot; &amp;SUBSTITUTE([.C2];&quot;'&quot;; &quot;\'&quot;) &amp; &quot;', location='&quot; &amp;SUBSTITUTE([.A2];&quot;'&quot;; &quot;\'&quot;) &amp; &quot;', field = '&quot; &amp; SUBSTITUTE([.B2];&quot;'&quot;; &quot;\'&quot;) &amp; &quot;', created_visa='roland', updated_visa='roland'; &quot; &amp; IF(OR([.D2]&lt;&gt;&quot;&quot;; [.E2]&lt;&gt;&quot;&quot;);&quot;INSERT INTO translation_target (lang, translation, translation_source_id, created_visa, updated_visa) VALUES &quot; &amp; IF([.D2]&lt;&gt;&quot;&quot;;&quot;('de', '&quot; &amp; SUBSTITUTE([.D2];&quot;'&quot;; &quot;\'&quot;) &amp; &quot;', LAST_INSERT_ID(), 'roland', 'roland')&quot;; &quot;&quot;) &amp; IF(AND([.D2]&lt;&gt;&quot;&quot;; [.E2]&lt;&gt;&quot;&quot;); &quot;,&quot;; &quot;&quot;) &amp; IF([.E2]&lt;&gt;&quot;&quot;;&quot;('fr', '&quot; &amp; SUBSTITUTE([.E2];&quot;'&quot;; &quot;\'&quot;) &amp; &quot;', LAST_INSERT_ID(), 'roland', 'roland')&quot;; &quot;&quot;) &amp; &quot;;&quot;; &quot;&quot;)" office:value-type="string" office:string-value="INSERT INTO translation_source SET source='Ihre Interessenbindungen:', location='preview', field = '', created_visa='roland', updated_visa='roland'; INSERT INTO translation_target (lang, translation, translation_source_id, created_visa, updated_visa) VALUES ('fr', 'Vos liens d\'intérêt :', LAST_INSERT_ID(), 'roland', 'roland');" calcext:value-type="string">
            <text:p>INSERT INTO translation_source SET source='Ihre Interessenbindungen:', location='preview', field = '', created_visa='roland', updated_visa='roland'; INSERT INTO translation_target (lang, translation, translation_source_id, created_visa, updated_visa) VALUES ('fr', 'Vos liens d\'intérêt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Gäste:</text:p>
          </table:table-cell>
          <table:table-cell/>
          <table:table-cell office:value-type="string" calcext:value-type="string">
            <text:p>Vos invités :</text:p>
          </table:table-cell>
          <table:table-cell table:number-columns-repeated="2"/>
          <table:table-cell table:formula="of:=&quot;INSERT INTO translation_source SET source='&quot; &amp;SUBSTITUTE([.C3];&quot;'&quot;; &quot;\'&quot;) &amp; &quot;', location='&quot; &amp;SUBSTITUTE([.A3];&quot;'&quot;; &quot;\'&quot;) &amp; &quot;', field = '&quot; &amp; SUBSTITUTE([.B3];&quot;'&quot;; &quot;\'&quot;) &amp; &quot;', created_visa='roland', updated_visa='roland'; &quot; &amp; IF(OR([.D3]&lt;&gt;&quot;&quot;; [.E3]&lt;&gt;&quot;&quot;);&quot;INSERT INTO translation_target (lang, translation, translation_source_id, created_visa, updated_visa) VALUES &quot; &amp; IF([.D3]&lt;&gt;&quot;&quot;;&quot;('de', '&quot; &amp; SUBSTITUTE([.D3];&quot;'&quot;; &quot;\'&quot;) &amp; &quot;', LAST_INSERT_ID(), 'roland', 'roland')&quot;; &quot;&quot;) &amp; IF(AND([.D3]&lt;&gt;&quot;&quot;; [.E3]&lt;&gt;&quot;&quot;); &quot;,&quot;; &quot;&quot;) &amp; IF([.E3]&lt;&gt;&quot;&quot;;&quot;('fr', '&quot; &amp; SUBSTITUTE([.E3];&quot;'&quot;; &quot;\'&quot;) &amp; &quot;', LAST_INSERT_ID(), 'roland', 'roland')&quot;; &quot;&quot;) &amp; &quot;;&quot;; &quot;&quot;)" office:value-type="string" office:string-value="INSERT INTO translation_source SET source='Ihre Gäste:', location='preview', field = '', created_visa='roland', updated_visa='roland'; INSERT INTO translation_target (lang, translation, translation_source_id, created_visa, updated_visa) VALUES ('fr', 'Vos invités :', LAST_INSERT_ID(), 'roland', 'roland');" calcext:value-type="string">
            <text:p>INSERT INTO translation_source SET source='Ihre Gäste:', location='preview', field = '', created_visa='roland', updated_visa='roland'; INSERT INTO translation_target (lang, translation, translation_source_id, created_visa, updated_visa) VALUES ('fr', 'Vos invités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SUBSTITUTE([.C4];&quot;'&quot;; &quot;\'&quot;) &amp; &quot;', location='&quot; &amp;SUBSTITUTE([.A4];&quot;'&quot;; &quot;\'&quot;) &amp; &quot;', field = '&quot; &amp; SUBSTITUTE([.B4];&quot;'&quot;; &quot;\'&quot;) &amp; &quot;', created_visa='roland', updated_visa='roland'; &quot; &amp; IF(OR([.D4]&lt;&gt;&quot;&quot;; [.E4]&lt;&gt;&quot;&quot;);&quot;INSERT INTO translation_target (lang, translation, translation_source_id, created_visa, updated_visa) VALUES &quot; &amp; IF([.D4]&lt;&gt;&quot;&quot;;&quot;('de', '&quot; &amp; SUBSTITUTE([.D4];&quot;'&quot;; &quot;\'&quot;) &amp; &quot;', LAST_INSERT_ID(), 'roland', 'roland')&quot;; &quot;&quot;) &amp; IF(AND([.D4]&lt;&gt;&quot;&quot;; [.E4]&lt;&gt;&quot;&quot;); &quot;,&quot;; &quot;&quot;) &amp; IF([.E4]&lt;&gt;&quot;&quot;;&quot;('fr', '&quot; &amp; SUBSTITUTE([.E4];&quot;'&quot;; &quot;\'&quot;) &amp; &quot;', LAST_INSERT_ID(), 'roland', 'roland')&quot;; &quot;&quot;) &amp; &quot;;&quot;; &quot;&quot;)" office:value-type="string" office:string-value="INSERT INTO translation_source SET source='Beruf:', location='preview', field = '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preview', field = '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 / aucuns</text:p>
          </table:table-cell>
          <table:table-cell office:value-type="string" calcext:value-type="string">
            <text:p>Plural ? weiblich ?</text:p>
          </table:table-cell>
          <table:table-cell/>
          <table:table-cell table:formula="of:=&quot;INSERT INTO translation_source SET source='&quot; &amp;SUBSTITUTE([.C5];&quot;'&quot;; &quot;\'&quot;) &amp; &quot;', location='&quot; &amp;SUBSTITUTE([.A5];&quot;'&quot;; &quot;\'&quot;) &amp; &quot;', field = '&quot; &amp; SUBSTITUTE([.B5];&quot;'&quot;; &quot;\'&quot;) &amp; &quot;', created_visa='roland', updated_visa='roland'; &quot; &amp; IF(OR([.D5]&lt;&gt;&quot;&quot;; [.E5]&lt;&gt;&quot;&quot;);&quot;INSERT INTO translation_target (lang, translation, translation_source_id, created_visa, updated_visa) VALUES &quot; &amp; IF([.D5]&lt;&gt;&quot;&quot;;&quot;('de', '&quot; &amp; SUBSTITUTE([.D5];&quot;'&quot;; &quot;\'&quot;) &amp; &quot;', LAST_INSERT_ID(), 'roland', 'roland')&quot;; &quot;&quot;) &amp; IF(AND([.D5]&lt;&gt;&quot;&quot;; [.E5]&lt;&gt;&quot;&quot;); &quot;,&quot;; &quot;&quot;) &amp; IF([.E5]&lt;&gt;&quot;&quot;;&quot;('fr', '&quot; &amp; SUBSTITUTE([.E5];&quot;'&quot;; &quot;\'&quot;) &amp; &quot;', LAST_INSERT_ID(), 'roland', 'roland')&quot;; &quot;&quot;) &amp; &quot;;&quot;; &quot;&quot;)" office:value-type="string" office:string-value="INSERT INTO translation_source SET source='keine', location='preview', field = '', created_visa='roland', updated_visa='roland'; INSERT INTO translation_target (lang, translation, translation_source_id, created_visa, updated_visa) VALUES ('fr', 'aucune / aucuns', LAST_INSERT_ID(), 'roland', 'roland');" calcext:value-type="string">
            <text:p>INSERT INTO translation_source SET source='keine', location='preview', field = '', created_visa='roland', updated_visa='roland'; INSERT INTO translation_target (lang, translation, translation_source_id, created_visa, updated_visa) VALUES ('fr', 'aucune / aucu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SUBSTITUTE([.C6];&quot;'&quot;; &quot;\'&quot;) &amp; &quot;', location='&quot; &amp;SUBSTITUTE([.A6];&quot;'&quot;; &quot;\'&quot;) &amp; &quot;', field = '&quot; &amp; SUBSTITUTE([.B6];&quot;'&quot;; &quot;\'&quot;) &amp; &quot;', created_visa='roland', updated_visa='roland'; &quot; &amp; IF(OR([.D6]&lt;&gt;&quot;&quot;; [.E6]&lt;&gt;&quot;&quot;);&quot;INSERT INTO translation_target (lang, translation, translation_source_id, created_visa, updated_visa) VALUES &quot; &amp; IF([.D6]&lt;&gt;&quot;&quot;;&quot;('de', '&quot; &amp; SUBSTITUTE([.D6];&quot;'&quot;; &quot;\'&quot;) &amp; &quot;', LAST_INSERT_ID(), 'roland', 'roland')&quot;; &quot;&quot;) &amp; IF(AND([.D6]&lt;&gt;&quot;&quot;; [.E6]&lt;&gt;&quot;&quot;); &quot;,&quot;; &quot;&quot;) &amp; IF([.E6]&lt;&gt;&quot;&quot;;&quot;('fr', '&quot; &amp; SUBSTITUTE([.E6];&quot;'&quot;; &quot;\'&quot;) &amp; &quot;', LAST_INSERT_ID(), 'roland', 'roland')&quot;; &quot;&quot;) &amp; &quot;;&quot;; &quot;&quot;)" office:value-type="string" office:string-value="INSERT INTO translation_source SET source='Funktion:', location='preview', field = '', created_visa='roland', updated_visa='roland'; INSERT INTO translation_target (lang, translation, translation_source_id, created_visa, updated_visa) VALUES ('fr', 'Fonction :', LAST_INSERT_ID(), 'roland', 'roland');" calcext:value-type="string">
            <text:p>INSERT INTO translation_source SET source='Funktion:', location='preview', field = '', created_visa='roland', updated_visa='roland'; INSERT INTO translation_target (lang, translation, translation_source_id, created_visa, updated_visa) VALUES ('fr', 'Fonct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Mandate:</text:p>
          </table:table-cell>
          <table:table-cell/>
          <table:table-cell office:value-type="string" calcext:value-type="string">
            <text:p>Vos mandats :</text:p>
          </table:table-cell>
          <table:table-cell table:number-columns-repeated="2"/>
          <table:table-cell table:formula="of:=&quot;INSERT INTO translation_source SET source='&quot; &amp;SUBSTITUTE([.C7];&quot;'&quot;; &quot;\'&quot;) &amp; &quot;', location='&quot; &amp;SUBSTITUTE([.A7];&quot;'&quot;; &quot;\'&quot;) &amp; &quot;', field = '&quot; &amp; SUBSTITUTE([.B7];&quot;'&quot;; &quot;\'&quot;) &amp; &quot;', created_visa='roland', updated_visa='roland'; &quot; &amp; IF(OR([.D7]&lt;&gt;&quot;&quot;; [.E7]&lt;&gt;&quot;&quot;);&quot;INSERT INTO translation_target (lang, translation, translation_source_id, created_visa, updated_visa) VALUES &quot; &amp; IF([.D7]&lt;&gt;&quot;&quot;;&quot;('de', '&quot; &amp; SUBSTITUTE([.D7];&quot;'&quot;; &quot;\'&quot;) &amp; &quot;', LAST_INSERT_ID(), 'roland', 'roland')&quot;; &quot;&quot;) &amp; IF(AND([.D7]&lt;&gt;&quot;&quot;; [.E7]&lt;&gt;&quot;&quot;); &quot;,&quot;; &quot;&quot;) &amp; IF([.E7]&lt;&gt;&quot;&quot;;&quot;('fr', '&quot; &amp; SUBSTITUTE([.E7];&quot;'&quot;; &quot;\'&quot;) &amp; &quot;', LAST_INSERT_ID(), 'roland', 'roland')&quot;; &quot;&quot;) &amp; &quot;;&quot;; &quot;&quot;)" office:value-type="string" office:string-value="INSERT INTO translation_source SET source='Ihre Mandate:', location='preview', field = '', created_visa='roland', updated_visa='roland'; INSERT INTO translation_target (lang, translation, translation_source_id, created_visa, updated_visa) VALUES ('fr', 'Vos mandats :', LAST_INSERT_ID(), 'roland', 'roland');" calcext:value-type="string">
            <text:p>INSERT INTO translation_source SET source='Ihre Mandate:', location='preview', field = '', created_visa='roland', updated_visa='roland'; INSERT INTO translation_target (lang, translation, translation_source_id, created_visa, updated_visa) VALUES ('fr', 'Vos mandats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tätig</text:p>
          </table:table-cell>
          <table:table-cell/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SUBSTITUTE([.C8];&quot;'&quot;; &quot;\'&quot;) &amp; &quot;', location='&quot; &amp;SUBSTITUTE([.A8];&quot;'&quot;; &quot;\'&quot;) &amp; &quot;', field = '&quot; &amp; SUBSTITUTE([.B8];&quot;'&quot;; &quot;\'&quot;) &amp; &quot;', created_visa='roland', updated_visa='roland'; &quot; &amp; IF(OR([.D8]&lt;&gt;&quot;&quot;; [.E8]&lt;&gt;&quot;&quot;);&quot;INSERT INTO translation_target (lang, translation, translation_source_id, created_visa, updated_visa) VALUES &quot; &amp; IF([.D8]&lt;&gt;&quot;&quot;;&quot;('de', '&quot; &amp; SUBSTITUTE([.D8];&quot;'&quot;; &quot;\'&quot;) &amp; &quot;', LAST_INSERT_ID(), 'roland', 'roland')&quot;; &quot;&quot;) &amp; IF(AND([.D8]&lt;&gt;&quot;&quot;; [.E8]&lt;&gt;&quot;&quot;); &quot;,&quot;; &quot;&quot;) &amp; IF([.E8]&lt;&gt;&quot;&quot;;&quot;('fr', '&quot; &amp; SUBSTITUTE([.E8];&quot;'&quot;; &quot;\'&quot;) &amp; &quot;', LAST_INSERT_ID(), 'roland', 'roland')&quot;; &quot;&quot;) &amp; &quot;;&quot;; &quot;&quot;)" office:value-type="string" office:string-value="INSERT INTO translation_source SET source='tätig', location='_lobbywatch_bindungsart()', field = '', created_visa='roland', updated_visa='roland'; INSERT INTO translation_target (lang, translation, translation_source_id, created_visa, updated_visa) VALUES ('fr', 'actif', LAST_INSERT_ID(), 'roland', 'roland');" calcext:value-type="string">
            <text:p>INSERT INTO translation_source SET source='tätig', location='_lobbywatch_bindungsart()', field = '', created_visa='roland', updated_visa='roland'; INSERT INTO translation_target (lang, translation, translation_source_id, created_visa, updated_visa) VALUES ('fr', 'actif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nd</text:p>
          </table:table-cell>
          <table:table-cell/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SUBSTITUTE([.C9];&quot;'&quot;; &quot;\'&quot;) &amp; &quot;', location='&quot; &amp;SUBSTITUTE([.A9];&quot;'&quot;; &quot;\'&quot;) &amp; &quot;', field = '&quot; &amp; SUBSTITUTE([.B9];&quot;'&quot;; &quot;\'&quot;) &amp; &quot;', created_visa='roland', updated_visa='roland'; &quot; &amp; IF(OR([.D9]&lt;&gt;&quot;&quot;; [.E9]&lt;&gt;&quot;&quot;);&quot;INSERT INTO translation_target (lang, translation, translation_source_id, created_visa, updated_visa) VALUES &quot; &amp; IF([.D9]&lt;&gt;&quot;&quot;;&quot;('de', '&quot; &amp; SUBSTITUTE([.D9];&quot;'&quot;; &quot;\'&quot;) &amp; &quot;', LAST_INSERT_ID(), 'roland', 'roland')&quot;; &quot;&quot;) &amp; IF(AND([.D9]&lt;&gt;&quot;&quot;; [.E9]&lt;&gt;&quot;&quot;); &quot;,&quot;; &quot;&quot;) &amp; IF([.E9]&lt;&gt;&quot;&quot;;&quot;('fr', '&quot; &amp; SUBSTITUTE([.E9];&quot;'&quot;; &quot;\'&quot;) &amp; &quot;', LAST_INSERT_ID(), 'roland', 'roland')&quot;; &quot;&quot;) &amp; &quot;;&quot;; &quot;&quot;)" office:value-type="string" office:string-value="INSERT INTO translation_source SET source='geschäftsführend', location='_lobbywatch_bindungsart()', field = '', created_visa='roland', updated_visa='roland'; INSERT INTO translation_target (lang, translation, translation_source_id, created_visa, updated_visa) VALUES ('fr', 'en poste de direction', LAST_INSERT_ID(), 'roland', 'roland');" calcext:value-type="string">
            <text:p>INSERT INTO translation_source SET source='geschäftsführend', location='_lobbywatch_bindungsart()', field = '', created_visa='roland', updated_visa='roland'; INSERT INTO translation_target (lang, translation, translation_source_id, created_visa, updated_visa) VALUES ('fr', 'en poste de direc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SUBSTITUTE([.C10];&quot;'&quot;; &quot;\'&quot;) &amp; &quot;', location='&quot; &amp;SUBSTITUTE([.A10];&quot;'&quot;; &quot;\'&quot;) &amp; &quot;', field = '&quot; &amp; SUBSTITUTE([.B10];&quot;'&quot;; &quot;\'&quot;) &amp; &quot;', created_visa='roland', updated_visa='roland'; &quot; &amp; IF(OR([.D10]&lt;&gt;&quot;&quot;; [.E10]&lt;&gt;&quot;&quot;);&quot;INSERT INTO translation_target (lang, translation, translation_source_id, created_visa, updated_visa) VALUES &quot; &amp; IF([.D10]&lt;&gt;&quot;&quot;;&quot;('de', '&quot; &amp; SUBSTITUTE([.D10];&quot;'&quot;; &quot;\'&quot;) &amp; &quot;', LAST_INSERT_ID(), 'roland', 'roland')&quot;; &quot;&quot;) &amp; IF(AND([.D10]&lt;&gt;&quot;&quot;; [.E10]&lt;&gt;&quot;&quot;); &quot;,&quot;; &quot;&quot;) &amp; IF([.E10]&lt;&gt;&quot;&quot;;&quot;('fr', '&quot; &amp; SUBSTITUTE([.E10];&quot;'&quot;; &quot;\'&quot;) &amp; &quot;', LAST_INSERT_ID(), 'roland', 'roland')&quot;; &quot;&quot;) &amp; &quot;;&quot;; &quot;&quot;)" office:value-type="string" office:string-value="INSERT INTO translation_source SET source='Präsidentin', location='_lobbywatch_bindungsart()', field = '', created_visa='roland', updated_visa='roland'; INSERT INTO translation_target (lang, translation, translation_source_id, created_visa, updated_visa) VALUES ('fr', 'Présidente', LAST_INSERT_ID(), 'roland', 'roland');" calcext:value-type="string">
            <text:p>INSERT INTO translation_source SET source='Präsidentin', location='_lobbywatch_bindungsart()', field = '', created_visa='roland', updated_visa='roland'; INSERT INTO translation_target (lang, translation, translation_source_id, created_visa, updated_visa) VALUES ('fr', 'Présiden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SUBSTITUTE([.C11];&quot;'&quot;; &quot;\'&quot;) &amp; &quot;', location='&quot; &amp;SUBSTITUTE([.A11];&quot;'&quot;; &quot;\'&quot;) &amp; &quot;', field = '&quot; &amp; SUBSTITUTE([.B11];&quot;'&quot;; &quot;\'&quot;) &amp; &quot;', created_visa='roland', updated_visa='roland'; &quot; &amp; IF(OR([.D11]&lt;&gt;&quot;&quot;; [.E11]&lt;&gt;&quot;&quot;);&quot;INSERT INTO translation_target (lang, translation, translation_source_id, created_visa, updated_visa) VALUES &quot; &amp; IF([.D11]&lt;&gt;&quot;&quot;;&quot;('de', '&quot; &amp; SUBSTITUTE([.D11];&quot;'&quot;; &quot;\'&quot;) &amp; &quot;', LAST_INSERT_ID(), 'roland', 'roland')&quot;; &quot;&quot;) &amp; IF(AND([.D11]&lt;&gt;&quot;&quot;; [.E11]&lt;&gt;&quot;&quot;); &quot;,&quot;; &quot;&quot;) &amp; IF([.E11]&lt;&gt;&quot;&quot;;&quot;('fr', '&quot; &amp; SUBSTITUTE([.E11];&quot;'&quot;; &quot;\'&quot;) &amp; &quot;', LAST_INSERT_ID(), 'roland', 'roland')&quot;; &quot;&quot;) &amp; &quot;;&quot;; &quot;&quot;)" office:value-type="string" office:string-value="INSERT INTO translation_source SET source='Präsident', location='_lobbywatch_bindungsart()', field = '', created_visa='roland', updated_visa='roland'; INSERT INTO translation_target (lang, translation, translation_source_id, created_visa, updated_visa) VALUES ('fr', 'Président', LAST_INSERT_ID(), 'roland', 'roland');" calcext:value-type="string">
            <text:p>INSERT INTO translation_source SET source='Präsident', location='_lobbywatch_bindungsart()', field = '', created_visa='roland', updated_visa='roland'; INSERT INTO translation_target (lang, translation, translation_source_id, created_visa, updated_visa) VALUES ('fr', 'Présiden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SUBSTITUTE([.C12];&quot;'&quot;; &quot;\'&quot;) &amp; &quot;', location='&quot; &amp;SUBSTITUTE([.A12];&quot;'&quot;; &quot;\'&quot;) &amp; &quot;', field = '&quot; &amp; SUBSTITUTE([.B12];&quot;'&quot;; &quot;\'&quot;) &amp; &quot;', created_visa='roland', updated_visa='roland'; &quot; &amp; IF(OR([.D12]&lt;&gt;&quot;&quot;; [.E12]&lt;&gt;&quot;&quot;);&quot;INSERT INTO translation_target (lang, translation, translation_source_id, created_visa, updated_visa) VALUES &quot; &amp; IF([.D12]&lt;&gt;&quot;&quot;;&quot;('de', '&quot; &amp; SUBSTITUTE([.D12];&quot;'&quot;; &quot;\'&quot;) &amp; &quot;', LAST_INSERT_ID(), 'roland', 'roland')&quot;; &quot;&quot;) &amp; IF(AND([.D12]&lt;&gt;&quot;&quot;; [.E12]&lt;&gt;&quot;&quot;); &quot;,&quot;; &quot;&quot;) &amp; IF([.E12]&lt;&gt;&quot;&quot;;&quot;('fr', '&quot; &amp; SUBSTITUTE([.E12];&quot;'&quot;; &quot;\'&quot;) &amp; &quot;', LAST_INSERT_ID(), 'roland', 'roland')&quot;; &quot;&quot;) &amp; &quot;;&quot;; &quot;&quot;)" office:value-type="string" office:string-value="INSERT INTO translation_source SET source='Vizepräsidentin', location='_lobbywatch_bindungsart()', field = '', created_visa='roland', updated_visa='roland'; INSERT INTO translation_target (lang, translation, translation_source_id, created_visa, updated_visa) VALUES ('fr', 'Vice-présidente', LAST_INSERT_ID(), 'roland', 'roland');" calcext:value-type="string">
            <text:p>INSERT INTO translation_source SET source='Vizepräsidentin', location='_lobbywatch_bindungsart()', field = '', created_visa='roland', updated_visa='roland'; INSERT INTO translation_target (lang, translation, translation_source_id, created_visa, updated_visa) VALUES ('fr', 'Vice-présiden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SUBSTITUTE([.C13];&quot;'&quot;; &quot;\'&quot;) &amp; &quot;', location='&quot; &amp;SUBSTITUTE([.A13];&quot;'&quot;; &quot;\'&quot;) &amp; &quot;', field = '&quot; &amp; SUBSTITUTE([.B13];&quot;'&quot;; &quot;\'&quot;) &amp; &quot;', created_visa='roland', updated_visa='roland'; &quot; &amp; IF(OR([.D13]&lt;&gt;&quot;&quot;; [.E13]&lt;&gt;&quot;&quot;);&quot;INSERT INTO translation_target (lang, translation, translation_source_id, created_visa, updated_visa) VALUES &quot; &amp; IF([.D13]&lt;&gt;&quot;&quot;;&quot;('de', '&quot; &amp; SUBSTITUTE([.D13];&quot;'&quot;; &quot;\'&quot;) &amp; &quot;', LAST_INSERT_ID(), 'roland', 'roland')&quot;; &quot;&quot;) &amp; IF(AND([.D13]&lt;&gt;&quot;&quot;; [.E13]&lt;&gt;&quot;&quot;); &quot;,&quot;; &quot;&quot;) &amp; IF([.E13]&lt;&gt;&quot;&quot;;&quot;('fr', '&quot; &amp; SUBSTITUTE([.E13];&quot;'&quot;; &quot;\'&quot;) &amp; &quot;', LAST_INSERT_ID(), 'roland', 'roland')&quot;; &quot;&quot;) &amp; &quot;;&quot;; &quot;&quot;)" office:value-type="string" office:string-value="INSERT INTO translation_source SET source='Vizepräsident', location='_lobbywatch_bindungsart()', field = '', created_visa='roland', updated_visa='roland'; INSERT INTO translation_target (lang, translation, translation_source_id, created_visa, updated_visa) VALUES ('fr', 'Vice-président', LAST_INSERT_ID(), 'roland', 'roland');" calcext:value-type="string">
            <text:p>INSERT INTO translation_source SET source='Vizepräsident', location='_lobbywatch_bindungsart()', field = '', created_visa='roland', updated_visa='roland'; INSERT INTO translation_target (lang, translation, translation_source_id, created_visa, updated_visa) VALUES ('fr', 'Vice-présiden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präsidentin</text:p>
          </table:table-cell>
          <table:table-cell/>
          <table:table-cell office:value-type="string" calcext:value-type="string">
            <text:p>Présidente de fondation</text:p>
          </table:table-cell>
          <table:table-cell table:number-columns-repeated="2"/>
          <table:table-cell table:formula="of:=&quot;INSERT INTO translation_source SET source='&quot; &amp;SUBSTITUTE([.C14];&quot;'&quot;; &quot;\'&quot;) &amp; &quot;', location='&quot; &amp;SUBSTITUTE([.A14];&quot;'&quot;; &quot;\'&quot;) &amp; &quot;', field = '&quot; &amp; SUBSTITUTE([.B14];&quot;'&quot;; &quot;\'&quot;) &amp; &quot;', created_visa='roland', updated_visa='roland'; &quot; &amp; IF(OR([.D14]&lt;&gt;&quot;&quot;; [.E14]&lt;&gt;&quot;&quot;);&quot;INSERT INTO translation_target (lang, translation, translation_source_id, created_visa, updated_visa) VALUES &quot; &amp; IF([.D14]&lt;&gt;&quot;&quot;;&quot;('de', '&quot; &amp; SUBSTITUTE([.D14];&quot;'&quot;; &quot;\'&quot;) &amp; &quot;', LAST_INSERT_ID(), 'roland', 'roland')&quot;; &quot;&quot;) &amp; IF(AND([.D14]&lt;&gt;&quot;&quot;; [.E14]&lt;&gt;&quot;&quot;); &quot;,&quot;; &quot;&quot;) &amp; IF([.E14]&lt;&gt;&quot;&quot;;&quot;('fr', '&quot; &amp; SUBSTITUTE([.E14];&quot;'&quot;; &quot;\'&quot;) &amp; &quot;', LAST_INSERT_ID(), 'roland', 'roland')&quot;; &quot;&quot;) &amp; &quot;;&quot;; &quot;&quot;)" office:value-type="string" office:string-value="INSERT INTO translation_source SET source='Stiftungsratspräsidentin', location='_lobbywatch_bindungsart()', field = '', created_visa='roland', updated_visa='roland'; INSERT INTO translation_target (lang, translation, translation_source_id, created_visa, updated_visa) VALUES ('fr', 'Présidente de fondation', LAST_INSERT_ID(), 'roland', 'roland');" calcext:value-type="string">
            <text:p>INSERT INTO translation_source SET source='Stiftungsratspräsidentin', location='_lobbywatch_bindungsart()', field = '', created_visa='roland', updated_visa='roland'; INSERT INTO translation_target (lang, translation, translation_source_id, created_visa, updated_visa) VALUES ('fr', 'Présidente de 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präsident</text:p>
          </table:table-cell>
          <table:table-cell/>
          <table:table-cell office:value-type="string" calcext:value-type="string">
            <text:p>Président de fondation</text:p>
          </table:table-cell>
          <table:table-cell table:number-columns-repeated="2"/>
          <table:table-cell table:formula="of:=&quot;INSERT INTO translation_source SET source='&quot; &amp;SUBSTITUTE([.C15];&quot;'&quot;; &quot;\'&quot;) &amp; &quot;', location='&quot; &amp;SUBSTITUTE([.A15];&quot;'&quot;; &quot;\'&quot;) &amp; &quot;', field = '&quot; &amp; SUBSTITUTE([.B15];&quot;'&quot;; &quot;\'&quot;) &amp; &quot;', created_visa='roland', updated_visa='roland'; &quot; &amp; IF(OR([.D15]&lt;&gt;&quot;&quot;; [.E15]&lt;&gt;&quot;&quot;);&quot;INSERT INTO translation_target (lang, translation, translation_source_id, created_visa, updated_visa) VALUES &quot; &amp; IF([.D15]&lt;&gt;&quot;&quot;;&quot;('de', '&quot; &amp; SUBSTITUTE([.D15];&quot;'&quot;; &quot;\'&quot;) &amp; &quot;', LAST_INSERT_ID(), 'roland', 'roland')&quot;; &quot;&quot;) &amp; IF(AND([.D15]&lt;&gt;&quot;&quot;; [.E15]&lt;&gt;&quot;&quot;); &quot;,&quot;; &quot;&quot;) &amp; IF([.E15]&lt;&gt;&quot;&quot;;&quot;('fr', '&quot; &amp; SUBSTITUTE([.E15];&quot;'&quot;; &quot;\'&quot;) &amp; &quot;', LAST_INSERT_ID(), 'roland', 'roland')&quot;; &quot;&quot;) &amp; &quot;;&quot;; &quot;&quot;)" office:value-type="string" office:string-value="INSERT INTO translation_source SET source='Stiftungsratspräsident', location='_lobbywatch_bindungsart()', field = '', created_visa='roland', updated_visa='roland'; INSERT INTO translation_target (lang, translation, translation_source_id, created_visa, updated_visa) VALUES ('fr', 'Président de fondation', LAST_INSERT_ID(), 'roland', 'roland');" calcext:value-type="string">
            <text:p>INSERT INTO translation_source SET source='Stiftungsratspräsident', location='_lobbywatch_bindungsart()', field = '', created_visa='roland', updated_visa='roland'; INSERT INTO translation_target (lang, translation, translation_source_id, created_visa, updated_visa) VALUES ('fr', 'Président de 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vizepräsidentin</text:p>
          </table:table-cell>
          <table:table-cell/>
          <table:table-cell office:value-type="string" calcext:value-type="string">
            <text:p>Vice-présidente de fondation</text:p>
          </table:table-cell>
          <table:table-cell table:number-columns-repeated="2"/>
          <table:table-cell table:formula="of:=&quot;INSERT INTO translation_source SET source='&quot; &amp;SUBSTITUTE([.C16];&quot;'&quot;; &quot;\'&quot;) &amp; &quot;', location='&quot; &amp;SUBSTITUTE([.A16];&quot;'&quot;; &quot;\'&quot;) &amp; &quot;', field = '&quot; &amp; SUBSTITUTE([.B16];&quot;'&quot;; &quot;\'&quot;) &amp; &quot;', created_visa='roland', updated_visa='roland'; &quot; &amp; IF(OR([.D16]&lt;&gt;&quot;&quot;; [.E16]&lt;&gt;&quot;&quot;);&quot;INSERT INTO translation_target (lang, translation, translation_source_id, created_visa, updated_visa) VALUES &quot; &amp; IF([.D16]&lt;&gt;&quot;&quot;;&quot;('de', '&quot; &amp; SUBSTITUTE([.D16];&quot;'&quot;; &quot;\'&quot;) &amp; &quot;', LAST_INSERT_ID(), 'roland', 'roland')&quot;; &quot;&quot;) &amp; IF(AND([.D16]&lt;&gt;&quot;&quot;; [.E16]&lt;&gt;&quot;&quot;); &quot;,&quot;; &quot;&quot;) &amp; IF([.E16]&lt;&gt;&quot;&quot;;&quot;('fr', '&quot; &amp; SUBSTITUTE([.E16];&quot;'&quot;; &quot;\'&quot;) &amp; &quot;', LAST_INSERT_ID(), 'roland', 'roland')&quot;; &quot;&quot;) &amp; &quot;;&quot;; &quot;&quot;)" office:value-type="string" office:string-value="INSERT INTO translation_source SET source='Stiftungsratsvizepräsidentin', location='_lobbywatch_bindungsart()', field = '', created_visa='roland', updated_visa='roland'; INSERT INTO translation_target (lang, translation, translation_source_id, created_visa, updated_visa) VALUES ('fr', 'Vice-présidente de fondation', LAST_INSERT_ID(), 'roland', 'roland');" calcext:value-type="string">
            <text:p>INSERT INTO translation_source SET source='Stiftungsratsvizepräsidentin', location='_lobbywatch_bindungsart()', field = '', created_visa='roland', updated_visa='roland'; INSERT INTO translation_target (lang, translation, translation_source_id, created_visa, updated_visa) VALUES ('fr', 'Vice-présidente de 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vizepräsident</text:p>
          </table:table-cell>
          <table:table-cell/>
          <table:table-cell office:value-type="string" calcext:value-type="string">
            <text:p>Vice-président de fondation</text:p>
          </table:table-cell>
          <table:table-cell table:number-columns-repeated="2"/>
          <table:table-cell table:formula="of:=&quot;INSERT INTO translation_source SET source='&quot; &amp;SUBSTITUTE([.C17];&quot;'&quot;; &quot;\'&quot;) &amp; &quot;', location='&quot; &amp;SUBSTITUTE([.A17];&quot;'&quot;; &quot;\'&quot;) &amp; &quot;', field = '&quot; &amp; SUBSTITUTE([.B17];&quot;'&quot;; &quot;\'&quot;) &amp; &quot;', created_visa='roland', updated_visa='roland'; &quot; &amp; IF(OR([.D17]&lt;&gt;&quot;&quot;; [.E17]&lt;&gt;&quot;&quot;);&quot;INSERT INTO translation_target (lang, translation, translation_source_id, created_visa, updated_visa) VALUES &quot; &amp; IF([.D17]&lt;&gt;&quot;&quot;;&quot;('de', '&quot; &amp; SUBSTITUTE([.D17];&quot;'&quot;; &quot;\'&quot;) &amp; &quot;', LAST_INSERT_ID(), 'roland', 'roland')&quot;; &quot;&quot;) &amp; IF(AND([.D17]&lt;&gt;&quot;&quot;; [.E17]&lt;&gt;&quot;&quot;); &quot;,&quot;; &quot;&quot;) &amp; IF([.E17]&lt;&gt;&quot;&quot;;&quot;('fr', '&quot; &amp; SUBSTITUTE([.E17];&quot;'&quot;; &quot;\'&quot;) &amp; &quot;', LAST_INSERT_ID(), 'roland', 'roland')&quot;; &quot;&quot;) &amp; &quot;;&quot;; &quot;&quot;)" office:value-type="string" office:string-value="INSERT INTO translation_source SET source='Stiftungsratsvizepräsident', location='_lobbywatch_bindungsart()', field = '', created_visa='roland', updated_visa='roland'; INSERT INTO translation_target (lang, translation, translation_source_id, created_visa, updated_visa) VALUES ('fr', 'Vice-président de fondation', LAST_INSERT_ID(), 'roland', 'roland');" calcext:value-type="string">
            <text:p>INSERT INTO translation_source SET source='Stiftungsratsvizepräsident', location='_lobbywatch_bindungsart()', field = '', created_visa='roland', updated_visa='roland'; INSERT INTO translation_target (lang, translation, translation_source_id, created_visa, updated_visa) VALUES ('fr', 'Vice-président de 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ätin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SUBSTITUTE([.C18];&quot;'&quot;; &quot;\'&quot;) &amp; &quot;', location='&quot; &amp;SUBSTITUTE([.A18];&quot;'&quot;; &quot;\'&quot;) &amp; &quot;', field = '&quot; &amp; SUBSTITUTE([.B18];&quot;'&quot;; &quot;\'&quot;) &amp; &quot;', created_visa='roland', updated_visa='roland'; &quot; &amp; IF(OR([.D18]&lt;&gt;&quot;&quot;; [.E18]&lt;&gt;&quot;&quot;);&quot;INSERT INTO translation_target (lang, translation, translation_source_id, created_visa, updated_visa) VALUES &quot; &amp; IF([.D18]&lt;&gt;&quot;&quot;;&quot;('de', '&quot; &amp; SUBSTITUTE([.D18];&quot;'&quot;; &quot;\'&quot;) &amp; &quot;', LAST_INSERT_ID(), 'roland', 'roland')&quot;; &quot;&quot;) &amp; IF(AND([.D18]&lt;&gt;&quot;&quot;; [.E18]&lt;&gt;&quot;&quot;); &quot;,&quot;; &quot;&quot;) &amp; IF([.E18]&lt;&gt;&quot;&quot;;&quot;('fr', '&quot; &amp; SUBSTITUTE([.E18];&quot;'&quot;; &quot;\'&quot;) &amp; &quot;', LAST_INSERT_ID(), 'roland', 'roland')&quot;; &quot;&quot;) &amp; &quot;;&quot;; &quot;&quot;)" office:value-type="string" office:string-value="INSERT INTO translation_source SET source='Stiftungsrätin', location='_lobbywatch_bindungsart()', field = '', created_visa='roland', updated_visa='roland'; INSERT INTO translation_target (lang, translation, translation_source_id, created_visa, updated_visa) VALUES ('fr', 'Membre du Conseil de fondation', LAST_INSERT_ID(), 'roland', 'roland');" calcext:value-type="string">
            <text:p>INSERT INTO translation_source SET source='Stiftungsrätin', location='_lobbywatch_bindungsart()', field = '', created_visa='roland', updated_visa='roland'; INSERT INTO translation_target (lang, translation, translation_source_id, created_visa, updated_visa) VALUES ('fr', 'Membre du Conseil de 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SUBSTITUTE([.C19];&quot;'&quot;; &quot;\'&quot;) &amp; &quot;', location='&quot; &amp;SUBSTITUTE([.A19];&quot;'&quot;; &quot;\'&quot;) &amp; &quot;', field = '&quot; &amp; SUBSTITUTE([.B19];&quot;'&quot;; &quot;\'&quot;) &amp; &quot;', created_visa='roland', updated_visa='roland'; &quot; &amp; IF(OR([.D19]&lt;&gt;&quot;&quot;; [.E19]&lt;&gt;&quot;&quot;);&quot;INSERT INTO translation_target (lang, translation, translation_source_id, created_visa, updated_visa) VALUES &quot; &amp; IF([.D19]&lt;&gt;&quot;&quot;;&quot;('de', '&quot; &amp; SUBSTITUTE([.D19];&quot;'&quot;; &quot;\'&quot;) &amp; &quot;', LAST_INSERT_ID(), 'roland', 'roland')&quot;; &quot;&quot;) &amp; IF(AND([.D19]&lt;&gt;&quot;&quot;; [.E19]&lt;&gt;&quot;&quot;); &quot;,&quot;; &quot;&quot;) &amp; IF([.E19]&lt;&gt;&quot;&quot;;&quot;('fr', '&quot; &amp; SUBSTITUTE([.E19];&quot;'&quot;; &quot;\'&quot;) &amp; &quot;', LAST_INSERT_ID(), 'roland', 'roland')&quot;; &quot;&quot;) &amp; &quot;;&quot;; &quot;&quot;)" office:value-type="string" office:string-value="INSERT INTO translation_source SET source='Stiftungsrat', location='_lobbywatch_bindungsart()', field = '', created_visa='roland', updated_visa='roland'; INSERT INTO translation_target (lang, translation, translation_source_id, created_visa, updated_visa) VALUES ('fr', 'Membre du Conseil de fondation', LAST_INSERT_ID(), 'roland', 'roland');" calcext:value-type="string">
            <text:p>INSERT INTO translation_source SET source='Stiftungsrat', location='_lobbywatch_bindungsart()', field = '', created_visa='roland', updated_visa='roland'; INSERT INTO translation_target (lang, translation, translation_source_id, created_visa, updated_visa) VALUES ('fr', 'Membre du Conseil de 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"/>
          <table:table-cell table:formula="of:=&quot;INSERT INTO translation_source SET source='&quot; &amp;SUBSTITUTE([.C20];&quot;'&quot;; &quot;\'&quot;) &amp; &quot;', location='&quot; &amp;SUBSTITUTE([.A20];&quot;'&quot;; &quot;\'&quot;) &amp; &quot;', field = '&quot; &amp; SUBSTITUTE([.B20];&quot;'&quot;; &quot;\'&quot;) &amp; &quot;', created_visa='roland', updated_visa='roland'; &quot; &amp; IF(OR([.D20]&lt;&gt;&quot;&quot;; [.E20]&lt;&gt;&quot;&quot;);&quot;INSERT INTO translation_target (lang, translation, translation_source_id, created_visa, updated_visa) VALUES &quot; &amp; IF([.D20]&lt;&gt;&quot;&quot;;&quot;('de', '&quot; &amp; SUBSTITUTE([.D20];&quot;'&quot;; &quot;\'&quot;) &amp; &quot;', LAST_INSERT_ID(), 'roland', 'roland')&quot;; &quot;&quot;) &amp; IF(AND([.D20]&lt;&gt;&quot;&quot;; [.E20]&lt;&gt;&quot;&quot;); &quot;,&quot;; &quot;&quot;) &amp; IF([.E20]&lt;&gt;&quot;&quot;;&quot;('fr', '&quot; &amp; SUBSTITUTE([.E20];&quot;'&quot;; &quot;\'&quot;) &amp; &quot;', LAST_INSERT_ID(), 'roland', 'roland')&quot;; &quot;&quot;) &amp; &quot;;&quot;; &quot;&quot;)" office:value-type="string" office:string-value="INSERT INTO translation_source SET source='Geschäftsführerin', location='_lobbywatch_bindungsart()', field = '', created_visa='roland', updated_visa='roland'; INSERT INTO translation_target (lang, translation, translation_source_id, created_visa, updated_visa) VALUES ('fr', 'Administratrice', LAST_INSERT_ID(), 'roland', 'roland');" calcext:value-type="string">
            <text:p>INSERT INTO translation_source SET source='Geschäftsführerin', location='_lobbywatch_bindungsart()', field = '', created_visa='roland', updated_visa='roland'; INSERT INTO translation_target (lang, translation, translation_source_id, created_visa, updated_visa) VALUES ('fr', 'Administratric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"/>
          <table:table-cell table:formula="of:=&quot;INSERT INTO translation_source SET source='&quot; &amp;SUBSTITUTE([.C21];&quot;'&quot;; &quot;\'&quot;) &amp; &quot;', location='&quot; &amp;SUBSTITUTE([.A21];&quot;'&quot;; &quot;\'&quot;) &amp; &quot;', field = '&quot; &amp; SUBSTITUTE([.B21];&quot;'&quot;; &quot;\'&quot;) &amp; &quot;', created_visa='roland', updated_visa='roland'; &quot; &amp; IF(OR([.D21]&lt;&gt;&quot;&quot;; [.E21]&lt;&gt;&quot;&quot;);&quot;INSERT INTO translation_target (lang, translation, translation_source_id, created_visa, updated_visa) VALUES &quot; &amp; IF([.D21]&lt;&gt;&quot;&quot;;&quot;('de', '&quot; &amp; SUBSTITUTE([.D21];&quot;'&quot;; &quot;\'&quot;) &amp; &quot;', LAST_INSERT_ID(), 'roland', 'roland')&quot;; &quot;&quot;) &amp; IF(AND([.D21]&lt;&gt;&quot;&quot;; [.E21]&lt;&gt;&quot;&quot;); &quot;,&quot;; &quot;&quot;) &amp; IF([.E21]&lt;&gt;&quot;&quot;;&quot;('fr', '&quot; &amp; SUBSTITUTE([.E21];&quot;'&quot;; &quot;\'&quot;) &amp; &quot;', LAST_INSERT_ID(), 'roland', 'roland')&quot;; &quot;&quot;) &amp; &quot;;&quot;; &quot;&quot;)" office:value-type="string" office:string-value="INSERT INTO translation_source SET source='Geschäftsführer', location='_lobbywatch_bindungsart()', field = '', created_visa='roland', updated_visa='roland'; INSERT INTO translation_target (lang, translation, translation_source_id, created_visa, updated_visa) VALUES ('fr', 'Administrateur', LAST_INSERT_ID(), 'roland', 'roland');" calcext:value-type="string">
            <text:p>INSERT INTO translation_source SET source='Geschäftsführer', location='_lobbywatch_bindungsart()', field = '', created_visa='roland', updated_visa='roland'; INSERT INTO translation_target (lang, translation, translation_source_id, created_visa, updated_visa) VALUES ('fr', 'Administrat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istratrice</text:p>
          </table:table-cell>
          <table:table-cell table:number-columns-repeated="2"/>
          <table:table-cell table:formula="of:=&quot;INSERT INTO translation_source SET source='&quot; &amp;SUBSTITUTE([.C22];&quot;'&quot;; &quot;\'&quot;) &amp; &quot;', location='&quot; &amp;SUBSTITUTE([.A22];&quot;'&quot;; &quot;\'&quot;) &amp; &quot;', field = '&quot; &amp; SUBSTITUTE([.B22];&quot;'&quot;; &quot;\'&quot;) &amp; &quot;', created_visa='roland', updated_visa='roland'; &quot; &amp; IF(OR([.D22]&lt;&gt;&quot;&quot;; [.E22]&lt;&gt;&quot;&quot;);&quot;INSERT INTO translation_target (lang, translation, translation_source_id, created_visa, updated_visa) VALUES &quot; &amp; IF([.D22]&lt;&gt;&quot;&quot;;&quot;('de', '&quot; &amp; SUBSTITUTE([.D22];&quot;'&quot;; &quot;\'&quot;) &amp; &quot;', LAST_INSERT_ID(), 'roland', 'roland')&quot;; &quot;&quot;) &amp; IF(AND([.D22]&lt;&gt;&quot;&quot;; [.E22]&lt;&gt;&quot;&quot;); &quot;,&quot;; &quot;&quot;) &amp; IF([.E22]&lt;&gt;&quot;&quot;;&quot;('fr', '&quot; &amp; SUBSTITUTE([.E22];&quot;'&quot;; &quot;\'&quot;) &amp; &quot;', LAST_INSERT_ID(), 'roland', 'roland')&quot;; &quot;&quot;) &amp; &quot;;&quot;; &quot;&quot;)" office:value-type="string" office:string-value="INSERT INTO translation_source SET source='Vizegeschäftsführerin', location='_lobbywatch_bindungsart()', field = '', created_visa='roland', updated_visa='roland'; INSERT INTO translation_target (lang, translation, translation_source_id, created_visa, updated_visa) VALUES ('fr', 'Vice-administratrice', LAST_INSERT_ID(), 'roland', 'roland');" calcext:value-type="string">
            <text:p>INSERT INTO translation_source SET source='Vizegeschäftsführerin', location='_lobbywatch_bindungsart()', field = '', created_visa='roland', updated_visa='roland'; INSERT INTO translation_target (lang, translation, translation_source_id, created_visa, updated_visa) VALUES ('fr', 'Vice-administratric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istrateur</text:p>
          </table:table-cell>
          <table:table-cell table:number-columns-repeated="2"/>
          <table:table-cell table:formula="of:=&quot;INSERT INTO translation_source SET source='&quot; &amp;SUBSTITUTE([.C23];&quot;'&quot;; &quot;\'&quot;) &amp; &quot;', location='&quot; &amp;SUBSTITUTE([.A23];&quot;'&quot;; &quot;\'&quot;) &amp; &quot;', field = '&quot; &amp; SUBSTITUTE([.B23];&quot;'&quot;; &quot;\'&quot;) &amp; &quot;', created_visa='roland', updated_visa='roland'; &quot; &amp; IF(OR([.D23]&lt;&gt;&quot;&quot;; [.E23]&lt;&gt;&quot;&quot;);&quot;INSERT INTO translation_target (lang, translation, translation_source_id, created_visa, updated_visa) VALUES &quot; &amp; IF([.D23]&lt;&gt;&quot;&quot;;&quot;('de', '&quot; &amp; SUBSTITUTE([.D23];&quot;'&quot;; &quot;\'&quot;) &amp; &quot;', LAST_INSERT_ID(), 'roland', 'roland')&quot;; &quot;&quot;) &amp; IF(AND([.D23]&lt;&gt;&quot;&quot;; [.E23]&lt;&gt;&quot;&quot;); &quot;,&quot;; &quot;&quot;) &amp; IF([.E23]&lt;&gt;&quot;&quot;;&quot;('fr', '&quot; &amp; SUBSTITUTE([.E23];&quot;'&quot;; &quot;\'&quot;) &amp; &quot;', LAST_INSERT_ID(), 'roland', 'roland')&quot;; &quot;&quot;) &amp; &quot;;&quot;; &quot;&quot;)" office:value-type="string" office:string-value="INSERT INTO translation_source SET source='Vizegeschäftsführer', location='_lobbywatch_bindungsart()', field = '', created_visa='roland', updated_visa='roland'; INSERT INTO translation_target (lang, translation, translation_source_id, created_visa, updated_visa) VALUES ('fr', 'Vice-administrateur', LAST_INSERT_ID(), 'roland', 'roland');" calcext:value-type="string">
            <text:p>INSERT INTO translation_source SET source='Vizegeschäftsführer', location='_lobbywatch_bindungsart()', field = '', created_visa='roland', updated_visa='roland'; INSERT INTO translation_target (lang, translation, translation_source_id, created_visa, updated_visa) VALUES ('fr', 'Vice-administrat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2"/>
          <table:table-cell table:formula="of:=&quot;INSERT INTO translation_source SET source='&quot; &amp;SUBSTITUTE([.C24];&quot;'&quot;; &quot;\'&quot;) &amp; &quot;', location='&quot; &amp;SUBSTITUTE([.A24];&quot;'&quot;; &quot;\'&quot;) &amp; &quot;', field = '&quot; &amp; SUBSTITUTE([.B24];&quot;'&quot;; &quot;\'&quot;) &amp; &quot;', created_visa='roland', updated_visa='roland'; &quot; &amp; IF(OR([.D24]&lt;&gt;&quot;&quot;; [.E24]&lt;&gt;&quot;&quot;);&quot;INSERT INTO translation_target (lang, translation, translation_source_id, created_visa, updated_visa) VALUES &quot; &amp; IF([.D24]&lt;&gt;&quot;&quot;;&quot;('de', '&quot; &amp; SUBSTITUTE([.D24];&quot;'&quot;; &quot;\'&quot;) &amp; &quot;', LAST_INSERT_ID(), 'roland', 'roland')&quot;; &quot;&quot;) &amp; IF(AND([.D24]&lt;&gt;&quot;&quot;; [.E24]&lt;&gt;&quot;&quot;); &quot;,&quot;; &quot;&quot;) &amp; IF([.E24]&lt;&gt;&quot;&quot;;&quot;('fr', '&quot; &amp; SUBSTITUTE([.E24];&quot;'&quot;; &quot;\'&quot;) &amp; &quot;', LAST_INSERT_ID(), 'roland', 'roland')&quot;; &quot;&quot;) &amp; &quot;;&quot;; &quot;&quot;)" office:value-type="string" office:string-value="INSERT INTO translation_source SET source='Geschäftsleitung', location='_lobbywatch_bindungsart()', field = '', created_visa='roland', updated_visa='roland'; INSERT INTO translation_target (lang, translation, translation_source_id, created_visa, updated_visa) VALUES ('fr', 'Direction', LAST_INSERT_ID(), 'roland', 'roland');" calcext:value-type="string">
            <text:p>INSERT INTO translation_source SET source='Geschäftsleitung', location='_lobbywatch_bindungsart()', field = '', created_visa='roland', updated_visa='roland'; INSERT INTO translation_target (lang, translation, translation_source_id, created_visa, updated_visa) VALUES ('fr', 'Direc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präsidentin</text:p>
          </table:table-cell>
          <table:table-cell/>
          <table:table-cell office:value-type="string" calcext:value-type="string">
            <text:p>Présidente du Conseil d'administration</text:p>
          </table:table-cell>
          <table:table-cell table:number-columns-repeated="2"/>
          <table:table-cell table:formula="of:=&quot;INSERT INTO translation_source SET source='&quot; &amp;SUBSTITUTE([.C25];&quot;'&quot;; &quot;\'&quot;) &amp; &quot;', location='&quot; &amp;SUBSTITUTE([.A25];&quot;'&quot;; &quot;\'&quot;) &amp; &quot;', field = '&quot; &amp; SUBSTITUTE([.B25];&quot;'&quot;; &quot;\'&quot;) &amp; &quot;', created_visa='roland', updated_visa='roland'; &quot; &amp; IF(OR([.D25]&lt;&gt;&quot;&quot;; [.E25]&lt;&gt;&quot;&quot;);&quot;INSERT INTO translation_target (lang, translation, translation_source_id, created_visa, updated_visa) VALUES &quot; &amp; IF([.D25]&lt;&gt;&quot;&quot;;&quot;('de', '&quot; &amp; SUBSTITUTE([.D25];&quot;'&quot;; &quot;\'&quot;) &amp; &quot;', LAST_INSERT_ID(), 'roland', 'roland')&quot;; &quot;&quot;) &amp; IF(AND([.D25]&lt;&gt;&quot;&quot;; [.E25]&lt;&gt;&quot;&quot;); &quot;,&quot;; &quot;&quot;) &amp; IF([.E25]&lt;&gt;&quot;&quot;;&quot;('fr', '&quot; &amp; SUBSTITUTE([.E25];&quot;'&quot;; &quot;\'&quot;) &amp; &quot;', LAST_INSERT_ID(), 'roland', 'roland')&quot;; &quot;&quot;) &amp; &quot;;&quot;; &quot;&quot;)" office:value-type="string" office:string-value="INSERT INTO translation_source SET source='Verwaltungsratspräsidentin', location='_lobbywatch_bindungsart()', field = '', created_visa='roland', updated_visa='roland'; INSERT INTO translation_target (lang, translation, translation_source_id, created_visa, updated_visa) VALUES ('fr', 'Présidente du Conseil d\'administration', LAST_INSERT_ID(), 'roland', 'roland');" calcext:value-type="string">
            <text:p>INSERT INTO translation_source SET source='Verwaltungsratspräsidentin', location='_lobbywatch_bindungsart()', field = '', created_visa='roland', updated_visa='roland'; INSERT INTO translation_target (lang, translation, translation_source_id, created_visa, updated_visa) VALUES ('fr', 'Présidente du Conseil d\'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präsident</text:p>
          </table:table-cell>
          <table:table-cell/>
          <table:table-cell office:value-type="string" calcext:value-type="string">
            <text:p>Président du Conseil d'administration</text:p>
          </table:table-cell>
          <table:table-cell table:number-columns-repeated="2"/>
          <table:table-cell table:formula="of:=&quot;INSERT INTO translation_source SET source='&quot; &amp;SUBSTITUTE([.C26];&quot;'&quot;; &quot;\'&quot;) &amp; &quot;', location='&quot; &amp;SUBSTITUTE([.A26];&quot;'&quot;; &quot;\'&quot;) &amp; &quot;', field = '&quot; &amp; SUBSTITUTE([.B26];&quot;'&quot;; &quot;\'&quot;) &amp; &quot;', created_visa='roland', updated_visa='roland'; &quot; &amp; IF(OR([.D26]&lt;&gt;&quot;&quot;; [.E26]&lt;&gt;&quot;&quot;);&quot;INSERT INTO translation_target (lang, translation, translation_source_id, created_visa, updated_visa) VALUES &quot; &amp; IF([.D26]&lt;&gt;&quot;&quot;;&quot;('de', '&quot; &amp; SUBSTITUTE([.D26];&quot;'&quot;; &quot;\'&quot;) &amp; &quot;', LAST_INSERT_ID(), 'roland', 'roland')&quot;; &quot;&quot;) &amp; IF(AND([.D26]&lt;&gt;&quot;&quot;; [.E26]&lt;&gt;&quot;&quot;); &quot;,&quot;; &quot;&quot;) &amp; IF([.E26]&lt;&gt;&quot;&quot;;&quot;('fr', '&quot; &amp; SUBSTITUTE([.E26];&quot;'&quot;; &quot;\'&quot;) &amp; &quot;', LAST_INSERT_ID(), 'roland', 'roland')&quot;; &quot;&quot;) &amp; &quot;;&quot;; &quot;&quot;)" office:value-type="string" office:string-value="INSERT INTO translation_source SET source='Verwaltungsratspräsident', location='_lobbywatch_bindungsart()', field = '', created_visa='roland', updated_visa='roland'; INSERT INTO translation_target (lang, translation, translation_source_id, created_visa, updated_visa) VALUES ('fr', 'Président du Conseil d\'administration', LAST_INSERT_ID(), 'roland', 'roland');" calcext:value-type="string">
            <text:p>INSERT INTO translation_source SET source='Verwaltungsratspräsident', location='_lobbywatch_bindungsart()', field = '', created_visa='roland', updated_visa='roland'; INSERT INTO translation_target (lang, translation, translation_source_id, created_visa, updated_visa) VALUES ('fr', 'Président du Conseil d\'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vizepräsidentin</text:p>
          </table:table-cell>
          <table:table-cell/>
          <table:table-cell office:value-type="string" calcext:value-type="string">
            <text:p>Vice-présidente du Conseil d'administration</text:p>
          </table:table-cell>
          <table:table-cell table:number-columns-repeated="2"/>
          <table:table-cell table:formula="of:=&quot;INSERT INTO translation_source SET source='&quot; &amp;SUBSTITUTE([.C27];&quot;'&quot;; &quot;\'&quot;) &amp; &quot;', location='&quot; &amp;SUBSTITUTE([.A27];&quot;'&quot;; &quot;\'&quot;) &amp; &quot;', field = '&quot; &amp; SUBSTITUTE([.B27];&quot;'&quot;; &quot;\'&quot;) &amp; &quot;', created_visa='roland', updated_visa='roland'; &quot; &amp; IF(OR([.D27]&lt;&gt;&quot;&quot;; [.E27]&lt;&gt;&quot;&quot;);&quot;INSERT INTO translation_target (lang, translation, translation_source_id, created_visa, updated_visa) VALUES &quot; &amp; IF([.D27]&lt;&gt;&quot;&quot;;&quot;('de', '&quot; &amp; SUBSTITUTE([.D27];&quot;'&quot;; &quot;\'&quot;) &amp; &quot;', LAST_INSERT_ID(), 'roland', 'roland')&quot;; &quot;&quot;) &amp; IF(AND([.D27]&lt;&gt;&quot;&quot;; [.E27]&lt;&gt;&quot;&quot;); &quot;,&quot;; &quot;&quot;) &amp; IF([.E27]&lt;&gt;&quot;&quot;;&quot;('fr', '&quot; &amp; SUBSTITUTE([.E27];&quot;'&quot;; &quot;\'&quot;) &amp; &quot;', LAST_INSERT_ID(), 'roland', 'roland')&quot;; &quot;&quot;) &amp; &quot;;&quot;; &quot;&quot;)" office:value-type="string" office:string-value="INSERT INTO translation_source SET source='Verwaltungsratsvizepräsidentin', location='_lobbywatch_bindungsart()', field = '', created_visa='roland', updated_visa='roland'; INSERT INTO translation_target (lang, translation, translation_source_id, created_visa, updated_visa) VALUES ('fr', 'Vice-présidente du Conseil d\'administration', LAST_INSERT_ID(), 'roland', 'roland');" calcext:value-type="string">
            <text:p>INSERT INTO translation_source SET source='Verwaltungsratsvizepräsidentin', location='_lobbywatch_bindungsart()', field = '', created_visa='roland', updated_visa='roland'; INSERT INTO translation_target (lang, translation, translation_source_id, created_visa, updated_visa) VALUES ('fr', 'Vice-présidente du Conseil d\'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vizepräsident</text:p>
          </table:table-cell>
          <table:table-cell/>
          <table:table-cell office:value-type="string" calcext:value-type="string">
            <text:p>Vice-président du Conseil d'administration</text:p>
          </table:table-cell>
          <table:table-cell table:number-columns-repeated="2"/>
          <table:table-cell table:formula="of:=&quot;INSERT INTO translation_source SET source='&quot; &amp;SUBSTITUTE([.C28];&quot;'&quot;; &quot;\'&quot;) &amp; &quot;', location='&quot; &amp;SUBSTITUTE([.A28];&quot;'&quot;; &quot;\'&quot;) &amp; &quot;', field = '&quot; &amp; SUBSTITUTE([.B28];&quot;'&quot;; &quot;\'&quot;) &amp; &quot;', created_visa='roland', updated_visa='roland'; &quot; &amp; IF(OR([.D28]&lt;&gt;&quot;&quot;; [.E28]&lt;&gt;&quot;&quot;);&quot;INSERT INTO translation_target (lang, translation, translation_source_id, created_visa, updated_visa) VALUES &quot; &amp; IF([.D28]&lt;&gt;&quot;&quot;;&quot;('de', '&quot; &amp; SUBSTITUTE([.D28];&quot;'&quot;; &quot;\'&quot;) &amp; &quot;', LAST_INSERT_ID(), 'roland', 'roland')&quot;; &quot;&quot;) &amp; IF(AND([.D28]&lt;&gt;&quot;&quot;; [.E28]&lt;&gt;&quot;&quot;); &quot;,&quot;; &quot;&quot;) &amp; IF([.E28]&lt;&gt;&quot;&quot;;&quot;('fr', '&quot; &amp; SUBSTITUTE([.E28];&quot;'&quot;; &quot;\'&quot;) &amp; &quot;', LAST_INSERT_ID(), 'roland', 'roland')&quot;; &quot;&quot;) &amp; &quot;;&quot;; &quot;&quot;)" office:value-type="string" office:string-value="INSERT INTO translation_source SET source='Verwaltungsratsvizepräsident', location='_lobbywatch_bindungsart()', field = '', created_visa='roland', updated_visa='roland'; INSERT INTO translation_target (lang, translation, translation_source_id, created_visa, updated_visa) VALUES ('fr', 'Vice-président du Conseil d\'administration', LAST_INSERT_ID(), 'roland', 'roland');" calcext:value-type="string">
            <text:p>INSERT INTO translation_source SET source='Verwaltungsratsvizepräsident', location='_lobbywatch_bindungsart()', field = '', created_visa='roland', updated_visa='roland'; INSERT INTO translation_target (lang, translation, translation_source_id, created_visa, updated_visa) VALUES ('fr', 'Vice-président du Conseil d\'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ätin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SUBSTITUTE([.C29];&quot;'&quot;; &quot;\'&quot;) &amp; &quot;', location='&quot; &amp;SUBSTITUTE([.A29];&quot;'&quot;; &quot;\'&quot;) &amp; &quot;', field = '&quot; &amp; SUBSTITUTE([.B29];&quot;'&quot;; &quot;\'&quot;) &amp; &quot;', created_visa='roland', updated_visa='roland'; &quot; &amp; IF(OR([.D29]&lt;&gt;&quot;&quot;; [.E29]&lt;&gt;&quot;&quot;);&quot;INSERT INTO translation_target (lang, translation, translation_source_id, created_visa, updated_visa) VALUES &quot; &amp; IF([.D29]&lt;&gt;&quot;&quot;;&quot;('de', '&quot; &amp; SUBSTITUTE([.D29];&quot;'&quot;; &quot;\'&quot;) &amp; &quot;', LAST_INSERT_ID(), 'roland', 'roland')&quot;; &quot;&quot;) &amp; IF(AND([.D29]&lt;&gt;&quot;&quot;; [.E29]&lt;&gt;&quot;&quot;); &quot;,&quot;; &quot;&quot;) &amp; IF([.E29]&lt;&gt;&quot;&quot;;&quot;('fr', '&quot; &amp; SUBSTITUTE([.E29];&quot;'&quot;; &quot;\'&quot;) &amp; &quot;', LAST_INSERT_ID(), 'roland', 'roland')&quot;; &quot;&quot;) &amp; &quot;;&quot;; &quot;&quot;)" office:value-type="string" office:string-value="INSERT INTO translation_source SET source='Verwaltungsrätin', location='_lobbywatch_bindungsart()', field = '', created_visa='roland', updated_visa='roland'; INSERT INTO translation_target (lang, translation, translation_source_id, created_visa, updated_visa) VALUES ('fr', 'Membre du Conseil d\'administration', LAST_INSERT_ID(), 'roland', 'roland');" calcext:value-type="string">
            <text:p>INSERT INTO translation_source SET source='Verwaltungsrätin', location='_lobbywatch_bindungsart()', field = '', created_visa='roland', updated_visa='roland'; INSERT INTO translation_target (lang, translation, translation_source_id, created_visa, updated_visa) VALUES ('fr', 'Membre du Conseil d\'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SUBSTITUTE([.C30];&quot;'&quot;; &quot;\'&quot;) &amp; &quot;', location='&quot; &amp;SUBSTITUTE([.A30];&quot;'&quot;; &quot;\'&quot;) &amp; &quot;', field = '&quot; &amp; SUBSTITUTE([.B30];&quot;'&quot;; &quot;\'&quot;) &amp; &quot;', created_visa='roland', updated_visa='roland'; &quot; &amp; IF(OR([.D30]&lt;&gt;&quot;&quot;; [.E30]&lt;&gt;&quot;&quot;);&quot;INSERT INTO translation_target (lang, translation, translation_source_id, created_visa, updated_visa) VALUES &quot; &amp; IF([.D30]&lt;&gt;&quot;&quot;;&quot;('de', '&quot; &amp; SUBSTITUTE([.D30];&quot;'&quot;; &quot;\'&quot;) &amp; &quot;', LAST_INSERT_ID(), 'roland', 'roland')&quot;; &quot;&quot;) &amp; IF(AND([.D30]&lt;&gt;&quot;&quot;; [.E30]&lt;&gt;&quot;&quot;); &quot;,&quot;; &quot;&quot;) &amp; IF([.E30]&lt;&gt;&quot;&quot;;&quot;('fr', '&quot; &amp; SUBSTITUTE([.E30];&quot;'&quot;; &quot;\'&quot;) &amp; &quot;', LAST_INSERT_ID(), 'roland', 'roland')&quot;; &quot;&quot;) &amp; &quot;;&quot;; &quot;&quot;)" office:value-type="string" office:string-value="INSERT INTO translation_source SET source='Verwaltungsrat', location='_lobbywatch_bindungsart()', field = '', created_visa='roland', updated_visa='roland'; INSERT INTO translation_target (lang, translation, translation_source_id, created_visa, updated_visa) VALUES ('fr', 'Membre du Conseil d\'administration', LAST_INSERT_ID(), 'roland', 'roland');" calcext:value-type="string">
            <text:p>INSERT INTO translation_source SET source='Verwaltungsrat', location='_lobbywatch_bindungsart()', field = '', created_visa='roland', updated_visa='roland'; INSERT INTO translation_target (lang, translation, translation_source_id, created_visa, updated_visa) VALUES ('fr', 'Membre du Conseil d\'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istratrice (CEO)</text:p>
          </table:table-cell>
          <table:table-cell table:number-columns-repeated="2"/>
          <table:table-cell table:formula="of:=&quot;INSERT INTO translation_source SET source='&quot; &amp;SUBSTITUTE([.C31];&quot;'&quot;; &quot;\'&quot;) &amp; &quot;', location='&quot; &amp;SUBSTITUTE([.A31];&quot;'&quot;; &quot;\'&quot;) &amp; &quot;', field = '&quot; &amp; SUBSTITUTE([.B31];&quot;'&quot;; &quot;\'&quot;) &amp; &quot;', created_visa='roland', updated_visa='roland'; &quot; &amp; IF(OR([.D31]&lt;&gt;&quot;&quot;; [.E31]&lt;&gt;&quot;&quot;);&quot;INSERT INTO translation_target (lang, translation, translation_source_id, created_visa, updated_visa) VALUES &quot; &amp; IF([.D31]&lt;&gt;&quot;&quot;;&quot;('de', '&quot; &amp; SUBSTITUTE([.D31];&quot;'&quot;; &quot;\'&quot;) &amp; &quot;', LAST_INSERT_ID(), 'roland', 'roland')&quot;; &quot;&quot;) &amp; IF(AND([.D31]&lt;&gt;&quot;&quot;; [.E31]&lt;&gt;&quot;&quot;); &quot;,&quot;; &quot;&quot;) &amp; IF([.E31]&lt;&gt;&quot;&quot;;&quot;('fr', '&quot; &amp; SUBSTITUTE([.E31];&quot;'&quot;; &quot;\'&quot;) &amp; &quot;', LAST_INSERT_ID(), 'roland', 'roland')&quot;; &quot;&quot;) &amp; &quot;;&quot;; &quot;&quot;)" office:value-type="string" office:string-value="INSERT INTO translation_source SET source='Geschäftsführerin (CEO)', location='_lobbywatch_bindungsart()', field = '', created_visa='roland', updated_visa='roland'; INSERT INTO translation_target (lang, translation, translation_source_id, created_visa, updated_visa) VALUES ('fr', 'Administratrice (CEO)', LAST_INSERT_ID(), 'roland', 'roland');" calcext:value-type="string">
            <text:p>INSERT INTO translation_source SET source='Geschäftsführerin (CEO)', location='_lobbywatch_bindungsart()', field = '', created_visa='roland', updated_visa='roland'; INSERT INTO translation_target (lang, translation, translation_source_id, created_visa, updated_visa) VALUES ('fr', 'Administratrice (CEO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istrateur (CEO)</text:p>
          </table:table-cell>
          <table:table-cell table:number-columns-repeated="2"/>
          <table:table-cell table:formula="of:=&quot;INSERT INTO translation_source SET source='&quot; &amp;SUBSTITUTE([.C32];&quot;'&quot;; &quot;\'&quot;) &amp; &quot;', location='&quot; &amp;SUBSTITUTE([.A32];&quot;'&quot;; &quot;\'&quot;) &amp; &quot;', field = '&quot; &amp; SUBSTITUTE([.B32];&quot;'&quot;; &quot;\'&quot;) &amp; &quot;', created_visa='roland', updated_visa='roland'; &quot; &amp; IF(OR([.D32]&lt;&gt;&quot;&quot;; [.E32]&lt;&gt;&quot;&quot;);&quot;INSERT INTO translation_target (lang, translation, translation_source_id, created_visa, updated_visa) VALUES &quot; &amp; IF([.D32]&lt;&gt;&quot;&quot;;&quot;('de', '&quot; &amp; SUBSTITUTE([.D32];&quot;'&quot;; &quot;\'&quot;) &amp; &quot;', LAST_INSERT_ID(), 'roland', 'roland')&quot;; &quot;&quot;) &amp; IF(AND([.D32]&lt;&gt;&quot;&quot;; [.E32]&lt;&gt;&quot;&quot;); &quot;,&quot;; &quot;&quot;) &amp; IF([.E32]&lt;&gt;&quot;&quot;;&quot;('fr', '&quot; &amp; SUBSTITUTE([.E32];&quot;'&quot;; &quot;\'&quot;) &amp; &quot;', LAST_INSERT_ID(), 'roland', 'roland')&quot;; &quot;&quot;) &amp; &quot;;&quot;; &quot;&quot;)" office:value-type="string" office:string-value="INSERT INTO translation_source SET source='Geschäftsführer (CEO)', location='_lobbywatch_bindungsart()', field = '', created_visa='roland', updated_visa='roland'; INSERT INTO translation_target (lang, translation, translation_source_id, created_visa, updated_visa) VALUES ('fr', 'Administrateur (CEO)', LAST_INSERT_ID(), 'roland', 'roland');" calcext:value-type="string">
            <text:p>INSERT INTO translation_source SET source='Geschäftsführer (CEO)', location='_lobbywatch_bindungsart()', field = '', created_visa='roland', updated_visa='roland'; INSERT INTO translation_target (lang, translation, translation_source_id, created_visa, updated_visa) VALUES ('fr', 'Administrateur (CEO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präsidentin</text:p>
          </table:table-cell>
          <table:table-cell/>
          <table:table-cell office:value-type="string" calcext:value-type="string">
            <text:p>Présidente du Comité</text:p>
          </table:table-cell>
          <table:table-cell table:number-columns-repeated="2"/>
          <table:table-cell table:formula="of:=&quot;INSERT INTO translation_source SET source='&quot; &amp;SUBSTITUTE([.C33];&quot;'&quot;; &quot;\'&quot;) &amp; &quot;', location='&quot; &amp;SUBSTITUTE([.A33];&quot;'&quot;; &quot;\'&quot;) &amp; &quot;', field = '&quot; &amp; SUBSTITUTE([.B33];&quot;'&quot;; &quot;\'&quot;) &amp; &quot;', created_visa='roland', updated_visa='roland'; &quot; &amp; IF(OR([.D33]&lt;&gt;&quot;&quot;; [.E33]&lt;&gt;&quot;&quot;);&quot;INSERT INTO translation_target (lang, translation, translation_source_id, created_visa, updated_visa) VALUES &quot; &amp; IF([.D33]&lt;&gt;&quot;&quot;;&quot;('de', '&quot; &amp; SUBSTITUTE([.D33];&quot;'&quot;; &quot;\'&quot;) &amp; &quot;', LAST_INSERT_ID(), 'roland', 'roland')&quot;; &quot;&quot;) &amp; IF(AND([.D33]&lt;&gt;&quot;&quot;; [.E33]&lt;&gt;&quot;&quot;); &quot;,&quot;; &quot;&quot;) &amp; IF([.E33]&lt;&gt;&quot;&quot;;&quot;('fr', '&quot; &amp; SUBSTITUTE([.E33];&quot;'&quot;; &quot;\'&quot;) &amp; &quot;', LAST_INSERT_ID(), 'roland', 'roland')&quot;; &quot;&quot;) &amp; &quot;;&quot;; &quot;&quot;)" office:value-type="string" office:string-value="INSERT INTO translation_source SET source='Vorstandspräsidentin', location='_lobbywatch_bindungsart()', field = '', created_visa='roland', updated_visa='roland'; INSERT INTO translation_target (lang, translation, translation_source_id, created_visa, updated_visa) VALUES ('fr', 'Présidente du Comité', LAST_INSERT_ID(), 'roland', 'roland');" calcext:value-type="string">
            <text:p>INSERT INTO translation_source SET source='Vorstandspräsidentin', location='_lobbywatch_bindungsart()', field = '', created_visa='roland', updated_visa='roland'; INSERT INTO translation_target (lang, translation, translation_source_id, created_visa, updated_visa) VALUES ('fr', 'Présidente du 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präsident</text:p>
          </table:table-cell>
          <table:table-cell/>
          <table:table-cell office:value-type="string" calcext:value-type="string">
            <text:p>Président du Comité</text:p>
          </table:table-cell>
          <table:table-cell table:number-columns-repeated="2"/>
          <table:table-cell table:formula="of:=&quot;INSERT INTO translation_source SET source='&quot; &amp;SUBSTITUTE([.C34];&quot;'&quot;; &quot;\'&quot;) &amp; &quot;', location='&quot; &amp;SUBSTITUTE([.A34];&quot;'&quot;; &quot;\'&quot;) &amp; &quot;', field = '&quot; &amp; SUBSTITUTE([.B34];&quot;'&quot;; &quot;\'&quot;) &amp; &quot;', created_visa='roland', updated_visa='roland'; &quot; &amp; IF(OR([.D34]&lt;&gt;&quot;&quot;; [.E34]&lt;&gt;&quot;&quot;);&quot;INSERT INTO translation_target (lang, translation, translation_source_id, created_visa, updated_visa) VALUES &quot; &amp; IF([.D34]&lt;&gt;&quot;&quot;;&quot;('de', '&quot; &amp; SUBSTITUTE([.D34];&quot;'&quot;; &quot;\'&quot;) &amp; &quot;', LAST_INSERT_ID(), 'roland', 'roland')&quot;; &quot;&quot;) &amp; IF(AND([.D34]&lt;&gt;&quot;&quot;; [.E34]&lt;&gt;&quot;&quot;); &quot;,&quot;; &quot;&quot;) &amp; IF([.E34]&lt;&gt;&quot;&quot;;&quot;('fr', '&quot; &amp; SUBSTITUTE([.E34];&quot;'&quot;; &quot;\'&quot;) &amp; &quot;', LAST_INSERT_ID(), 'roland', 'roland')&quot;; &quot;&quot;) &amp; &quot;;&quot;; &quot;&quot;)" office:value-type="string" office:string-value="INSERT INTO translation_source SET source='Vorstandspräsident', location='_lobbywatch_bindungsart()', field = '', created_visa='roland', updated_visa='roland'; INSERT INTO translation_target (lang, translation, translation_source_id, created_visa, updated_visa) VALUES ('fr', 'Président du Comité', LAST_INSERT_ID(), 'roland', 'roland');" calcext:value-type="string">
            <text:p>INSERT INTO translation_source SET source='Vorstandspräsident', location='_lobbywatch_bindungsart()', field = '', created_visa='roland', updated_visa='roland'; INSERT INTO translation_target (lang, translation, translation_source_id, created_visa, updated_visa) VALUES ('fr', 'Président du 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vizepräsidentin</text:p>
          </table:table-cell>
          <table:table-cell/>
          <table:table-cell office:value-type="string" calcext:value-type="string">
            <text:p>Vice-présidente du Comité</text:p>
          </table:table-cell>
          <table:table-cell table:number-columns-repeated="2"/>
          <table:table-cell table:formula="of:=&quot;INSERT INTO translation_source SET source='&quot; &amp;SUBSTITUTE([.C35];&quot;'&quot;; &quot;\'&quot;) &amp; &quot;', location='&quot; &amp;SUBSTITUTE([.A35];&quot;'&quot;; &quot;\'&quot;) &amp; &quot;', field = '&quot; &amp; SUBSTITUTE([.B35];&quot;'&quot;; &quot;\'&quot;) &amp; &quot;', created_visa='roland', updated_visa='roland'; &quot; &amp; IF(OR([.D35]&lt;&gt;&quot;&quot;; [.E35]&lt;&gt;&quot;&quot;);&quot;INSERT INTO translation_target (lang, translation, translation_source_id, created_visa, updated_visa) VALUES &quot; &amp; IF([.D35]&lt;&gt;&quot;&quot;;&quot;('de', '&quot; &amp; SUBSTITUTE([.D35];&quot;'&quot;; &quot;\'&quot;) &amp; &quot;', LAST_INSERT_ID(), 'roland', 'roland')&quot;; &quot;&quot;) &amp; IF(AND([.D35]&lt;&gt;&quot;&quot;; [.E35]&lt;&gt;&quot;&quot;); &quot;,&quot;; &quot;&quot;) &amp; IF([.E35]&lt;&gt;&quot;&quot;;&quot;('fr', '&quot; &amp; SUBSTITUTE([.E35];&quot;'&quot;; &quot;\'&quot;) &amp; &quot;', LAST_INSERT_ID(), 'roland', 'roland')&quot;; &quot;&quot;) &amp; &quot;;&quot;; &quot;&quot;)" office:value-type="string" office:string-value="INSERT INTO translation_source SET source='Vorstandsvizepräsidentin', location='_lobbywatch_bindungsart()', field = '', created_visa='roland', updated_visa='roland'; INSERT INTO translation_target (lang, translation, translation_source_id, created_visa, updated_visa) VALUES ('fr', 'Vice-présidente du Comité', LAST_INSERT_ID(), 'roland', 'roland');" calcext:value-type="string">
            <text:p>INSERT INTO translation_source SET source='Vorstandsvizepräsidentin', location='_lobbywatch_bindungsart()', field = '', created_visa='roland', updated_visa='roland'; INSERT INTO translation_target (lang, translation, translation_source_id, created_visa, updated_visa) VALUES ('fr', 'Vice-présidente du 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vizepräsident</text:p>
          </table:table-cell>
          <table:table-cell/>
          <table:table-cell office:value-type="string" calcext:value-type="string">
            <text:p>Vice-président du Comité</text:p>
          </table:table-cell>
          <table:table-cell table:number-columns-repeated="2"/>
          <table:table-cell table:formula="of:=&quot;INSERT INTO translation_source SET source='&quot; &amp;SUBSTITUTE([.C36];&quot;'&quot;; &quot;\'&quot;) &amp; &quot;', location='&quot; &amp;SUBSTITUTE([.A36];&quot;'&quot;; &quot;\'&quot;) &amp; &quot;', field = '&quot; &amp; SUBSTITUTE([.B36];&quot;'&quot;; &quot;\'&quot;) &amp; &quot;', created_visa='roland', updated_visa='roland'; &quot; &amp; IF(OR([.D36]&lt;&gt;&quot;&quot;; [.E36]&lt;&gt;&quot;&quot;);&quot;INSERT INTO translation_target (lang, translation, translation_source_id, created_visa, updated_visa) VALUES &quot; &amp; IF([.D36]&lt;&gt;&quot;&quot;;&quot;('de', '&quot; &amp; SUBSTITUTE([.D36];&quot;'&quot;; &quot;\'&quot;) &amp; &quot;', LAST_INSERT_ID(), 'roland', 'roland')&quot;; &quot;&quot;) &amp; IF(AND([.D36]&lt;&gt;&quot;&quot;; [.E36]&lt;&gt;&quot;&quot;); &quot;,&quot;; &quot;&quot;) &amp; IF([.E36]&lt;&gt;&quot;&quot;;&quot;('fr', '&quot; &amp; SUBSTITUTE([.E36];&quot;'&quot;; &quot;\'&quot;) &amp; &quot;', LAST_INSERT_ID(), 'roland', 'roland')&quot;; &quot;&quot;) &amp; &quot;;&quot;; &quot;&quot;)" office:value-type="string" office:string-value="INSERT INTO translation_source SET source='Vorstandsvizepräsident', location='_lobbywatch_bindungsart()', field = '', created_visa='roland', updated_visa='roland'; INSERT INTO translation_target (lang, translation, translation_source_id, created_visa, updated_visa) VALUES ('fr', 'Vice-président du Comité', LAST_INSERT_ID(), 'roland', 'roland');" calcext:value-type="string">
            <text:p>INSERT INTO translation_source SET source='Vorstandsvizepräsident', location='_lobbywatch_bindungsart()', field = '', created_visa='roland', updated_visa='roland'; INSERT INTO translation_target (lang, translation, translation_source_id, created_visa, updated_visa) VALUES ('fr', 'Vice-président du 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SUBSTITUTE([.C37];&quot;'&quot;; &quot;\'&quot;) &amp; &quot;', location='&quot; &amp;SUBSTITUTE([.A37];&quot;'&quot;; &quot;\'&quot;) &amp; &quot;', field = '&quot; &amp; SUBSTITUTE([.B37];&quot;'&quot;; &quot;\'&quot;) &amp; &quot;', created_visa='roland', updated_visa='roland'; &quot; &amp; IF(OR([.D37]&lt;&gt;&quot;&quot;; [.E37]&lt;&gt;&quot;&quot;);&quot;INSERT INTO translation_target (lang, translation, translation_source_id, created_visa, updated_visa) VALUES &quot; &amp; IF([.D37]&lt;&gt;&quot;&quot;;&quot;('de', '&quot; &amp; SUBSTITUTE([.D37];&quot;'&quot;; &quot;\'&quot;) &amp; &quot;', LAST_INSERT_ID(), 'roland', 'roland')&quot;; &quot;&quot;) &amp; IF(AND([.D37]&lt;&gt;&quot;&quot;; [.E37]&lt;&gt;&quot;&quot;); &quot;,&quot;; &quot;&quot;) &amp; IF([.E37]&lt;&gt;&quot;&quot;;&quot;('fr', '&quot; &amp; SUBSTITUTE([.E37];&quot;'&quot;; &quot;\'&quot;) &amp; &quot;', LAST_INSERT_ID(), 'roland', 'roland')&quot;; &quot;&quot;) &amp; &quot;;&quot;; &quot;&quot;)" office:value-type="string" office:string-value="INSERT INTO translation_source SET source='Vorstand', location='_lobbywatch_bindungsart()', field = '', created_visa='roland', updated_visa='roland'; INSERT INTO translation_target (lang, translation, translation_source_id, created_visa, updated_visa) VALUES ('fr', 'Comité', LAST_INSERT_ID(), 'roland', 'roland');" calcext:value-type="string">
            <text:p>INSERT INTO translation_source SET source='Vorstand', location='_lobbywatch_bindungsart()', field = '', created_visa='roland', updated_visa='roland'; INSERT INTO translation_target (lang, translation, translation_source_id, created_visa, updated_visa) VALUES ('fr', '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Beirat/Patronatskomitee/Expertenkommission/Advisory Board</text:p>
          </table:table-cell>
          <table:table-cell/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SUBSTITUTE([.C38];&quot;'&quot;; &quot;\'&quot;) &amp; &quot;', location='&quot; &amp;SUBSTITUTE([.A38];&quot;'&quot;; &quot;\'&quot;) &amp; &quot;', field = '&quot; &amp; SUBSTITUTE([.B38];&quot;'&quot;; &quot;\'&quot;) &amp; &quot;', created_visa='roland', updated_visa='roland'; &quot; &amp; IF(OR([.D38]&lt;&gt;&quot;&quot;; [.E38]&lt;&gt;&quot;&quot;);&quot;INSERT INTO translation_target (lang, translation, translation_source_id, created_visa, updated_visa) VALUES &quot; &amp; IF([.D38]&lt;&gt;&quot;&quot;;&quot;('de', '&quot; &amp; SUBSTITUTE([.D38];&quot;'&quot;; &quot;\'&quot;) &amp; &quot;', LAST_INSERT_ID(), 'roland', 'roland')&quot;; &quot;&quot;) &amp; IF(AND([.D38]&lt;&gt;&quot;&quot;; [.E38]&lt;&gt;&quot;&quot;); &quot;,&quot;; &quot;&quot;) &amp; IF([.E38]&lt;&gt;&quot;&quot;;&quot;('fr', '&quot; &amp; SUBSTITUTE([.E38];&quot;'&quot;; &quot;\'&quot;) &amp; &quot;', LAST_INSERT_ID(), 'roland', 'roland')&quot;; &quot;&quot;) &amp; &quot;;&quot;; &quot;&quot;)" office:value-type="string" office:string-value="INSERT INTO translation_source SET source='Beirat/Patronatskomitee/Expertenkommission/Advisory Board', location='_lobbywatch_bindungsart()', field = '', created_visa='roland', updated_visa='roland'; INSERT INTO translation_target (lang, translation, translation_source_id, created_visa, updated_visa) VALUES ('fr', 'Conseil/Comité de patronage/Commission d\'experts/Advisory Board', LAST_INSERT_ID(), 'roland', 'roland');" calcext:value-type="string">
            <text:p>INSERT INTO translation_source SET source='Beirat/Patronatskomitee/Expertenkommission/Advisory Board', location='_lobbywatch_bindungsart()', field = '', created_visa='roland', updated_visa='roland'; INSERT INTO translation_target (lang, translation, translation_source_id, created_visa, updated_visa) VALUES ('fr', 'Conseil/Comité de patronage/Commission d\'experts/Advisory Boar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r Herr</text:p>
          </table:table-cell>
          <table:table-cell/>
          <table:table-cell office:value-type="string" calcext:value-type="string">
            <text:p>Monsieur</text:p>
          </table:table-cell>
          <table:table-cell table:number-columns-repeated="2"/>
          <table:table-cell table:formula="of:=&quot;INSERT INTO translation_source SET source='&quot; &amp;SUBSTITUTE([.C39];&quot;'&quot;; &quot;\'&quot;) &amp; &quot;', location='&quot; &amp;SUBSTITUTE([.A39];&quot;'&quot;; &quot;\'&quot;) &amp; &quot;', field = '&quot; &amp; SUBSTITUTE([.B39];&quot;'&quot;; &quot;\'&quot;) &amp; &quot;', created_visa='roland', updated_visa='roland'; &quot; &amp; IF(OR([.D39]&lt;&gt;&quot;&quot;; [.E39]&lt;&gt;&quot;&quot;);&quot;INSERT INTO translation_target (lang, translation, translation_source_id, created_visa, updated_visa) VALUES &quot; &amp; IF([.D39]&lt;&gt;&quot;&quot;;&quot;('de', '&quot; &amp; SUBSTITUTE([.D39];&quot;'&quot;; &quot;\'&quot;) &amp; &quot;', LAST_INSERT_ID(), 'roland', 'roland')&quot;; &quot;&quot;) &amp; IF(AND([.D39]&lt;&gt;&quot;&quot;; [.E39]&lt;&gt;&quot;&quot;); &quot;,&quot;; &quot;&quot;) &amp; IF([.E39]&lt;&gt;&quot;&quot;;&quot;('fr', '&quot; &amp; SUBSTITUTE([.E39];&quot;'&quot;; &quot;\'&quot;) &amp; &quot;', LAST_INSERT_ID(), 'roland', 'roland')&quot;; &quot;&quot;) &amp; &quot;;&quot;; &quot;&quot;)" office:value-type="string" office:string-value="INSERT INTO translation_source SET source='Sehr geehrter Herr', location='anrede', field = '', created_visa='roland', updated_visa='roland'; INSERT INTO translation_target (lang, translation, translation_source_id, created_visa, updated_visa) VALUES ('fr', 'Monsieur', LAST_INSERT_ID(), 'roland', 'roland');" calcext:value-type="string">
            <text:p>INSERT INTO translation_source SET source='Sehr geehrter Herr', location='anrede', field = '', created_visa='roland', updated_visa='roland'; INSERT INTO translation_target (lang, translation, translation_source_id, created_visa, updated_visa) VALUES ('fr', 'Monsi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 Frau</text:p>
          </table:table-cell>
          <table:table-cell/>
          <table:table-cell office:value-type="string" calcext:value-type="string">
            <text:p>Madame</text:p>
          </table:table-cell>
          <table:table-cell table:number-columns-repeated="2"/>
          <table:table-cell table:formula="of:=&quot;INSERT INTO translation_source SET source='&quot; &amp;SUBSTITUTE([.C40];&quot;'&quot;; &quot;\'&quot;) &amp; &quot;', location='&quot; &amp;SUBSTITUTE([.A40];&quot;'&quot;; &quot;\'&quot;) &amp; &quot;', field = '&quot; &amp; SUBSTITUTE([.B40];&quot;'&quot;; &quot;\'&quot;) &amp; &quot;', created_visa='roland', updated_visa='roland'; &quot; &amp; IF(OR([.D40]&lt;&gt;&quot;&quot;; [.E40]&lt;&gt;&quot;&quot;);&quot;INSERT INTO translation_target (lang, translation, translation_source_id, created_visa, updated_visa) VALUES &quot; &amp; IF([.D40]&lt;&gt;&quot;&quot;;&quot;('de', '&quot; &amp; SUBSTITUTE([.D40];&quot;'&quot;; &quot;\'&quot;) &amp; &quot;', LAST_INSERT_ID(), 'roland', 'roland')&quot;; &quot;&quot;) &amp; IF(AND([.D40]&lt;&gt;&quot;&quot;; [.E40]&lt;&gt;&quot;&quot;); &quot;,&quot;; &quot;&quot;) &amp; IF([.E40]&lt;&gt;&quot;&quot;;&quot;('fr', '&quot; &amp; SUBSTITUTE([.E40];&quot;'&quot;; &quot;\'&quot;) &amp; &quot;', LAST_INSERT_ID(), 'roland', 'roland')&quot;; &quot;&quot;) &amp; &quot;;&quot;; &quot;&quot;)" office:value-type="string" office:string-value="INSERT INTO translation_source SET source='Sehr geehrte Frau', location='anrede', field = '', created_visa='roland', updated_visa='roland'; INSERT INTO translation_target (lang, translation, translation_source_id, created_visa, updated_visa) VALUES ('fr', 'Madame', LAST_INSERT_ID(), 'roland', 'roland');" calcext:value-type="string">
            <text:p>INSERT INTO translation_source SET source='Sehr geehrte Frau', location='anrede', field = '', created_visa='roland', updated_visa='roland'; INSERT INTO translation_target (lang, translation, translation_source_id, created_visa, updated_visa) VALUES ('fr', 'Madam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(r) Herr/Frau</text:p>
          </table:table-cell>
          <table:table-cell/>
          <table:table-cell office:value-type="string" calcext:value-type="string">
            <text:p>Madame, Monsieur</text:p>
          </table:table-cell>
          <table:table-cell table:number-columns-repeated="2"/>
          <table:table-cell table:formula="of:=&quot;INSERT INTO translation_source SET source='&quot; &amp;SUBSTITUTE([.C41];&quot;'&quot;; &quot;\'&quot;) &amp; &quot;', location='&quot; &amp;SUBSTITUTE([.A41];&quot;'&quot;; &quot;\'&quot;) &amp; &quot;', field = '&quot; &amp; SUBSTITUTE([.B41];&quot;'&quot;; &quot;\'&quot;) &amp; &quot;', created_visa='roland', updated_visa='roland'; &quot; &amp; IF(OR([.D41]&lt;&gt;&quot;&quot;; [.E41]&lt;&gt;&quot;&quot;);&quot;INSERT INTO translation_target (lang, translation, translation_source_id, created_visa, updated_visa) VALUES &quot; &amp; IF([.D41]&lt;&gt;&quot;&quot;;&quot;('de', '&quot; &amp; SUBSTITUTE([.D41];&quot;'&quot;; &quot;\'&quot;) &amp; &quot;', LAST_INSERT_ID(), 'roland', 'roland')&quot;; &quot;&quot;) &amp; IF(AND([.D41]&lt;&gt;&quot;&quot;; [.E41]&lt;&gt;&quot;&quot;); &quot;,&quot;; &quot;&quot;) &amp; IF([.E41]&lt;&gt;&quot;&quot;;&quot;('fr', '&quot; &amp; SUBSTITUTE([.E41];&quot;'&quot;; &quot;\'&quot;) &amp; &quot;', LAST_INSERT_ID(), 'roland', 'roland')&quot;; &quot;&quot;) &amp; &quot;;&quot;; &quot;&quot;)" office:value-type="string" office:string-value="INSERT INTO translation_source SET source='Sehr geehrte(r) Herr/Frau', location='anrede', field = '', created_visa='roland', updated_visa='roland'; INSERT INTO translation_target (lang, translation, translation_source_id, created_visa, updated_visa) VALUES ('fr', 'Madame, Monsieur', LAST_INSERT_ID(), 'roland', 'roland');" calcext:value-type="string">
            <text:p>INSERT INTO translation_source SET source='Sehr geehrte(r) Herr/Frau', location='anrede', field = '', created_visa='roland', updated_visa='roland'; INSERT INTO translation_target (lang, translation, translation_source_id, created_visa, updated_visa) VALUES ('fr', 'Madame, Monsi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SUBSTITUTE([.C42];&quot;'&quot;; &quot;\'&quot;) &amp; &quot;', location='&quot; &amp;SUBSTITUTE([.A42];&quot;'&quot;; &quot;\'&quot;) &amp; &quot;', field = '&quot; &amp; SUBSTITUTE([.B42];&quot;'&quot;; &quot;\'&quot;) &amp; &quot;', created_visa='roland', updated_visa='roland'; &quot; &amp; IF(OR([.D42]&lt;&gt;&quot;&quot;; [.E42]&lt;&gt;&quot;&quot;);&quot;INSERT INTO translation_target (lang, translation, translation_source_id, created_visa, updated_visa) VALUES &quot; &amp; IF([.D42]&lt;&gt;&quot;&quot;;&quot;('de', '&quot; &amp; SUBSTITUTE([.D42];&quot;'&quot;; &quot;\'&quot;) &amp; &quot;', LAST_INSERT_ID(), 'roland', 'roland')&quot;; &quot;&quot;) &amp; IF(AND([.D42]&lt;&gt;&quot;&quot;; [.E42]&lt;&gt;&quot;&quot;); &quot;,&quot;; &quot;&quot;) &amp; IF([.E42]&lt;&gt;&quot;&quot;;&quot;('fr', '&quot; &amp; SUBSTITUTE([.E42];&quot;'&quot;; &quot;\'&quot;) &amp; &quot;', LAST_INSERT_ID(), 'roland', 'roland')&quot;; &quot;&quot;) &amp; &quot;;&quot;; &quot;&quot;)" office:value-type="string" office:string-value="INSERT INTO translation_source SET source='AG', location='organisation', field = 'Rechtsform', created_visa='roland', updated_visa='roland'; INSERT INTO translation_target (lang, translation, translation_source_id, created_visa, updated_visa) VALUES ('fr', 'SA', LAST_INSERT_ID(), 'roland', 'roland');" calcext:value-type="string">
            <text:p>INSERT INTO translation_source SET source='AG', location='organisation', field = 'Rechtsform', created_visa='roland', updated_visa='roland'; INSERT INTO translation_target (lang, translation, translation_source_id, created_visa, updated_visa) VALUES ('fr', 'SA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SUBSTITUTE([.C43];&quot;'&quot;; &quot;\'&quot;) &amp; &quot;', location='&quot; &amp;SUBSTITUTE([.A43];&quot;'&quot;; &quot;\'&quot;) &amp; &quot;', field = '&quot; &amp; SUBSTITUTE([.B43];&quot;'&quot;; &quot;\'&quot;) &amp; &quot;', created_visa='roland', updated_visa='roland'; &quot; &amp; IF(OR([.D43]&lt;&gt;&quot;&quot;; [.E43]&lt;&gt;&quot;&quot;);&quot;INSERT INTO translation_target (lang, translation, translation_source_id, created_visa, updated_visa) VALUES &quot; &amp; IF([.D43]&lt;&gt;&quot;&quot;;&quot;('de', '&quot; &amp; SUBSTITUTE([.D43];&quot;'&quot;; &quot;\'&quot;) &amp; &quot;', LAST_INSERT_ID(), 'roland', 'roland')&quot;; &quot;&quot;) &amp; IF(AND([.D43]&lt;&gt;&quot;&quot;; [.E43]&lt;&gt;&quot;&quot;); &quot;,&quot;; &quot;&quot;) &amp; IF([.E43]&lt;&gt;&quot;&quot;;&quot;('fr', '&quot; &amp; SUBSTITUTE([.E43];&quot;'&quot;; &quot;\'&quot;) &amp; &quot;', LAST_INSERT_ID(), 'roland', 'roland')&quot;; &quot;&quot;) &amp; &quot;;&quot;; &quot;&quot;)" office:value-type="string" office:string-value="INSERT INTO translation_source SET source='GmbH', location='organisation', field = 'Rechtsform', created_visa='roland', updated_visa='roland'; INSERT INTO translation_target (lang, translation, translation_source_id, created_visa, updated_visa) VALUES ('fr', 'SARL ', LAST_INSERT_ID(), 'roland', 'roland');" calcext:value-type="string">
            <text:p>INSERT INTO translation_source SET source='GmbH', location='organisation', field = 'Rechtsform', created_visa='roland', updated_visa='roland'; INSERT INTO translation_target (lang, translation, translation_source_id, created_visa, updated_visa) VALUES ('fr', 'SARL 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SUBSTITUTE([.C44];&quot;'&quot;; &quot;\'&quot;) &amp; &quot;', location='&quot; &amp;SUBSTITUTE([.A44];&quot;'&quot;; &quot;\'&quot;) &amp; &quot;', field = '&quot; &amp; SUBSTITUTE([.B44];&quot;'&quot;; &quot;\'&quot;) &amp; &quot;', created_visa='roland', updated_visa='roland'; &quot; &amp; IF(OR([.D44]&lt;&gt;&quot;&quot;; [.E44]&lt;&gt;&quot;&quot;);&quot;INSERT INTO translation_target (lang, translation, translation_source_id, created_visa, updated_visa) VALUES &quot; &amp; IF([.D44]&lt;&gt;&quot;&quot;;&quot;('de', '&quot; &amp; SUBSTITUTE([.D44];&quot;'&quot;; &quot;\'&quot;) &amp; &quot;', LAST_INSERT_ID(), 'roland', 'roland')&quot;; &quot;&quot;) &amp; IF(AND([.D44]&lt;&gt;&quot;&quot;; [.E44]&lt;&gt;&quot;&quot;); &quot;,&quot;; &quot;&quot;) &amp; IF([.E44]&lt;&gt;&quot;&quot;;&quot;('fr', '&quot; &amp; SUBSTITUTE([.E44];&quot;'&quot;; &quot;\'&quot;) &amp; &quot;', LAST_INSERT_ID(), 'roland', 'roland')&quot;; &quot;&quot;) &amp; &quot;;&quot;; &quot;&quot;)" office:value-type="string" office:string-value="INSERT INTO translation_source SET source='Stiftung', location='organisation', field = 'Rechtsform', created_visa='roland', updated_visa='roland'; INSERT INTO translation_target (lang, translation, translation_source_id, created_visa, updated_visa) VALUES ('fr', 'Fondation', LAST_INSERT_ID(), 'roland', 'roland');" calcext:value-type="string">
            <text:p>INSERT INTO translation_source SET source='Stiftung', location='organisation', field = 'Rechtsform', created_visa='roland', updated_visa='roland'; INSERT INTO translation_target (lang, translation, translation_source_id, created_visa, updated_visa) VALUES ('fr', '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2"/>
          <table:table-cell table:formula="of:=&quot;INSERT INTO translation_source SET source='&quot; &amp;SUBSTITUTE([.C45];&quot;'&quot;; &quot;\'&quot;) &amp; &quot;', location='&quot; &amp;SUBSTITUTE([.A45];&quot;'&quot;; &quot;\'&quot;) &amp; &quot;', field = '&quot; &amp; SUBSTITUTE([.B45];&quot;'&quot;; &quot;\'&quot;) &amp; &quot;', created_visa='roland', updated_visa='roland'; &quot; &amp; IF(OR([.D45]&lt;&gt;&quot;&quot;; [.E45]&lt;&gt;&quot;&quot;);&quot;INSERT INTO translation_target (lang, translation, translation_source_id, created_visa, updated_visa) VALUES &quot; &amp; IF([.D45]&lt;&gt;&quot;&quot;;&quot;('de', '&quot; &amp; SUBSTITUTE([.D45];&quot;'&quot;; &quot;\'&quot;) &amp; &quot;', LAST_INSERT_ID(), 'roland', 'roland')&quot;; &quot;&quot;) &amp; IF(AND([.D45]&lt;&gt;&quot;&quot;; [.E45]&lt;&gt;&quot;&quot;); &quot;,&quot;; &quot;&quot;) &amp; IF([.E45]&lt;&gt;&quot;&quot;;&quot;('fr', '&quot; &amp; SUBSTITUTE([.E45];&quot;'&quot;; &quot;\'&quot;) &amp; &quot;', LAST_INSERT_ID(), 'roland', 'roland')&quot;; &quot;&quot;) &amp; &quot;;&quot;; &quot;&quot;)" office:value-type="string" office:string-value="INSERT INTO translation_source SET source='Verein', location='organisation', field = 'Rechtsform', created_visa='roland', updated_visa='roland'; INSERT INTO translation_target (lang, translation, translation_source_id, created_visa, updated_visa) VALUES ('fr', 'Association', LAST_INSERT_ID(), 'roland', 'roland');" calcext:value-type="string">
            <text:p>INSERT INTO translation_source SET source='Verein', location='organisation', field = 'Rechtsform', created_visa='roland', updated_visa='roland'; INSERT INTO translation_target (lang, translation, translation_source_id, created_visa, updated_visa) VALUES ('fr', 'Associ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Informelle Gruppe</text:p>
          </table:table-cell>
          <table:table-cell/>
          <table:table-cell office:value-type="string" calcext:value-type="string">
            <text:p>Groupe informel</text:p>
          </table:table-cell>
          <table:table-cell table:number-columns-repeated="2"/>
          <table:table-cell table:formula="of:=&quot;INSERT INTO translation_source SET source='&quot; &amp;SUBSTITUTE([.C46];&quot;'&quot;; &quot;\'&quot;) &amp; &quot;', location='&quot; &amp;SUBSTITUTE([.A46];&quot;'&quot;; &quot;\'&quot;) &amp; &quot;', field = '&quot; &amp; SUBSTITUTE([.B46];&quot;'&quot;; &quot;\'&quot;) &amp; &quot;', created_visa='roland', updated_visa='roland'; &quot; &amp; IF(OR([.D46]&lt;&gt;&quot;&quot;; [.E46]&lt;&gt;&quot;&quot;);&quot;INSERT INTO translation_target (lang, translation, translation_source_id, created_visa, updated_visa) VALUES &quot; &amp; IF([.D46]&lt;&gt;&quot;&quot;;&quot;('de', '&quot; &amp; SUBSTITUTE([.D46];&quot;'&quot;; &quot;\'&quot;) &amp; &quot;', LAST_INSERT_ID(), 'roland', 'roland')&quot;; &quot;&quot;) &amp; IF(AND([.D46]&lt;&gt;&quot;&quot;; [.E46]&lt;&gt;&quot;&quot;); &quot;,&quot;; &quot;&quot;) &amp; IF([.E46]&lt;&gt;&quot;&quot;;&quot;('fr', '&quot; &amp; SUBSTITUTE([.E46];&quot;'&quot;; &quot;\'&quot;) &amp; &quot;', LAST_INSERT_ID(), 'roland', 'roland')&quot;; &quot;&quot;) &amp; &quot;;&quot;; &quot;&quot;)" office:value-type="string" office:string-value="INSERT INTO translation_source SET source='Informelle Gruppe', location='organisation', field = 'Rechtsform', created_visa='roland', updated_visa='roland'; INSERT INTO translation_target (lang, translation, translation_source_id, created_visa, updated_visa) VALUES ('fr', 'Groupe informel', LAST_INSERT_ID(), 'roland', 'roland');" calcext:value-type="string">
            <text:p>INSERT INTO translation_source SET source='Informelle Gruppe', location='organisation', field = 'Rechtsform', created_visa='roland', updated_visa='roland'; INSERT INTO translation_target (lang, translation, translation_source_id, created_visa, updated_visa) VALUES ('fr', 'Groupe informel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Parlamentarische Gruppe</text:p>
          </table:table-cell>
          <table:table-cell/>
          <table:table-cell office:value-type="string" calcext:value-type="string">
            <text:p>Groupe parlementaire</text:p>
          </table:table-cell>
          <table:table-cell table:number-columns-repeated="2"/>
          <table:table-cell table:formula="of:=&quot;INSERT INTO translation_source SET source='&quot; &amp;SUBSTITUTE([.C47];&quot;'&quot;; &quot;\'&quot;) &amp; &quot;', location='&quot; &amp;SUBSTITUTE([.A47];&quot;'&quot;; &quot;\'&quot;) &amp; &quot;', field = '&quot; &amp; SUBSTITUTE([.B47];&quot;'&quot;; &quot;\'&quot;) &amp; &quot;', created_visa='roland', updated_visa='roland'; &quot; &amp; IF(OR([.D47]&lt;&gt;&quot;&quot;; [.E47]&lt;&gt;&quot;&quot;);&quot;INSERT INTO translation_target (lang, translation, translation_source_id, created_visa, updated_visa) VALUES &quot; &amp; IF([.D47]&lt;&gt;&quot;&quot;;&quot;('de', '&quot; &amp; SUBSTITUTE([.D47];&quot;'&quot;; &quot;\'&quot;) &amp; &quot;', LAST_INSERT_ID(), 'roland', 'roland')&quot;; &quot;&quot;) &amp; IF(AND([.D47]&lt;&gt;&quot;&quot;; [.E47]&lt;&gt;&quot;&quot;); &quot;,&quot;; &quot;&quot;) &amp; IF([.E47]&lt;&gt;&quot;&quot;;&quot;('fr', '&quot; &amp; SUBSTITUTE([.E47];&quot;'&quot;; &quot;\'&quot;) &amp; &quot;', LAST_INSERT_ID(), 'roland', 'roland')&quot;; &quot;&quot;) &amp; &quot;;&quot;; &quot;&quot;)" office:value-type="string" office:string-value="INSERT INTO translation_source SET source='Parlamentarische Gruppe', location='organisation', field = 'Rechtsform', created_visa='roland', updated_visa='roland'; INSERT INTO translation_target (lang, translation, translation_source_id, created_visa, updated_visa) VALUES ('fr', 'Groupe parlementaire', LAST_INSERT_ID(), 'roland', 'roland');" calcext:value-type="string">
            <text:p>INSERT INTO translation_source SET source='Parlamentarische Gruppe', location='organisation', field = 'Rechtsform', created_visa='roland', updated_visa='roland'; INSERT INTO translation_target (lang, translation, translation_source_id, created_visa, updated_visa) VALUES ('fr', 'Groupe parlementai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 Anstalt</text:p>
          </table:table-cell>
          <table:table-cell office:value-type="string" calcext:value-type="string">
            <text:p>de droit public</text:p>
          </table:table-cell>
          <table:table-cell table:number-columns-repeated="2"/>
          <table:table-cell table:formula="of:=&quot;INSERT INTO translation_source SET source='&quot; &amp;SUBSTITUTE([.C48];&quot;'&quot;; &quot;\'&quot;) &amp; &quot;', location='&quot; &amp;SUBSTITUTE([.A48];&quot;'&quot;; &quot;\'&quot;) &amp; &quot;', field = '&quot; &amp; SUBSTITUTE([.B48];&quot;'&quot;; &quot;\'&quot;) &amp; &quot;', created_visa='roland', updated_visa='roland'; &quot; &amp; IF(OR([.D48]&lt;&gt;&quot;&quot;; [.E48]&lt;&gt;&quot;&quot;);&quot;INSERT INTO translation_target (lang, translation, translation_source_id, created_visa, updated_visa) VALUES &quot; &amp; IF([.D48]&lt;&gt;&quot;&quot;;&quot;('de', '&quot; &amp; SUBSTITUTE([.D48];&quot;'&quot;; &quot;\'&quot;) &amp; &quot;', LAST_INSERT_ID(), 'roland', 'roland')&quot;; &quot;&quot;) &amp; IF(AND([.D48]&lt;&gt;&quot;&quot;; [.E48]&lt;&gt;&quot;&quot;); &quot;,&quot;; &quot;&quot;) &amp; IF([.E48]&lt;&gt;&quot;&quot;;&quot;('fr', '&quot; &amp; SUBSTITUTE([.E48];&quot;'&quot;; &quot;\'&quot;) &amp; &quot;', LAST_INSERT_ID(), 'roland', 'roland')&quot;; &quot;&quot;) &amp; &quot;;&quot;; &quot;&quot;)" office:value-type="string" office:string-value="INSERT INTO translation_source SET source='Oeffentlich-rechtlich', location='organisation', field = 'Rechtsform', created_visa='roland', updated_visa='roland'; INSERT INTO translation_target (lang, translation, translation_source_id, created_visa, updated_visa) VALUES ('de', 'Öffentlich-rechtlich Anstalt', LAST_INSERT_ID(), 'roland', 'roland'),('fr', 'de droit public', LAST_INSERT_ID(), 'roland', 'roland');" calcext:value-type="string">
            <text:p>INSERT INTO translation_source SET source='Oeffentlich-rechtlich', location='organisation', field = 'Rechtsform', created_visa='roland', updated_visa='roland'; INSERT INTO translation_target (lang, translation, translation_source_id, created_visa, updated_visa) VALUES ('de', 'Öffentlich-rechtlich Anstalt', LAST_INSERT_ID(), 'roland', 'roland'),('fr', 'de droit public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Einzelunternehmen</text:p>
          </table:table-cell>
          <table:table-cell/>
          <table:table-cell office:value-type="string" calcext:value-type="string">
            <text:p>Entreprise individuelle</text:p>
          </table:table-cell>
          <table:table-cell table:number-columns-repeated="2"/>
          <table:table-cell table:formula="of:=&quot;INSERT INTO translation_source SET source='&quot; &amp;SUBSTITUTE([.C49];&quot;'&quot;; &quot;\'&quot;) &amp; &quot;', location='&quot; &amp;SUBSTITUTE([.A49];&quot;'&quot;; &quot;\'&quot;) &amp; &quot;', field = '&quot; &amp; SUBSTITUTE([.B49];&quot;'&quot;; &quot;\'&quot;) &amp; &quot;', created_visa='roland', updated_visa='roland'; &quot; &amp; IF(OR([.D49]&lt;&gt;&quot;&quot;; [.E49]&lt;&gt;&quot;&quot;);&quot;INSERT INTO translation_target (lang, translation, translation_source_id, created_visa, updated_visa) VALUES &quot; &amp; IF([.D49]&lt;&gt;&quot;&quot;;&quot;('de', '&quot; &amp; SUBSTITUTE([.D49];&quot;'&quot;; &quot;\'&quot;) &amp; &quot;', LAST_INSERT_ID(), 'roland', 'roland')&quot;; &quot;&quot;) &amp; IF(AND([.D49]&lt;&gt;&quot;&quot;; [.E49]&lt;&gt;&quot;&quot;); &quot;,&quot;; &quot;&quot;) &amp; IF([.E49]&lt;&gt;&quot;&quot;;&quot;('fr', '&quot; &amp; SUBSTITUTE([.E49];&quot;'&quot;; &quot;\'&quot;) &amp; &quot;', LAST_INSERT_ID(), 'roland', 'roland')&quot;; &quot;&quot;) &amp; &quot;;&quot;; &quot;&quot;)" office:value-type="string" office:string-value="INSERT INTO translation_source SET source='Einzelunternehmen', location='organisation', field = 'Rechtsform', created_visa='roland', updated_visa='roland'; INSERT INTO translation_target (lang, translation, translation_source_id, created_visa, updated_visa) VALUES ('fr', 'Entreprise individuelle', LAST_INSERT_ID(), 'roland', 'roland');" calcext:value-type="string">
            <text:p>INSERT INTO translation_source SET source='Einzelunternehmen', location='organisation', field = 'Rechtsform', created_visa='roland', updated_visa='roland'; INSERT INTO translation_target (lang, translation, translation_source_id, created_visa, updated_visa) VALUES ('fr', 'Entreprise individuel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SUBSTITUTE([.C50];&quot;'&quot;; &quot;\'&quot;) &amp; &quot;', location='&quot; &amp;SUBSTITUTE([.A50];&quot;'&quot;; &quot;\'&quot;) &amp; &quot;', field = '&quot; &amp; SUBSTITUTE([.B50];&quot;'&quot;; &quot;\'&quot;) &amp; &quot;', created_visa='roland', updated_visa='roland'; &quot; &amp; IF(OR([.D50]&lt;&gt;&quot;&quot;; [.E50]&lt;&gt;&quot;&quot;);&quot;INSERT INTO translation_target (lang, translation, translation_source_id, created_visa, updated_visa) VALUES &quot; &amp; IF([.D50]&lt;&gt;&quot;&quot;;&quot;('de', '&quot; &amp; SUBSTITUTE([.D50];&quot;'&quot;; &quot;\'&quot;) &amp; &quot;', LAST_INSERT_ID(), 'roland', 'roland')&quot;; &quot;&quot;) &amp; IF(AND([.D50]&lt;&gt;&quot;&quot;; [.E50]&lt;&gt;&quot;&quot;); &quot;,&quot;; &quot;&quot;) &amp; IF([.E50]&lt;&gt;&quot;&quot;;&quot;('fr', '&quot; &amp; SUBSTITUTE([.E50];&quot;'&quot;; &quot;\'&quot;) &amp; &quot;', LAST_INSERT_ID(), 'roland', 'roland')&quot;; &quot;&quot;) &amp; &quot;;&quot;; &quot;&quot;)" office:value-type="string" office:string-value="INSERT INTO translation_source SET source='KG', location='organisation', field = 'Rechtsform', created_visa='roland', updated_visa='roland'; INSERT INTO translation_target (lang, translation, translation_source_id, created_visa, updated_visa) VALUES ('fr', 'SC ', LAST_INSERT_ID(), 'roland', 'roland');" calcext:value-type="string">
            <text:p>INSERT INTO translation_source SET source='KG', location='organisation', field = 'Rechtsform', created_visa='roland', updated_visa='roland'; INSERT INTO translation_target (lang, translation, translation_source_id, created_visa, updated_visa) VALUES ('fr', 'SC 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opérative</text:p>
          </table:table-cell>
          <table:table-cell table:number-columns-repeated="2"/>
          <table:table-cell table:formula="of:=&quot;INSERT INTO translation_source SET source='&quot; &amp;SUBSTITUTE([.C51];&quot;'&quot;; &quot;\'&quot;) &amp; &quot;', location='&quot; &amp;SUBSTITUTE([.A51];&quot;'&quot;; &quot;\'&quot;) &amp; &quot;', field = '&quot; &amp; SUBSTITUTE([.B51];&quot;'&quot;; &quot;\'&quot;) &amp; &quot;', created_visa='roland', updated_visa='roland'; &quot; &amp; IF(OR([.D51]&lt;&gt;&quot;&quot;; [.E51]&lt;&gt;&quot;&quot;);&quot;INSERT INTO translation_target (lang, translation, translation_source_id, created_visa, updated_visa) VALUES &quot; &amp; IF([.D51]&lt;&gt;&quot;&quot;;&quot;('de', '&quot; &amp; SUBSTITUTE([.D51];&quot;'&quot;; &quot;\'&quot;) &amp; &quot;', LAST_INSERT_ID(), 'roland', 'roland')&quot;; &quot;&quot;) &amp; IF(AND([.D51]&lt;&gt;&quot;&quot;; [.E51]&lt;&gt;&quot;&quot;); &quot;,&quot;; &quot;&quot;) &amp; IF([.E51]&lt;&gt;&quot;&quot;;&quot;('fr', '&quot; &amp; SUBSTITUTE([.E51];&quot;'&quot;; &quot;\'&quot;) &amp; &quot;', LAST_INSERT_ID(), 'roland', 'roland')&quot;; &quot;&quot;) &amp; &quot;;&quot;; &quot;&quot;)" office:value-type="string" office:string-value="INSERT INTO translation_source SET source='Genossenschaft', location='organisation', field = 'Rechtsform', created_visa='roland', updated_visa='roland'; INSERT INTO translation_target (lang, translation, translation_source_id, created_visa, updated_visa) VALUES ('fr', 'Société coopérative', LAST_INSERT_ID(), 'roland', 'roland');" calcext:value-type="string">
            <text:p>INSERT INTO translation_source SET source='Genossenschaft', location='organisation', field = 'Rechtsform', created_visa='roland', updated_visa='roland'; INSERT INTO translation_target (lang, translation, translation_source_id, created_visa, updated_visa) VALUES ('fr', 'Société coopérative', LAST_INSERT_ID(), 'roland', 'roland')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Staatlich</text:p>
          </table:table-cell>
          <table:table-cell/>
          <table:table-cell table:style-name="ce7" office:value-type="string" calcext:value-type="string">
            <text:p>public / publique</text:p>
          </table:table-cell>
          <table:table-cell office:value-type="string" calcext:value-type="string">
            <text:p>männlich / weiblich ?</text:p>
          </table:table-cell>
          <table:table-cell/>
          <table:table-cell table:formula="of:=&quot;INSERT INTO translation_source SET source='&quot; &amp;SUBSTITUTE([.C52];&quot;'&quot;; &quot;\'&quot;) &amp; &quot;', location='&quot; &amp;SUBSTITUTE([.A52];&quot;'&quot;; &quot;\'&quot;) &amp; &quot;', field = '&quot; &amp; SUBSTITUTE([.B52];&quot;'&quot;; &quot;\'&quot;) &amp; &quot;', created_visa='roland', updated_visa='roland'; &quot; &amp; IF(OR([.D52]&lt;&gt;&quot;&quot;; [.E52]&lt;&gt;&quot;&quot;);&quot;INSERT INTO translation_target (lang, translation, translation_source_id, created_visa, updated_visa) VALUES &quot; &amp; IF([.D52]&lt;&gt;&quot;&quot;;&quot;('de', '&quot; &amp; SUBSTITUTE([.D52];&quot;'&quot;; &quot;\'&quot;) &amp; &quot;', LAST_INSERT_ID(), 'roland', 'roland')&quot;; &quot;&quot;) &amp; IF(AND([.D52]&lt;&gt;&quot;&quot;; [.E52]&lt;&gt;&quot;&quot;); &quot;,&quot;; &quot;&quot;) &amp; IF([.E52]&lt;&gt;&quot;&quot;;&quot;('fr', '&quot; &amp; SUBSTITUTE([.E52];&quot;'&quot;; &quot;\'&quot;) &amp; &quot;', LAST_INSERT_ID(), 'roland', 'roland')&quot;; &quot;&quot;) &amp; &quot;;&quot;; &quot;&quot;)" office:value-type="string" office:string-value="INSERT INTO translation_source SET source='Staatlich', location='organisation', field = 'Rechtsform', created_visa='roland', updated_visa='roland'; INSERT INTO translation_target (lang, translation, translation_source_id, created_visa, updated_visa) VALUES ('fr', 'public / publique', LAST_INSERT_ID(), 'roland', 'roland');" calcext:value-type="string">
            <text:p>INSERT INTO translation_source SET source='Staatlich', location='organisation', field = 'Rechtsform', created_visa='roland', updated_visa='roland'; INSERT INTO translation_target (lang, translation, translation_source_id, created_visa, updated_visa) VALUES ('fr', 'public / publiqu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usserparlamentarische Kommission</text:p>
          </table:table-cell>
          <table:table-cell/>
          <table:table-cell office:value-type="string" calcext:value-type="string">
            <text:p>Commission extraparlementaire</text:p>
          </table:table-cell>
          <table:table-cell table:number-columns-repeated="2"/>
          <table:table-cell table:formula="of:=&quot;INSERT INTO translation_source SET source='&quot; &amp;SUBSTITUTE([.C53];&quot;'&quot;; &quot;\'&quot;) &amp; &quot;', location='&quot; &amp;SUBSTITUTE([.A53];&quot;'&quot;; &quot;\'&quot;) &amp; &quot;', field = '&quot; &amp; SUBSTITUTE([.B53];&quot;'&quot;; &quot;\'&quot;) &amp; &quot;', created_visa='roland', updated_visa='roland'; &quot; &amp; IF(OR([.D53]&lt;&gt;&quot;&quot;; [.E53]&lt;&gt;&quot;&quot;);&quot;INSERT INTO translation_target (lang, translation, translation_source_id, created_visa, updated_visa) VALUES &quot; &amp; IF([.D53]&lt;&gt;&quot;&quot;;&quot;('de', '&quot; &amp; SUBSTITUTE([.D53];&quot;'&quot;; &quot;\'&quot;) &amp; &quot;', LAST_INSERT_ID(), 'roland', 'roland')&quot;; &quot;&quot;) &amp; IF(AND([.D53]&lt;&gt;&quot;&quot;; [.E53]&lt;&gt;&quot;&quot;); &quot;,&quot;; &quot;&quot;) &amp; IF([.E53]&lt;&gt;&quot;&quot;;&quot;('fr', '&quot; &amp; SUBSTITUTE([.E53];&quot;'&quot;; &quot;\'&quot;) &amp; &quot;', LAST_INSERT_ID(), 'roland', 'roland')&quot;; &quot;&quot;) &amp; &quot;;&quot;; &quot;&quot;)" office:value-type="string" office:string-value="INSERT INTO translation_source SET source='Ausserparlamentarische Kommission', location='organisation', field = 'Rechtsform', created_visa='roland', updated_visa='roland'; INSERT INTO translation_target (lang, translation, translation_source_id, created_visa, updated_visa) VALUES ('fr', 'Commission extraparlementaire', LAST_INSERT_ID(), 'roland', 'roland');" calcext:value-type="string">
            <text:p>INSERT INTO translation_source SET source='Ausserparlamentarische Kommission', location='organisation', field = 'Rechtsform', created_visa='roland', updated_visa='roland'; INSERT INTO translation_target (lang, translation, translation_source_id, created_visa, updated_visa) VALUES ('fr', 'Commission extraparlementai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SUBSTITUTE([.C54];&quot;'&quot;; &quot;\'&quot;) &amp; &quot;', location='&quot; &amp;SUBSTITUTE([.A54];&quot;'&quot;; &quot;\'&quot;) &amp; &quot;', field = '&quot; &amp; SUBSTITUTE([.B54];&quot;'&quot;; &quot;\'&quot;) &amp; &quot;', created_visa='roland', updated_visa='roland'; &quot; &amp; IF(OR([.D54]&lt;&gt;&quot;&quot;; [.E54]&lt;&gt;&quot;&quot;);&quot;INSERT INTO translation_target (lang, translation, translation_source_id, created_visa, updated_visa) VALUES &quot; &amp; IF([.D54]&lt;&gt;&quot;&quot;;&quot;('de', '&quot; &amp; SUBSTITUTE([.D54];&quot;'&quot;; &quot;\'&quot;) &amp; &quot;', LAST_INSERT_ID(), 'roland', 'roland')&quot;; &quot;&quot;) &amp; IF(AND([.D54]&lt;&gt;&quot;&quot;; [.E54]&lt;&gt;&quot;&quot;); &quot;,&quot;; &quot;&quot;) &amp; IF([.E54]&lt;&gt;&quot;&quot;;&quot;('fr', '&quot; &amp; SUBSTITUTE([.E54];&quot;'&quot;; &quot;\'&quot;) &amp; &quot;', LAST_INSERT_ID(), 'roland', 'roland')&quot;; &quot;&quot;) &amp; &quot;;&quot;; &quot;&quot;)" office:value-type="string" office:string-value="INSERT INTO translation_source SET source='Einfache Gesellschaft', location='organisation', field = 'Rechtsform', created_visa='roland', updated_visa='roland'; INSERT INTO translation_target (lang, translation, translation_source_id, created_visa, updated_visa) VALUES ('fr', 'Société simple', LAST_INSERT_ID(), 'roland', 'roland');" calcext:value-type="string">
            <text:p>INSERT INTO translation_source SET source='Einfache Gesellschaft', location='organisation', field = 'Rechtsform', created_visa='roland', updated_visa='roland'; INSERT INTO translation_target (lang, translation, translation_source_id, created_visa, updated_visa) VALUES ('fr', 'Société simp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SUBSTITUTE([.C55];&quot;'&quot;; &quot;\'&quot;) &amp; &quot;', location='&quot; &amp;SUBSTITUTE([.A55];&quot;'&quot;; &quot;\'&quot;) &amp; &quot;', field = '&quot; &amp; SUBSTITUTE([.B55];&quot;'&quot;; &quot;\'&quot;) &amp; &quot;', created_visa='roland', updated_visa='roland'; &quot; &amp; IF(OR([.D55]&lt;&gt;&quot;&quot;; [.E55]&lt;&gt;&quot;&quot;);&quot;INSERT INTO translation_target (lang, translation, translation_source_id, created_visa, updated_visa) VALUES &quot; &amp; IF([.D55]&lt;&gt;&quot;&quot;;&quot;('de', '&quot; &amp; SUBSTITUTE([.D55];&quot;'&quot;; &quot;\'&quot;) &amp; &quot;', LAST_INSERT_ID(), 'roland', 'roland')&quot;; &quot;&quot;) &amp; IF(AND([.D55]&lt;&gt;&quot;&quot;; [.E55]&lt;&gt;&quot;&quot;); &quot;,&quot;; &quot;&quot;) &amp; IF([.E55]&lt;&gt;&quot;&quot;;&quot;('fr', '&quot; &amp; SUBSTITUTE([.E55];&quot;'&quot;; &quot;\'&quot;) &amp; &quot;', LAST_INSERT_ID(), 'roland', 'roland')&quot;; &quot;&quot;) &amp; &quot;;&quot;; &quot;&quot;)" office:value-type="string" office:string-value="INSERT INTO translation_source SET source='immer', location='organisation', field = 'vernehmlassung', created_visa='roland', updated_visa='roland'; INSERT INTO translation_target (lang, translation, translation_source_id, created_visa, updated_visa) VALUES ('fr', 'toujours', LAST_INSERT_ID(), 'roland', 'roland');" calcext:value-type="string">
            <text:p>INSERT INTO translation_source SET source='immer', location='organisation', field = 'vernehmlassung', created_visa='roland', updated_visa='roland'; INSERT INTO translation_target (lang, translation, translation_source_id, created_visa, updated_visa) VALUES ('fr', 'toujour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punktuel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2"/>
          <table:table-cell table:formula="of:=&quot;INSERT INTO translation_source SET source='&quot; &amp;SUBSTITUTE([.C56];&quot;'&quot;; &quot;\'&quot;) &amp; &quot;', location='&quot; &amp;SUBSTITUTE([.A56];&quot;'&quot;; &quot;\'&quot;) &amp; &quot;', field = '&quot; &amp; SUBSTITUTE([.B56];&quot;'&quot;; &quot;\'&quot;) &amp; &quot;', created_visa='roland', updated_visa='roland'; &quot; &amp; IF(OR([.D56]&lt;&gt;&quot;&quot;; [.E56]&lt;&gt;&quot;&quot;);&quot;INSERT INTO translation_target (lang, translation, translation_source_id, created_visa, updated_visa) VALUES &quot; &amp; IF([.D56]&lt;&gt;&quot;&quot;;&quot;('de', '&quot; &amp; SUBSTITUTE([.D56];&quot;'&quot;; &quot;\'&quot;) &amp; &quot;', LAST_INSERT_ID(), 'roland', 'roland')&quot;; &quot;&quot;) &amp; IF(AND([.D56]&lt;&gt;&quot;&quot;; [.E56]&lt;&gt;&quot;&quot;); &quot;,&quot;; &quot;&quot;) &amp; IF([.E56]&lt;&gt;&quot;&quot;;&quot;('fr', '&quot; &amp; SUBSTITUTE([.E56];&quot;'&quot;; &quot;\'&quot;) &amp; &quot;', LAST_INSERT_ID(), 'roland', 'roland')&quot;; &quot;&quot;) &amp; &quot;;&quot;; &quot;&quot;)" office:value-type="string" office:string-value="INSERT INTO translation_source SET source='punktuell', location='organisation', field = 'vernehmlassung', created_visa='roland', updated_visa='roland'; INSERT INTO translation_target (lang, translation, translation_source_id, created_visa, updated_visa) VALUES ('fr', 'parfois', LAST_INSERT_ID(), 'roland', 'roland');" calcext:value-type="string">
            <text:p>INSERT INTO translation_source SET source='punktuell', location='organisation', field = 'vernehmlassung', created_visa='roland', updated_visa='roland'; INSERT INTO translation_target (lang, translation, translation_source_id, created_visa, updated_visa) VALUES ('fr', 'parfo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SUBSTITUTE([.C57];&quot;'&quot;; &quot;\'&quot;) &amp; &quot;', location='&quot; &amp;SUBSTITUTE([.A57];&quot;'&quot;; &quot;\'&quot;) &amp; &quot;', field = '&quot; &amp; SUBSTITUTE([.B57];&quot;'&quot;; &quot;\'&quot;) &amp; &quot;', created_visa='roland', updated_visa='roland'; &quot; &amp; IF(OR([.D57]&lt;&gt;&quot;&quot;; [.E57]&lt;&gt;&quot;&quot;);&quot;INSERT INTO translation_target (lang, translation, translation_source_id, created_visa, updated_visa) VALUES &quot; &amp; IF([.D57]&lt;&gt;&quot;&quot;;&quot;('de', '&quot; &amp; SUBSTITUTE([.D57];&quot;'&quot;; &quot;\'&quot;) &amp; &quot;', LAST_INSERT_ID(), 'roland', 'roland')&quot;; &quot;&quot;) &amp; IF(AND([.D57]&lt;&gt;&quot;&quot;; [.E57]&lt;&gt;&quot;&quot;); &quot;,&quot;; &quot;&quot;) &amp; IF([.E57]&lt;&gt;&quot;&quot;;&quot;('fr', '&quot; &amp; SUBSTITUTE([.E57];&quot;'&quot;; &quot;\'&quot;) &amp; &quot;', LAST_INSERT_ID(), 'roland', 'roland')&quot;; &quot;&quot;) &amp; &quot;;&quot;; &quot;&quot;)" office:value-type="string" office:string-value="INSERT INTO translation_source SET source='nie', location='organisation', field = 'vernehmlassung', created_visa='roland', updated_visa='roland'; INSERT INTO translation_target (lang, translation, translation_source_id, created_visa, updated_visa) VALUES ('fr', 'jamais', LAST_INSERT_ID(), 'roland', 'roland');" calcext:value-type="string">
            <text:p>INSERT INTO translation_source SET source='nie', location='organisation', field = 'vernehmlassung', created_visa='roland', updated_visa='roland'; INSERT INTO translation_target (lang, translation, translation_source_id, created_visa, updated_visa) VALUES ('fr', 'jama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58];&quot;'&quot;; &quot;\'&quot;) &amp; &quot;', location='&quot; &amp;SUBSTITUTE([.A58];&quot;'&quot;; &quot;\'&quot;) &amp; &quot;', field = '&quot; &amp; SUBSTITUTE([.B58];&quot;'&quot;; &quot;\'&quot;) &amp; &quot;', created_visa='roland', updated_visa='roland'; &quot; &amp; IF(OR([.D58]&lt;&gt;&quot;&quot;; [.E58]&lt;&gt;&quot;&quot;);&quot;INSERT INTO translation_target (lang, translation, translation_source_id, created_visa, updated_visa) VALUES &quot; &amp; IF([.D58]&lt;&gt;&quot;&quot;;&quot;('de', '&quot; &amp; SUBSTITUTE([.D58];&quot;'&quot;; &quot;\'&quot;) &amp; &quot;', LAST_INSERT_ID(), 'roland', 'roland')&quot;; &quot;&quot;) &amp; IF(AND([.D58]&lt;&gt;&quot;&quot;; [.E58]&lt;&gt;&quot;&quot;); &quot;,&quot;; &quot;&quot;) &amp; IF([.E58]&lt;&gt;&quot;&quot;;&quot;('fr', '&quot; &amp; SUBSTITUTE([.E58];&quot;'&quot;; &quot;\'&quot;) &amp; &quot;', LAST_INSERT_ID(), 'roland', 'roland')&quot;; &quot;&quot;) &amp; &quot;;&quot;; &quot;&quot;)" office:value-type="string" office:string-value="INSERT INTO translation_source SET source='mitglied', location='Interessenbindung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Interessenbindung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SUBSTITUTE([.C59];&quot;'&quot;; &quot;\'&quot;) &amp; &quot;', location='&quot; &amp;SUBSTITUTE([.A59];&quot;'&quot;; &quot;\'&quot;) &amp; &quot;', field = '&quot; &amp; SUBSTITUTE([.B59];&quot;'&quot;; &quot;\'&quot;) &amp; &quot;', created_visa='roland', updated_visa='roland'; &quot; &amp; IF(OR([.D59]&lt;&gt;&quot;&quot;; [.E59]&lt;&gt;&quot;&quot;);&quot;INSERT INTO translation_target (lang, translation, translation_source_id, created_visa, updated_visa) VALUES &quot; &amp; IF([.D59]&lt;&gt;&quot;&quot;;&quot;('de', '&quot; &amp; SUBSTITUTE([.D59];&quot;'&quot;; &quot;\'&quot;) &amp; &quot;', LAST_INSERT_ID(), 'roland', 'roland')&quot;; &quot;&quot;) &amp; IF(AND([.D59]&lt;&gt;&quot;&quot;; [.E59]&lt;&gt;&quot;&quot;); &quot;,&quot;; &quot;&quot;) &amp; IF([.E59]&lt;&gt;&quot;&quot;;&quot;('fr', '&quot; &amp; SUBSTITUTE([.E59];&quot;'&quot;; &quot;\'&quot;) &amp; &quot;', LAST_INSERT_ID(), 'roland', 'roland')&quot;; &quot;&quot;) &amp; &quot;;&quot;; &quot;&quot;)" office:value-type="string" office:string-value="INSERT INTO translation_source SET source='geschaeftsfuehrend', location='Interessenbindung', field = 'art', created_visa='roland', updated_visa='roland'; INSERT INTO translation_target (lang, translation, translation_source_id, created_visa, updated_visa) VALUES ('de', 'geschäftsführend', LAST_INSERT_ID(), 'roland', 'roland'),('fr', 'en poste de direction', LAST_INSERT_ID(), 'roland', 'roland');" calcext:value-type="string">
            <text:p>INSERT INTO translation_source SET source='geschaeftsfuehrend', location='Interessenbindung', field = 'art', created_visa='roland', updated_visa='roland'; INSERT INTO translation_target (lang, translation, translation_source_id, created_visa, updated_visa) VALUES ('de', 'geschäftsführend', LAST_INSERT_ID(), 'roland', 'roland'),('fr', 'en poste de direc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SUBSTITUTE([.C60];&quot;'&quot;; &quot;\'&quot;) &amp; &quot;', location='&quot; &amp;SUBSTITUTE([.A60];&quot;'&quot;; &quot;\'&quot;) &amp; &quot;', field = '&quot; &amp; SUBSTITUTE([.B60];&quot;'&quot;; &quot;\'&quot;) &amp; &quot;', created_visa='roland', updated_visa='roland'; &quot; &amp; IF(OR([.D60]&lt;&gt;&quot;&quot;; [.E60]&lt;&gt;&quot;&quot;);&quot;INSERT INTO translation_target (lang, translation, translation_source_id, created_visa, updated_visa) VALUES &quot; &amp; IF([.D60]&lt;&gt;&quot;&quot;;&quot;('de', '&quot; &amp; SUBSTITUTE([.D60];&quot;'&quot;; &quot;\'&quot;) &amp; &quot;', LAST_INSERT_ID(), 'roland', 'roland')&quot;; &quot;&quot;) &amp; IF(AND([.D60]&lt;&gt;&quot;&quot;; [.E60]&lt;&gt;&quot;&quot;); &quot;,&quot;; &quot;&quot;) &amp; IF([.E60]&lt;&gt;&quot;&quot;;&quot;('fr', '&quot; &amp; SUBSTITUTE([.E60];&quot;'&quot;; &quot;\'&quot;) &amp; &quot;', LAST_INSERT_ID(), 'roland', 'roland')&quot;; &quot;&quot;) &amp; &quot;;&quot;; &quot;&quot;)" office:value-type="string" office:string-value="INSERT INTO translation_source SET source='vorstand', location='Interessenbindung', field = 'art', created_visa='roland', updated_visa='roland'; INSERT INTO translation_target (lang, translation, translation_source_id, created_visa, updated_visa) VALUES ('de', 'Vorstand', LAST_INSERT_ID(), 'roland', 'roland'),('fr', 'Comité', LAST_INSERT_ID(), 'roland', 'roland');" calcext:value-type="string">
            <text:p>INSERT INTO translation_source SET source='vorstand', location='Interessenbindung', field = 'art', created_visa='roland', updated_visa='roland'; INSERT INTO translation_target (lang, translation, translation_source_id, created_visa, updated_visa) VALUES ('de', 'Vorstand', LAST_INSERT_ID(), 'roland', 'roland'),('fr', '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SUBSTITUTE([.C61];&quot;'&quot;; &quot;\'&quot;) &amp; &quot;', location='&quot; &amp;SUBSTITUTE([.A61];&quot;'&quot;; &quot;\'&quot;) &amp; &quot;', field = '&quot; &amp; SUBSTITUTE([.B61];&quot;'&quot;; &quot;\'&quot;) &amp; &quot;', created_visa='roland', updated_visa='roland'; &quot; &amp; IF(OR([.D61]&lt;&gt;&quot;&quot;; [.E61]&lt;&gt;&quot;&quot;);&quot;INSERT INTO translation_target (lang, translation, translation_source_id, created_visa, updated_visa) VALUES &quot; &amp; IF([.D61]&lt;&gt;&quot;&quot;;&quot;('de', '&quot; &amp; SUBSTITUTE([.D61];&quot;'&quot;; &quot;\'&quot;) &amp; &quot;', LAST_INSERT_ID(), 'roland', 'roland')&quot;; &quot;&quot;) &amp; IF(AND([.D61]&lt;&gt;&quot;&quot;; [.E61]&lt;&gt;&quot;&quot;); &quot;,&quot;; &quot;&quot;) &amp; IF([.E61]&lt;&gt;&quot;&quot;;&quot;('fr', '&quot; &amp; SUBSTITUTE([.E61];&quot;'&quot;; &quot;\'&quot;) &amp; &quot;', LAST_INSERT_ID(), 'roland', 'roland')&quot;; &quot;&quot;) &amp; &quot;;&quot;; &quot;&quot;)" office:value-type="string" office:string-value="INSERT INTO translation_source SET source='taetig', location='Interessenbindung', field = 'art', created_visa='roland', updated_visa='roland'; INSERT INTO translation_target (lang, translation, translation_source_id, created_visa, updated_visa) VALUES ('de', 'tätig', LAST_INSERT_ID(), 'roland', 'roland'),('fr', 'actif', LAST_INSERT_ID(), 'roland', 'roland');" calcext:value-type="string">
            <text:p>INSERT INTO translation_source SET source='taetig', location='Interessenbindung', field = 'art', created_visa='roland', updated_visa='roland'; INSERT INTO translation_target (lang, translation, translation_source_id, created_visa, updated_visa) VALUES ('de', 'tätig', LAST_INSERT_ID(), 'roland', 'roland'),('fr', 'actif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SUBSTITUTE([.C62];&quot;'&quot;; &quot;\'&quot;) &amp; &quot;', location='&quot; &amp;SUBSTITUTE([.A62];&quot;'&quot;; &quot;\'&quot;) &amp; &quot;', field = '&quot; &amp; SUBSTITUTE([.B62];&quot;'&quot;; &quot;\'&quot;) &amp; &quot;', created_visa='roland', updated_visa='roland'; &quot; &amp; IF(OR([.D62]&lt;&gt;&quot;&quot;; [.E62]&lt;&gt;&quot;&quot;);&quot;INSERT INTO translation_target (lang, translation, translation_source_id, created_visa, updated_visa) VALUES &quot; &amp; IF([.D62]&lt;&gt;&quot;&quot;;&quot;('de', '&quot; &amp; SUBSTITUTE([.D62];&quot;'&quot;; &quot;\'&quot;) &amp; &quot;', LAST_INSERT_ID(), 'roland', 'roland')&quot;; &quot;&quot;) &amp; IF(AND([.D62]&lt;&gt;&quot;&quot;; [.E62]&lt;&gt;&quot;&quot;); &quot;,&quot;; &quot;&quot;) &amp; IF([.E62]&lt;&gt;&quot;&quot;;&quot;('fr', '&quot; &amp; SUBSTITUTE([.E62];&quot;'&quot;; &quot;\'&quot;) &amp; &quot;', LAST_INSERT_ID(), 'roland', 'roland')&quot;; &quot;&quot;) &amp; &quot;;&quot;; &quot;&quot;)" office:value-type="string" office:string-value="INSERT INTO translation_source SET source='beirat', location='Interessenbindung', field = 'art', created_visa='roland', updated_visa='roland'; INSERT INTO translation_target (lang, translation, translation_source_id, created_visa, updated_visa) VALUES ('de', 'Beirat/Patronatskomitee/Expertenkommission/Advisory Board', LAST_INSERT_ID(), 'roland', 'roland'),('fr', 'Conseil/Comité de patronage/Commission d\'experts/Advisory Board', LAST_INSERT_ID(), 'roland', 'roland');" calcext:value-type="string">
            <text:p>INSERT INTO translation_source SET source='beirat', location='Interessenbindung', field = 'art', created_visa='roland', updated_visa='roland'; INSERT INTO translation_target (lang, translation, translation_source_id, created_visa, updated_visa) VALUES ('de', 'Beirat/Patronatskomitee/Expertenkommission/Advisory Board', LAST_INSERT_ID(), 'roland', 'roland'),('fr', 'Conseil/Comité de patronage/Commission d\'experts/Advisory Boar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office:value-type="string" calcext:value-type="string">
            <text:p>avec participation financière</text:p>
          </table:table-cell>
          <table:table-cell table:number-columns-repeated="2"/>
          <table:table-cell table:formula="of:=&quot;INSERT INTO translation_source SET source='&quot; &amp;SUBSTITUTE([.C63];&quot;'&quot;; &quot;\'&quot;) &amp; &quot;', location='&quot; &amp;SUBSTITUTE([.A63];&quot;'&quot;; &quot;\'&quot;) &amp; &quot;', field = '&quot; &amp; SUBSTITUTE([.B63];&quot;'&quot;; &quot;\'&quot;) &amp; &quot;', created_visa='roland', updated_visa='roland'; &quot; &amp; IF(OR([.D63]&lt;&gt;&quot;&quot;; [.E63]&lt;&gt;&quot;&quot;);&quot;INSERT INTO translation_target (lang, translation, translation_source_id, created_visa, updated_visa) VALUES &quot; &amp; IF([.D63]&lt;&gt;&quot;&quot;;&quot;('de', '&quot; &amp; SUBSTITUTE([.D63];&quot;'&quot;; &quot;\'&quot;) &amp; &quot;', LAST_INSERT_ID(), 'roland', 'roland')&quot;; &quot;&quot;) &amp; IF(AND([.D63]&lt;&gt;&quot;&quot;; [.E63]&lt;&gt;&quot;&quot;); &quot;,&quot;; &quot;&quot;) &amp; IF([.E63]&lt;&gt;&quot;&quot;;&quot;('fr', '&quot; &amp; SUBSTITUTE([.E63];&quot;'&quot;; &quot;\'&quot;) &amp; &quot;', LAST_INSERT_ID(), 'roland', 'roland')&quot;; &quot;&quot;) &amp; &quot;;&quot;; &quot;&quot;)" office:value-type="string" office:string-value="INSERT INTO translation_source SET source='finanziell', location='Interessenbindung', field = 'art', created_visa='roland', updated_visa='roland'; INSERT INTO translation_target (lang, translation, translation_source_id, created_visa, updated_visa) VALUES ('de', 'finanziell beteiligt', LAST_INSERT_ID(), 'roland', 'roland'),('fr', 'avec participation financière', LAST_INSERT_ID(), 'roland', 'roland');" calcext:value-type="string">
            <text:p>INSERT INTO translation_source SET source='finanziell', location='Interessenbindung', field = 'art', created_visa='roland', updated_visa='roland'; INSERT INTO translation_target (lang, translation, translation_source_id, created_visa, updated_visa) VALUES ('de', 'finanziell beteiligt', LAST_INSERT_ID(), 'roland', 'roland'),('fr', 'avec participation financiè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SUBSTITUTE([.C64];&quot;'&quot;; &quot;\'&quot;) &amp; &quot;', location='&quot; &amp;SUBSTITUTE([.A64];&quot;'&quot;; &quot;\'&quot;) &amp; &quot;', field = '&quot; &amp; SUBSTITUTE([.B64];&quot;'&quot;; &quot;\'&quot;) &amp; &quot;', created_visa='roland', updated_visa='roland'; &quot; &amp; IF(OR([.D64]&lt;&gt;&quot;&quot;; [.E64]&lt;&gt;&quot;&quot;);&quot;INSERT INTO translation_target (lang, translation, translation_source_id, created_visa, updated_visa) VALUES &quot; &amp; IF([.D64]&lt;&gt;&quot;&quot;;&quot;('de', '&quot; &amp; SUBSTITUTE([.D64];&quot;'&quot;; &quot;\'&quot;) &amp; &quot;', LAST_INSERT_ID(), 'roland', 'roland')&quot;; &quot;&quot;) &amp; IF(AND([.D64]&lt;&gt;&quot;&quot;; [.E64]&lt;&gt;&quot;&quot;); &quot;,&quot;; &quot;&quot;) &amp; IF([.E64]&lt;&gt;&quot;&quot;;&quot;('fr', '&quot; &amp; SUBSTITUTE([.E64];&quot;'&quot;; &quot;\'&quot;) &amp; &quot;', LAST_INSERT_ID(), 'roland', 'roland')&quot;; &quot;&quot;) &amp; &quot;;&quot;; &quot;&quot;)" office:value-type="string" office:string-value="INSERT INTO translation_source SET source='gesellschafter', location='Interessenbindung', field = 'art', created_visa='roland', updated_visa='roland'; INSERT INTO translation_target (lang, translation, translation_source_id, created_visa, updated_visa) VALUES ('de', 'GesellschafterIn', LAST_INSERT_ID(), 'roland', 'roland'),('fr', 'Associé(e)', LAST_INSERT_ID(), 'roland', 'roland');" calcext:value-type="string">
            <text:p>INSERT INTO translation_source SET source='gesellschafter', location='Interessenbindung', field = 'art', created_visa='roland', updated_visa='roland'; INSERT INTO translation_target (lang, translation, translation_source_id, created_visa, updated_visa) VALUES ('de', 'GesellschafterIn', LAST_INSERT_ID(), 'roland', 'roland'),('fr', 'Associé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SUBSTITUTE([.C65];&quot;'&quot;; &quot;\'&quot;) &amp; &quot;', location='&quot; &amp;SUBSTITUTE([.A65];&quot;'&quot;; &quot;\'&quot;) &amp; &quot;', field = '&quot; &amp; SUBSTITUTE([.B65];&quot;'&quot;; &quot;\'&quot;) &amp; &quot;', created_visa='roland', updated_visa='roland'; &quot; &amp; IF(OR([.D65]&lt;&gt;&quot;&quot;; [.E65]&lt;&gt;&quot;&quot;);&quot;INSERT INTO translation_target (lang, translation, translation_source_id, created_visa, updated_visa) VALUES &quot; &amp; IF([.D65]&lt;&gt;&quot;&quot;;&quot;('de', '&quot; &amp; SUBSTITUTE([.D65];&quot;'&quot;; &quot;\'&quot;) &amp; &quot;', LAST_INSERT_ID(), 'roland', 'roland')&quot;; &quot;&quot;) &amp; IF(AND([.D65]&lt;&gt;&quot;&quot;; [.E65]&lt;&gt;&quot;&quot;); &quot;,&quot;; &quot;&quot;) &amp; IF([.E65]&lt;&gt;&quot;&quot;;&quot;('fr', '&quot; &amp; SUBSTITUTE([.E65];&quot;'&quot;; &quot;\'&quot;) &amp; &quot;', LAST_INSERT_ID(), 'roland', 'roland')&quot;; &quot;&quot;) &amp; &quot;;&quot;; &quot;&quot;)" office:value-type="string" office:string-value="INSERT INTO translation_source SET source='praesident', location='Interessenbindung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Interessenbindung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SUBSTITUTE([.C66];&quot;'&quot;; &quot;\'&quot;) &amp; &quot;', location='&quot; &amp;SUBSTITUTE([.A66];&quot;'&quot;; &quot;\'&quot;) &amp; &quot;', field = '&quot; &amp; SUBSTITUTE([.B66];&quot;'&quot;; &quot;\'&quot;) &amp; &quot;', created_visa='roland', updated_visa='roland'; &quot; &amp; IF(OR([.D66]&lt;&gt;&quot;&quot;; [.E66]&lt;&gt;&quot;&quot;);&quot;INSERT INTO translation_target (lang, translation, translation_source_id, created_visa, updated_visa) VALUES &quot; &amp; IF([.D66]&lt;&gt;&quot;&quot;;&quot;('de', '&quot; &amp; SUBSTITUTE([.D66];&quot;'&quot;; &quot;\'&quot;) &amp; &quot;', LAST_INSERT_ID(), 'roland', 'roland')&quot;; &quot;&quot;) &amp; IF(AND([.D66]&lt;&gt;&quot;&quot;; [.E66]&lt;&gt;&quot;&quot;); &quot;,&quot;; &quot;&quot;) &amp; IF([.E66]&lt;&gt;&quot;&quot;;&quot;('fr', '&quot; &amp; SUBSTITUTE([.E66];&quot;'&quot;; &quot;\'&quot;) &amp; &quot;', LAST_INSERT_ID(), 'roland', 'roland')&quot;; &quot;&quot;) &amp; &quot;;&quot;; &quot;&quot;)" office:value-type="string" office:string-value="INSERT INTO translation_source SET source='vizepraesident', location='Interessenbindung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Interessenbindung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67];&quot;'&quot;; &quot;\'&quot;) &amp; &quot;', location='&quot; &amp;SUBSTITUTE([.A67];&quot;'&quot;; &quot;\'&quot;) &amp; &quot;', field = '&quot; &amp; SUBSTITUTE([.B67];&quot;'&quot;; &quot;\'&quot;) &amp; &quot;', created_visa='roland', updated_visa='roland'; &quot; &amp; IF(OR([.D67]&lt;&gt;&quot;&quot;; [.E67]&lt;&gt;&quot;&quot;);&quot;INSERT INTO translation_target (lang, translation, translation_source_id, created_visa, updated_visa) VALUES &quot; &amp; IF([.D67]&lt;&gt;&quot;&quot;;&quot;('de', '&quot; &amp; SUBSTITUTE([.D67];&quot;'&quot;; &quot;\'&quot;) &amp; &quot;', LAST_INSERT_ID(), 'roland', 'roland')&quot;; &quot;&quot;) &amp; IF(AND([.D67]&lt;&gt;&quot;&quot;; [.E67]&lt;&gt;&quot;&quot;); &quot;,&quot;; &quot;&quot;) &amp; IF([.E67]&lt;&gt;&quot;&quot;;&quot;('fr', '&quot; &amp; SUBSTITUTE([.E67];&quot;'&quot;; &quot;\'&quot;) &amp; &quot;', LAST_INSERT_ID(), 'roland', 'roland')&quot;; &quot;&quot;) &amp; &quot;;&quot;; &quot;&quot;)" office:value-type="string" office:string-value="INSERT INTO translation_source SET source='mitglied', location='Interessenbindung', field = 'funktion_im_gremium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Interessenbindung', field = 'funktion_im_gremium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</text:p>
          </table:table-cell>
          <table:table-cell/>
          <table:table-cell office:value-type="string" calcext:value-type="string">
            <text:p>doit être déclaré</text:p>
          </table:table-cell>
          <table:table-cell table:number-columns-repeated="2"/>
          <table:table-cell table:formula="of:=&quot;INSERT INTO translation_source SET source='&quot; &amp;SUBSTITUTE([.C68];&quot;'&quot;; &quot;\'&quot;) &amp; &quot;', location='&quot; &amp;SUBSTITUTE([.A68];&quot;'&quot;; &quot;\'&quot;) &amp; &quot;', field = '&quot; &amp; SUBSTITUTE([.B68];&quot;'&quot;; &quot;\'&quot;) &amp; &quot;', created_visa='roland', updated_visa='roland'; &quot; &amp; IF(OR([.D68]&lt;&gt;&quot;&quot;; [.E68]&lt;&gt;&quot;&quot;);&quot;INSERT INTO translation_target (lang, translation, translation_source_id, created_visa, updated_visa) VALUES &quot; &amp; IF([.D68]&lt;&gt;&quot;&quot;;&quot;('de', '&quot; &amp; SUBSTITUTE([.D68];&quot;'&quot;; &quot;\'&quot;) &amp; &quot;', LAST_INSERT_ID(), 'roland', 'roland')&quot;; &quot;&quot;) &amp; IF(AND([.D68]&lt;&gt;&quot;&quot;; [.E68]&lt;&gt;&quot;&quot;); &quot;,&quot;; &quot;&quot;) &amp; IF([.E68]&lt;&gt;&quot;&quot;;&quot;('fr', '&quot; &amp; SUBSTITUTE([.E68];&quot;'&quot;; &quot;\'&quot;) &amp; &quot;', LAST_INSERT_ID(), 'roland', 'roland')&quot;; &quot;&quot;) &amp; &quot;;&quot;; &quot;&quot;)" office:value-type="string" office:string-value="INSERT INTO translation_source SET source='deklarationspflichtig', location='Interessenbindung', field = 'deklarationstyp', created_visa='roland', updated_visa='roland'; INSERT INTO translation_target (lang, translation, translation_source_id, created_visa, updated_visa) VALUES ('fr', 'doit être déclaré', LAST_INSERT_ID(), 'roland', 'roland');" calcext:value-type="string">
            <text:p>INSERT INTO translation_source SET source='deklarationspflichtig', location='Interessenbindung', field = 'deklarationstyp', created_visa='roland', updated_visa='roland'; INSERT INTO translation_target (lang, translation, translation_source_id, created_visa, updated_visa) VALUES ('fr', 'doit être déclar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nicht deklarationspflicht</text:p>
          </table:table-cell>
          <table:table-cell/>
          <table:table-cell office:value-type="string" calcext:value-type="string">
            <text:p>ne doit pas être déclaré</text:p>
          </table:table-cell>
          <table:table-cell table:number-columns-repeated="2"/>
          <table:table-cell table:formula="of:=&quot;INSERT INTO translation_source SET source='&quot; &amp;SUBSTITUTE([.C69];&quot;'&quot;; &quot;\'&quot;) &amp; &quot;', location='&quot; &amp;SUBSTITUTE([.A69];&quot;'&quot;; &quot;\'&quot;) &amp; &quot;', field = '&quot; &amp; SUBSTITUTE([.B69];&quot;'&quot;; &quot;\'&quot;) &amp; &quot;', created_visa='roland', updated_visa='roland'; &quot; &amp; IF(OR([.D69]&lt;&gt;&quot;&quot;; [.E69]&lt;&gt;&quot;&quot;);&quot;INSERT INTO translation_target (lang, translation, translation_source_id, created_visa, updated_visa) VALUES &quot; &amp; IF([.D69]&lt;&gt;&quot;&quot;;&quot;('de', '&quot; &amp; SUBSTITUTE([.D69];&quot;'&quot;; &quot;\'&quot;) &amp; &quot;', LAST_INSERT_ID(), 'roland', 'roland')&quot;; &quot;&quot;) &amp; IF(AND([.D69]&lt;&gt;&quot;&quot;; [.E69]&lt;&gt;&quot;&quot;); &quot;,&quot;; &quot;&quot;) &amp; IF([.E69]&lt;&gt;&quot;&quot;;&quot;('fr', '&quot; &amp; SUBSTITUTE([.E69];&quot;'&quot;; &quot;\'&quot;) &amp; &quot;', LAST_INSERT_ID(), 'roland', 'roland')&quot;; &quot;&quot;) &amp; &quot;;&quot;; &quot;&quot;)" office:value-type="string" office:string-value="INSERT INTO translation_source SET source='nicht deklarationspflicht', location='Interessenbindung', field = 'deklarationstyp', created_visa='roland', updated_visa='roland'; INSERT INTO translation_target (lang, translation, translation_source_id, created_visa, updated_visa) VALUES ('fr', 'ne doit pas être déclaré', LAST_INSERT_ID(), 'roland', 'roland');" calcext:value-type="string">
            <text:p>INSERT INTO translation_source SET source='nicht deklarationspflicht', location='Interessenbindung', field = 'deklarationstyp', created_visa='roland', updated_visa='roland'; INSERT INTO translation_target (lang, translation, translation_source_id, created_visa, updated_visa) VALUES ('fr', 'ne doit pas être déclar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</text:p>
          </table:table-cell>
          <table:table-cell/>
          <table:table-cell office:value-type="string" calcext:value-type="string">
            <text:p>déclaré(e)</text:p>
          </table:table-cell>
          <table:table-cell table:number-columns-repeated="2"/>
          <table:table-cell table:formula="of:=&quot;INSERT INTO translation_source SET source='&quot; &amp;SUBSTITUTE([.C70];&quot;'&quot;; &quot;\'&quot;) &amp; &quot;', location='&quot; &amp;SUBSTITUTE([.A70];&quot;'&quot;; &quot;\'&quot;) &amp; &quot;', field = '&quot; &amp; SUBSTITUTE([.B70];&quot;'&quot;; &quot;\'&quot;) &amp; &quot;', created_visa='roland', updated_visa='roland'; &quot; &amp; IF(OR([.D70]&lt;&gt;&quot;&quot;; [.E70]&lt;&gt;&quot;&quot;);&quot;INSERT INTO translation_target (lang, translation, translation_source_id, created_visa, updated_visa) VALUES &quot; &amp; IF([.D70]&lt;&gt;&quot;&quot;;&quot;('de', '&quot; &amp; SUBSTITUTE([.D70];&quot;'&quot;; &quot;\'&quot;) &amp; &quot;', LAST_INSERT_ID(), 'roland', 'roland')&quot;; &quot;&quot;) &amp; IF(AND([.D70]&lt;&gt;&quot;&quot;; [.E70]&lt;&gt;&quot;&quot;); &quot;,&quot;; &quot;&quot;) &amp; IF([.E70]&lt;&gt;&quot;&quot;;&quot;('fr', '&quot; &amp; SUBSTITUTE([.E70];&quot;'&quot;; &quot;\'&quot;) &amp; &quot;', LAST_INSERT_ID(), 'roland', 'roland')&quot;; &quot;&quot;) &amp; &quot;;&quot;; &quot;&quot;)" office:value-type="string" office:string-value="INSERT INTO translation_source SET source='deklariert', location='Interessenbindung', field = 'status', created_visa='roland', updated_visa='roland'; INSERT INTO translation_target (lang, translation, translation_source_id, created_visa, updated_visa) VALUES ('fr', 'déclaré(e)', LAST_INSERT_ID(), 'roland', 'roland');" calcext:value-type="string">
            <text:p>INSERT INTO translation_source SET source='deklariert', location='Interessenbindung', field = 'status', created_visa='roland', updated_visa='roland'; INSERT INTO translation_target (lang, translation, translation_source_id, created_visa, updated_visa) VALUES ('fr', 'déclaré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icht-deklariert</text:p>
          </table:table-cell>
          <table:table-cell/>
          <table:table-cell office:value-type="string" calcext:value-type="string">
            <text:p>non-déclaré(e)</text:p>
          </table:table-cell>
          <table:table-cell table:number-columns-repeated="2"/>
          <table:table-cell table:formula="of:=&quot;INSERT INTO translation_source SET source='&quot; &amp;SUBSTITUTE([.C71];&quot;'&quot;; &quot;\'&quot;) &amp; &quot;', location='&quot; &amp;SUBSTITUTE([.A71];&quot;'&quot;; &quot;\'&quot;) &amp; &quot;', field = '&quot; &amp; SUBSTITUTE([.B71];&quot;'&quot;; &quot;\'&quot;) &amp; &quot;', created_visa='roland', updated_visa='roland'; &quot; &amp; IF(OR([.D71]&lt;&gt;&quot;&quot;; [.E71]&lt;&gt;&quot;&quot;);&quot;INSERT INTO translation_target (lang, translation, translation_source_id, created_visa, updated_visa) VALUES &quot; &amp; IF([.D71]&lt;&gt;&quot;&quot;;&quot;('de', '&quot; &amp; SUBSTITUTE([.D71];&quot;'&quot;; &quot;\'&quot;) &amp; &quot;', LAST_INSERT_ID(), 'roland', 'roland')&quot;; &quot;&quot;) &amp; IF(AND([.D71]&lt;&gt;&quot;&quot;; [.E71]&lt;&gt;&quot;&quot;); &quot;,&quot;; &quot;&quot;) &amp; IF([.E71]&lt;&gt;&quot;&quot;;&quot;('fr', '&quot; &amp; SUBSTITUTE([.E71];&quot;'&quot;; &quot;\'&quot;) &amp; &quot;', LAST_INSERT_ID(), 'roland', 'roland')&quot;; &quot;&quot;) &amp; &quot;;&quot;; &quot;&quot;)" office:value-type="string" office:string-value="INSERT INTO translation_source SET source='nicht-deklariert', location='Interessenbindung', field = 'status', created_visa='roland', updated_visa='roland'; INSERT INTO translation_target (lang, translation, translation_source_id, created_visa, updated_visa) VALUES ('fr', 'non-déclaré(e)', LAST_INSERT_ID(), 'roland', 'roland');" calcext:value-type="string">
            <text:p>INSERT INTO translation_source SET source='nicht-deklariert', location='Interessenbindung', field = 'status', created_visa='roland', updated_visa='roland'; INSERT INTO translation_target (lang, translation, translation_source_id, created_visa, updated_visa) VALUES ('fr', 'non-déclaré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formula="of:=&quot;INSERT INTO translation_source SET source='&quot; &amp;SUBSTITUTE([.C72];&quot;'&quot;; &quot;\'&quot;) &amp; &quot;', location='&quot; &amp;SUBSTITUTE([.A72];&quot;'&quot;; &quot;\'&quot;) &amp; &quot;', field = '&quot; &amp; SUBSTITUTE([.B72];&quot;'&quot;; &quot;\'&quot;) &amp; &quot;', created_visa='roland', updated_visa='roland'; &quot; &amp; IF(OR([.D72]&lt;&gt;&quot;&quot;; [.E72]&lt;&gt;&quot;&quot;);&quot;INSERT INTO translation_target (lang, translation, translation_source_id, created_visa, updated_visa) VALUES &quot; &amp; IF([.D72]&lt;&gt;&quot;&quot;;&quot;('de', '&quot; &amp; SUBSTITUTE([.D72];&quot;'&quot;; &quot;\'&quot;) &amp; &quot;', LAST_INSERT_ID(), 'roland', 'roland')&quot;; &quot;&quot;) &amp; IF(AND([.D72]&lt;&gt;&quot;&quot;; [.E72]&lt;&gt;&quot;&quot;); &quot;,&quot;; &quot;&quot;) &amp; IF([.E72]&lt;&gt;&quot;&quot;;&quot;('fr', '&quot; &amp; SUBSTITUTE([.E72];&quot;'&quot;; &quot;\'&quot;) &amp; &quot;', LAST_INSERT_ID(), 'roland', 'roland')&quot;; &quot;&quot;) &amp; &quot;;&quot;; &quot;&quot;)" office:value-type="string" office:string-value="INSERT INTO translation_source SET source='Ja', location='Interessenbindung', field = 'behoerden_vertreter', created_visa='roland', updated_visa='roland'; INSERT INTO translation_target (lang, translation, translation_source_id, created_visa, updated_visa) VALUES ('fr', 'Oui', LAST_INSERT_ID(), 'roland', 'roland');" calcext:value-type="string">
            <text:p>INSERT INTO translation_source SET source='Ja', location='Interessenbindung', field = 'behoerden_vertreter', created_visa='roland', updated_visa='roland'; INSERT INTO translation_target (lang, translation, translation_source_id, created_visa, updated_visa) VALUES ('fr', 'Oui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formula="of:=&quot;INSERT INTO translation_source SET source='&quot; &amp;SUBSTITUTE([.C73];&quot;'&quot;; &quot;\'&quot;) &amp; &quot;', location='&quot; &amp;SUBSTITUTE([.A73];&quot;'&quot;; &quot;\'&quot;) &amp; &quot;', field = '&quot; &amp; SUBSTITUTE([.B73];&quot;'&quot;; &quot;\'&quot;) &amp; &quot;', created_visa='roland', updated_visa='roland'; &quot; &amp; IF(OR([.D73]&lt;&gt;&quot;&quot;; [.E73]&lt;&gt;&quot;&quot;);&quot;INSERT INTO translation_target (lang, translation, translation_source_id, created_visa, updated_visa) VALUES &quot; &amp; IF([.D73]&lt;&gt;&quot;&quot;;&quot;('de', '&quot; &amp; SUBSTITUTE([.D73];&quot;'&quot;; &quot;\'&quot;) &amp; &quot;', LAST_INSERT_ID(), 'roland', 'roland')&quot;; &quot;&quot;) &amp; IF(AND([.D73]&lt;&gt;&quot;&quot;; [.E73]&lt;&gt;&quot;&quot;); &quot;,&quot;; &quot;&quot;) &amp; IF([.E73]&lt;&gt;&quot;&quot;;&quot;('fr', '&quot; &amp; SUBSTITUTE([.E73];&quot;'&quot;; &quot;\'&quot;) &amp; &quot;', LAST_INSERT_ID(), 'roland', 'roland')&quot;; &quot;&quot;) &amp; &quot;;&quot;; &quot;&quot;)" office:value-type="string" office:string-value="INSERT INTO translation_source SET source='Nein', location='Interessenbindung', field = 'behoerden_vertreter', created_visa='roland', updated_visa='roland'; INSERT INTO translation_target (lang, translation, translation_source_id, created_visa, updated_visa) VALUES ('fr', 'Non', LAST_INSERT_ID(), 'roland', 'roland');" calcext:value-type="string">
            <text:p>INSERT INTO translation_source SET source='Nein', location='Interessenbindung', field = 'behoerden_vertreter', created_visa='roland', updated_visa='roland'; INSERT INTO translation_target (lang, translation, translation_source_id, created_visa, updated_visa) VALUES ('fr', 'N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formula="of:=&quot;INSERT INTO translation_source SET source='&quot; &amp;SUBSTITUTE([.C74];&quot;'&quot;; &quot;\'&quot;) &amp; &quot;', location='&quot; &amp;SUBSTITUTE([.A74];&quot;'&quot;; &quot;\'&quot;) &amp; &quot;', field = '&quot; &amp; SUBSTITUTE([.B74];&quot;'&quot;; &quot;\'&quot;) &amp; &quot;', created_visa='roland', updated_visa='roland'; &quot; &amp; IF(OR([.D74]&lt;&gt;&quot;&quot;; [.E74]&lt;&gt;&quot;&quot;);&quot;INSERT INTO translation_target (lang, translation, translation_source_id, created_visa, updated_visa) VALUES &quot; &amp; IF([.D74]&lt;&gt;&quot;&quot;;&quot;('de', '&quot; &amp; SUBSTITUTE([.D74];&quot;'&quot;; &quot;\'&quot;) &amp; &quot;', LAST_INSERT_ID(), 'roland', 'roland')&quot;; &quot;&quot;) &amp; IF(AND([.D74]&lt;&gt;&quot;&quot;; [.E74]&lt;&gt;&quot;&quot;); &quot;,&quot;; &quot;&quot;) &amp; IF([.E74]&lt;&gt;&quot;&quot;;&quot;('fr', '&quot; &amp; SUBSTITUTE([.E74];&quot;'&quot;; &quot;\'&quot;) &amp; &quot;', LAST_INSERT_ID(), 'roland', 'roland')&quot;; &quot;&quot;) &amp; &quot;;&quot;; &quot;&quot;)" office:value-type="string" office:string-value="INSERT INTO translation_source SET source='J', location='Interessenbindung', field = 'behoerden_vertreter', created_visa='roland', updated_visa='roland'; INSERT INTO translation_target (lang, translation, translation_source_id, created_visa, updated_visa) VALUES ('fr', 'O', LAST_INSERT_ID(), 'roland', 'roland');" calcext:value-type="string">
            <text:p>INSERT INTO translation_source SET source='J', location='Interessenbindung', field = 'behoerden_vertreter', created_visa='roland', updated_visa='roland'; INSERT INTO translation_target (lang, translation, translation_source_id, created_visa, updated_visa) VALUES ('fr', 'O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formula="of:=&quot;INSERT INTO translation_source SET source='&quot; &amp;SUBSTITUTE([.C75];&quot;'&quot;; &quot;\'&quot;) &amp; &quot;', location='&quot; &amp;SUBSTITUTE([.A75];&quot;'&quot;; &quot;\'&quot;) &amp; &quot;', field = '&quot; &amp; SUBSTITUTE([.B75];&quot;'&quot;; &quot;\'&quot;) &amp; &quot;', created_visa='roland', updated_visa='roland'; &quot; &amp; IF(OR([.D75]&lt;&gt;&quot;&quot;; [.E75]&lt;&gt;&quot;&quot;);&quot;INSERT INTO translation_target (lang, translation, translation_source_id, created_visa, updated_visa) VALUES &quot; &amp; IF([.D75]&lt;&gt;&quot;&quot;;&quot;('de', '&quot; &amp; SUBSTITUTE([.D75];&quot;'&quot;; &quot;\'&quot;) &amp; &quot;', LAST_INSERT_ID(), 'roland', 'roland')&quot;; &quot;&quot;) &amp; IF(AND([.D75]&lt;&gt;&quot;&quot;; [.E75]&lt;&gt;&quot;&quot;); &quot;,&quot;; &quot;&quot;) &amp; IF([.E75]&lt;&gt;&quot;&quot;;&quot;('fr', '&quot; &amp; SUBSTITUTE([.E75];&quot;'&quot;; &quot;\'&quot;) &amp; &quot;', LAST_INSERT_ID(), 'roland', 'roland')&quot;; &quot;&quot;) &amp; &quot;;&quot;; &quot;&quot;)" office:value-type="string" office:string-value="INSERT INTO translation_source SET source='N', location='Interessenbindung', field = 'behoerden_vertreter', created_visa='roland', updated_visa='roland'; INSERT INTO translation_target (lang, translation, translation_source_id, created_visa, updated_visa) VALUES ('fr', 'N', LAST_INSERT_ID(), 'roland', 'roland');" calcext:value-type="string">
            <text:p>INSERT INTO translation_source SET source='N', location='Interessenbindung', field = 'behoerden_vertreter', created_visa='roland', updated_visa='roland'; INSERT INTO translation_target (lang, translation, translation_source_id, created_visa, updated_visa) VALUES ('fr', '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76];&quot;'&quot;; &quot;\'&quot;) &amp; &quot;', location='&quot; &amp;SUBSTITUTE([.A76];&quot;'&quot;; &quot;\'&quot;) &amp; &quot;', field = '&quot; &amp; SUBSTITUTE([.B76];&quot;'&quot;; &quot;\'&quot;) &amp; &quot;', created_visa='roland', updated_visa='roland'; &quot; &amp; IF(OR([.D76]&lt;&gt;&quot;&quot;; [.E76]&lt;&gt;&quot;&quot;);&quot;INSERT INTO translation_target (lang, translation, translation_source_id, created_visa, updated_visa) VALUES &quot; &amp; IF([.D76]&lt;&gt;&quot;&quot;;&quot;('de', '&quot; &amp; SUBSTITUTE([.D76];&quot;'&quot;; &quot;\'&quot;) &amp; &quot;', LAST_INSERT_ID(), 'roland', 'roland')&quot;; &quot;&quot;) &amp; IF(AND([.D76]&lt;&gt;&quot;&quot;; [.E76]&lt;&gt;&quot;&quot;); &quot;,&quot;; &quot;&quot;) &amp; IF([.E76]&lt;&gt;&quot;&quot;;&quot;('fr', '&quot; &amp; SUBSTITUTE([.E76];&quot;'&quot;; &quot;\'&quot;) &amp; &quot;', LAST_INSERT_ID(), 'roland', 'roland')&quot;; &quot;&quot;) &amp; &quot;;&quot;; &quot;&quot;)" office:value-type="string" office:string-value="INSERT INTO translation_source SET source='mitglied', location='mandat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mandat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SUBSTITUTE([.C77];&quot;'&quot;; &quot;\'&quot;) &amp; &quot;', location='&quot; &amp;SUBSTITUTE([.A77];&quot;'&quot;; &quot;\'&quot;) &amp; &quot;', field = '&quot; &amp; SUBSTITUTE([.B77];&quot;'&quot;; &quot;\'&quot;) &amp; &quot;', created_visa='roland', updated_visa='roland'; &quot; &amp; IF(OR([.D77]&lt;&gt;&quot;&quot;; [.E77]&lt;&gt;&quot;&quot;);&quot;INSERT INTO translation_target (lang, translation, translation_source_id, created_visa, updated_visa) VALUES &quot; &amp; IF([.D77]&lt;&gt;&quot;&quot;;&quot;('de', '&quot; &amp; SUBSTITUTE([.D77];&quot;'&quot;; &quot;\'&quot;) &amp; &quot;', LAST_INSERT_ID(), 'roland', 'roland')&quot;; &quot;&quot;) &amp; IF(AND([.D77]&lt;&gt;&quot;&quot;; [.E77]&lt;&gt;&quot;&quot;); &quot;,&quot;; &quot;&quot;) &amp; IF([.E77]&lt;&gt;&quot;&quot;;&quot;('fr', '&quot; &amp; SUBSTITUTE([.E77];&quot;'&quot;; &quot;\'&quot;) &amp; &quot;', LAST_INSERT_ID(), 'roland', 'roland')&quot;; &quot;&quot;) &amp; &quot;;&quot;; &quot;&quot;)" office:value-type="string" office:string-value="INSERT INTO translation_source SET source='geschaeftsfuehrend', location='mandat', field = 'art', created_visa='roland', updated_visa='roland'; INSERT INTO translation_target (lang, translation, translation_source_id, created_visa, updated_visa) VALUES ('de', 'geschäftsführend', LAST_INSERT_ID(), 'roland', 'roland'),('fr', 'en poste de direction', LAST_INSERT_ID(), 'roland', 'roland');" calcext:value-type="string">
            <text:p>INSERT INTO translation_source SET source='geschaeftsfuehrend', location='mandat', field = 'art', created_visa='roland', updated_visa='roland'; INSERT INTO translation_target (lang, translation, translation_source_id, created_visa, updated_visa) VALUES ('de', 'geschäftsführend', LAST_INSERT_ID(), 'roland', 'roland'),('fr', 'en poste de direc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SUBSTITUTE([.C78];&quot;'&quot;; &quot;\'&quot;) &amp; &quot;', location='&quot; &amp;SUBSTITUTE([.A78];&quot;'&quot;; &quot;\'&quot;) &amp; &quot;', field = '&quot; &amp; SUBSTITUTE([.B78];&quot;'&quot;; &quot;\'&quot;) &amp; &quot;', created_visa='roland', updated_visa='roland'; &quot; &amp; IF(OR([.D78]&lt;&gt;&quot;&quot;; [.E78]&lt;&gt;&quot;&quot;);&quot;INSERT INTO translation_target (lang, translation, translation_source_id, created_visa, updated_visa) VALUES &quot; &amp; IF([.D78]&lt;&gt;&quot;&quot;;&quot;('de', '&quot; &amp; SUBSTITUTE([.D78];&quot;'&quot;; &quot;\'&quot;) &amp; &quot;', LAST_INSERT_ID(), 'roland', 'roland')&quot;; &quot;&quot;) &amp; IF(AND([.D78]&lt;&gt;&quot;&quot;; [.E78]&lt;&gt;&quot;&quot;); &quot;,&quot;; &quot;&quot;) &amp; IF([.E78]&lt;&gt;&quot;&quot;;&quot;('fr', '&quot; &amp; SUBSTITUTE([.E78];&quot;'&quot;; &quot;\'&quot;) &amp; &quot;', LAST_INSERT_ID(), 'roland', 'roland')&quot;; &quot;&quot;) &amp; &quot;;&quot;; &quot;&quot;)" office:value-type="string" office:string-value="INSERT INTO translation_source SET source='vorstand', location='mandat', field = 'art', created_visa='roland', updated_visa='roland'; INSERT INTO translation_target (lang, translation, translation_source_id, created_visa, updated_visa) VALUES ('de', 'Vorstand', LAST_INSERT_ID(), 'roland', 'roland'),('fr', 'Comité', LAST_INSERT_ID(), 'roland', 'roland');" calcext:value-type="string">
            <text:p>INSERT INTO translation_source SET source='vorstand', location='mandat', field = 'art', created_visa='roland', updated_visa='roland'; INSERT INTO translation_target (lang, translation, translation_source_id, created_visa, updated_visa) VALUES ('de', 'Vorstand', LAST_INSERT_ID(), 'roland', 'roland'),('fr', 'Comit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SUBSTITUTE([.C79];&quot;'&quot;; &quot;\'&quot;) &amp; &quot;', location='&quot; &amp;SUBSTITUTE([.A79];&quot;'&quot;; &quot;\'&quot;) &amp; &quot;', field = '&quot; &amp; SUBSTITUTE([.B79];&quot;'&quot;; &quot;\'&quot;) &amp; &quot;', created_visa='roland', updated_visa='roland'; &quot; &amp; IF(OR([.D79]&lt;&gt;&quot;&quot;; [.E79]&lt;&gt;&quot;&quot;);&quot;INSERT INTO translation_target (lang, translation, translation_source_id, created_visa, updated_visa) VALUES &quot; &amp; IF([.D79]&lt;&gt;&quot;&quot;;&quot;('de', '&quot; &amp; SUBSTITUTE([.D79];&quot;'&quot;; &quot;\'&quot;) &amp; &quot;', LAST_INSERT_ID(), 'roland', 'roland')&quot;; &quot;&quot;) &amp; IF(AND([.D79]&lt;&gt;&quot;&quot;; [.E79]&lt;&gt;&quot;&quot;); &quot;,&quot;; &quot;&quot;) &amp; IF([.E79]&lt;&gt;&quot;&quot;;&quot;('fr', '&quot; &amp; SUBSTITUTE([.E79];&quot;'&quot;; &quot;\'&quot;) &amp; &quot;', LAST_INSERT_ID(), 'roland', 'roland')&quot;; &quot;&quot;) &amp; &quot;;&quot;; &quot;&quot;)" office:value-type="string" office:string-value="INSERT INTO translation_source SET source='praesident', location='mandat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mandat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SUBSTITUTE([.C80];&quot;'&quot;; &quot;\'&quot;) &amp; &quot;', location='&quot; &amp;SUBSTITUTE([.A80];&quot;'&quot;; &quot;\'&quot;) &amp; &quot;', field = '&quot; &amp; SUBSTITUTE([.B80];&quot;'&quot;; &quot;\'&quot;) &amp; &quot;', created_visa='roland', updated_visa='roland'; &quot; &amp; IF(OR([.D80]&lt;&gt;&quot;&quot;; [.E80]&lt;&gt;&quot;&quot;);&quot;INSERT INTO translation_target (lang, translation, translation_source_id, created_visa, updated_visa) VALUES &quot; &amp; IF([.D80]&lt;&gt;&quot;&quot;;&quot;('de', '&quot; &amp; SUBSTITUTE([.D80];&quot;'&quot;; &quot;\'&quot;) &amp; &quot;', LAST_INSERT_ID(), 'roland', 'roland')&quot;; &quot;&quot;) &amp; IF(AND([.D80]&lt;&gt;&quot;&quot;; [.E80]&lt;&gt;&quot;&quot;); &quot;,&quot;; &quot;&quot;) &amp; IF([.E80]&lt;&gt;&quot;&quot;;&quot;('fr', '&quot; &amp; SUBSTITUTE([.E80];&quot;'&quot;; &quot;\'&quot;) &amp; &quot;', LAST_INSERT_ID(), 'roland', 'roland')&quot;; &quot;&quot;) &amp; &quot;;&quot;; &quot;&quot;)" office:value-type="string" office:string-value="INSERT INTO translation_source SET source='vizepraesident', location='mandat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mandat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81];&quot;'&quot;; &quot;\'&quot;) &amp; &quot;', location='&quot; &amp;SUBSTITUTE([.A81];&quot;'&quot;; &quot;\'&quot;) &amp; &quot;', field = '&quot; &amp; SUBSTITUTE([.B81];&quot;'&quot;; &quot;\'&quot;) &amp; &quot;', created_visa='roland', updated_visa='roland'; &quot; &amp; IF(OR([.D81]&lt;&gt;&quot;&quot;; [.E81]&lt;&gt;&quot;&quot;);&quot;INSERT INTO translation_target (lang, translation, translation_source_id, created_visa, updated_visa) VALUES &quot; &amp; IF([.D81]&lt;&gt;&quot;&quot;;&quot;('de', '&quot; &amp; SUBSTITUTE([.D81];&quot;'&quot;; &quot;\'&quot;) &amp; &quot;', LAST_INSERT_ID(), 'roland', 'roland')&quot;; &quot;&quot;) &amp; IF(AND([.D81]&lt;&gt;&quot;&quot;; [.E81]&lt;&gt;&quot;&quot;); &quot;,&quot;; &quot;&quot;) &amp; IF([.E81]&lt;&gt;&quot;&quot;;&quot;('fr', '&quot; &amp; SUBSTITUTE([.E81];&quot;'&quot;; &quot;\'&quot;) &amp; &quot;', LAST_INSERT_ID(), 'roland', 'roland')&quot;; &quot;&quot;) &amp; &quot;;&quot;; &quot;&quot;)" office:value-type="string" office:string-value="INSERT INTO translation_source SET source='mitglied', location='mandat', field = 'funktion_im_gremium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mandat', field = 'funktion_im_gremium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SUBSTITUTE([.C82];&quot;'&quot;; &quot;\'&quot;) &amp; &quot;', location='&quot; &amp;SUBSTITUTE([.A82];&quot;'&quot;; &quot;\'&quot;) &amp; &quot;', field = '&quot; &amp; SUBSTITUTE([.B82];&quot;'&quot;; &quot;\'&quot;) &amp; &quot;', created_visa='roland', updated_visa='roland'; &quot; &amp; IF(OR([.D82]&lt;&gt;&quot;&quot;; [.E82]&lt;&gt;&quot;&quot;);&quot;INSERT INTO translation_target (lang, translation, translation_source_id, created_visa, updated_visa) VALUES &quot; &amp; IF([.D82]&lt;&gt;&quot;&quot;;&quot;('de', '&quot; &amp; SUBSTITUTE([.D82];&quot;'&quot;; &quot;\'&quot;) &amp; &quot;', LAST_INSERT_ID(), 'roland', 'roland')&quot;; &quot;&quot;) &amp; IF(AND([.D82]&lt;&gt;&quot;&quot;; [.E82]&lt;&gt;&quot;&quot;); &quot;,&quot;; &quot;&quot;) &amp; IF([.E82]&lt;&gt;&quot;&quot;;&quot;('fr', '&quot; &amp; SUBSTITUTE([.E82];&quot;'&quot;; &quot;\'&quot;) &amp; &quot;', LAST_INSERT_ID(), 'roland', 'roland')&quot;; &quot;&quot;) &amp; &quot;;&quot;; &quot;&quot;)" office:value-type="string" office:string-value="INSERT INTO translation_source SET source='links', location='fraktion', field = 'position', created_visa='roland', updated_visa='roland'; INSERT INTO translation_target (lang, translation, translation_source_id, created_visa, updated_visa) VALUES ('fr', 'gauche', LAST_INSERT_ID(), 'roland', 'roland');" calcext:value-type="string">
            <text:p>INSERT INTO translation_source SET source='links', location='fraktion', field = 'position', created_visa='roland', updated_visa='roland'; INSERT INTO translation_target (lang, translation, translation_source_id, created_visa, updated_visa) VALUES ('fr', 'gauch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SUBSTITUTE([.C83];&quot;'&quot;; &quot;\'&quot;) &amp; &quot;', location='&quot; &amp;SUBSTITUTE([.A83];&quot;'&quot;; &quot;\'&quot;) &amp; &quot;', field = '&quot; &amp; SUBSTITUTE([.B83];&quot;'&quot;; &quot;\'&quot;) &amp; &quot;', created_visa='roland', updated_visa='roland'; &quot; &amp; IF(OR([.D83]&lt;&gt;&quot;&quot;; [.E83]&lt;&gt;&quot;&quot;);&quot;INSERT INTO translation_target (lang, translation, translation_source_id, created_visa, updated_visa) VALUES &quot; &amp; IF([.D83]&lt;&gt;&quot;&quot;;&quot;('de', '&quot; &amp; SUBSTITUTE([.D83];&quot;'&quot;; &quot;\'&quot;) &amp; &quot;', LAST_INSERT_ID(), 'roland', 'roland')&quot;; &quot;&quot;) &amp; IF(AND([.D83]&lt;&gt;&quot;&quot;; [.E83]&lt;&gt;&quot;&quot;); &quot;,&quot;; &quot;&quot;) &amp; IF([.E83]&lt;&gt;&quot;&quot;;&quot;('fr', '&quot; &amp; SUBSTITUTE([.E83];&quot;'&quot;; &quot;\'&quot;) &amp; &quot;', LAST_INSERT_ID(), 'roland', 'roland')&quot;; &quot;&quot;) &amp; &quot;;&quot;; &quot;&quot;)" office:value-type="string" office:string-value="INSERT INTO translation_source SET source='rechts', location='fraktion', field = 'position', created_visa='roland', updated_visa='roland'; INSERT INTO translation_target (lang, translation, translation_source_id, created_visa, updated_visa) VALUES ('fr', 'droite', LAST_INSERT_ID(), 'roland', 'roland');" calcext:value-type="string">
            <text:p>INSERT INTO translation_source SET source='rechts', location='fraktion', field = 'position', created_visa='roland', updated_visa='roland'; INSERT INTO translation_target (lang, translation, translation_source_id, created_visa, updated_visa) VALUES ('fr', 'droi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SUBSTITUTE([.C84];&quot;'&quot;; &quot;\'&quot;) &amp; &quot;', location='&quot; &amp;SUBSTITUTE([.A84];&quot;'&quot;; &quot;\'&quot;) &amp; &quot;', field = '&quot; &amp; SUBSTITUTE([.B84];&quot;'&quot;; &quot;\'&quot;) &amp; &quot;', created_visa='roland', updated_visa='roland'; &quot; &amp; IF(OR([.D84]&lt;&gt;&quot;&quot;; [.E84]&lt;&gt;&quot;&quot;);&quot;INSERT INTO translation_target (lang, translation, translation_source_id, created_visa, updated_visa) VALUES &quot; &amp; IF([.D84]&lt;&gt;&quot;&quot;;&quot;('de', '&quot; &amp; SUBSTITUTE([.D84];&quot;'&quot;; &quot;\'&quot;) &amp; &quot;', LAST_INSERT_ID(), 'roland', 'roland')&quot;; &quot;&quot;) &amp; IF(AND([.D84]&lt;&gt;&quot;&quot;; [.E84]&lt;&gt;&quot;&quot;); &quot;,&quot;; &quot;&quot;) &amp; IF([.E84]&lt;&gt;&quot;&quot;;&quot;('fr', '&quot; &amp; SUBSTITUTE([.E84];&quot;'&quot;; &quot;\'&quot;) &amp; &quot;', LAST_INSERT_ID(), 'roland', 'roland')&quot;; &quot;&quot;) &amp; &quot;;&quot;; &quot;&quot;)" office:value-type="string" office:string-value="INSERT INTO translation_source SET source='mitte', location='fraktion', field = 'position', created_visa='roland', updated_visa='roland'; INSERT INTO translation_target (lang, translation, translation_source_id, created_visa, updated_visa) VALUES ('fr', 'centre', LAST_INSERT_ID(), 'roland', 'roland');" calcext:value-type="string">
            <text:p>INSERT INTO translation_source SET source='mitte', location='fraktion', field = 'position', created_visa='roland', updated_visa='roland'; INSERT INTO translation_target (lang, translation, translation_source_id, created_visa, updated_visa) VALUES ('fr', 'cent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SUBSTITUTE([.C85];&quot;'&quot;; &quot;\'&quot;) &amp; &quot;', location='&quot; &amp;SUBSTITUTE([.A85];&quot;'&quot;; &quot;\'&quot;) &amp; &quot;', field = '&quot; &amp; SUBSTITUTE([.B85];&quot;'&quot;; &quot;\'&quot;) &amp; &quot;', created_visa='roland', updated_visa='roland'; &quot; &amp; IF(OR([.D85]&lt;&gt;&quot;&quot;; [.E85]&lt;&gt;&quot;&quot;);&quot;INSERT INTO translation_target (lang, translation, translation_source_id, created_visa, updated_visa) VALUES &quot; &amp; IF([.D85]&lt;&gt;&quot;&quot;;&quot;('de', '&quot; &amp; SUBSTITUTE([.D85];&quot;'&quot;; &quot;\'&quot;) &amp; &quot;', LAST_INSERT_ID(), 'roland', 'roland')&quot;; &quot;&quot;) &amp; IF(AND([.D85]&lt;&gt;&quot;&quot;; [.E85]&lt;&gt;&quot;&quot;); &quot;,&quot;; &quot;&quot;) &amp; IF([.E85]&lt;&gt;&quot;&quot;;&quot;('fr', '&quot; &amp; SUBSTITUTE([.E85];&quot;'&quot;; &quot;\'&quot;) &amp; &quot;', LAST_INSERT_ID(), 'roland', 'roland')&quot;; &quot;&quot;) &amp; &quot;;&quot;; &quot;&quot;)" office:value-type="string" office:string-value="INSERT INTO translation_source SET source='links', location='partei', field = 'position', created_visa='roland', updated_visa='roland'; INSERT INTO translation_target (lang, translation, translation_source_id, created_visa, updated_visa) VALUES ('fr', 'gauche', LAST_INSERT_ID(), 'roland', 'roland');" calcext:value-type="string">
            <text:p>INSERT INTO translation_source SET source='links', location='partei', field = 'position', created_visa='roland', updated_visa='roland'; INSERT INTO translation_target (lang, translation, translation_source_id, created_visa, updated_visa) VALUES ('fr', 'gauch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SUBSTITUTE([.C86];&quot;'&quot;; &quot;\'&quot;) &amp; &quot;', location='&quot; &amp;SUBSTITUTE([.A86];&quot;'&quot;; &quot;\'&quot;) &amp; &quot;', field = '&quot; &amp; SUBSTITUTE([.B86];&quot;'&quot;; &quot;\'&quot;) &amp; &quot;', created_visa='roland', updated_visa='roland'; &quot; &amp; IF(OR([.D86]&lt;&gt;&quot;&quot;; [.E86]&lt;&gt;&quot;&quot;);&quot;INSERT INTO translation_target (lang, translation, translation_source_id, created_visa, updated_visa) VALUES &quot; &amp; IF([.D86]&lt;&gt;&quot;&quot;;&quot;('de', '&quot; &amp; SUBSTITUTE([.D86];&quot;'&quot;; &quot;\'&quot;) &amp; &quot;', LAST_INSERT_ID(), 'roland', 'roland')&quot;; &quot;&quot;) &amp; IF(AND([.D86]&lt;&gt;&quot;&quot;; [.E86]&lt;&gt;&quot;&quot;); &quot;,&quot;; &quot;&quot;) &amp; IF([.E86]&lt;&gt;&quot;&quot;;&quot;('fr', '&quot; &amp; SUBSTITUTE([.E86];&quot;'&quot;; &quot;\'&quot;) &amp; &quot;', LAST_INSERT_ID(), 'roland', 'roland')&quot;; &quot;&quot;) &amp; &quot;;&quot;; &quot;&quot;)" office:value-type="string" office:string-value="INSERT INTO translation_source SET source='rechts', location='partei', field = 'position', created_visa='roland', updated_visa='roland'; INSERT INTO translation_target (lang, translation, translation_source_id, created_visa, updated_visa) VALUES ('fr', 'droite', LAST_INSERT_ID(), 'roland', 'roland');" calcext:value-type="string">
            <text:p>INSERT INTO translation_source SET source='rechts', location='partei', field = 'position', created_visa='roland', updated_visa='roland'; INSERT INTO translation_target (lang, translation, translation_source_id, created_visa, updated_visa) VALUES ('fr', 'droi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SUBSTITUTE([.C87];&quot;'&quot;; &quot;\'&quot;) &amp; &quot;', location='&quot; &amp;SUBSTITUTE([.A87];&quot;'&quot;; &quot;\'&quot;) &amp; &quot;', field = '&quot; &amp; SUBSTITUTE([.B87];&quot;'&quot;; &quot;\'&quot;) &amp; &quot;', created_visa='roland', updated_visa='roland'; &quot; &amp; IF(OR([.D87]&lt;&gt;&quot;&quot;; [.E87]&lt;&gt;&quot;&quot;);&quot;INSERT INTO translation_target (lang, translation, translation_source_id, created_visa, updated_visa) VALUES &quot; &amp; IF([.D87]&lt;&gt;&quot;&quot;;&quot;('de', '&quot; &amp; SUBSTITUTE([.D87];&quot;'&quot;; &quot;\'&quot;) &amp; &quot;', LAST_INSERT_ID(), 'roland', 'roland')&quot;; &quot;&quot;) &amp; IF(AND([.D87]&lt;&gt;&quot;&quot;; [.E87]&lt;&gt;&quot;&quot;); &quot;,&quot;; &quot;&quot;) &amp; IF([.E87]&lt;&gt;&quot;&quot;;&quot;('fr', '&quot; &amp; SUBSTITUTE([.E87];&quot;'&quot;; &quot;\'&quot;) &amp; &quot;', LAST_INSERT_ID(), 'roland', 'roland')&quot;; &quot;&quot;) &amp; &quot;;&quot;; &quot;&quot;)" office:value-type="string" office:string-value="INSERT INTO translation_source SET source='mitte', location='partei', field = 'position', created_visa='roland', updated_visa='roland'; INSERT INTO translation_target (lang, translation, translation_source_id, created_visa, updated_visa) VALUES ('fr', 'centre', LAST_INSERT_ID(), 'roland', 'roland');" calcext:value-type="string">
            <text:p>INSERT INTO translation_source SET source='mitte', location='partei', field = 'position', created_visa='roland', updated_visa='roland'; INSERT INTO translation_target (lang, translation, translation_source_id, created_visa, updated_visa) VALUES ('fr', 'cent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SUBSTITUTE([.C88];&quot;'&quot;; &quot;\'&quot;) &amp; &quot;', location='&quot; &amp;SUBSTITUTE([.A88];&quot;'&quot;; &quot;\'&quot;) &amp; &quot;', field = '&quot; &amp; SUBSTITUTE([.B88];&quot;'&quot;; &quot;\'&quot;) &amp; &quot;', created_visa='roland', updated_visa='roland'; &quot; &amp; IF(OR([.D88]&lt;&gt;&quot;&quot;; [.E88]&lt;&gt;&quot;&quot;);&quot;INSERT INTO translation_target (lang, translation, translation_source_id, created_visa, updated_visa) VALUES &quot; &amp; IF([.D88]&lt;&gt;&quot;&quot;;&quot;('de', '&quot; &amp; SUBSTITUTE([.D88];&quot;'&quot;; &quot;\'&quot;) &amp; &quot;', LAST_INSERT_ID(), 'roland', 'roland')&quot;; &quot;&quot;) &amp; IF(AND([.D88]&lt;&gt;&quot;&quot;; [.E88]&lt;&gt;&quot;&quot;); &quot;,&quot;; &quot;&quot;) &amp; IF([.E88]&lt;&gt;&quot;&quot;;&quot;('fr', '&quot; &amp; SUBSTITUTE([.E88];&quot;'&quot;; &quot;\'&quot;) &amp; &quot;', LAST_INSERT_ID(), 'roland', 'roland')&quot;; &quot;&quot;) &amp; &quot;;&quot;; &quot;&quot;)" office:value-type="string" office:string-value="INSERT INTO translation_source SET source='praesident', location='in_kommission', field = 'funktion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in_kommission', field = 'funktion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SUBSTITUTE([.C89];&quot;'&quot;; &quot;\'&quot;) &amp; &quot;', location='&quot; &amp;SUBSTITUTE([.A89];&quot;'&quot;; &quot;\'&quot;) &amp; &quot;', field = '&quot; &amp; SUBSTITUTE([.B89];&quot;'&quot;; &quot;\'&quot;) &amp; &quot;', created_visa='roland', updated_visa='roland'; &quot; &amp; IF(OR([.D89]&lt;&gt;&quot;&quot;; [.E89]&lt;&gt;&quot;&quot;);&quot;INSERT INTO translation_target (lang, translation, translation_source_id, created_visa, updated_visa) VALUES &quot; &amp; IF([.D89]&lt;&gt;&quot;&quot;;&quot;('de', '&quot; &amp; SUBSTITUTE([.D89];&quot;'&quot;; &quot;\'&quot;) &amp; &quot;', LAST_INSERT_ID(), 'roland', 'roland')&quot;; &quot;&quot;) &amp; IF(AND([.D89]&lt;&gt;&quot;&quot;; [.E89]&lt;&gt;&quot;&quot;); &quot;,&quot;; &quot;&quot;) &amp; IF([.E89]&lt;&gt;&quot;&quot;;&quot;('fr', '&quot; &amp; SUBSTITUTE([.E89];&quot;'&quot;; &quot;\'&quot;) &amp; &quot;', LAST_INSERT_ID(), 'roland', 'roland')&quot;; &quot;&quot;) &amp; &quot;;&quot;; &quot;&quot;)" office:value-type="string" office:string-value="INSERT INTO translation_source SET source='vizepraesident', location='in_kommission', field = 'funktion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in_kommission', field = 'funktion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90];&quot;'&quot;; &quot;\'&quot;) &amp; &quot;', location='&quot; &amp;SUBSTITUTE([.A90];&quot;'&quot;; &quot;\'&quot;) &amp; &quot;', field = '&quot; &amp; SUBSTITUTE([.B90];&quot;'&quot;; &quot;\'&quot;) &amp; &quot;', created_visa='roland', updated_visa='roland'; &quot; &amp; IF(OR([.D90]&lt;&gt;&quot;&quot;; [.E90]&lt;&gt;&quot;&quot;);&quot;INSERT INTO translation_target (lang, translation, translation_source_id, created_visa, updated_visa) VALUES &quot; &amp; IF([.D90]&lt;&gt;&quot;&quot;;&quot;('de', '&quot; &amp; SUBSTITUTE([.D90];&quot;'&quot;; &quot;\'&quot;) &amp; &quot;', LAST_INSERT_ID(), 'roland', 'roland')&quot;; &quot;&quot;) &amp; IF(AND([.D90]&lt;&gt;&quot;&quot;; [.E90]&lt;&gt;&quot;&quot;); &quot;,&quot;; &quot;&quot;) &amp; IF([.E90]&lt;&gt;&quot;&quot;;&quot;('fr', '&quot; &amp; SUBSTITUTE([.E90];&quot;'&quot;; &quot;\'&quot;) &amp; &quot;', LAST_INSERT_ID(), 'roland', 'roland')&quot;; &quot;&quot;) &amp; &quot;;&quot;; &quot;&quot;)" office:value-type="string" office:string-value="INSERT INTO translation_source SET source='mitglied', location='in_kommission', field = 'funktion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in_kommission', field = 'funktion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style-name="ce7" office:value-type="string" calcext:value-type="string">
            <text:p>Coprésident</text:p>
          </table:table-cell>
          <table:table-cell office:value-type="string" calcext:value-type="string">
            <text:p>aussi Coprésidente ?</text:p>
          </table:table-cell>
          <table:table-cell/>
          <table:table-cell table:formula="of:=&quot;INSERT INTO translation_source SET source='&quot; &amp;SUBSTITUTE([.C91];&quot;'&quot;; &quot;\'&quot;) &amp; &quot;', location='&quot; &amp;SUBSTITUTE([.A91];&quot;'&quot;; &quot;\'&quot;) &amp; &quot;', field = '&quot; &amp; SUBSTITUTE([.B91];&quot;'&quot;; &quot;\'&quot;) &amp; &quot;', created_visa='roland', updated_visa='roland'; &quot; &amp; IF(OR([.D91]&lt;&gt;&quot;&quot;; [.E91]&lt;&gt;&quot;&quot;);&quot;INSERT INTO translation_target (lang, translation, translation_source_id, created_visa, updated_visa) VALUES &quot; &amp; IF([.D91]&lt;&gt;&quot;&quot;;&quot;('de', '&quot; &amp; SUBSTITUTE([.D91];&quot;'&quot;; &quot;\'&quot;) &amp; &quot;', LAST_INSERT_ID(), 'roland', 'roland')&quot;; &quot;&quot;) &amp; IF(AND([.D91]&lt;&gt;&quot;&quot;; [.E91]&lt;&gt;&quot;&quot;); &quot;,&quot;; &quot;&quot;) &amp; IF([.E91]&lt;&gt;&quot;&quot;;&quot;('fr', '&quot; &amp; SUBSTITUTE([.E91];&quot;'&quot;; &quot;\'&quot;) &amp; &quot;', LAST_INSERT_ID(), 'roland', 'roland')&quot;; &quot;&quot;) &amp; &quot;;&quot;; &quot;&quot;)" office:value-type="string" office:string-value="INSERT INTO translation_source SET source='co-praesident', location='in_kommission', field = 'funktion', created_visa='roland', updated_visa='roland'; INSERT INTO translation_target (lang, translation, translation_source_id, created_visa, updated_visa) VALUES ('de', 'Co-Präsident', LAST_INSERT_ID(), 'roland', 'roland'),('fr', 'Coprésident', LAST_INSERT_ID(), 'roland', 'roland');" calcext:value-type="string">
            <text:p>INSERT INTO translation_source SET source='co-praesident', location='in_kommission', field = 'funktion', created_visa='roland', updated_visa='roland'; INSERT INTO translation_target (lang, translation, translation_source_id, created_visa, updated_visa) VALUES ('de', 'Co-Präsident', LAST_INSERT_ID(), 'roland', 'roland'),('fr', 'Coprésiden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SUBSTITUTE([.C92];&quot;'&quot;; &quot;\'&quot;) &amp; &quot;', location='&quot; &amp;SUBSTITUTE([.A92];&quot;'&quot;; &quot;\'&quot;) &amp; &quot;', field = '&quot; &amp; SUBSTITUTE([.B92];&quot;'&quot;; &quot;\'&quot;) &amp; &quot;', created_visa='roland', updated_visa='roland'; &quot; &amp; IF(OR([.D92]&lt;&gt;&quot;&quot;; [.E92]&lt;&gt;&quot;&quot;);&quot;INSERT INTO translation_target (lang, translation, translation_source_id, created_visa, updated_visa) VALUES &quot; &amp; IF([.D92]&lt;&gt;&quot;&quot;;&quot;('de', '&quot; &amp; SUBSTITUTE([.D92];&quot;'&quot;; &quot;\'&quot;) &amp; &quot;', LAST_INSERT_ID(), 'roland', 'roland')&quot;; &quot;&quot;) &amp; IF(AND([.D92]&lt;&gt;&quot;&quot;; [.E92]&lt;&gt;&quot;&quot;); &quot;,&quot;; &quot;&quot;) &amp; IF([.E92]&lt;&gt;&quot;&quot;;&quot;('fr', '&quot; &amp; SUBSTITUTE([.E92];&quot;'&quot;; &quot;\'&quot;) &amp; &quot;', LAST_INSERT_ID(), 'roland', 'roland')&quot;; &quot;&quot;) &amp; &quot;;&quot;; &quot;&quot;)" office:value-type="string" office:string-value="INSERT INTO translation_source SET source='kommission', location='kommission', field = 'typ', created_visa='roland', updated_visa='roland'; INSERT INTO translation_target (lang, translation, translation_source_id, created_visa, updated_visa) VALUES ('de', 'Kommission', LAST_INSERT_ID(), 'roland', 'roland'),('fr', 'Commission', LAST_INSERT_ID(), 'roland', 'roland');" calcext:value-type="string">
            <text:p>INSERT INTO translation_source SET source='kommission', location='kommission', field = 'typ', created_visa='roland', updated_visa='roland'; INSERT INTO translation_target (lang, translation, translation_source_id, created_visa, updated_visa) VALUES ('de', 'Kommission', LAST_INSERT_ID(), 'roland', 'roland'),('fr', 'C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ous-commission</text:p>
          </table:table-cell>
          <table:table-cell table:number-columns-repeated="2"/>
          <table:table-cell table:formula="of:=&quot;INSERT INTO translation_source SET source='&quot; &amp;SUBSTITUTE([.C93];&quot;'&quot;; &quot;\'&quot;) &amp; &quot;', location='&quot; &amp;SUBSTITUTE([.A93];&quot;'&quot;; &quot;\'&quot;) &amp; &quot;', field = '&quot; &amp; SUBSTITUTE([.B93];&quot;'&quot;; &quot;\'&quot;) &amp; &quot;', created_visa='roland', updated_visa='roland'; &quot; &amp; IF(OR([.D93]&lt;&gt;&quot;&quot;; [.E93]&lt;&gt;&quot;&quot;);&quot;INSERT INTO translation_target (lang, translation, translation_source_id, created_visa, updated_visa) VALUES &quot; &amp; IF([.D93]&lt;&gt;&quot;&quot;;&quot;('de', '&quot; &amp; SUBSTITUTE([.D93];&quot;'&quot;; &quot;\'&quot;) &amp; &quot;', LAST_INSERT_ID(), 'roland', 'roland')&quot;; &quot;&quot;) &amp; IF(AND([.D93]&lt;&gt;&quot;&quot;; [.E93]&lt;&gt;&quot;&quot;); &quot;,&quot;; &quot;&quot;) &amp; IF([.E93]&lt;&gt;&quot;&quot;;&quot;('fr', '&quot; &amp; SUBSTITUTE([.E93];&quot;'&quot;; &quot;\'&quot;) &amp; &quot;', LAST_INSERT_ID(), 'roland', 'roland')&quot;; &quot;&quot;) &amp; &quot;;&quot;; &quot;&quot;)" office:value-type="string" office:string-value="INSERT INTO translation_source SET source='subkommission', location='kommission', field = 'typ', created_visa='roland', updated_visa='roland'; INSERT INTO translation_target (lang, translation, translation_source_id, created_visa, updated_visa) VALUES ('de', 'Subkommission', LAST_INSERT_ID(), 'roland', 'roland'),('fr', 'Sous-commission', LAST_INSERT_ID(), 'roland', 'roland');" calcext:value-type="string">
            <text:p>INSERT INTO translation_source SET source='subkommission', location='kommission', field = 'typ', created_visa='roland', updated_visa='roland'; INSERT INTO translation_target (lang, translation, translation_source_id, created_visa, updated_visa) VALUES ('de', 'Subkommission', LAST_INSERT_ID(), 'roland', 'roland'),('fr', 'Sous-c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Commission spéciale</text:p>
          </table:table-cell>
          <table:table-cell table:number-columns-repeated="2"/>
          <table:table-cell table:formula="of:=&quot;INSERT INTO translation_source SET source='&quot; &amp;SUBSTITUTE([.C94];&quot;'&quot;; &quot;\'&quot;) &amp; &quot;', location='&quot; &amp;SUBSTITUTE([.A94];&quot;'&quot;; &quot;\'&quot;) &amp; &quot;', field = '&quot; &amp; SUBSTITUTE([.B94];&quot;'&quot;; &quot;\'&quot;) &amp; &quot;', created_visa='roland', updated_visa='roland'; &quot; &amp; IF(OR([.D94]&lt;&gt;&quot;&quot;; [.E94]&lt;&gt;&quot;&quot;);&quot;INSERT INTO translation_target (lang, translation, translation_source_id, created_visa, updated_visa) VALUES &quot; &amp; IF([.D94]&lt;&gt;&quot;&quot;;&quot;('de', '&quot; &amp; SUBSTITUTE([.D94];&quot;'&quot;; &quot;\'&quot;) &amp; &quot;', LAST_INSERT_ID(), 'roland', 'roland')&quot;; &quot;&quot;) &amp; IF(AND([.D94]&lt;&gt;&quot;&quot;; [.E94]&lt;&gt;&quot;&quot;); &quot;,&quot;; &quot;&quot;) &amp; IF([.E94]&lt;&gt;&quot;&quot;;&quot;('fr', '&quot; &amp; SUBSTITUTE([.E94];&quot;'&quot;; &quot;\'&quot;) &amp; &quot;', LAST_INSERT_ID(), 'roland', 'roland')&quot;; &quot;&quot;) &amp; &quot;;&quot;; &quot;&quot;)" office:value-type="string" office:string-value="INSERT INTO translation_source SET source='spezialkommission', location='kommission', field = 'typ', created_visa='roland', updated_visa='roland'; INSERT INTO translation_target (lang, translation, translation_source_id, created_visa, updated_visa) VALUES ('de', 'Spezialkommission', LAST_INSERT_ID(), 'roland', 'roland'),('fr', 'Commission spéciale', LAST_INSERT_ID(), 'roland', 'roland');" calcext:value-type="string">
            <text:p>INSERT INTO translation_source SET source='spezialkommission', location='kommission', field = 'typ', created_visa='roland', updated_visa='roland'; INSERT INTO translation_target (lang, translation, translation_source_id, created_visa, updated_visa) VALUES ('de', 'Spezialkommission', LAST_INSERT_ID(), 'roland', 'roland'),('fr', 'Commission spécia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Commission législative</text:p>
          </table:table-cell>
          <table:table-cell table:number-columns-repeated="2"/>
          <table:table-cell table:formula="of:=&quot;INSERT INTO translation_source SET source='&quot; &amp;SUBSTITUTE([.C95];&quot;'&quot;; &quot;\'&quot;) &amp; &quot;', location='&quot; &amp;SUBSTITUTE([.A95];&quot;'&quot;; &quot;\'&quot;) &amp; &quot;', field = '&quot; &amp; SUBSTITUTE([.B95];&quot;'&quot;; &quot;\'&quot;) &amp; &quot;', created_visa='roland', updated_visa='roland'; &quot; &amp; IF(OR([.D95]&lt;&gt;&quot;&quot;; [.E95]&lt;&gt;&quot;&quot;);&quot;INSERT INTO translation_target (lang, translation, translation_source_id, created_visa, updated_visa) VALUES &quot; &amp; IF([.D95]&lt;&gt;&quot;&quot;;&quot;('de', '&quot; &amp; SUBSTITUTE([.D95];&quot;'&quot;; &quot;\'&quot;) &amp; &quot;', LAST_INSERT_ID(), 'roland', 'roland')&quot;; &quot;&quot;) &amp; IF(AND([.D95]&lt;&gt;&quot;&quot;; [.E95]&lt;&gt;&quot;&quot;); &quot;,&quot;; &quot;&quot;) &amp; IF([.E95]&lt;&gt;&quot;&quot;;&quot;('fr', '&quot; &amp; SUBSTITUTE([.E95];&quot;'&quot;; &quot;\'&quot;) &amp; &quot;', LAST_INSERT_ID(), 'roland', 'roland')&quot;; &quot;&quot;) &amp; &quot;;&quot;; &quot;&quot;)" office:value-type="string" office:string-value="INSERT INTO translation_source SET source='legislativkommission', location='kommission', field = 'art', created_visa='roland', updated_visa='roland'; INSERT INTO translation_target (lang, translation, translation_source_id, created_visa, updated_visa) VALUES ('de', 'Legislativkommission', LAST_INSERT_ID(), 'roland', 'roland'),('fr', 'Commission législative', LAST_INSERT_ID(), 'roland', 'roland');" calcext:value-type="string">
            <text:p>INSERT INTO translation_source SET source='legislativkommission', location='kommission', field = 'art', created_visa='roland', updated_visa='roland'; INSERT INTO translation_target (lang, translation, translation_source_id, created_visa, updated_visa) VALUES ('de', 'Legislativkommission', LAST_INSERT_ID(), 'roland', 'roland'),('fr', 'Commission législativ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Commission de surveillance</text:p>
          </table:table-cell>
          <table:table-cell table:number-columns-repeated="2"/>
          <table:table-cell table:formula="of:=&quot;INSERT INTO translation_source SET source='&quot; &amp;SUBSTITUTE([.C96];&quot;'&quot;; &quot;\'&quot;) &amp; &quot;', location='&quot; &amp;SUBSTITUTE([.A96];&quot;'&quot;; &quot;\'&quot;) &amp; &quot;', field = '&quot; &amp; SUBSTITUTE([.B96];&quot;'&quot;; &quot;\'&quot;) &amp; &quot;', created_visa='roland', updated_visa='roland'; &quot; &amp; IF(OR([.D96]&lt;&gt;&quot;&quot;; [.E96]&lt;&gt;&quot;&quot;);&quot;INSERT INTO translation_target (lang, translation, translation_source_id, created_visa, updated_visa) VALUES &quot; &amp; IF([.D96]&lt;&gt;&quot;&quot;;&quot;('de', '&quot; &amp; SUBSTITUTE([.D96];&quot;'&quot;; &quot;\'&quot;) &amp; &quot;', LAST_INSERT_ID(), 'roland', 'roland')&quot;; &quot;&quot;) &amp; IF(AND([.D96]&lt;&gt;&quot;&quot;; [.E96]&lt;&gt;&quot;&quot;); &quot;,&quot;; &quot;&quot;) &amp; IF([.E96]&lt;&gt;&quot;&quot;;&quot;('fr', '&quot; &amp; SUBSTITUTE([.E96];&quot;'&quot;; &quot;\'&quot;) &amp; &quot;', LAST_INSERT_ID(), 'roland', 'roland')&quot;; &quot;&quot;) &amp; &quot;;&quot;; &quot;&quot;)" office:value-type="string" office:string-value="INSERT INTO translation_source SET source='aufsichtskommission', location='kommission', field = 'art', created_visa='roland', updated_visa='roland'; INSERT INTO translation_target (lang, translation, translation_source_id, created_visa, updated_visa) VALUES ('de', 'Aufsichtskommission', LAST_INSERT_ID(), 'roland', 'roland'),('fr', 'Commission de surveillance', LAST_INSERT_ID(), 'roland', 'roland');" calcext:value-type="string">
            <text:p>INSERT INTO translation_source SET source='aufsichtskommission', location='kommission', field = 'art', created_visa='roland', updated_visa='roland'; INSERT INTO translation_target (lang, translation, translation_source_id, created_visa, updated_visa) VALUES ('de', 'Aufsichtskommission', LAST_INSERT_ID(), 'roland', 'roland'),('fr', 'Commission de surveillanc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office:value-type="string" calcext:value-type="string">
            <text:p>Contrôle parlementaire de l’administration</text:p>
          </table:table-cell>
          <table:table-cell table:number-columns-repeated="2"/>
          <table:table-cell table:formula="of:=&quot;INSERT INTO translation_source SET source='&quot; &amp;SUBSTITUTE([.C97];&quot;'&quot;; &quot;\'&quot;) &amp; &quot;', location='&quot; &amp;SUBSTITUTE([.A97];&quot;'&quot;; &quot;\'&quot;) &amp; &quot;', field = '&quot; &amp; SUBSTITUTE([.B97];&quot;'&quot;; &quot;\'&quot;) &amp; &quot;', created_visa='roland', updated_visa='roland'; &quot; &amp; IF(OR([.D97]&lt;&gt;&quot;&quot;; [.E97]&lt;&gt;&quot;&quot;);&quot;INSERT INTO translation_target (lang, translation, translation_source_id, created_visa, updated_visa) VALUES &quot; &amp; IF([.D97]&lt;&gt;&quot;&quot;;&quot;('de', '&quot; &amp; SUBSTITUTE([.D97];&quot;'&quot;; &quot;\'&quot;) &amp; &quot;', LAST_INSERT_ID(), 'roland', 'roland')&quot;; &quot;&quot;) &amp; IF(AND([.D97]&lt;&gt;&quot;&quot;; [.E97]&lt;&gt;&quot;&quot;); &quot;,&quot;; &quot;&quot;) &amp; IF([.E97]&lt;&gt;&quot;&quot;;&quot;('fr', '&quot; &amp; SUBSTITUTE([.E97];&quot;'&quot;; &quot;\'&quot;) &amp; &quot;', LAST_INSERT_ID(), 'roland', 'roland')&quot;; &quot;&quot;) &amp; &quot;;&quot;; &quot;&quot;)" office:value-type="string" office:string-value="INSERT INTO translation_source SET source='parlam verwaltungskontrolle', location='kommission', field = 'art', created_visa='roland', updated_visa='roland'; INSERT INTO translation_target (lang, translation, translation_source_id, created_visa, updated_visa) VALUES ('de', 'Parlamentarische Verwaltungskontrolle', LAST_INSERT_ID(), 'roland', 'roland'),('fr', 'Contrôle parlementaire de l’administration', LAST_INSERT_ID(), 'roland', 'roland');" calcext:value-type="string">
            <text:p>INSERT INTO translation_source SET source='parlam verwaltungskontrolle', location='kommission', field = 'art', created_visa='roland', updated_visa='roland'; INSERT INTO translation_target (lang, translation, translation_source_id, created_visa, updated_visa) VALUES ('de', 'Parlamentarische Verwaltungskontrolle', LAST_INSERT_ID(), 'roland', 'roland'),('fr', 'Contrôle parlementaire de l’administr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Autre commission</text:p>
          </table:table-cell>
          <table:table-cell table:number-columns-repeated="2"/>
          <table:table-cell table:formula="of:=&quot;INSERT INTO translation_source SET source='&quot; &amp;SUBSTITUTE([.C98];&quot;'&quot;; &quot;\'&quot;) &amp; &quot;', location='&quot; &amp;SUBSTITUTE([.A98];&quot;'&quot;; &quot;\'&quot;) &amp; &quot;', field = '&quot; &amp; SUBSTITUTE([.B98];&quot;'&quot;; &quot;\'&quot;) &amp; &quot;', created_visa='roland', updated_visa='roland'; &quot; &amp; IF(OR([.D98]&lt;&gt;&quot;&quot;; [.E98]&lt;&gt;&quot;&quot;);&quot;INSERT INTO translation_target (lang, translation, translation_source_id, created_visa, updated_visa) VALUES &quot; &amp; IF([.D98]&lt;&gt;&quot;&quot;;&quot;('de', '&quot; &amp; SUBSTITUTE([.D98];&quot;'&quot;; &quot;\'&quot;) &amp; &quot;', LAST_INSERT_ID(), 'roland', 'roland')&quot;; &quot;&quot;) &amp; IF(AND([.D98]&lt;&gt;&quot;&quot;; [.E98]&lt;&gt;&quot;&quot;); &quot;,&quot;; &quot;&quot;) &amp; IF([.E98]&lt;&gt;&quot;&quot;;&quot;('fr', '&quot; &amp; SUBSTITUTE([.E98];&quot;'&quot;; &quot;\'&quot;) &amp; &quot;', LAST_INSERT_ID(), 'roland', 'roland')&quot;; &quot;&quot;) &amp; &quot;;&quot;; &quot;&quot;)" office:value-type="string" office:string-value="INSERT INTO translation_source SET source='weitere kommission', location='kommission', field = 'art', created_visa='roland', updated_visa='roland'; INSERT INTO translation_target (lang, translation, translation_source_id, created_visa, updated_visa) VALUES ('de', 'Weitere Kommission', LAST_INSERT_ID(), 'roland', 'roland'),('fr', 'Autre commission', LAST_INSERT_ID(), 'roland', 'roland');" calcext:value-type="string">
            <text:p>INSERT INTO translation_source SET source='weitere kommission', location='kommission', field = 'art', created_visa='roland', updated_visa='roland'; INSERT INTO translation_target (lang, translation, translation_source_id, created_visa, updated_visa) VALUES ('de', 'Weitere Kommission', LAST_INSERT_ID(), 'roland', 'roland'),('fr', 'Autre c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élégation au sens large</text:p>
          </table:table-cell>
          <table:table-cell table:number-columns-repeated="2"/>
          <table:table-cell table:formula="of:=&quot;INSERT INTO translation_source SET source='&quot; &amp;SUBSTITUTE([.C99];&quot;'&quot;; &quot;\'&quot;) &amp; &quot;', location='&quot; &amp;SUBSTITUTE([.A99];&quot;'&quot;; &quot;\'&quot;) &amp; &quot;', field = '&quot; &amp; SUBSTITUTE([.B99];&quot;'&quot;; &quot;\'&quot;) &amp; &quot;', created_visa='roland', updated_visa='roland'; &quot; &amp; IF(OR([.D99]&lt;&gt;&quot;&quot;; [.E99]&lt;&gt;&quot;&quot;);&quot;INSERT INTO translation_target (lang, translation, translation_source_id, created_visa, updated_visa) VALUES &quot; &amp; IF([.D99]&lt;&gt;&quot;&quot;;&quot;('de', '&quot; &amp; SUBSTITUTE([.D99];&quot;'&quot;; &quot;\'&quot;) &amp; &quot;', LAST_INSERT_ID(), 'roland', 'roland')&quot;; &quot;&quot;) &amp; IF(AND([.D99]&lt;&gt;&quot;&quot;; [.E99]&lt;&gt;&quot;&quot;); &quot;,&quot;; &quot;&quot;) &amp; IF([.E99]&lt;&gt;&quot;&quot;;&quot;('fr', '&quot; &amp; SUBSTITUTE([.E99];&quot;'&quot;; &quot;\'&quot;) &amp; &quot;', LAST_INSERT_ID(), 'roland', 'roland')&quot;; &quot;&quot;) &amp; &quot;;&quot;; &quot;&quot;)" office:value-type="string" office:string-value="INSERT INTO translation_source SET source='delegation im weiteren sinne', location='kommission', field = 'art', created_visa='roland', updated_visa='roland'; INSERT INTO translation_target (lang, translation, translation_source_id, created_visa, updated_visa) VALUES ('de', 'Delegation im weiteren Sinne', LAST_INSERT_ID(), 'roland', 'roland'),('fr', 'Délégation au sens large', LAST_INSERT_ID(), 'roland', 'roland');" calcext:value-type="string">
            <text:p>INSERT INTO translation_source SET source='delegation im weiteren sinne', location='kommission', field = 'art', created_visa='roland', updated_visa='roland'; INSERT INTO translation_target (lang, translation, translation_source_id, created_visa, updated_visa) VALUES ('de', 'Delegation im weiteren Sinne', LAST_INSERT_ID(), 'roland', 'roland'),('fr', 'Délégation au sens large', LAST_INSERT_ID(), 'roland', 'rola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I.S Militär. Sonst : Équipe</text:p>
          </table:table-cell>
          <table:table-cell/>
          <table:table-cell table:formula="of:=&quot;INSERT INTO translation_source SET source='&quot; &amp;SUBSTITUTE([.C100];&quot;'&quot;; &quot;\'&quot;) &amp; &quot;', location='&quot; &amp;SUBSTITUTE([.A100];&quot;'&quot;; &quot;\'&quot;) &amp; &quot;', field = '&quot; &amp; SUBSTITUTE([.B100];&quot;'&quot;; &quot;\'&quot;) &amp; &quot;', created_visa='roland', updated_visa='roland'; &quot; &amp; IF(OR([.D100]&lt;&gt;&quot;&quot;; [.E100]&lt;&gt;&quot;&quot;);&quot;INSERT INTO translation_target (lang, translation, translation_source_id, created_visa, updated_visa) VALUES &quot; &amp; IF([.D100]&lt;&gt;&quot;&quot;;&quot;('de', '&quot; &amp; SUBSTITUTE([.D100];&quot;'&quot;; &quot;\'&quot;) &amp; &quot;', LAST_INSERT_ID(), 'roland', 'roland')&quot;; &quot;&quot;) &amp; IF(AND([.D100]&lt;&gt;&quot;&quot;; [.E100]&lt;&gt;&quot;&quot;); &quot;,&quot;; &quot;&quot;) &amp; IF([.E100]&lt;&gt;&quot;&quot;;&quot;('fr', '&quot; &amp; SUBSTITUTE([.E100];&quot;'&quot;; &quot;\'&quot;) &amp; &quot;', LAST_INSERT_ID(), 'roland', 'roland')&quot;; &quot;&quot;) &amp; &quot;;&quot;; &quot;&quot;)" office:value-type="string" office:string-value="INSERT INTO translation_source SET source='Mannschaft', location='mil_grad', field = 'typ', created_visa='roland', updated_visa='roland'; INSERT INTO translation_target (lang, translation, translation_source_id, created_visa, updated_visa) VALUES ('de', 'Mannschaft', LAST_INSERT_ID(), 'roland', 'roland'),('fr', 'Troupe', LAST_INSERT_ID(), 'roland', 'roland');" calcext:value-type="string">
            <text:p>INSERT INTO translation_source SET source='Mannschaft', location='mil_grad', field = 'typ', created_visa='roland', updated_visa='roland'; INSERT INTO translation_target (lang, translation, translation_source_id, created_visa, updated_visa) VALUES ('de', 'Mannschaft', LAST_INSERT_ID(), 'roland', 'roland'),('fr', 'Troup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Sous-officier</text:p>
          </table:table-cell>
          <table:table-cell table:number-columns-repeated="2"/>
          <table:table-cell table:formula="of:=&quot;INSERT INTO translation_source SET source='&quot; &amp;SUBSTITUTE([.C101];&quot;'&quot;; &quot;\'&quot;) &amp; &quot;', location='&quot; &amp;SUBSTITUTE([.A101];&quot;'&quot;; &quot;\'&quot;) &amp; &quot;', field = '&quot; &amp; SUBSTITUTE([.B101];&quot;'&quot;; &quot;\'&quot;) &amp; &quot;', created_visa='roland', updated_visa='roland'; &quot; &amp; IF(OR([.D101]&lt;&gt;&quot;&quot;; [.E101]&lt;&gt;&quot;&quot;);&quot;INSERT INTO translation_target (lang, translation, translation_source_id, created_visa, updated_visa) VALUES &quot; &amp; IF([.D101]&lt;&gt;&quot;&quot;;&quot;('de', '&quot; &amp; SUBSTITUTE([.D101];&quot;'&quot;; &quot;\'&quot;) &amp; &quot;', LAST_INSERT_ID(), 'roland', 'roland')&quot;; &quot;&quot;) &amp; IF(AND([.D101]&lt;&gt;&quot;&quot;; [.E101]&lt;&gt;&quot;&quot;); &quot;,&quot;; &quot;&quot;) &amp; IF([.E101]&lt;&gt;&quot;&quot;;&quot;('fr', '&quot; &amp; SUBSTITUTE([.E101];&quot;'&quot;; &quot;\'&quot;) &amp; &quot;', LAST_INSERT_ID(), 'roland', 'roland')&quot;; &quot;&quot;) &amp; &quot;;&quot;; &quot;&quot;)" office:value-type="string" office:string-value="INSERT INTO translation_source SET source='Unteroffizier', location='mil_grad', field = 'typ', created_visa='roland', updated_visa='roland'; INSERT INTO translation_target (lang, translation, translation_source_id, created_visa, updated_visa) VALUES ('de', 'Unteroffizier', LAST_INSERT_ID(), 'roland', 'roland'),('fr', 'Sous-officier', LAST_INSERT_ID(), 'roland', 'roland');" calcext:value-type="string">
            <text:p>INSERT INTO translation_source SET source='Unteroffizier', location='mil_grad', field = 'typ', created_visa='roland', updated_visa='roland'; INSERT INTO translation_target (lang, translation, translation_source_id, created_visa, updated_visa) VALUES ('de', 'Unteroffizier', LAST_INSERT_ID(), 'roland', 'roland'),('fr', 'Sous-offici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office:value-type="string" calcext:value-type="string">
            <text:p>Sous-officier supérieur</text:p>
          </table:table-cell>
          <table:table-cell table:number-columns-repeated="2"/>
          <table:table-cell table:formula="of:=&quot;INSERT INTO translation_source SET source='&quot; &amp;SUBSTITUTE([.C102];&quot;'&quot;; &quot;\'&quot;) &amp; &quot;', location='&quot; &amp;SUBSTITUTE([.A102];&quot;'&quot;; &quot;\'&quot;) &amp; &quot;', field = '&quot; &amp; SUBSTITUTE([.B102];&quot;'&quot;; &quot;\'&quot;) &amp; &quot;', created_visa='roland', updated_visa='roland'; &quot; &amp; IF(OR([.D102]&lt;&gt;&quot;&quot;; [.E102]&lt;&gt;&quot;&quot;);&quot;INSERT INTO translation_target (lang, translation, translation_source_id, created_visa, updated_visa) VALUES &quot; &amp; IF([.D102]&lt;&gt;&quot;&quot;;&quot;('de', '&quot; &amp; SUBSTITUTE([.D102];&quot;'&quot;; &quot;\'&quot;) &amp; &quot;', LAST_INSERT_ID(), 'roland', 'roland')&quot;; &quot;&quot;) &amp; IF(AND([.D102]&lt;&gt;&quot;&quot;; [.E102]&lt;&gt;&quot;&quot;); &quot;,&quot;; &quot;&quot;) &amp; IF([.E102]&lt;&gt;&quot;&quot;;&quot;('fr', '&quot; &amp; SUBSTITUTE([.E102];&quot;'&quot;; &quot;\'&quot;) &amp; &quot;', LAST_INSERT_ID(), 'roland', 'roland')&quot;; &quot;&quot;) &amp; &quot;;&quot;; &quot;&quot;)" office:value-type="string" office:string-value="INSERT INTO translation_source SET source='Hoeherer Unteroffizier', location='mil_grad', field = 'typ', created_visa='roland', updated_visa='roland'; INSERT INTO translation_target (lang, translation, translation_source_id, created_visa, updated_visa) VALUES ('de', 'Höherer Unteroffizier', LAST_INSERT_ID(), 'roland', 'roland'),('fr', 'Sous-officier supérieur', LAST_INSERT_ID(), 'roland', 'roland');" calcext:value-type="string">
            <text:p>INSERT INTO translation_source SET source='Hoeherer Unteroffizier', location='mil_grad', field = 'typ', created_visa='roland', updated_visa='roland'; INSERT INTO translation_target (lang, translation, translation_source_id, created_visa, updated_visa) VALUES ('de', 'Höherer Unteroffizier', LAST_INSERT_ID(), 'roland', 'roland'),('fr', 'Sous-officier supéri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Officier</text:p>
          </table:table-cell>
          <table:table-cell table:number-columns-repeated="2"/>
          <table:table-cell table:formula="of:=&quot;INSERT INTO translation_source SET source='&quot; &amp;SUBSTITUTE([.C103];&quot;'&quot;; &quot;\'&quot;) &amp; &quot;', location='&quot; &amp;SUBSTITUTE([.A103];&quot;'&quot;; &quot;\'&quot;) &amp; &quot;', field = '&quot; &amp; SUBSTITUTE([.B103];&quot;'&quot;; &quot;\'&quot;) &amp; &quot;', created_visa='roland', updated_visa='roland'; &quot; &amp; IF(OR([.D103]&lt;&gt;&quot;&quot;; [.E103]&lt;&gt;&quot;&quot;);&quot;INSERT INTO translation_target (lang, translation, translation_source_id, created_visa, updated_visa) VALUES &quot; &amp; IF([.D103]&lt;&gt;&quot;&quot;;&quot;('de', '&quot; &amp; SUBSTITUTE([.D103];&quot;'&quot;; &quot;\'&quot;) &amp; &quot;', LAST_INSERT_ID(), 'roland', 'roland')&quot;; &quot;&quot;) &amp; IF(AND([.D103]&lt;&gt;&quot;&quot;; [.E103]&lt;&gt;&quot;&quot;); &quot;,&quot;; &quot;&quot;) &amp; IF([.E103]&lt;&gt;&quot;&quot;;&quot;('fr', '&quot; &amp; SUBSTITUTE([.E103];&quot;'&quot;; &quot;\'&quot;) &amp; &quot;', LAST_INSERT_ID(), 'roland', 'roland')&quot;; &quot;&quot;) &amp; &quot;;&quot;; &quot;&quot;)" office:value-type="string" office:string-value="INSERT INTO translation_source SET source='Offizier', location='mil_grad', field = 'typ', created_visa='roland', updated_visa='roland'; INSERT INTO translation_target (lang, translation, translation_source_id, created_visa, updated_visa) VALUES ('de', 'Offizier', LAST_INSERT_ID(), 'roland', 'roland'),('fr', 'Officier', LAST_INSERT_ID(), 'roland', 'roland');" calcext:value-type="string">
            <text:p>INSERT INTO translation_source SET source='Offizier', location='mil_grad', field = 'typ', created_visa='roland', updated_visa='roland'; INSERT INTO translation_target (lang, translation, translation_source_id, created_visa, updated_visa) VALUES ('de', 'Offizier', LAST_INSERT_ID(), 'roland', 'roland'),('fr', 'Offici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office:value-type="string" calcext:value-type="string">
            <text:p>Officier général</text:p>
          </table:table-cell>
          <table:table-cell table:number-columns-repeated="2"/>
          <table:table-cell table:formula="of:=&quot;INSERT INTO translation_source SET source='&quot; &amp;SUBSTITUTE([.C104];&quot;'&quot;; &quot;\'&quot;) &amp; &quot;', location='&quot; &amp;SUBSTITUTE([.A104];&quot;'&quot;; &quot;\'&quot;) &amp; &quot;', field = '&quot; &amp; SUBSTITUTE([.B104];&quot;'&quot;; &quot;\'&quot;) &amp; &quot;', created_visa='roland', updated_visa='roland'; &quot; &amp; IF(OR([.D104]&lt;&gt;&quot;&quot;; [.E104]&lt;&gt;&quot;&quot;);&quot;INSERT INTO translation_target (lang, translation, translation_source_id, created_visa, updated_visa) VALUES &quot; &amp; IF([.D104]&lt;&gt;&quot;&quot;;&quot;('de', '&quot; &amp; SUBSTITUTE([.D104];&quot;'&quot;; &quot;\'&quot;) &amp; &quot;', LAST_INSERT_ID(), 'roland', 'roland')&quot;; &quot;&quot;) &amp; IF(AND([.D104]&lt;&gt;&quot;&quot;; [.E104]&lt;&gt;&quot;&quot;); &quot;,&quot;; &quot;&quot;) &amp; IF([.E104]&lt;&gt;&quot;&quot;;&quot;('fr', '&quot; &amp; SUBSTITUTE([.E104];&quot;'&quot;; &quot;\'&quot;) &amp; &quot;', LAST_INSERT_ID(), 'roland', 'roland')&quot;; &quot;&quot;) &amp; &quot;;&quot;; &quot;&quot;)" office:value-type="string" office:string-value="INSERT INTO translation_source SET source='Hoeherer Stabsoffizier', location='mil_grad', field = 'typ', created_visa='roland', updated_visa='roland'; INSERT INTO translation_target (lang, translation, translation_source_id, created_visa, updated_visa) VALUES ('de', 'Höherer Stabsoffizier', LAST_INSERT_ID(), 'roland', 'roland'),('fr', 'Officier général', LAST_INSERT_ID(), 'roland', 'roland');" calcext:value-type="string">
            <text:p>INSERT INTO translation_source SET source='Hoeherer Stabsoffizier', location='mil_grad', field = 'typ', created_visa='roland', updated_visa='roland'; INSERT INTO translation_target (lang, translation, translation_source_id, created_visa, updated_visa) VALUES ('de', 'Höherer Stabsoffizier', LAST_INSERT_ID(), 'roland', 'roland'),('fr', 'Officier général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SUBSTITUTE([.C105];&quot;'&quot;; &quot;\'&quot;) &amp; &quot;', location='&quot; &amp;SUBSTITUTE([.A105];&quot;'&quot;; &quot;\'&quot;) &amp; &quot;', field = '&quot; &amp; SUBSTITUTE([.B105];&quot;'&quot;; &quot;\'&quot;) &amp; &quot;', created_visa='roland', updated_visa='roland'; &quot; &amp; IF(OR([.D105]&lt;&gt;&quot;&quot;; [.E105]&lt;&gt;&quot;&quot;);&quot;INSERT INTO translation_target (lang, translation, translation_source_id, created_visa, updated_visa) VALUES &quot; &amp; IF([.D105]&lt;&gt;&quot;&quot;;&quot;('de', '&quot; &amp; SUBSTITUTE([.D105];&quot;'&quot;; &quot;\'&quot;) &amp; &quot;', LAST_INSERT_ID(), 'roland', 'roland')&quot;; &quot;&quot;) &amp; IF(AND([.D105]&lt;&gt;&quot;&quot;; [.E105]&lt;&gt;&quot;&quot;); &quot;,&quot;; &quot;&quot;) &amp; IF([.E105]&lt;&gt;&quot;&quot;;&quot;('fr', '&quot; &amp; SUBSTITUTE([.E105];&quot;'&quot;; &quot;\'&quot;) &amp; &quot;', LAST_INSERT_ID(), 'roland', 'roland')&quot;; &quot;&quot;) &amp; &quot;;&quot;; &quot;&quot;)" office:value-type="string" office:string-value="INSERT INTO translation_source SET source='arbeitet fuer', location='organisation_beziehung', field = 'art', created_visa='roland', updated_visa='roland'; INSERT INTO translation_target (lang, translation, translation_source_id, created_visa, updated_visa) VALUES ('de', 'arbeitet für', LAST_INSERT_ID(), 'roland', 'roland'),('fr', 'travaille pour', LAST_INSERT_ID(), 'roland', 'roland');" calcext:value-type="string">
            <text:p>INSERT INTO translation_source SET source='arbeitet fuer', location='organisation_beziehung', field = 'art', created_visa='roland', updated_visa='roland'; INSERT INTO translation_target (lang, translation, translation_source_id, created_visa, updated_visa) VALUES ('de', 'arbeitet für', LAST_INSERT_ID(), 'roland', 'roland'),('fr', 'travaille po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SUBSTITUTE([.C106];&quot;'&quot;; &quot;\'&quot;) &amp; &quot;', location='&quot; &amp;SUBSTITUTE([.A106];&quot;'&quot;; &quot;\'&quot;) &amp; &quot;', field = '&quot; &amp; SUBSTITUTE([.B106];&quot;'&quot;; &quot;\'&quot;) &amp; &quot;', created_visa='roland', updated_visa='roland'; &quot; &amp; IF(OR([.D106]&lt;&gt;&quot;&quot;; [.E106]&lt;&gt;&quot;&quot;);&quot;INSERT INTO translation_target (lang, translation, translation_source_id, created_visa, updated_visa) VALUES &quot; &amp; IF([.D106]&lt;&gt;&quot;&quot;;&quot;('de', '&quot; &amp; SUBSTITUTE([.D106];&quot;'&quot;; &quot;\'&quot;) &amp; &quot;', LAST_INSERT_ID(), 'roland', 'roland')&quot;; &quot;&quot;) &amp; IF(AND([.D106]&lt;&gt;&quot;&quot;; [.E106]&lt;&gt;&quot;&quot;); &quot;,&quot;; &quot;&quot;) &amp; IF([.E106]&lt;&gt;&quot;&quot;;&quot;('fr', '&quot; &amp; SUBSTITUTE([.E106];&quot;'&quot;; &quot;\'&quot;) &amp; &quot;', LAST_INSERT_ID(), 'roland', 'roland')&quot;; &quot;&quot;) &amp; &quot;;&quot;; &quot;&quot;)" office:value-type="string" office:string-value="INSERT INTO translation_source SET source='mitglied von', location='organisation_beziehung', field = 'art', created_visa='roland', updated_visa='roland'; INSERT INTO translation_target (lang, translation, translation_source_id, created_visa, updated_visa) VALUES ('de', 'Mitglied von', LAST_INSERT_ID(), 'roland', 'roland'),('fr', 'membre de', LAST_INSERT_ID(), 'roland', 'roland');" calcext:value-type="string">
            <text:p>INSERT INTO translation_source SET source='mitglied von', location='organisation_beziehung', field = 'art', created_visa='roland', updated_visa='roland'; INSERT INTO translation_target (lang, translation, translation_source_id, created_visa, updated_visa) VALUES ('de', 'Mitglied von', LAST_INSERT_ID(), 'roland', 'roland'),('fr', 'membre d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Société filiale de</text:p>
          </table:table-cell>
          <table:table-cell table:number-columns-repeated="2"/>
          <table:table-cell table:formula="of:=&quot;INSERT INTO translation_source SET source='&quot; &amp;SUBSTITUTE([.C107];&quot;'&quot;; &quot;\'&quot;) &amp; &quot;', location='&quot; &amp;SUBSTITUTE([.A107];&quot;'&quot;; &quot;\'&quot;) &amp; &quot;', field = '&quot; &amp; SUBSTITUTE([.B107];&quot;'&quot;; &quot;\'&quot;) &amp; &quot;', created_visa='roland', updated_visa='roland'; &quot; &amp; IF(OR([.D107]&lt;&gt;&quot;&quot;; [.E107]&lt;&gt;&quot;&quot;);&quot;INSERT INTO translation_target (lang, translation, translation_source_id, created_visa, updated_visa) VALUES &quot; &amp; IF([.D107]&lt;&gt;&quot;&quot;;&quot;('de', '&quot; &amp; SUBSTITUTE([.D107];&quot;'&quot;; &quot;\'&quot;) &amp; &quot;', LAST_INSERT_ID(), 'roland', 'roland')&quot;; &quot;&quot;) &amp; IF(AND([.D107]&lt;&gt;&quot;&quot;; [.E107]&lt;&gt;&quot;&quot;); &quot;,&quot;; &quot;&quot;) &amp; IF([.E107]&lt;&gt;&quot;&quot;;&quot;('fr', '&quot; &amp; SUBSTITUTE([.E107];&quot;'&quot;; &quot;\'&quot;) &amp; &quot;', LAST_INSERT_ID(), 'roland', 'roland')&quot;; &quot;&quot;) &amp; &quot;;&quot;; &quot;&quot;)" office:value-type="string" office:string-value="INSERT INTO translation_source SET source='tochtergesellschaft von', location='organisation_beziehung', field = 'art', created_visa='roland', updated_visa='roland'; INSERT INTO translation_target (lang, translation, translation_source_id, created_visa, updated_visa) VALUES ('de', 'Tochtergesellschaft von', LAST_INSERT_ID(), 'roland', 'roland'),('fr', 'Société filiale de', LAST_INSERT_ID(), 'roland', 'roland');" calcext:value-type="string">
            <text:p>INSERT INTO translation_source SET source='tochtergesellschaft von', location='organisation_beziehung', field = 'art', created_visa='roland', updated_visa='roland'; INSERT INTO translation_target (lang, translation, translation_source_id, created_visa, updated_visa) VALUES ('de', 'Tochtergesellschaft von', LAST_INSERT_ID(), 'roland', 'roland'),('fr', 'Société filiale d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enaire de</text:p>
          </table:table-cell>
          <table:table-cell table:number-columns-repeated="2"/>
          <table:table-cell table:formula="of:=&quot;INSERT INTO translation_source SET source='&quot; &amp;SUBSTITUTE([.C108];&quot;'&quot;; &quot;\'&quot;) &amp; &quot;', location='&quot; &amp;SUBSTITUTE([.A108];&quot;'&quot;; &quot;\'&quot;) &amp; &quot;', field = '&quot; &amp; SUBSTITUTE([.B108];&quot;'&quot;; &quot;\'&quot;) &amp; &quot;', created_visa='roland', updated_visa='roland'; &quot; &amp; IF(OR([.D108]&lt;&gt;&quot;&quot;; [.E108]&lt;&gt;&quot;&quot;);&quot;INSERT INTO translation_target (lang, translation, translation_source_id, created_visa, updated_visa) VALUES &quot; &amp; IF([.D108]&lt;&gt;&quot;&quot;;&quot;('de', '&quot; &amp; SUBSTITUTE([.D108];&quot;'&quot;; &quot;\'&quot;) &amp; &quot;', LAST_INSERT_ID(), 'roland', 'roland')&quot;; &quot;&quot;) &amp; IF(AND([.D108]&lt;&gt;&quot;&quot;; [.E108]&lt;&gt;&quot;&quot;); &quot;,&quot;; &quot;&quot;) &amp; IF([.E108]&lt;&gt;&quot;&quot;;&quot;('fr', '&quot; &amp; SUBSTITUTE([.E108];&quot;'&quot;; &quot;\'&quot;) &amp; &quot;', LAST_INSERT_ID(), 'roland', 'roland')&quot;; &quot;&quot;) &amp; &quot;;&quot;; &quot;&quot;)" office:value-type="string" office:string-value="INSERT INTO translation_source SET source='partner von', location='organisation_beziehung', field = 'art', created_visa='roland', updated_visa='roland'; INSERT INTO translation_target (lang, translation, translation_source_id, created_visa, updated_visa) VALUES ('de', 'Partner von', LAST_INSERT_ID(), 'roland', 'roland'),('fr', 'Partenaire de', LAST_INSERT_ID(), 'roland', 'roland');" calcext:value-type="string">
            <text:p>INSERT INTO translation_source SET source='partner von', location='organisation_beziehung', field = 'art', created_visa='roland', updated_visa='roland'; INSERT INTO translation_target (lang, translation, translation_source_id, created_visa, updated_visa) VALUES ('de', 'Partner von', LAST_INSERT_ID(), 'roland', 'roland'),('fr', 'Partenaire d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teiligt an</text:p>
          </table:table-cell>
          <table:table-cell office:value-type="string" calcext:value-type="string">
            <text:p>beteiligt an</text:p>
          </table:table-cell>
          <table:table-cell office:value-type="string" calcext:value-type="string">
            <text:p>participe à</text:p>
          </table:table-cell>
          <table:table-cell table:number-columns-repeated="2"/>
          <table:table-cell table:formula="of:=&quot;INSERT INTO translation_source SET source='&quot; &amp;SUBSTITUTE([.C109];&quot;'&quot;; &quot;\'&quot;) &amp; &quot;', location='&quot; &amp;SUBSTITUTE([.A109];&quot;'&quot;; &quot;\'&quot;) &amp; &quot;', field = '&quot; &amp; SUBSTITUTE([.B109];&quot;'&quot;; &quot;\'&quot;) &amp; &quot;', created_visa='roland', updated_visa='roland'; &quot; &amp; IF(OR([.D109]&lt;&gt;&quot;&quot;; [.E109]&lt;&gt;&quot;&quot;);&quot;INSERT INTO translation_target (lang, translation, translation_source_id, created_visa, updated_visa) VALUES &quot; &amp; IF([.D109]&lt;&gt;&quot;&quot;;&quot;('de', '&quot; &amp; SUBSTITUTE([.D109];&quot;'&quot;; &quot;\'&quot;) &amp; &quot;', LAST_INSERT_ID(), 'roland', 'roland')&quot;; &quot;&quot;) &amp; IF(AND([.D109]&lt;&gt;&quot;&quot;; [.E109]&lt;&gt;&quot;&quot;); &quot;,&quot;; &quot;&quot;) &amp; IF([.E109]&lt;&gt;&quot;&quot;;&quot;('fr', '&quot; &amp; SUBSTITUTE([.E109];&quot;'&quot;; &quot;\'&quot;) &amp; &quot;', LAST_INSERT_ID(), 'roland', 'roland')&quot;; &quot;&quot;) &amp; &quot;;&quot;; &quot;&quot;)" office:value-type="string" office:string-value="INSERT INTO translation_source SET source='beteiligt an', location='organisation_beziehung', field = 'art', created_visa='roland', updated_visa='roland'; INSERT INTO translation_target (lang, translation, translation_source_id, created_visa, updated_visa) VALUES ('de', 'beteiligt an', LAST_INSERT_ID(), 'roland', 'roland'),('fr', 'participe à', LAST_INSERT_ID(), 'roland', 'roland');" calcext:value-type="string">
            <text:p>INSERT INTO translation_source SET source='beteiligt an', location='organisation_beziehung', field = 'art', created_visa='roland', updated_visa='roland'; INSERT INTO translation_target (lang, translation, translation_source_id, created_visa, updated_visa) VALUES ('de', 'beteiligt an', LAST_INSERT_ID(), 'roland', 'roland'),('fr', 'participe à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110];&quot;'&quot;; &quot;\'&quot;) &amp; &quot;', location='&quot; &amp;SUBSTITUTE([.A110];&quot;'&quot;; &quot;\'&quot;) &amp; &quot;', field = '&quot; &amp; SUBSTITUTE([.B110];&quot;'&quot;; &quot;\'&quot;) &amp; &quot;', created_visa='roland', updated_visa='roland'; &quot; &amp; IF(OR([.D110]&lt;&gt;&quot;&quot;; [.E110]&lt;&gt;&quot;&quot;);&quot;INSERT INTO translation_target (lang, translation, translation_source_id, created_visa, updated_visa) VALUES &quot; &amp; IF([.D110]&lt;&gt;&quot;&quot;;&quot;('de', '&quot; &amp; SUBSTITUTE([.D110];&quot;'&quot;; &quot;\'&quot;) &amp; &quot;', LAST_INSERT_ID(), 'roland', 'roland')&quot;; &quot;&quot;) &amp; IF(AND([.D110]&lt;&gt;&quot;&quot;; [.E110]&lt;&gt;&quot;&quot;); &quot;,&quot;; &quot;&quot;) &amp; IF([.E110]&lt;&gt;&quot;&quot;;&quot;('fr', '&quot; &amp; SUBSTITUTE([.E110];&quot;'&quot;; &quot;\'&quot;) &amp; &quot;', LAST_INSERT_ID(), 'roland', 'roland')&quot;; &quot;&quot;) &amp; &quot;;&quot;; &quot;&quot;)" office:value-type="string" office:string-value="INSERT INTO translation_source SET source='mitglied', location='parlamentarier', field = 'parteifunktion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parlamentarier', field = 'parteifunktion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SUBSTITUTE([.C111];&quot;'&quot;; &quot;\'&quot;) &amp; &quot;', location='&quot; &amp;SUBSTITUTE([.A111];&quot;'&quot;; &quot;\'&quot;) &amp; &quot;', field = '&quot; &amp; SUBSTITUTE([.B111];&quot;'&quot;; &quot;\'&quot;) &amp; &quot;', created_visa='roland', updated_visa='roland'; &quot; &amp; IF(OR([.D111]&lt;&gt;&quot;&quot;; [.E111]&lt;&gt;&quot;&quot;);&quot;INSERT INTO translation_target (lang, translation, translation_source_id, created_visa, updated_visa) VALUES &quot; &amp; IF([.D111]&lt;&gt;&quot;&quot;;&quot;('de', '&quot; &amp; SUBSTITUTE([.D111];&quot;'&quot;; &quot;\'&quot;) &amp; &quot;', LAST_INSERT_ID(), 'roland', 'roland')&quot;; &quot;&quot;) &amp; IF(AND([.D111]&lt;&gt;&quot;&quot;; [.E111]&lt;&gt;&quot;&quot;); &quot;,&quot;; &quot;&quot;) &amp; IF([.E111]&lt;&gt;&quot;&quot;;&quot;('fr', '&quot; &amp; SUBSTITUTE([.E111];&quot;'&quot;; &quot;\'&quot;) &amp; &quot;', LAST_INSERT_ID(), 'roland', 'roland')&quot;; &quot;&quot;) &amp; &quot;;&quot;; &quot;&quot;)" office:value-type="string" office:string-value="INSERT INTO translation_source SET source='praesident', location='parlamentarier', field = 'parteifunktion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parlamentarier', field = 'parteifunktion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SUBSTITUTE([.C112];&quot;'&quot;; &quot;\'&quot;) &amp; &quot;', location='&quot; &amp;SUBSTITUTE([.A112];&quot;'&quot;; &quot;\'&quot;) &amp; &quot;', field = '&quot; &amp; SUBSTITUTE([.B112];&quot;'&quot;; &quot;\'&quot;) &amp; &quot;', created_visa='roland', updated_visa='roland'; &quot; &amp; IF(OR([.D112]&lt;&gt;&quot;&quot;; [.E112]&lt;&gt;&quot;&quot;);&quot;INSERT INTO translation_target (lang, translation, translation_source_id, created_visa, updated_visa) VALUES &quot; &amp; IF([.D112]&lt;&gt;&quot;&quot;;&quot;('de', '&quot; &amp; SUBSTITUTE([.D112];&quot;'&quot;; &quot;\'&quot;) &amp; &quot;', LAST_INSERT_ID(), 'roland', 'roland')&quot;; &quot;&quot;) &amp; IF(AND([.D112]&lt;&gt;&quot;&quot;; [.E112]&lt;&gt;&quot;&quot;); &quot;,&quot;; &quot;&quot;) &amp; IF([.E112]&lt;&gt;&quot;&quot;;&quot;('fr', '&quot; &amp; SUBSTITUTE([.E112];&quot;'&quot;; &quot;\'&quot;) &amp; &quot;', LAST_INSERT_ID(), 'roland', 'roland')&quot;; &quot;&quot;) &amp; &quot;;&quot;; &quot;&quot;)" office:value-type="string" office:string-value="INSERT INTO translation_source SET source='vizepraesident', location='parlamentarier', field = 'parteifunktion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parlamentarier', field = 'parteifunktion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113];&quot;'&quot;; &quot;\'&quot;) &amp; &quot;', location='&quot; &amp;SUBSTITUTE([.A113];&quot;'&quot;; &quot;\'&quot;) &amp; &quot;', field = '&quot; &amp; SUBSTITUTE([.B113];&quot;'&quot;; &quot;\'&quot;) &amp; &quot;', created_visa='roland', updated_visa='roland'; &quot; &amp; IF(OR([.D113]&lt;&gt;&quot;&quot;; [.E113]&lt;&gt;&quot;&quot;);&quot;INSERT INTO translation_target (lang, translation, translation_source_id, created_visa, updated_visa) VALUES &quot; &amp; IF([.D113]&lt;&gt;&quot;&quot;;&quot;('de', '&quot; &amp; SUBSTITUTE([.D113];&quot;'&quot;; &quot;\'&quot;) &amp; &quot;', LAST_INSERT_ID(), 'roland', 'roland')&quot;; &quot;&quot;) &amp; IF(AND([.D113]&lt;&gt;&quot;&quot;; [.E113]&lt;&gt;&quot;&quot;); &quot;,&quot;; &quot;&quot;) &amp; IF([.E113]&lt;&gt;&quot;&quot;;&quot;('fr', '&quot; &amp; SUBSTITUTE([.E113];&quot;'&quot;; &quot;\'&quot;) &amp; &quot;', LAST_INSERT_ID(), 'roland', 'roland')&quot;; &quot;&quot;) &amp; &quot;;&quot;; &quot;&quot;)" office:value-type="string" office:string-value="INSERT INTO translation_source SET source='mitglied', location='parlamentarier', field = 'fraktionsfunktion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parlamentarier', field = 'fraktionsfunktion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SUBSTITUTE([.C114];&quot;'&quot;; &quot;\'&quot;) &amp; &quot;', location='&quot; &amp;SUBSTITUTE([.A114];&quot;'&quot;; &quot;\'&quot;) &amp; &quot;', field = '&quot; &amp; SUBSTITUTE([.B114];&quot;'&quot;; &quot;\'&quot;) &amp; &quot;', created_visa='roland', updated_visa='roland'; &quot; &amp; IF(OR([.D114]&lt;&gt;&quot;&quot;; [.E114]&lt;&gt;&quot;&quot;);&quot;INSERT INTO translation_target (lang, translation, translation_source_id, created_visa, updated_visa) VALUES &quot; &amp; IF([.D114]&lt;&gt;&quot;&quot;;&quot;('de', '&quot; &amp; SUBSTITUTE([.D114];&quot;'&quot;; &quot;\'&quot;) &amp; &quot;', LAST_INSERT_ID(), 'roland', 'roland')&quot;; &quot;&quot;) &amp; IF(AND([.D114]&lt;&gt;&quot;&quot;; [.E114]&lt;&gt;&quot;&quot;); &quot;,&quot;; &quot;&quot;) &amp; IF([.E114]&lt;&gt;&quot;&quot;;&quot;('fr', '&quot; &amp; SUBSTITUTE([.E114];&quot;'&quot;; &quot;\'&quot;) &amp; &quot;', LAST_INSERT_ID(), 'roland', 'roland')&quot;; &quot;&quot;) &amp; &quot;;&quot;; &quot;&quot;)" office:value-type="string" office:string-value="INSERT INTO translation_source SET source='praesident', location='parlamentarier', field = 'fraktionsfunktion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parlamentarier', field = 'fraktionsfunktion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SUBSTITUTE([.C115];&quot;'&quot;; &quot;\'&quot;) &amp; &quot;', location='&quot; &amp;SUBSTITUTE([.A115];&quot;'&quot;; &quot;\'&quot;) &amp; &quot;', field = '&quot; &amp; SUBSTITUTE([.B115];&quot;'&quot;; &quot;\'&quot;) &amp; &quot;', created_visa='roland', updated_visa='roland'; &quot; &amp; IF(OR([.D115]&lt;&gt;&quot;&quot;; [.E115]&lt;&gt;&quot;&quot;);&quot;INSERT INTO translation_target (lang, translation, translation_source_id, created_visa, updated_visa) VALUES &quot; &amp; IF([.D115]&lt;&gt;&quot;&quot;;&quot;('de', '&quot; &amp; SUBSTITUTE([.D115];&quot;'&quot;; &quot;\'&quot;) &amp; &quot;', LAST_INSERT_ID(), 'roland', 'roland')&quot;; &quot;&quot;) &amp; IF(AND([.D115]&lt;&gt;&quot;&quot;; [.E115]&lt;&gt;&quot;&quot;); &quot;,&quot;; &quot;&quot;) &amp; IF([.E115]&lt;&gt;&quot;&quot;;&quot;('fr', '&quot; &amp; SUBSTITUTE([.E115];&quot;'&quot;; &quot;\'&quot;) &amp; &quot;', LAST_INSERT_ID(), 'roland', 'roland')&quot;; &quot;&quot;) &amp; &quot;;&quot;; &quot;&quot;)" office:value-type="string" office:string-value="INSERT INTO translation_source SET source='vizepraesident', location='parlamentarier', field = 'fraktionsfunktion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parlamentarier', field = 'fraktionsfunktion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célibataire</text:p>
          </table:table-cell>
          <table:table-cell table:number-columns-repeated="2"/>
          <table:table-cell table:formula="of:=&quot;INSERT INTO translation_source SET source='&quot; &amp;SUBSTITUTE([.C116];&quot;'&quot;; &quot;\'&quot;) &amp; &quot;', location='&quot; &amp;SUBSTITUTE([.A116];&quot;'&quot;; &quot;\'&quot;) &amp; &quot;', field = '&quot; &amp; SUBSTITUTE([.B116];&quot;'&quot;; &quot;\'&quot;) &amp; &quot;', created_visa='roland', updated_visa='roland'; &quot; &amp; IF(OR([.D116]&lt;&gt;&quot;&quot;; [.E116]&lt;&gt;&quot;&quot;);&quot;INSERT INTO translation_target (lang, translation, translation_source_id, created_visa, updated_visa) VALUES &quot; &amp; IF([.D116]&lt;&gt;&quot;&quot;;&quot;('de', '&quot; &amp; SUBSTITUTE([.D116];&quot;'&quot;; &quot;\'&quot;) &amp; &quot;', LAST_INSERT_ID(), 'roland', 'roland')&quot;; &quot;&quot;) &amp; IF(AND([.D116]&lt;&gt;&quot;&quot;; [.E116]&lt;&gt;&quot;&quot;); &quot;,&quot;; &quot;&quot;) &amp; IF([.E116]&lt;&gt;&quot;&quot;;&quot;('fr', '&quot; &amp; SUBSTITUTE([.E116];&quot;'&quot;; &quot;\'&quot;) &amp; &quot;', LAST_INSERT_ID(), 'roland', 'roland')&quot;; &quot;&quot;) &amp; &quot;;&quot;; &quot;&quot;)" office:value-type="string" office:string-value="INSERT INTO translation_source SET source='ledig', location='parlamentarier', field = 'zivilstand', created_visa='roland', updated_visa='roland'; INSERT INTO translation_target (lang, translation, translation_source_id, created_visa, updated_visa) VALUES ('fr', 'célibataire', LAST_INSERT_ID(), 'roland', 'roland');" calcext:value-type="string">
            <text:p>INSERT INTO translation_source SET source='ledig', location='parlamentarier', field = 'zivilstand', created_visa='roland', updated_visa='roland'; INSERT INTO translation_target (lang, translation, translation_source_id, created_visa, updated_visa) VALUES ('fr', 'célibataire', LAST_INSERT_ID(), 'roland', 'roland')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verheiratet</text:p>
          </table:table-cell>
          <table:table-cell/>
          <table:table-cell table:style-name="ce6" office:value-type="string" calcext:value-type="string">
            <text:p>marié(e)</text:p>
          </table:table-cell>
          <table:table-cell table:number-columns-repeated="2"/>
          <table:table-cell table:formula="of:=&quot;INSERT INTO translation_source SET source='&quot; &amp;SUBSTITUTE([.C117];&quot;'&quot;; &quot;\'&quot;) &amp; &quot;', location='&quot; &amp;SUBSTITUTE([.A117];&quot;'&quot;; &quot;\'&quot;) &amp; &quot;', field = '&quot; &amp; SUBSTITUTE([.B117];&quot;'&quot;; &quot;\'&quot;) &amp; &quot;', created_visa='roland', updated_visa='roland'; &quot; &amp; IF(OR([.D117]&lt;&gt;&quot;&quot;; [.E117]&lt;&gt;&quot;&quot;);&quot;INSERT INTO translation_target (lang, translation, translation_source_id, created_visa, updated_visa) VALUES &quot; &amp; IF([.D117]&lt;&gt;&quot;&quot;;&quot;('de', '&quot; &amp; SUBSTITUTE([.D117];&quot;'&quot;; &quot;\'&quot;) &amp; &quot;', LAST_INSERT_ID(), 'roland', 'roland')&quot;; &quot;&quot;) &amp; IF(AND([.D117]&lt;&gt;&quot;&quot;; [.E117]&lt;&gt;&quot;&quot;); &quot;,&quot;; &quot;&quot;) &amp; IF([.E117]&lt;&gt;&quot;&quot;;&quot;('fr', '&quot; &amp; SUBSTITUTE([.E117];&quot;'&quot;; &quot;\'&quot;) &amp; &quot;', LAST_INSERT_ID(), 'roland', 'roland')&quot;; &quot;&quot;) &amp; &quot;;&quot;; &quot;&quot;)" office:value-type="string" office:string-value="INSERT INTO translation_source SET source='verheiratet', location='parlamentarier', field = 'zivilstand', created_visa='roland', updated_visa='roland'; INSERT INTO translation_target (lang, translation, translation_source_id, created_visa, updated_visa) VALUES ('fr', 'marié(e)', LAST_INSERT_ID(), 'roland', 'roland');" calcext:value-type="string">
            <text:p>INSERT INTO translation_source SET source='verheiratet', location='parlamentarier', field = 'zivilstand', created_visa='roland', updated_visa='roland'; INSERT INTO translation_target (lang, translation, translation_source_id, created_visa, updated_visa) VALUES ('fr', 'marié(e)', LAST_INSERT_ID(), 'roland', 'roland')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geschieden</text:p>
          </table:table-cell>
          <table:table-cell/>
          <table:table-cell table:style-name="ce6" office:value-type="string" calcext:value-type="string">
            <text:p>divorcé(e)</text:p>
          </table:table-cell>
          <table:table-cell table:number-columns-repeated="2"/>
          <table:table-cell table:formula="of:=&quot;INSERT INTO translation_source SET source='&quot; &amp;SUBSTITUTE([.C118];&quot;'&quot;; &quot;\'&quot;) &amp; &quot;', location='&quot; &amp;SUBSTITUTE([.A118];&quot;'&quot;; &quot;\'&quot;) &amp; &quot;', field = '&quot; &amp; SUBSTITUTE([.B118];&quot;'&quot;; &quot;\'&quot;) &amp; &quot;', created_visa='roland', updated_visa='roland'; &quot; &amp; IF(OR([.D118]&lt;&gt;&quot;&quot;; [.E118]&lt;&gt;&quot;&quot;);&quot;INSERT INTO translation_target (lang, translation, translation_source_id, created_visa, updated_visa) VALUES &quot; &amp; IF([.D118]&lt;&gt;&quot;&quot;;&quot;('de', '&quot; &amp; SUBSTITUTE([.D118];&quot;'&quot;; &quot;\'&quot;) &amp; &quot;', LAST_INSERT_ID(), 'roland', 'roland')&quot;; &quot;&quot;) &amp; IF(AND([.D118]&lt;&gt;&quot;&quot;; [.E118]&lt;&gt;&quot;&quot;); &quot;,&quot;; &quot;&quot;) &amp; IF([.E118]&lt;&gt;&quot;&quot;;&quot;('fr', '&quot; &amp; SUBSTITUTE([.E118];&quot;'&quot;; &quot;\'&quot;) &amp; &quot;', LAST_INSERT_ID(), 'roland', 'roland')&quot;; &quot;&quot;) &amp; &quot;;&quot;; &quot;&quot;)" office:value-type="string" office:string-value="INSERT INTO translation_source SET source='geschieden', location='parlamentarier', field = 'zivilstand', created_visa='roland', updated_visa='roland'; INSERT INTO translation_target (lang, translation, translation_source_id, created_visa, updated_visa) VALUES ('fr', 'divorcé(e)', LAST_INSERT_ID(), 'roland', 'roland');" calcext:value-type="string">
            <text:p>INSERT INTO translation_source SET source='geschieden', location='parlamentarier', field = 'zivilstand', created_visa='roland', updated_visa='roland'; INSERT INTO translation_target (lang, translation, translation_source_id, created_visa, updated_visa) VALUES ('fr', 'divorcé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n concubinage</text:p>
          </table:table-cell>
          <table:table-cell table:number-columns-repeated="2"/>
          <table:table-cell table:formula="of:=&quot;INSERT INTO translation_source SET source='&quot; &amp;SUBSTITUTE([.C119];&quot;'&quot;; &quot;\'&quot;) &amp; &quot;', location='&quot; &amp;SUBSTITUTE([.A119];&quot;'&quot;; &quot;\'&quot;) &amp; &quot;', field = '&quot; &amp; SUBSTITUTE([.B119];&quot;'&quot;; &quot;\'&quot;) &amp; &quot;', created_visa='roland', updated_visa='roland'; &quot; &amp; IF(OR([.D119]&lt;&gt;&quot;&quot;; [.E119]&lt;&gt;&quot;&quot;);&quot;INSERT INTO translation_target (lang, translation, translation_source_id, created_visa, updated_visa) VALUES &quot; &amp; IF([.D119]&lt;&gt;&quot;&quot;;&quot;('de', '&quot; &amp; SUBSTITUTE([.D119];&quot;'&quot;; &quot;\'&quot;) &amp; &quot;', LAST_INSERT_ID(), 'roland', 'roland')&quot;; &quot;&quot;) &amp; IF(AND([.D119]&lt;&gt;&quot;&quot;; [.E119]&lt;&gt;&quot;&quot;); &quot;,&quot;; &quot;&quot;) &amp; IF([.E119]&lt;&gt;&quot;&quot;;&quot;('fr', '&quot; &amp; SUBSTITUTE([.E119];&quot;'&quot;; &quot;\'&quot;) &amp; &quot;', LAST_INSERT_ID(), 'roland', 'roland')&quot;; &quot;&quot;) &amp; &quot;;&quot;; &quot;&quot;)" office:value-type="string" office:string-value="INSERT INTO translation_source SET source='eingetragene partnerschaft', location='parlamentarier', field = 'zivilstand', created_visa='roland', updated_visa='roland'; INSERT INTO translation_target (lang, translation, translation_source_id, created_visa, updated_visa) VALUES ('de', 'eingetragene Partnerschaft', LAST_INSERT_ID(), 'roland', 'roland'),('fr', 'en concubinage', LAST_INSERT_ID(), 'roland', 'roland');" calcext:value-type="string">
            <text:p>INSERT INTO translation_source SET source='eingetragene partnerschaft', location='parlamentarier', field = 'zivilstand', created_visa='roland', updated_visa='roland'; INSERT INTO translation_target (lang, translation, translation_source_id, created_visa, updated_visa) VALUES ('de', 'eingetragene Partnerschaft', LAST_INSERT_ID(), 'roland', 'roland'),('fr', 'en concubinag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SUBSTITUTE([.C120];&quot;'&quot;; &quot;\'&quot;) &amp; &quot;', location='&quot; &amp;SUBSTITUTE([.A120];&quot;'&quot;; &quot;\'&quot;) &amp; &quot;', field = '&quot; &amp; SUBSTITUTE([.B120];&quot;'&quot;; &quot;\'&quot;) &amp; &quot;', created_visa='roland', updated_visa='roland'; &quot; &amp; IF(OR([.D120]&lt;&gt;&quot;&quot;; [.E120]&lt;&gt;&quot;&quot;);&quot;INSERT INTO translation_target (lang, translation, translation_source_id, created_visa, updated_visa) VALUES &quot; &amp; IF([.D120]&lt;&gt;&quot;&quot;;&quot;('de', '&quot; &amp; SUBSTITUTE([.D120];&quot;'&quot;; &quot;\'&quot;) &amp; &quot;', LAST_INSERT_ID(), 'roland', 'roland')&quot;; &quot;&quot;) &amp; IF(AND([.D120]&lt;&gt;&quot;&quot;; [.E120]&lt;&gt;&quot;&quot;); &quot;,&quot;; &quot;&quot;) &amp; IF([.E120]&lt;&gt;&quot;&quot;;&quot;('fr', '&quot; &amp; SUBSTITUTE([.E120];&quot;'&quot;; &quot;\'&quot;) &amp; &quot;', LAST_INSERT_ID(), 'roland', 'roland')&quot;; &quot;&quot;) &amp; &quot;;&quot;; &quot;&quot;)" office:value-type="string" office:string-value="INSERT INTO translation_source SET source='M', location='parlamentarier', field = 'geschlecht', created_visa='roland', updated_visa='roland'; INSERT INTO translation_target (lang, translation, translation_source_id, created_visa, updated_visa) VALUES ('fr', 'M', LAST_INSERT_ID(), 'roland', 'roland');" calcext:value-type="string">
            <text:p>INSERT INTO translation_source SET source='M', location='parlamentarier', field = 'geschlecht', created_visa='roland', updated_visa='roland'; INSERT INTO translation_target (lang, translation, translation_source_id, created_visa, updated_visa) VALUES ('fr', 'M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SUBSTITUTE([.C121];&quot;'&quot;; &quot;\'&quot;) &amp; &quot;', location='&quot; &amp;SUBSTITUTE([.A121];&quot;'&quot;; &quot;\'&quot;) &amp; &quot;', field = '&quot; &amp; SUBSTITUTE([.B121];&quot;'&quot;; &quot;\'&quot;) &amp; &quot;', created_visa='roland', updated_visa='roland'; &quot; &amp; IF(OR([.D121]&lt;&gt;&quot;&quot;; [.E121]&lt;&gt;&quot;&quot;);&quot;INSERT INTO translation_target (lang, translation, translation_source_id, created_visa, updated_visa) VALUES &quot; &amp; IF([.D121]&lt;&gt;&quot;&quot;;&quot;('de', '&quot; &amp; SUBSTITUTE([.D121];&quot;'&quot;; &quot;\'&quot;) &amp; &quot;', LAST_INSERT_ID(), 'roland', 'roland')&quot;; &quot;&quot;) &amp; IF(AND([.D121]&lt;&gt;&quot;&quot;; [.E121]&lt;&gt;&quot;&quot;); &quot;,&quot;; &quot;&quot;) &amp; IF([.E121]&lt;&gt;&quot;&quot;;&quot;('fr', '&quot; &amp; SUBSTITUTE([.E121];&quot;'&quot;; &quot;\'&quot;) &amp; &quot;', LAST_INSERT_ID(), 'roland', 'roland')&quot;; &quot;&quot;) &amp; &quot;;&quot;; &quot;&quot;)" office:value-type="string" office:string-value="INSERT INTO translation_source SET source='F', location='parlamentarier', field = 'geschlecht', created_visa='roland', updated_visa='roland'; INSERT INTO translation_target (lang, translation, translation_source_id, created_visa, updated_visa) VALUES ('fr', 'F', LAST_INSERT_ID(), 'roland', 'roland');" calcext:value-type="string">
            <text:p>INSERT INTO translation_source SET source='F', location='parlamentarier', field = 'geschlecht', created_visa='roland', updated_visa='roland'; INSERT INTO translation_target (lang, translation, translation_source_id, created_visa, updated_visa) VALUES ('fr', 'F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SUBSTITUTE([.C122];&quot;'&quot;; &quot;\'&quot;) &amp; &quot;', location='&quot; &amp;SUBSTITUTE([.A122];&quot;'&quot;; &quot;\'&quot;) &amp; &quot;', field = '&quot; &amp; SUBSTITUTE([.B122];&quot;'&quot;; &quot;\'&quot;) &amp; &quot;', created_visa='roland', updated_visa='roland'; &quot; &amp; IF(OR([.D122]&lt;&gt;&quot;&quot;; [.E122]&lt;&gt;&quot;&quot;);&quot;INSERT INTO translation_target (lang, translation, translation_source_id, created_visa, updated_visa) VALUES &quot; &amp; IF([.D122]&lt;&gt;&quot;&quot;;&quot;('de', '&quot; &amp; SUBSTITUTE([.D122];&quot;'&quot;; &quot;\'&quot;) &amp; &quot;', LAST_INSERT_ID(), 'roland', 'roland')&quot;; &quot;&quot;) &amp; IF(AND([.D122]&lt;&gt;&quot;&quot;; [.E122]&lt;&gt;&quot;&quot;); &quot;,&quot;; &quot;&quot;) &amp; IF([.E122]&lt;&gt;&quot;&quot;;&quot;('fr', '&quot; &amp; SUBSTITUTE([.E122];&quot;'&quot;; &quot;\'&quot;) &amp; &quot;', LAST_INSERT_ID(), 'roland', 'roland')&quot;; &quot;&quot;) &amp; &quot;;&quot;; &quot;&quot;)" office:value-type="string" office:string-value="INSERT INTO translation_source SET source='Mann', location='parlamentarier', field = 'geschlecht', created_visa='roland', updated_visa='roland'; INSERT INTO translation_target (lang, translation, translation_source_id, created_visa, updated_visa) VALUES ('fr', 'Homme', LAST_INSERT_ID(), 'roland', 'roland');" calcext:value-type="string">
            <text:p>INSERT INTO translation_source SET source='Mann', location='parlamentarier', field = 'geschlecht', created_visa='roland', updated_visa='roland'; INSERT INTO translation_target (lang, translation, translation_source_id, created_visa, updated_visa) VALUES ('fr', 'Homm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SUBSTITUTE([.C123];&quot;'&quot;; &quot;\'&quot;) &amp; &quot;', location='&quot; &amp;SUBSTITUTE([.A123];&quot;'&quot;; &quot;\'&quot;) &amp; &quot;', field = '&quot; &amp; SUBSTITUTE([.B123];&quot;'&quot;; &quot;\'&quot;) &amp; &quot;', created_visa='roland', updated_visa='roland'; &quot; &amp; IF(OR([.D123]&lt;&gt;&quot;&quot;; [.E123]&lt;&gt;&quot;&quot;);&quot;INSERT INTO translation_target (lang, translation, translation_source_id, created_visa, updated_visa) VALUES &quot; &amp; IF([.D123]&lt;&gt;&quot;&quot;;&quot;('de', '&quot; &amp; SUBSTITUTE([.D123];&quot;'&quot;; &quot;\'&quot;) &amp; &quot;', LAST_INSERT_ID(), 'roland', 'roland')&quot;; &quot;&quot;) &amp; IF(AND([.D123]&lt;&gt;&quot;&quot;; [.E123]&lt;&gt;&quot;&quot;); &quot;,&quot;; &quot;&quot;) &amp; IF([.E123]&lt;&gt;&quot;&quot;;&quot;('fr', '&quot; &amp; SUBSTITUTE([.E123];&quot;'&quot;; &quot;\'&quot;) &amp; &quot;', LAST_INSERT_ID(), 'roland', 'roland')&quot;; &quot;&quot;) &amp; &quot;;&quot;; &quot;&quot;)" office:value-type="string" office:string-value="INSERT INTO translation_source SET source='Frau', location='parlamentarier', field = 'geschlecht', created_visa='roland', updated_visa='roland'; INSERT INTO translation_target (lang, translation, translation_source_id, created_visa, updated_visa) VALUES ('fr', 'Femme', LAST_INSERT_ID(), 'roland', 'roland');" calcext:value-type="string">
            <text:p>INSERT INTO translation_source SET source='Frau', location='parlamentarier', field = 'geschlecht', created_visa='roland', updated_visa='roland'; INSERT INTO translation_target (lang, translation, translation_source_id, created_visa, updated_visa) VALUES ('fr', 'Femm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SUBSTITUTE([.C124];&quot;'&quot;; &quot;\'&quot;) &amp; &quot;', location='&quot; &amp;SUBSTITUTE([.A124];&quot;'&quot;; &quot;\'&quot;) &amp; &quot;', field = '&quot; &amp; SUBSTITUTE([.B124];&quot;'&quot;; &quot;\'&quot;) &amp; &quot;', created_visa='roland', updated_visa='roland'; &quot; &amp; IF(OR([.D124]&lt;&gt;&quot;&quot;; [.E124]&lt;&gt;&quot;&quot;);&quot;INSERT INTO translation_target (lang, translation, translation_source_id, created_visa, updated_visa) VALUES &quot; &amp; IF([.D124]&lt;&gt;&quot;&quot;;&quot;('de', '&quot; &amp; SUBSTITUTE([.D124];&quot;'&quot;; &quot;\'&quot;) &amp; &quot;', LAST_INSERT_ID(), 'roland', 'roland')&quot;; &quot;&quot;) &amp; IF(AND([.D124]&lt;&gt;&quot;&quot;; [.E124]&lt;&gt;&quot;&quot;); &quot;,&quot;; &quot;&quot;) &amp; IF([.E124]&lt;&gt;&quot;&quot;;&quot;('fr', '&quot; &amp; SUBSTITUTE([.E124];&quot;'&quot;; &quot;\'&quot;) &amp; &quot;', LAST_INSERT_ID(), 'roland', 'roland')&quot;; &quot;&quot;) &amp; &quot;;&quot;; &quot;&quot;)" office:value-type="string" office:string-value="INSERT INTO translation_source SET source='männlich', location='parlamentarier', field = 'geschlecht', created_visa='roland', updated_visa='roland'; INSERT INTO translation_target (lang, translation, translation_source_id, created_visa, updated_visa) VALUES ('fr', 'masculin', LAST_INSERT_ID(), 'roland', 'roland');" calcext:value-type="string">
            <text:p>INSERT INTO translation_source SET source='männlich', location='parlamentarier', field = 'geschlecht', created_visa='roland', updated_visa='roland'; INSERT INTO translation_target (lang, translation, translation_source_id, created_visa, updated_visa) VALUES ('fr', 'mascul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SUBSTITUTE([.C125];&quot;'&quot;; &quot;\'&quot;) &amp; &quot;', location='&quot; &amp;SUBSTITUTE([.A125];&quot;'&quot;; &quot;\'&quot;) &amp; &quot;', field = '&quot; &amp; SUBSTITUTE([.B125];&quot;'&quot;; &quot;\'&quot;) &amp; &quot;', created_visa='roland', updated_visa='roland'; &quot; &amp; IF(OR([.D125]&lt;&gt;&quot;&quot;; [.E125]&lt;&gt;&quot;&quot;);&quot;INSERT INTO translation_target (lang, translation, translation_source_id, created_visa, updated_visa) VALUES &quot; &amp; IF([.D125]&lt;&gt;&quot;&quot;;&quot;('de', '&quot; &amp; SUBSTITUTE([.D125];&quot;'&quot;; &quot;\'&quot;) &amp; &quot;', LAST_INSERT_ID(), 'roland', 'roland')&quot;; &quot;&quot;) &amp; IF(AND([.D125]&lt;&gt;&quot;&quot;; [.E125]&lt;&gt;&quot;&quot;); &quot;,&quot;; &quot;&quot;) &amp; IF([.E125]&lt;&gt;&quot;&quot;;&quot;('fr', '&quot; &amp; SUBSTITUTE([.E125];&quot;'&quot;; &quot;\'&quot;) &amp; &quot;', LAST_INSERT_ID(), 'roland', 'roland')&quot;; &quot;&quot;) &amp; &quot;;&quot;; &quot;&quot;)" office:value-type="string" office:string-value="INSERT INTO translation_source SET source='weiblich', location='parlamentarier', field = 'geschlecht', created_visa='roland', updated_visa='roland'; INSERT INTO translation_target (lang, translation, translation_source_id, created_visa, updated_visa) VALUES ('fr', 'féminin', LAST_INSERT_ID(), 'roland', 'roland');" calcext:value-type="string">
            <text:p>INSERT INTO translation_source SET source='weiblich', location='parlamentarier', field = 'geschlecht', created_visa='roland', updated_visa='roland'; INSERT INTO translation_target (lang, translation, translation_source_id, created_visa, updated_visa) VALUES ('fr', 'fémin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allemand</text:p>
          </table:table-cell>
          <table:table-cell table:number-columns-repeated="2"/>
          <table:table-cell table:formula="of:=&quot;INSERT INTO translation_source SET source='&quot; &amp;SUBSTITUTE([.C126];&quot;'&quot;; &quot;\'&quot;) &amp; &quot;', location='&quot; &amp;SUBSTITUTE([.A126];&quot;'&quot;; &quot;\'&quot;) &amp; &quot;', field = '&quot; &amp; SUBSTITUTE([.B126];&quot;'&quot;; &quot;\'&quot;) &amp; &quot;', created_visa='roland', updated_visa='roland'; &quot; &amp; IF(OR([.D126]&lt;&gt;&quot;&quot;; [.E126]&lt;&gt;&quot;&quot;);&quot;INSERT INTO translation_target (lang, translation, translation_source_id, created_visa, updated_visa) VALUES &quot; &amp; IF([.D126]&lt;&gt;&quot;&quot;;&quot;('de', '&quot; &amp; SUBSTITUTE([.D126];&quot;'&quot;; &quot;\'&quot;) &amp; &quot;', LAST_INSERT_ID(), 'roland', 'roland')&quot;; &quot;&quot;) &amp; IF(AND([.D126]&lt;&gt;&quot;&quot;; [.E126]&lt;&gt;&quot;&quot;); &quot;,&quot;; &quot;&quot;) &amp; IF([.E126]&lt;&gt;&quot;&quot;;&quot;('fr', '&quot; &amp; SUBSTITUTE([.E126];&quot;'&quot;; &quot;\'&quot;) &amp; &quot;', LAST_INSERT_ID(), 'roland', 'roland')&quot;; &quot;&quot;) &amp; &quot;;&quot;; &quot;&quot;)" office:value-type="string" office:string-value="INSERT INTO translation_source SET source='deutsch', location='parlamentarier', field = 'arbeitssprache', created_visa='roland', updated_visa='roland'; INSERT INTO translation_target (lang, translation, translation_source_id, created_visa, updated_visa) VALUES ('fr', 'allemand', LAST_INSERT_ID(), 'roland', 'roland');" calcext:value-type="string">
            <text:p>INSERT INTO translation_source SET source='deutsch', location='parlamentarier', field = 'arbeitssprache', created_visa='roland', updated_visa='roland'; INSERT INTO translation_target (lang, translation, translation_source_id, created_visa, updated_visa) VALUES ('fr', 'alleman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anzösisch</text:p>
          </table:table-cell>
          <table:table-cell/>
          <table:table-cell office:value-type="string" calcext:value-type="string">
            <text:p>français</text:p>
          </table:table-cell>
          <table:table-cell table:number-columns-repeated="2"/>
          <table:table-cell table:formula="of:=&quot;INSERT INTO translation_source SET source='&quot; &amp;SUBSTITUTE([.C127];&quot;'&quot;; &quot;\'&quot;) &amp; &quot;', location='&quot; &amp;SUBSTITUTE([.A127];&quot;'&quot;; &quot;\'&quot;) &amp; &quot;', field = '&quot; &amp; SUBSTITUTE([.B127];&quot;'&quot;; &quot;\'&quot;) &amp; &quot;', created_visa='roland', updated_visa='roland'; &quot; &amp; IF(OR([.D127]&lt;&gt;&quot;&quot;; [.E127]&lt;&gt;&quot;&quot;);&quot;INSERT INTO translation_target (lang, translation, translation_source_id, created_visa, updated_visa) VALUES &quot; &amp; IF([.D127]&lt;&gt;&quot;&quot;;&quot;('de', '&quot; &amp; SUBSTITUTE([.D127];&quot;'&quot;; &quot;\'&quot;) &amp; &quot;', LAST_INSERT_ID(), 'roland', 'roland')&quot;; &quot;&quot;) &amp; IF(AND([.D127]&lt;&gt;&quot;&quot;; [.E127]&lt;&gt;&quot;&quot;); &quot;,&quot;; &quot;&quot;) &amp; IF([.E127]&lt;&gt;&quot;&quot;;&quot;('fr', '&quot; &amp; SUBSTITUTE([.E127];&quot;'&quot;; &quot;\'&quot;) &amp; &quot;', LAST_INSERT_ID(), 'roland', 'roland')&quot;; &quot;&quot;) &amp; &quot;;&quot;; &quot;&quot;)" office:value-type="string" office:string-value="INSERT INTO translation_source SET source='französisch', location='parlamentarier', field = 'arbeitssprache', created_visa='roland', updated_visa='roland'; INSERT INTO translation_target (lang, translation, translation_source_id, created_visa, updated_visa) VALUES ('fr', 'français', LAST_INSERT_ID(), 'roland', 'roland');" calcext:value-type="string">
            <text:p>INSERT INTO translation_source SET source='französisch', location='parlamentarier', field = 'arbeitssprache', created_visa='roland', updated_visa='roland'; INSERT INTO translation_target (lang, translation, translation_source_id, created_visa, updated_visa) VALUES ('fr', 'frança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alienisch</text:p>
          </table:table-cell>
          <table:table-cell/>
          <table:table-cell office:value-type="string" calcext:value-type="string">
            <text:p>italien</text:p>
          </table:table-cell>
          <table:table-cell table:number-columns-repeated="2"/>
          <table:table-cell table:formula="of:=&quot;INSERT INTO translation_source SET source='&quot; &amp;SUBSTITUTE([.C128];&quot;'&quot;; &quot;\'&quot;) &amp; &quot;', location='&quot; &amp;SUBSTITUTE([.A128];&quot;'&quot;; &quot;\'&quot;) &amp; &quot;', field = '&quot; &amp; SUBSTITUTE([.B128];&quot;'&quot;; &quot;\'&quot;) &amp; &quot;', created_visa='roland', updated_visa='roland'; &quot; &amp; IF(OR([.D128]&lt;&gt;&quot;&quot;; [.E128]&lt;&gt;&quot;&quot;);&quot;INSERT INTO translation_target (lang, translation, translation_source_id, created_visa, updated_visa) VALUES &quot; &amp; IF([.D128]&lt;&gt;&quot;&quot;;&quot;('de', '&quot; &amp; SUBSTITUTE([.D128];&quot;'&quot;; &quot;\'&quot;) &amp; &quot;', LAST_INSERT_ID(), 'roland', 'roland')&quot;; &quot;&quot;) &amp; IF(AND([.D128]&lt;&gt;&quot;&quot;; [.E128]&lt;&gt;&quot;&quot;); &quot;,&quot;; &quot;&quot;) &amp; IF([.E128]&lt;&gt;&quot;&quot;;&quot;('fr', '&quot; &amp; SUBSTITUTE([.E128];&quot;'&quot;; &quot;\'&quot;) &amp; &quot;', LAST_INSERT_ID(), 'roland', 'roland')&quot;; &quot;&quot;) &amp; &quot;;&quot;; &quot;&quot;)" office:value-type="string" office:string-value="INSERT INTO translation_source SET source='italienisch', location='parlamentarier', field = 'arbeitssprache', created_visa='roland', updated_visa='roland'; INSERT INTO translation_target (lang, translation, translation_source_id, created_visa, updated_visa) VALUES ('fr', 'italien', LAST_INSERT_ID(), 'roland', 'roland');" calcext:value-type="string">
            <text:p>INSERT INTO translation_source SET source='italienisch', location='parlamentarier', field = 'arbeitssprache', created_visa='roland', updated_visa='roland'; INSERT INTO translation_target (lang, translation, translation_source_id, created_visa, updated_visa) VALUES ('fr', 'italie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SUBSTITUTE([.C129];&quot;'&quot;; &quot;\'&quot;) &amp; &quot;', location='&quot; &amp;SUBSTITUTE([.A129];&quot;'&quot;; &quot;\'&quot;) &amp; &quot;', field = '&quot; &amp; SUBSTITUTE([.B129];&quot;'&quot;; &quot;\'&quot;) &amp; &quot;', created_visa='roland', updated_visa='roland'; &quot; &amp; IF(OR([.D129]&lt;&gt;&quot;&quot;; [.E129]&lt;&gt;&quot;&quot;);&quot;INSERT INTO translation_target (lang, translation, translation_source_id, created_visa, updated_visa) VALUES &quot; &amp; IF([.D129]&lt;&gt;&quot;&quot;;&quot;('de', '&quot; &amp; SUBSTITUTE([.D129];&quot;'&quot;; &quot;\'&quot;) &amp; &quot;', LAST_INSERT_ID(), 'roland', 'roland')&quot;; &quot;&quot;) &amp; IF(AND([.D129]&lt;&gt;&quot;&quot;; [.E129]&lt;&gt;&quot;&quot;); &quot;,&quot;; &quot;&quot;) &amp; IF([.E129]&lt;&gt;&quot;&quot;;&quot;('fr', '&quot; &amp; SUBSTITUTE([.E129];&quot;'&quot;; &quot;\'&quot;) &amp; &quot;', LAST_INSERT_ID(), 'roland', 'roland')&quot;; &quot;&quot;) &amp; &quot;;&quot;; &quot;&quot;)" office:value-type="string" office:string-value="INSERT INTO translation_source SET source='de', location='parlamentarier', field = 'arbeitssprache', created_visa='roland', updated_visa='roland'; INSERT INTO translation_target (lang, translation, translation_source_id, created_visa, updated_visa) VALUES ('fr', 'de', LAST_INSERT_ID(), 'roland', 'roland');" calcext:value-type="string">
            <text:p>INSERT INTO translation_source SET source='de', location='parlamentarier', field = 'arbeitssprache', created_visa='roland', updated_visa='roland'; INSERT INTO translation_target (lang, translation, translation_source_id, created_visa, updated_visa) VALUES ('fr', 'd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SUBSTITUTE([.C130];&quot;'&quot;; &quot;\'&quot;) &amp; &quot;', location='&quot; &amp;SUBSTITUTE([.A130];&quot;'&quot;; &quot;\'&quot;) &amp; &quot;', field = '&quot; &amp; SUBSTITUTE([.B130];&quot;'&quot;; &quot;\'&quot;) &amp; &quot;', created_visa='roland', updated_visa='roland'; &quot; &amp; IF(OR([.D130]&lt;&gt;&quot;&quot;; [.E130]&lt;&gt;&quot;&quot;);&quot;INSERT INTO translation_target (lang, translation, translation_source_id, created_visa, updated_visa) VALUES &quot; &amp; IF([.D130]&lt;&gt;&quot;&quot;;&quot;('de', '&quot; &amp; SUBSTITUTE([.D130];&quot;'&quot;; &quot;\'&quot;) &amp; &quot;', LAST_INSERT_ID(), 'roland', 'roland')&quot;; &quot;&quot;) &amp; IF(AND([.D130]&lt;&gt;&quot;&quot;; [.E130]&lt;&gt;&quot;&quot;); &quot;,&quot;; &quot;&quot;) &amp; IF([.E130]&lt;&gt;&quot;&quot;;&quot;('fr', '&quot; &amp; SUBSTITUTE([.E130];&quot;'&quot;; &quot;\'&quot;) &amp; &quot;', LAST_INSERT_ID(), 'roland', 'roland')&quot;; &quot;&quot;) &amp; &quot;;&quot;; &quot;&quot;)" office:value-type="string" office:string-value="INSERT INTO translation_source SET source='fr', location='parlamentarier', field = 'arbeitssprache', created_visa='roland', updated_visa='roland'; INSERT INTO translation_target (lang, translation, translation_source_id, created_visa, updated_visa) VALUES ('fr', 'fr', LAST_INSERT_ID(), 'roland', 'roland');" calcext:value-type="string">
            <text:p>INSERT INTO translation_source SET source='fr', location='parlamentarier', field = 'arbeitssprache', created_visa='roland', updated_visa='roland'; INSERT INTO translation_target (lang, translation, translation_source_id, created_visa, updated_visa) VALUES ('fr', 'f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SUBSTITUTE([.C131];&quot;'&quot;; &quot;\'&quot;) &amp; &quot;', location='&quot; &amp;SUBSTITUTE([.A131];&quot;'&quot;; &quot;\'&quot;) &amp; &quot;', field = '&quot; &amp; SUBSTITUTE([.B131];&quot;'&quot;; &quot;\'&quot;) &amp; &quot;', created_visa='roland', updated_visa='roland'; &quot; &amp; IF(OR([.D131]&lt;&gt;&quot;&quot;; [.E131]&lt;&gt;&quot;&quot;);&quot;INSERT INTO translation_target (lang, translation, translation_source_id, created_visa, updated_visa) VALUES &quot; &amp; IF([.D131]&lt;&gt;&quot;&quot;;&quot;('de', '&quot; &amp; SUBSTITUTE([.D131];&quot;'&quot;; &quot;\'&quot;) &amp; &quot;', LAST_INSERT_ID(), 'roland', 'roland')&quot;; &quot;&quot;) &amp; IF(AND([.D131]&lt;&gt;&quot;&quot;; [.E131]&lt;&gt;&quot;&quot;); &quot;,&quot;; &quot;&quot;) &amp; IF([.E131]&lt;&gt;&quot;&quot;;&quot;('fr', '&quot; &amp; SUBSTITUTE([.E131];&quot;'&quot;; &quot;\'&quot;) &amp; &quot;', LAST_INSERT_ID(), 'roland', 'roland')&quot;; &quot;&quot;) &amp; &quot;;&quot;; &quot;&quot;)" office:value-type="string" office:string-value="INSERT INTO translation_source SET source='it', location='parlamentarier', field = 'arbeitssprache', created_visa='roland', updated_visa='roland'; INSERT INTO translation_target (lang, translation, translation_source_id, created_visa, updated_visa) VALUES ('fr', 'it', LAST_INSERT_ID(), 'roland', 'roland');" calcext:value-type="string">
            <text:p>INSERT INTO translation_source SET source='it', location='parlamentarier', field = 'arbeitssprache', created_visa='roland', updated_visa='roland'; INSERT INTO translation_target (lang, translation, translation_source_id, created_visa, updated_visa) VALUES ('fr', 'i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</text:p>
          </table:table-cell>
          <table:table-cell/>
          <table:table-cell office:value-type="string" calcext:value-type="string">
            <text:p>législatif</text:p>
          </table:table-cell>
          <table:table-cell table:number-columns-repeated="2"/>
          <table:table-cell table:formula="of:=&quot;INSERT INTO translation_source SET source='&quot; &amp;SUBSTITUTE([.C132];&quot;'&quot;; &quot;\'&quot;) &amp; &quot;', location='&quot; &amp;SUBSTITUTE([.A132];&quot;'&quot;; &quot;\'&quot;) &amp; &quot;', field = '&quot; &amp; SUBSTITUTE([.B132];&quot;'&quot;; &quot;\'&quot;) &amp; &quot;', created_visa='roland', updated_visa='roland'; &quot; &amp; IF(OR([.D132]&lt;&gt;&quot;&quot;; [.E132]&lt;&gt;&quot;&quot;);&quot;INSERT INTO translation_target (lang, translation, translation_source_id, created_visa, updated_visa) VALUES &quot; &amp; IF([.D132]&lt;&gt;&quot;&quot;;&quot;('de', '&quot; &amp; SUBSTITUTE([.D132];&quot;'&quot;; &quot;\'&quot;) &amp; &quot;', LAST_INSERT_ID(), 'roland', 'roland')&quot;; &quot;&quot;) &amp; IF(AND([.D132]&lt;&gt;&quot;&quot;; [.E132]&lt;&gt;&quot;&quot;); &quot;,&quot;; &quot;&quot;) &amp; IF([.E132]&lt;&gt;&quot;&quot;;&quot;('fr', '&quot; &amp; SUBSTITUTE([.E132];&quot;'&quot;; &quot;\'&quot;) &amp; &quot;', LAST_INSERT_ID(), 'roland', 'roland')&quot;; &quot;&quot;) &amp; &quot;;&quot;; &quot;&quot;)" office:value-type="string" office:string-value="INSERT INTO translation_source SET source='legislativ', location='rat', field = 'typ', created_visa='roland', updated_visa='roland'; INSERT INTO translation_target (lang, translation, translation_source_id, created_visa, updated_visa) VALUES ('fr', 'législatif', LAST_INSERT_ID(), 'roland', 'roland');" calcext:value-type="string">
            <text:p>INSERT INTO translation_source SET source='legislativ', location='rat', field = 'typ', created_visa='roland', updated_visa='roland'; INSERT INTO translation_target (lang, translation, translation_source_id, created_visa, updated_visa) VALUES ('fr', 'législatif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exekutiv</text:p>
          </table:table-cell>
          <table:table-cell/>
          <table:table-cell office:value-type="string" calcext:value-type="string">
            <text:p>exécutif</text:p>
          </table:table-cell>
          <table:table-cell table:number-columns-repeated="2"/>
          <table:table-cell table:formula="of:=&quot;INSERT INTO translation_source SET source='&quot; &amp;SUBSTITUTE([.C133];&quot;'&quot;; &quot;\'&quot;) &amp; &quot;', location='&quot; &amp;SUBSTITUTE([.A133];&quot;'&quot;; &quot;\'&quot;) &amp; &quot;', field = '&quot; &amp; SUBSTITUTE([.B133];&quot;'&quot;; &quot;\'&quot;) &amp; &quot;', created_visa='roland', updated_visa='roland'; &quot; &amp; IF(OR([.D133]&lt;&gt;&quot;&quot;; [.E133]&lt;&gt;&quot;&quot;);&quot;INSERT INTO translation_target (lang, translation, translation_source_id, created_visa, updated_visa) VALUES &quot; &amp; IF([.D133]&lt;&gt;&quot;&quot;;&quot;('de', '&quot; &amp; SUBSTITUTE([.D133];&quot;'&quot;; &quot;\'&quot;) &amp; &quot;', LAST_INSERT_ID(), 'roland', 'roland')&quot;; &quot;&quot;) &amp; IF(AND([.D133]&lt;&gt;&quot;&quot;; [.E133]&lt;&gt;&quot;&quot;); &quot;,&quot;; &quot;&quot;) &amp; IF([.E133]&lt;&gt;&quot;&quot;;&quot;('fr', '&quot; &amp; SUBSTITUTE([.E133];&quot;'&quot;; &quot;\'&quot;) &amp; &quot;', LAST_INSERT_ID(), 'roland', 'roland')&quot;; &quot;&quot;) &amp; &quot;;&quot;; &quot;&quot;)" office:value-type="string" office:string-value="INSERT INTO translation_source SET source='exekutiv', location='rat', field = 'typ', created_visa='roland', updated_visa='roland'; INSERT INTO translation_target (lang, translation, translation_source_id, created_visa, updated_visa) VALUES ('fr', 'exécutif', LAST_INSERT_ID(), 'roland', 'roland');" calcext:value-type="string">
            <text:p>INSERT INTO translation_source SET source='exekutiv', location='rat', field = 'typ', created_visa='roland', updated_visa='roland'; INSERT INTO translation_target (lang, translation, translation_source_id, created_visa, updated_visa) VALUES ('fr', 'exécutif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judikativ</text:p>
          </table:table-cell>
          <table:table-cell/>
          <table:table-cell office:value-type="string" calcext:value-type="string">
            <text:p>judiciaire</text:p>
          </table:table-cell>
          <table:table-cell table:number-columns-repeated="2"/>
          <table:table-cell table:formula="of:=&quot;INSERT INTO translation_source SET source='&quot; &amp;SUBSTITUTE([.C134];&quot;'&quot;; &quot;\'&quot;) &amp; &quot;', location='&quot; &amp;SUBSTITUTE([.A134];&quot;'&quot;; &quot;\'&quot;) &amp; &quot;', field = '&quot; &amp; SUBSTITUTE([.B134];&quot;'&quot;; &quot;\'&quot;) &amp; &quot;', created_visa='roland', updated_visa='roland'; &quot; &amp; IF(OR([.D134]&lt;&gt;&quot;&quot;; [.E134]&lt;&gt;&quot;&quot;);&quot;INSERT INTO translation_target (lang, translation, translation_source_id, created_visa, updated_visa) VALUES &quot; &amp; IF([.D134]&lt;&gt;&quot;&quot;;&quot;('de', '&quot; &amp; SUBSTITUTE([.D134];&quot;'&quot;; &quot;\'&quot;) &amp; &quot;', LAST_INSERT_ID(), 'roland', 'roland')&quot;; &quot;&quot;) &amp; IF(AND([.D134]&lt;&gt;&quot;&quot;; [.E134]&lt;&gt;&quot;&quot;); &quot;,&quot;; &quot;&quot;) &amp; IF([.E134]&lt;&gt;&quot;&quot;;&quot;('fr', '&quot; &amp; SUBSTITUTE([.E134];&quot;'&quot;; &quot;\'&quot;) &amp; &quot;', LAST_INSERT_ID(), 'roland', 'roland')&quot;; &quot;&quot;) &amp; &quot;;&quot;; &quot;&quot;)" office:value-type="string" office:string-value="INSERT INTO translation_source SET source='judikativ', location='rat', field = 'typ', created_visa='roland', updated_visa='roland'; INSERT INTO translation_target (lang, translation, translation_source_id, created_visa, updated_visa) VALUES ('fr', 'judiciaire', LAST_INSERT_ID(), 'roland', 'roland');" calcext:value-type="string">
            <text:p>INSERT INTO translation_source SET source='judikativ', location='rat', field = 'typ', created_visa='roland', updated_visa='roland'; INSERT INTO translation_target (lang, translation, translation_source_id, created_visa, updated_visa) VALUES ('fr', 'judiciai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SUBSTITUTE([.C135];&quot;'&quot;; &quot;\'&quot;) &amp; &quot;', location='&quot; &amp;SUBSTITUTE([.A135];&quot;'&quot;; &quot;\'&quot;) &amp; &quot;', field = '&quot; &amp; SUBSTITUTE([.B135];&quot;'&quot;; &quot;\'&quot;) &amp; &quot;', created_visa='roland', updated_visa='roland'; &quot; &amp; IF(OR([.D135]&lt;&gt;&quot;&quot;; [.E135]&lt;&gt;&quot;&quot;);&quot;INSERT INTO translation_target (lang, translation, translation_source_id, created_visa, updated_visa) VALUES &quot; &amp; IF([.D135]&lt;&gt;&quot;&quot;;&quot;('de', '&quot; &amp; SUBSTITUTE([.D135];&quot;'&quot;; &quot;\'&quot;) &amp; &quot;', LAST_INSERT_ID(), 'roland', 'roland')&quot;; &quot;&quot;) &amp; IF(AND([.D135]&lt;&gt;&quot;&quot;; [.E135]&lt;&gt;&quot;&quot;); &quot;,&quot;; &quot;&quot;) &amp; IF([.E135]&lt;&gt;&quot;&quot;;&quot;('fr', '&quot; &amp; SUBSTITUTE([.E135];&quot;'&quot;; &quot;\'&quot;) &amp; &quot;', LAST_INSERT_ID(), 'roland', 'roland')&quot;; &quot;&quot;) &amp; &quot;;&quot;; &quot;&quot;)" office:value-type="string" office:string-value="INSERT INTO translation_source SET source='M', location='zutrittsberechtigung', field = 'geschlecht', created_visa='roland', updated_visa='roland'; INSERT INTO translation_target (lang, translation, translation_source_id, created_visa, updated_visa) VALUES ('fr', 'M', LAST_INSERT_ID(), 'roland', 'roland');" calcext:value-type="string">
            <text:p>INSERT INTO translation_source SET source='M', location='zutrittsberechtigung', field = 'geschlecht', created_visa='roland', updated_visa='roland'; INSERT INTO translation_target (lang, translation, translation_source_id, created_visa, updated_visa) VALUES ('fr', 'M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SUBSTITUTE([.C136];&quot;'&quot;; &quot;\'&quot;) &amp; &quot;', location='&quot; &amp;SUBSTITUTE([.A136];&quot;'&quot;; &quot;\'&quot;) &amp; &quot;', field = '&quot; &amp; SUBSTITUTE([.B136];&quot;'&quot;; &quot;\'&quot;) &amp; &quot;', created_visa='roland', updated_visa='roland'; &quot; &amp; IF(OR([.D136]&lt;&gt;&quot;&quot;; [.E136]&lt;&gt;&quot;&quot;);&quot;INSERT INTO translation_target (lang, translation, translation_source_id, created_visa, updated_visa) VALUES &quot; &amp; IF([.D136]&lt;&gt;&quot;&quot;;&quot;('de', '&quot; &amp; SUBSTITUTE([.D136];&quot;'&quot;; &quot;\'&quot;) &amp; &quot;', LAST_INSERT_ID(), 'roland', 'roland')&quot;; &quot;&quot;) &amp; IF(AND([.D136]&lt;&gt;&quot;&quot;; [.E136]&lt;&gt;&quot;&quot;); &quot;,&quot;; &quot;&quot;) &amp; IF([.E136]&lt;&gt;&quot;&quot;;&quot;('fr', '&quot; &amp; SUBSTITUTE([.E136];&quot;'&quot;; &quot;\'&quot;) &amp; &quot;', LAST_INSERT_ID(), 'roland', 'roland')&quot;; &quot;&quot;) &amp; &quot;;&quot;; &quot;&quot;)" office:value-type="string" office:string-value="INSERT INTO translation_source SET source='F', location='zutrittsberechtigung', field = 'geschlecht', created_visa='roland', updated_visa='roland'; INSERT INTO translation_target (lang, translation, translation_source_id, created_visa, updated_visa) VALUES ('fr', 'F', LAST_INSERT_ID(), 'roland', 'roland');" calcext:value-type="string">
            <text:p>INSERT INTO translation_source SET source='F', location='zutrittsberechtigung', field = 'geschlecht', created_visa='roland', updated_visa='roland'; INSERT INTO translation_target (lang, translation, translation_source_id, created_visa, updated_visa) VALUES ('fr', 'F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SUBSTITUTE([.C137];&quot;'&quot;; &quot;\'&quot;) &amp; &quot;', location='&quot; &amp;SUBSTITUTE([.A137];&quot;'&quot;; &quot;\'&quot;) &amp; &quot;', field = '&quot; &amp; SUBSTITUTE([.B137];&quot;'&quot;; &quot;\'&quot;) &amp; &quot;', created_visa='roland', updated_visa='roland'; &quot; &amp; IF(OR([.D137]&lt;&gt;&quot;&quot;; [.E137]&lt;&gt;&quot;&quot;);&quot;INSERT INTO translation_target (lang, translation, translation_source_id, created_visa, updated_visa) VALUES &quot; &amp; IF([.D137]&lt;&gt;&quot;&quot;;&quot;('de', '&quot; &amp; SUBSTITUTE([.D137];&quot;'&quot;; &quot;\'&quot;) &amp; &quot;', LAST_INSERT_ID(), 'roland', 'roland')&quot;; &quot;&quot;) &amp; IF(AND([.D137]&lt;&gt;&quot;&quot;; [.E137]&lt;&gt;&quot;&quot;); &quot;,&quot;; &quot;&quot;) &amp; IF([.E137]&lt;&gt;&quot;&quot;;&quot;('fr', '&quot; &amp; SUBSTITUTE([.E137];&quot;'&quot;; &quot;\'&quot;) &amp; &quot;', LAST_INSERT_ID(), 'roland', 'roland')&quot;; &quot;&quot;) &amp; &quot;;&quot;; &quot;&quot;)" office:value-type="string" office:string-value="INSERT INTO translation_source SET source='de', location='zutrittsberechtigung', field = 'arbeitssprache', created_visa='roland', updated_visa='roland'; INSERT INTO translation_target (lang, translation, translation_source_id, created_visa, updated_visa) VALUES ('fr', 'de', LAST_INSERT_ID(), 'roland', 'roland');" calcext:value-type="string">
            <text:p>INSERT INTO translation_source SET source='de', location='zutrittsberechtigung', field = 'arbeitssprache', created_visa='roland', updated_visa='roland'; INSERT INTO translation_target (lang, translation, translation_source_id, created_visa, updated_visa) VALUES ('fr', 'd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SUBSTITUTE([.C138];&quot;'&quot;; &quot;\'&quot;) &amp; &quot;', location='&quot; &amp;SUBSTITUTE([.A138];&quot;'&quot;; &quot;\'&quot;) &amp; &quot;', field = '&quot; &amp; SUBSTITUTE([.B138];&quot;'&quot;; &quot;\'&quot;) &amp; &quot;', created_visa='roland', updated_visa='roland'; &quot; &amp; IF(OR([.D138]&lt;&gt;&quot;&quot;; [.E138]&lt;&gt;&quot;&quot;);&quot;INSERT INTO translation_target (lang, translation, translation_source_id, created_visa, updated_visa) VALUES &quot; &amp; IF([.D138]&lt;&gt;&quot;&quot;;&quot;('de', '&quot; &amp; SUBSTITUTE([.D138];&quot;'&quot;; &quot;\'&quot;) &amp; &quot;', LAST_INSERT_ID(), 'roland', 'roland')&quot;; &quot;&quot;) &amp; IF(AND([.D138]&lt;&gt;&quot;&quot;; [.E138]&lt;&gt;&quot;&quot;); &quot;,&quot;; &quot;&quot;) &amp; IF([.E138]&lt;&gt;&quot;&quot;;&quot;('fr', '&quot; &amp; SUBSTITUTE([.E138];&quot;'&quot;; &quot;\'&quot;) &amp; &quot;', LAST_INSERT_ID(), 'roland', 'roland')&quot;; &quot;&quot;) &amp; &quot;;&quot;; &quot;&quot;)" office:value-type="string" office:string-value="INSERT INTO translation_source SET source='fr', location='zutrittsberechtigung', field = 'arbeitssprache', created_visa='roland', updated_visa='roland'; INSERT INTO translation_target (lang, translation, translation_source_id, created_visa, updated_visa) VALUES ('fr', 'fr', LAST_INSERT_ID(), 'roland', 'roland');" calcext:value-type="string">
            <text:p>INSERT INTO translation_source SET source='fr', location='zutrittsberechtigung', field = 'arbeitssprache', created_visa='roland', updated_visa='roland'; INSERT INTO translation_target (lang, translation, translation_source_id, created_visa, updated_visa) VALUES ('fr', 'f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SUBSTITUTE([.C139];&quot;'&quot;; &quot;\'&quot;) &amp; &quot;', location='&quot; &amp;SUBSTITUTE([.A139];&quot;'&quot;; &quot;\'&quot;) &amp; &quot;', field = '&quot; &amp; SUBSTITUTE([.B139];&quot;'&quot;; &quot;\'&quot;) &amp; &quot;', created_visa='roland', updated_visa='roland'; &quot; &amp; IF(OR([.D139]&lt;&gt;&quot;&quot;; [.E139]&lt;&gt;&quot;&quot;);&quot;INSERT INTO translation_target (lang, translation, translation_source_id, created_visa, updated_visa) VALUES &quot; &amp; IF([.D139]&lt;&gt;&quot;&quot;;&quot;('de', '&quot; &amp; SUBSTITUTE([.D139];&quot;'&quot;; &quot;\'&quot;) &amp; &quot;', LAST_INSERT_ID(), 'roland', 'roland')&quot;; &quot;&quot;) &amp; IF(AND([.D139]&lt;&gt;&quot;&quot;; [.E139]&lt;&gt;&quot;&quot;); &quot;,&quot;; &quot;&quot;) &amp; IF([.E139]&lt;&gt;&quot;&quot;;&quot;('fr', '&quot; &amp; SUBSTITUTE([.E139];&quot;'&quot;; &quot;\'&quot;) &amp; &quot;', LAST_INSERT_ID(), 'roland', 'roland')&quot;; &quot;&quot;) &amp; &quot;;&quot;; &quot;&quot;)" office:value-type="string" office:string-value="INSERT INTO translation_source SET source='it', location='zutrittsberechtigung', field = 'arbeitssprache', created_visa='roland', updated_visa='roland'; INSERT INTO translation_target (lang, translation, translation_source_id, created_visa, updated_visa) VALUES ('fr', 'it', LAST_INSERT_ID(), 'roland', 'roland');" calcext:value-type="string">
            <text:p>INSERT INTO translation_source SET source='it', location='zutrittsberechtigung', field = 'arbeitssprache', created_visa='roland', updated_visa='roland'; INSERT INTO translation_target (lang, translation, translation_source_id, created_visa, updated_visa) VALUES ('fr', 'i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Nicht mehr im Parlament. '@name' war im Parlament bis "@bis".</text:p>
          </table:table-cell>
          <table:table-cell/>
          <table:table-cell office:value-type="string" calcext:value-type="string">
            <text:p>N'est plus au Parlement. '@name' était au Parlement jusqu'au "@bis".</text:p>
          </table:table-cell>
          <table:table-cell table:number-columns-repeated="2"/>
          <table:table-cell table:formula="of:=&quot;INSERT INTO translation_source SET source='&quot; &amp;SUBSTITUTE([.C140];&quot;'&quot;; &quot;\'&quot;) &amp; &quot;', location='&quot; &amp;SUBSTITUTE([.A140];&quot;'&quot;; &quot;\'&quot;) &amp; &quot;', field = '&quot; &amp; SUBSTITUTE([.B140];&quot;'&quot;; &quot;\'&quot;) &amp; &quot;', created_visa='roland', updated_visa='roland'; &quot; &amp; IF(OR([.D140]&lt;&gt;&quot;&quot;; [.E140]&lt;&gt;&quot;&quot;);&quot;INSERT INTO translation_target (lang, translation, translation_source_id, created_visa, updated_visa) VALUES &quot; &amp; IF([.D140]&lt;&gt;&quot;&quot;;&quot;('de', '&quot; &amp; SUBSTITUTE([.D140];&quot;'&quot;; &quot;\'&quot;) &amp; &quot;', LAST_INSERT_ID(), 'roland', 'roland')&quot;; &quot;&quot;) &amp; IF(AND([.D140]&lt;&gt;&quot;&quot;; [.E140]&lt;&gt;&quot;&quot;); &quot;,&quot;; &quot;&quot;) &amp; IF([.E140]&lt;&gt;&quot;&quot;;&quot;('fr', '&quot; &amp; SUBSTITUTE([.E140];&quot;'&quot;; &quot;\'&quot;) &amp; &quot;', LAST_INSERT_ID(), 'roland', 'roland'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reated_visa='roland', updated_visa='roland'; INSERT INTO translation_target (lang, translation, translation_source_id, created_visa, updated_visa) VALUES ('fr', 'N\'est plus au Parlement. \'@name\' était au Parlement jusqu\'au &quot;@bis&quot;.', LAST_INSERT_ID(), 'roland', 'roland');" calcext:value-type="string">
            <text:p>INSERT INTO translation_source SET source='Nicht mehr im Parlament. \'@name\' war im Parlament bis "@bis".', location='lobbywatch.daten.inc', field = '_lobbywatch_parlamentarier_id', created_visa='roland', updated_visa='roland'; INSERT INTO translation_target (lang, translation, translation_source_id, created_visa, updated_visa) VALUES ('fr', 'N\'est plus au Parlement. \'@name\' était au Parlement jusqu\'au "@bis"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SUBSTITUTE([.C141];&quot;'&quot;; &quot;\'&quot;) &amp; &quot;', location='&quot; &amp;SUBSTITUTE([.A141];&quot;'&quot;; &quot;\'&quot;) &amp; &quot;', field = '&quot; &amp; SUBSTITUTE([.B141];&quot;'&quot;; &quot;\'&quot;) &amp; &quot;', created_visa='roland', updated_visa='roland'; &quot; &amp; IF(OR([.D141]&lt;&gt;&quot;&quot;; [.E141]&lt;&gt;&quot;&quot;);&quot;INSERT INTO translation_target (lang, translation, translation_source_id, created_visa, updated_visa) VALUES &quot; &amp; IF([.D141]&lt;&gt;&quot;&quot;;&quot;('de', '&quot; &amp; SUBSTITUTE([.D141];&quot;'&quot;; &quot;\'&quot;) &amp; &quot;', LAST_INSERT_ID(), 'roland', 'roland')&quot;; &quot;&quot;) &amp; IF(AND([.D141]&lt;&gt;&quot;&quot;; [.E141]&lt;&gt;&quot;&quot;); &quot;,&quot;; &quot;&quot;) &amp; IF([.E141]&lt;&gt;&quot;&quot;;&quot;('fr', '&quot; &amp; SUBSTITUTE([.E141];&quot;'&quot;; &quot;\'&quot;) &amp; &quot;', LAST_INSERT_ID(), 'roland', 'roland')&quot;; &quot;&quot;) &amp; &quot;;&quot;; &quot;&quot;)" office:value-type="string" office:string-value="INSERT INTO translation_source SET source='Partei:', location='lobbywatch.daten.inc', field = '_lobbywatch_parlamentarier_id', created_visa='roland', updated_visa='roland'; INSERT INTO translation_target (lang, translation, translation_source_id, created_visa, updated_visa) VALUES ('fr', 'Parti :', LAST_INSERT_ID(), 'roland', 'roland');" calcext:value-type="string">
            <text:p>INSERT INTO translation_source SET source='Partei:', location='lobbywatch.daten.inc', field = '_lobbywatch_parlamentarier_id', created_visa='roland', updated_visa='roland'; INSERT INTO translation_target (lang, translation, translation_source_id, created_visa, updated_visa) VALUES ('fr', 'Parti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Vertretene Bevölkerung:</text:p>
          </table:table-cell>
          <table:table-cell/>
          <table:table-cell office:value-type="string" calcext:value-type="string">
            <text:p>Représentant de :</text:p>
          </table:table-cell>
          <table:table-cell table:number-columns-repeated="2"/>
          <table:table-cell table:formula="of:=&quot;INSERT INTO translation_source SET source='&quot; &amp;SUBSTITUTE([.C142];&quot;'&quot;; &quot;\'&quot;) &amp; &quot;', location='&quot; &amp;SUBSTITUTE([.A142];&quot;'&quot;; &quot;\'&quot;) &amp; &quot;', field = '&quot; &amp; SUBSTITUTE([.B142];&quot;'&quot;; &quot;\'&quot;) &amp; &quot;', created_visa='roland', updated_visa='roland'; &quot; &amp; IF(OR([.D142]&lt;&gt;&quot;&quot;; [.E142]&lt;&gt;&quot;&quot;);&quot;INSERT INTO translation_target (lang, translation, translation_source_id, created_visa, updated_visa) VALUES &quot; &amp; IF([.D142]&lt;&gt;&quot;&quot;;&quot;('de', '&quot; &amp; SUBSTITUTE([.D142];&quot;'&quot;; &quot;\'&quot;) &amp; &quot;', LAST_INSERT_ID(), 'roland', 'roland')&quot;; &quot;&quot;) &amp; IF(AND([.D142]&lt;&gt;&quot;&quot;; [.E142]&lt;&gt;&quot;&quot;); &quot;,&quot;; &quot;&quot;) &amp; IF([.E142]&lt;&gt;&quot;&quot;;&quot;('fr', '&quot; &amp; SUBSTITUTE([.E142];&quot;'&quot;; &quot;\'&quot;) &amp; &quot;', LAST_INSERT_ID(), 'roland', 'roland')&quot;; &quot;&quot;) &amp; &quot;;&quot;; &quot;&quot;)" office:value-type="string" office:string-value="INSERT INTO translation_source SET source='Vertretene Bevölkerung:', location='lobbywatch.daten.inc', field = '_lobbywatch_parlamentarier_id', created_visa='roland', updated_visa='roland'; INSERT INTO translation_target (lang, translation, translation_source_id, created_visa, updated_visa) VALUES ('fr', 'Représentant de :', LAST_INSERT_ID(), 'roland', 'roland');" calcext:value-type="string">
            <text:p>INSERT INTO translation_source SET source='Vertretene Bevölkerung:', location='lobbywatch.daten.inc', field = '_lobbywatch_parlamentarier_id', created_visa='roland', updated_visa='roland'; INSERT INTO translation_target (lang, translation, translation_source_id, created_visa, updated_visa) VALUES ('fr', 'Représentant de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Im Parlament seit:</text:p>
          </table:table-cell>
          <table:table-cell/>
          <table:table-cell office:value-type="string" calcext:value-type="string">
            <text:p>Au Parlement depuis :</text:p>
          </table:table-cell>
          <table:table-cell table:number-columns-repeated="2"/>
          <table:table-cell table:formula="of:=&quot;INSERT INTO translation_source SET source='&quot; &amp;SUBSTITUTE([.C143];&quot;'&quot;; &quot;\'&quot;) &amp; &quot;', location='&quot; &amp;SUBSTITUTE([.A143];&quot;'&quot;; &quot;\'&quot;) &amp; &quot;', field = '&quot; &amp; SUBSTITUTE([.B143];&quot;'&quot;; &quot;\'&quot;) &amp; &quot;', created_visa='roland', updated_visa='roland'; &quot; &amp; IF(OR([.D143]&lt;&gt;&quot;&quot;; [.E143]&lt;&gt;&quot;&quot;);&quot;INSERT INTO translation_target (lang, translation, translation_source_id, created_visa, updated_visa) VALUES &quot; &amp; IF([.D143]&lt;&gt;&quot;&quot;;&quot;('de', '&quot; &amp; SUBSTITUTE([.D143];&quot;'&quot;; &quot;\'&quot;) &amp; &quot;', LAST_INSERT_ID(), 'roland', 'roland')&quot;; &quot;&quot;) &amp; IF(AND([.D143]&lt;&gt;&quot;&quot;; [.E143]&lt;&gt;&quot;&quot;); &quot;,&quot;; &quot;&quot;) &amp; IF([.E143]&lt;&gt;&quot;&quot;;&quot;('fr', '&quot; &amp; SUBSTITUTE([.E143];&quot;'&quot;; &quot;\'&quot;) &amp; &quot;', LAST_INSERT_ID(), 'roland', 'roland')&quot;; &quot;&quot;) &amp; &quot;;&quot;; &quot;&quot;)" office:value-type="string" office:string-value="INSERT INTO translation_source SET source='Im Parlament seit:', location='lobbywatch.daten.inc', field = '_lobbywatch_parlamentarier_id', created_visa='roland', updated_visa='roland'; INSERT INTO translation_target (lang, translation, translation_source_id, created_visa, updated_visa) VALUES ('fr', 'Au Parlement depuis :', LAST_INSERT_ID(), 'roland', 'roland');" calcext:value-type="string">
            <text:p>INSERT INTO translation_source SET source='Im Parlament seit:', location='lobbywatch.daten.inc', field = '_lobbywatch_parlamentarier_id', created_visa='roland', updated_visa='roland'; INSERT INTO translation_target (lang, translation, translation_source_id, created_visa, updated_visa) VALUES ('fr', 'Au Parlement depuis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Dauer:</text:p>
          </table:table-cell>
          <table:table-cell/>
          <table:table-cell office:value-type="string" calcext:value-type="string">
            <text:p>Durée :</text:p>
          </table:table-cell>
          <table:table-cell table:number-columns-repeated="2"/>
          <table:table-cell table:formula="of:=&quot;INSERT INTO translation_source SET source='&quot; &amp;SUBSTITUTE([.C144];&quot;'&quot;; &quot;\'&quot;) &amp; &quot;', location='&quot; &amp;SUBSTITUTE([.A144];&quot;'&quot;; &quot;\'&quot;) &amp; &quot;', field = '&quot; &amp; SUBSTITUTE([.B144];&quot;'&quot;; &quot;\'&quot;) &amp; &quot;', created_visa='roland', updated_visa='roland'; &quot; &amp; IF(OR([.D144]&lt;&gt;&quot;&quot;; [.E144]&lt;&gt;&quot;&quot;);&quot;INSERT INTO translation_target (lang, translation, translation_source_id, created_visa, updated_visa) VALUES &quot; &amp; IF([.D144]&lt;&gt;&quot;&quot;;&quot;('de', '&quot; &amp; SUBSTITUTE([.D144];&quot;'&quot;; &quot;\'&quot;) &amp; &quot;', LAST_INSERT_ID(), 'roland', 'roland')&quot;; &quot;&quot;) &amp; IF(AND([.D144]&lt;&gt;&quot;&quot;; [.E144]&lt;&gt;&quot;&quot;); &quot;,&quot;; &quot;&quot;) &amp; IF([.E144]&lt;&gt;&quot;&quot;;&quot;('fr', '&quot; &amp; SUBSTITUTE([.E144];&quot;'&quot;; &quot;\'&quot;) &amp; &quot;', LAST_INSERT_ID(), 'roland', 'roland')&quot;; &quot;&quot;) &amp; &quot;;&quot;; &quot;&quot;)" office:value-type="string" office:string-value="INSERT INTO translation_source SET source='Dauer:', location='lobbywatch.daten.inc', field = '_lobbywatch_parlamentarier_id', created_visa='roland', updated_visa='roland'; INSERT INTO translation_target (lang, translation, translation_source_id, created_visa, updated_visa) VALUES ('fr', 'Durée :', LAST_INSERT_ID(), 'roland', 'roland');" calcext:value-type="string">
            <text:p>INSERT INTO translation_source SET source='Dauer:', location='lobbywatch.daten.inc', field = '_lobbywatch_parlamentarier_id', created_visa='roland', updated_visa='roland'; INSERT INTO translation_target (lang, translation, translation_source_id, created_visa, updated_visa) VALUES ('fr', 'Durée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SUBSTITUTE([.C145];&quot;'&quot;; &quot;\'&quot;) &amp; &quot;', location='&quot; &amp;SUBSTITUTE([.A145];&quot;'&quot;; &quot;\'&quot;) &amp; &quot;', field = '&quot; &amp; SUBSTITUTE([.B145];&quot;'&quot;; &quot;\'&quot;) &amp; &quot;', created_visa='roland', updated_visa='roland'; &quot; &amp; IF(OR([.D145]&lt;&gt;&quot;&quot;; [.E145]&lt;&gt;&quot;&quot;);&quot;INSERT INTO translation_target (lang, translation, translation_source_id, created_visa, updated_visa) VALUES &quot; &amp; IF([.D145]&lt;&gt;&quot;&quot;;&quot;('de', '&quot; &amp; SUBSTITUTE([.D145];&quot;'&quot;; &quot;\'&quot;) &amp; &quot;', LAST_INSERT_ID(), 'roland', 'roland')&quot;; &quot;&quot;) &amp; IF(AND([.D145]&lt;&gt;&quot;&quot;; [.E145]&lt;&gt;&quot;&quot;); &quot;,&quot;; &quot;&quot;) &amp; IF([.E145]&lt;&gt;&quot;&quot;;&quot;('fr', '&quot; &amp; SUBSTITUTE([.E145];&quot;'&quot;; &quot;\'&quot;) &amp; &quot;', LAST_INSERT_ID(), 'roland', 'roland')&quot;; &quot;&quot;) &amp; &quot;;&quot;; &quot;&quot;)" office:value-type="string" office:string-value="INSERT INTO translation_source SET source='Beruf:', location='lobbywatch.daten.inc', field = '_lobbywatch_parlamentarier_id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lobbywatch.daten.inc', field = '_lobbywatch_parlamentarier_id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inder:</text:p>
          </table:table-cell>
          <table:table-cell/>
          <table:table-cell office:value-type="string" calcext:value-type="string">
            <text:p>Enfants :</text:p>
          </table:table-cell>
          <table:table-cell table:number-columns-repeated="2"/>
          <table:table-cell table:formula="of:=&quot;INSERT INTO translation_source SET source='&quot; &amp;SUBSTITUTE([.C146];&quot;'&quot;; &quot;\'&quot;) &amp; &quot;', location='&quot; &amp;SUBSTITUTE([.A146];&quot;'&quot;; &quot;\'&quot;) &amp; &quot;', field = '&quot; &amp; SUBSTITUTE([.B146];&quot;'&quot;; &quot;\'&quot;) &amp; &quot;', created_visa='roland', updated_visa='roland'; &quot; &amp; IF(OR([.D146]&lt;&gt;&quot;&quot;; [.E146]&lt;&gt;&quot;&quot;);&quot;INSERT INTO translation_target (lang, translation, translation_source_id, created_visa, updated_visa) VALUES &quot; &amp; IF([.D146]&lt;&gt;&quot;&quot;;&quot;('de', '&quot; &amp; SUBSTITUTE([.D146];&quot;'&quot;; &quot;\'&quot;) &amp; &quot;', LAST_INSERT_ID(), 'roland', 'roland')&quot;; &quot;&quot;) &amp; IF(AND([.D146]&lt;&gt;&quot;&quot;; [.E146]&lt;&gt;&quot;&quot;); &quot;,&quot;; &quot;&quot;) &amp; IF([.E146]&lt;&gt;&quot;&quot;;&quot;('fr', '&quot; &amp; SUBSTITUTE([.E146];&quot;'&quot;; &quot;\'&quot;) &amp; &quot;', LAST_INSERT_ID(), 'roland', 'roland')&quot;; &quot;&quot;) &amp; &quot;;&quot;; &quot;&quot;)" office:value-type="string" office:string-value="INSERT INTO translation_source SET source='Kinder:', location='lobbywatch.daten.inc', field = '_lobbywatch_parlamentarier_id', created_visa='roland', updated_visa='roland'; INSERT INTO translation_target (lang, translation, translation_source_id, created_visa, updated_visa) VALUES ('fr', 'Enfants :', LAST_INSERT_ID(), 'roland', 'roland');" calcext:value-type="string">
            <text:p>INSERT INTO translation_source SET source='Kinder:', location='lobbywatch.daten.inc', field = '_lobbywatch_parlamentarier_id', created_visa='roland', updated_visa='roland'; INSERT INTO translation_target (lang, translation, translation_source_id, created_visa, updated_visa) VALUES ('fr', 'Enfants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 web :</text:p>
          </table:table-cell>
          <table:table-cell table:number-columns-repeated="2"/>
          <table:table-cell table:formula="of:=&quot;INSERT INTO translation_source SET source='&quot; &amp;SUBSTITUTE([.C147];&quot;'&quot;; &quot;\'&quot;) &amp; &quot;', location='&quot; &amp;SUBSTITUTE([.A147];&quot;'&quot;; &quot;\'&quot;) &amp; &quot;', field = '&quot; &amp; SUBSTITUTE([.B147];&quot;'&quot;; &quot;\'&quot;) &amp; &quot;', created_visa='roland', updated_visa='roland'; &quot; &amp; IF(OR([.D147]&lt;&gt;&quot;&quot;; [.E147]&lt;&gt;&quot;&quot;);&quot;INSERT INTO translation_target (lang, translation, translation_source_id, created_visa, updated_visa) VALUES &quot; &amp; IF([.D147]&lt;&gt;&quot;&quot;;&quot;('de', '&quot; &amp; SUBSTITUTE([.D147];&quot;'&quot;; &quot;\'&quot;) &amp; &quot;', LAST_INSERT_ID(), 'roland', 'roland')&quot;; &quot;&quot;) &amp; IF(AND([.D147]&lt;&gt;&quot;&quot;; [.E147]&lt;&gt;&quot;&quot;); &quot;,&quot;; &quot;&quot;) &amp; IF([.E147]&lt;&gt;&quot;&quot;;&quot;('fr', '&quot; &amp; SUBSTITUTE([.E147];&quot;'&quot;; &quot;\'&quot;) &amp; &quot;', LAST_INSERT_ID(), 'roland', 'roland')&quot;; &quot;&quot;) &amp; &quot;;&quot;; &quot;&quot;)" office:value-type="string" office:string-value="INSERT INTO translation_source SET source='Homepage:', location='lobbywatch.daten.inc', field = '_lobbywatch_parlamentarier_id', created_visa='roland', updated_visa='roland'; INSERT INTO translation_target (lang, translation, translation_source_id, created_visa, updated_visa) VALUES ('fr', 'Site web :', LAST_INSERT_ID(), 'roland', 'roland');" calcext:value-type="string">
            <text:p>INSERT INTO translation_source SET source='Homepage:', location='lobbywatch.daten.inc', field = '_lobbywatch_parlamentarier_id', created_visa='roland', updated_visa='roland'; INSERT INTO translation_target (lang, translation, translation_source_id, created_visa, updated_visa) VALUES ('fr', 'Site web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Parlament.ch Webseite:</text:p>
          </table:table-cell>
          <table:table-cell/>
          <table:table-cell office:value-type="string" calcext:value-type="string">
            <text:p>Page sur parlament.ch :</text:p>
          </table:table-cell>
          <table:table-cell table:number-columns-repeated="2"/>
          <table:table-cell table:formula="of:=&quot;INSERT INTO translation_source SET source='&quot; &amp;SUBSTITUTE([.C148];&quot;'&quot;; &quot;\'&quot;) &amp; &quot;', location='&quot; &amp;SUBSTITUTE([.A148];&quot;'&quot;; &quot;\'&quot;) &amp; &quot;', field = '&quot; &amp; SUBSTITUTE([.B148];&quot;'&quot;; &quot;\'&quot;) &amp; &quot;', created_visa='roland', updated_visa='roland'; &quot; &amp; IF(OR([.D148]&lt;&gt;&quot;&quot;; [.E148]&lt;&gt;&quot;&quot;);&quot;INSERT INTO translation_target (lang, translation, translation_source_id, created_visa, updated_visa) VALUES &quot; &amp; IF([.D148]&lt;&gt;&quot;&quot;;&quot;('de', '&quot; &amp; SUBSTITUTE([.D148];&quot;'&quot;; &quot;\'&quot;) &amp; &quot;', LAST_INSERT_ID(), 'roland', 'roland')&quot;; &quot;&quot;) &amp; IF(AND([.D148]&lt;&gt;&quot;&quot;; [.E148]&lt;&gt;&quot;&quot;); &quot;,&quot;; &quot;&quot;) &amp; IF([.E148]&lt;&gt;&quot;&quot;;&quot;('fr', '&quot; &amp; SUBSTITUTE([.E148];&quot;'&quot;; &quot;\'&quot;) &amp; &quot;', LAST_INSERT_ID(), 'roland', 'roland')&quot;; &quot;&quot;) &amp; &quot;;&quot;; &quot;&quot;)" office:value-type="string" office:string-value="INSERT INTO translation_source SET source='Parlament.ch Webseite:', location='lobbywatch.daten.inc', field = '_lobbywatch_parlamentarier_id', created_visa='roland', updated_visa='roland'; INSERT INTO translation_target (lang, translation, translation_source_id, created_visa, updated_visa) VALUES ('fr', 'Page sur parlament.ch :', LAST_INSERT_ID(), 'roland', 'roland');" calcext:value-type="string">
            <text:p>INSERT INTO translation_source SET source='Parlament.ch Webseite:', location='lobbywatch.daten.inc', field = '_lobbywatch_parlamentarier_id', created_visa='roland', updated_visa='roland'; INSERT INTO translation_target (lang, translation, translation_source_id, created_visa, updated_visa) VALUES ('fr', 'Page sur parlament.ch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Liens d'intérêt :</text:p>
          </table:table-cell>
          <table:table-cell table:number-columns-repeated="2"/>
          <table:table-cell table:formula="of:=&quot;INSERT INTO translation_source SET source='&quot; &amp;SUBSTITUTE([.C149];&quot;'&quot;; &quot;\'&quot;) &amp; &quot;', location='&quot; &amp;SUBSTITUTE([.A149];&quot;'&quot;; &quot;\'&quot;) &amp; &quot;', field = '&quot; &amp; SUBSTITUTE([.B149];&quot;'&quot;; &quot;\'&quot;) &amp; &quot;', created_visa='roland', updated_visa='roland'; &quot; &amp; IF(OR([.D149]&lt;&gt;&quot;&quot;; [.E149]&lt;&gt;&quot;&quot;);&quot;INSERT INTO translation_target (lang, translation, translation_source_id, created_visa, updated_visa) VALUES &quot; &amp; IF([.D149]&lt;&gt;&quot;&quot;;&quot;('de', '&quot; &amp; SUBSTITUTE([.D149];&quot;'&quot;; &quot;\'&quot;) &amp; &quot;', LAST_INSERT_ID(), 'roland', 'roland')&quot;; &quot;&quot;) &amp; IF(AND([.D149]&lt;&gt;&quot;&quot;; [.E149]&lt;&gt;&quot;&quot;); &quot;,&quot;; &quot;&quot;) &amp; IF([.E149]&lt;&gt;&quot;&quot;;&quot;('fr', '&quot; &amp; SUBSTITUTE([.E149];&quot;'&quot;; &quot;\'&quot;) &amp; &quot;', LAST_INSERT_ID(), 'roland', 'roland')&quot;; &quot;&quot;) &amp; &quot;;&quot;; &quot;&quot;)" office:value-type="string" office:string-value="INSERT INTO translation_source SET source='Interessenbindungen', location='lobbywatch.daten.inc', field = '_lobbywatch_parlamentarier_id', created_visa='roland', updated_visa='roland'; INSERT INTO translation_target (lang, translation, translation_source_id, created_visa, updated_visa) VALUES ('fr', 'Liens d\'intérêt :', LAST_INSERT_ID(), 'roland', 'roland');" calcext:value-type="string">
            <text:p>INSERT INTO translation_source SET source='Interessenbindungen', location='lobbywatch.daten.inc', field = '_lobbywatch_parlamentarier_id', created_visa='roland', updated_visa='roland'; INSERT INTO translation_target (lang, translation, translation_source_id, created_visa, updated_visa) VALUES ('fr', 'Liens d\'intérêt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 / aucuns</text:p>
          </table:table-cell>
          <table:table-cell table:number-columns-repeated="2"/>
          <table:table-cell table:formula="of:=&quot;INSERT INTO translation_source SET source='&quot; &amp;SUBSTITUTE([.C150];&quot;'&quot;; &quot;\'&quot;) &amp; &quot;', location='&quot; &amp;SUBSTITUTE([.A150];&quot;'&quot;; &quot;\'&quot;) &amp; &quot;', field = '&quot; &amp; SUBSTITUTE([.B150];&quot;'&quot;; &quot;\'&quot;) &amp; &quot;', created_visa='roland', updated_visa='roland'; &quot; &amp; IF(OR([.D150]&lt;&gt;&quot;&quot;; [.E150]&lt;&gt;&quot;&quot;);&quot;INSERT INTO translation_target (lang, translation, translation_source_id, created_visa, updated_visa) VALUES &quot; &amp; IF([.D150]&lt;&gt;&quot;&quot;;&quot;('de', '&quot; &amp; SUBSTITUTE([.D150];&quot;'&quot;; &quot;\'&quot;) &amp; &quot;', LAST_INSERT_ID(), 'roland', 'roland')&quot;; &quot;&quot;) &amp; IF(AND([.D150]&lt;&gt;&quot;&quot;; [.E150]&lt;&gt;&quot;&quot;); &quot;,&quot;; &quot;&quot;) &amp; IF([.E150]&lt;&gt;&quot;&quot;;&quot;('fr', '&quot; &amp; SUBSTITUTE([.E150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parlamentarier_id', created_visa='roland', updated_visa='roland'; INSERT INTO translation_target (lang, translation, translation_source_id, created_visa, updated_visa) VALUES ('fr', 'aucune / aucuns', LAST_INSERT_ID(), 'roland', 'roland');" calcext:value-type="string">
            <text:p>INSERT INTO translation_source SET source='keine', location='lobbywatch.daten.inc', field = '_lobbywatch_parlamentarier_id', created_visa='roland', updated_visa='roland'; INSERT INTO translation_target (lang, translation, translation_source_id, created_visa, updated_visa) VALUES ('fr', 'aucune / aucu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Mandate der Gäste</text:p>
          </table:table-cell>
          <table:table-cell/>
          <table:table-cell office:value-type="string" calcext:value-type="string">
            <text:p>Mandats des invités</text:p>
          </table:table-cell>
          <table:table-cell table:number-columns-repeated="2"/>
          <table:table-cell table:formula="of:=&quot;INSERT INTO translation_source SET source='&quot; &amp;SUBSTITUTE([.C151];&quot;'&quot;; &quot;\'&quot;) &amp; &quot;', location='&quot; &amp;SUBSTITUTE([.A151];&quot;'&quot;; &quot;\'&quot;) &amp; &quot;', field = '&quot; &amp; SUBSTITUTE([.B151];&quot;'&quot;; &quot;\'&quot;) &amp; &quot;', created_visa='roland', updated_visa='roland'; &quot; &amp; IF(OR([.D151]&lt;&gt;&quot;&quot;; [.E151]&lt;&gt;&quot;&quot;);&quot;INSERT INTO translation_target (lang, translation, translation_source_id, created_visa, updated_visa) VALUES &quot; &amp; IF([.D151]&lt;&gt;&quot;&quot;;&quot;('de', '&quot; &amp; SUBSTITUTE([.D151];&quot;'&quot;; &quot;\'&quot;) &amp; &quot;', LAST_INSERT_ID(), 'roland', 'roland')&quot;; &quot;&quot;) &amp; IF(AND([.D151]&lt;&gt;&quot;&quot;; [.E151]&lt;&gt;&quot;&quot;); &quot;,&quot;; &quot;&quot;) &amp; IF([.E151]&lt;&gt;&quot;&quot;;&quot;('fr', '&quot; &amp; SUBSTITUTE([.E151];&quot;'&quot;; &quot;\'&quot;) &amp; &quot;', LAST_INSERT_ID(), 'roland', 'roland')&quot;; &quot;&quot;) &amp; &quot;;&quot;; &quot;&quot;)" office:value-type="string" office:string-value="INSERT INTO translation_source SET source='Mandate der Gäste', location='lobbywatch.daten.inc', field = '_lobbywatch_parlamentarier_id', created_visa='roland', updated_visa='roland'; INSERT INTO translation_target (lang, translation, translation_source_id, created_visa, updated_visa) VALUES ('fr', 'Mandats des invités', LAST_INSERT_ID(), 'roland', 'roland');" calcext:value-type="string">
            <text:p>INSERT INTO translation_source SET source='Mandate der Gäste', location='lobbywatch.daten.inc', field = '_lobbywatch_parlamentarier_id', created_visa='roland', updated_visa='roland'; INSERT INTO translation_target (lang, translation, translation_source_id, created_visa, updated_visa) VALUES ('fr', 'Mandats des invité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Gäste</text:p>
          </table:table-cell>
          <table:table-cell/>
          <table:table-cell office:value-type="string" calcext:value-type="string">
            <text:p>Invités</text:p>
          </table:table-cell>
          <table:table-cell table:number-columns-repeated="2"/>
          <table:table-cell table:formula="of:=&quot;INSERT INTO translation_source SET source='&quot; &amp;SUBSTITUTE([.C152];&quot;'&quot;; &quot;\'&quot;) &amp; &quot;', location='&quot; &amp;SUBSTITUTE([.A152];&quot;'&quot;; &quot;\'&quot;) &amp; &quot;', field = '&quot; &amp; SUBSTITUTE([.B152];&quot;'&quot;; &quot;\'&quot;) &amp; &quot;', created_visa='roland', updated_visa='roland'; &quot; &amp; IF(OR([.D152]&lt;&gt;&quot;&quot;; [.E152]&lt;&gt;&quot;&quot;);&quot;INSERT INTO translation_target (lang, translation, translation_source_id, created_visa, updated_visa) VALUES &quot; &amp; IF([.D152]&lt;&gt;&quot;&quot;;&quot;('de', '&quot; &amp; SUBSTITUTE([.D152];&quot;'&quot;; &quot;\'&quot;) &amp; &quot;', LAST_INSERT_ID(), 'roland', 'roland')&quot;; &quot;&quot;) &amp; IF(AND([.D152]&lt;&gt;&quot;&quot;; [.E152]&lt;&gt;&quot;&quot;); &quot;,&quot;; &quot;&quot;) &amp; IF([.E152]&lt;&gt;&quot;&quot;;&quot;('fr', '&quot; &amp; SUBSTITUTE([.E152];&quot;'&quot;; &quot;\'&quot;) &amp; &quot;', LAST_INSERT_ID(), 'roland', 'roland')&quot;; &quot;&quot;) &amp; &quot;;&quot;; &quot;&quot;)" office:value-type="string" office:string-value="INSERT INTO translation_source SET source='Gäste', location='lobbywatch.daten.inc', field = '_lobbywatch_parlamentarier_id', created_visa='roland', updated_visa='roland'; INSERT INTO translation_target (lang, translation, translation_source_id, created_visa, updated_visa) VALUES ('fr', 'Invités', LAST_INSERT_ID(), 'roland', 'roland');" calcext:value-type="string">
            <text:p>INSERT INTO translation_source SET source='Gäste', location='lobbywatch.daten.inc', field = '_lobbywatch_parlamentarier_id', created_visa='roland', updated_visa='roland'; INSERT INTO translation_target (lang, translation, translation_source_id, created_visa, updated_visa) VALUES ('fr', 'Invité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Organisationen mit einer Verbindung</text:p>
          </table:table-cell>
          <table:table-cell/>
          <table:table-cell office:value-type="string" calcext:value-type="string">
            <text:p>Organisations avec un lien</text:p>
          </table:table-cell>
          <table:table-cell table:number-columns-repeated="2"/>
          <table:table-cell table:formula="of:=&quot;INSERT INTO translation_source SET source='&quot; &amp;SUBSTITUTE([.C153];&quot;'&quot;; &quot;\'&quot;) &amp; &quot;', location='&quot; &amp;SUBSTITUTE([.A153];&quot;'&quot;; &quot;\'&quot;) &amp; &quot;', field = '&quot; &amp; SUBSTITUTE([.B153];&quot;'&quot;; &quot;\'&quot;) &amp; &quot;', created_visa='roland', updated_visa='roland'; &quot; &amp; IF(OR([.D153]&lt;&gt;&quot;&quot;; [.E153]&lt;&gt;&quot;&quot;);&quot;INSERT INTO translation_target (lang, translation, translation_source_id, created_visa, updated_visa) VALUES &quot; &amp; IF([.D153]&lt;&gt;&quot;&quot;;&quot;('de', '&quot; &amp; SUBSTITUTE([.D153];&quot;'&quot;; &quot;\'&quot;) &amp; &quot;', LAST_INSERT_ID(), 'roland', 'roland')&quot;; &quot;&quot;) &amp; IF(AND([.D153]&lt;&gt;&quot;&quot;; [.E153]&lt;&gt;&quot;&quot;); &quot;,&quot;; &quot;&quot;) &amp; IF([.E153]&lt;&gt;&quot;&quot;;&quot;('fr', '&quot; &amp; SUBSTITUTE([.E153];&quot;'&quot;; &quot;\'&quot;) &amp; &quot;', LAST_INSERT_ID(), 'roland', 'roland')&quot;; &quot;&quot;) &amp; &quot;;&quot;; &quot;&quot;)" office:value-type="string" office:string-value="INSERT INTO translation_source SET source='Organisationen mit einer Verbindung', location='lobbywatch.daten.inc', field = '_lobbywatch_parlamentarier_id', created_visa='roland', updated_visa='roland'; INSERT INTO translation_target (lang, translation, translation_source_id, created_visa, updated_visa) VALUES ('fr', 'Organisations avec un lien', LAST_INSERT_ID(), 'roland', 'roland');" calcext:value-type="string">
            <text:p>INSERT INTO translation_source SET source='Organisationen mit einer Verbindung', location='lobbywatch.daten.inc', field = '_lobbywatch_parlamentarier_id', created_visa='roland', updated_visa='roland'; INSERT INTO translation_target (lang, translation, translation_source_id, created_visa, updated_visa) VALUES ('fr', 'Organisations avec un lie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Auch indirekte Verbindungen werden aufgeführt.</text:p>
          </table:table-cell>
          <table:table-cell/>
          <table:table-cell office:value-type="string" calcext:value-type="string">
            <text:p>Les liens indirects sont également présentés.</text:p>
          </table:table-cell>
          <table:table-cell table:number-columns-repeated="2"/>
          <table:table-cell table:formula="of:=&quot;INSERT INTO translation_source SET source='&quot; &amp;SUBSTITUTE([.C154];&quot;'&quot;; &quot;\'&quot;) &amp; &quot;', location='&quot; &amp;SUBSTITUTE([.A154];&quot;'&quot;; &quot;\'&quot;) &amp; &quot;', field = '&quot; &amp; SUBSTITUTE([.B154];&quot;'&quot;; &quot;\'&quot;) &amp; &quot;', created_visa='roland', updated_visa='roland'; &quot; &amp; IF(OR([.D154]&lt;&gt;&quot;&quot;; [.E154]&lt;&gt;&quot;&quot;);&quot;INSERT INTO translation_target (lang, translation, translation_source_id, created_visa, updated_visa) VALUES &quot; &amp; IF([.D154]&lt;&gt;&quot;&quot;;&quot;('de', '&quot; &amp; SUBSTITUTE([.D154];&quot;'&quot;; &quot;\'&quot;) &amp; &quot;', LAST_INSERT_ID(), 'roland', 'roland')&quot;; &quot;&quot;) &amp; IF(AND([.D154]&lt;&gt;&quot;&quot;; [.E154]&lt;&gt;&quot;&quot;); &quot;,&quot;; &quot;&quot;) &amp; IF([.E154]&lt;&gt;&quot;&quot;;&quot;('fr', '&quot; &amp; SUBSTITUTE([.E154];&quot;'&quot;; &quot;\'&quot;) &amp; &quot;', LAST_INSERT_ID(), 'roland', 'roland')&quot;; &quot;&quot;) &amp; &quot;;&quot;; &quot;&quot;)" office:value-type="string" office:string-value="INSERT INTO translation_source SET source='Auch indirekte Verbindungen werden aufgeführt.', location='lobbywatch.daten.inc', field = '_lobbywatch_parlamentarier_id', created_visa='roland', updated_visa='roland'; INSERT INTO translation_target (lang, translation, translation_source_id, created_visa, updated_visa) VALUES ('fr', 'Les liens indirects sont également présentés.', LAST_INSERT_ID(), 'roland', 'roland');" calcext:value-type="string">
            <text:p>INSERT INTO translation_source SET source='Auch indirekte Verbindungen werden aufgeführt.', location='lobbywatch.daten.inc', field = '_lobbywatch_parlamentarier_id', created_visa='roland', updated_visa='roland'; INSERT INTO translation_target (lang, translation, translation_source_id, created_visa, updated_visa) VALUES ('fr', 'Les liens indirects sont également présentés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SUBSTITUTE([.C155];&quot;'&quot;; &quot;\'&quot;) &amp; &quot;', location='&quot; &amp;SUBSTITUTE([.A155];&quot;'&quot;; &quot;\'&quot;) &amp; &quot;', field = '&quot; &amp; SUBSTITUTE([.B155];&quot;'&quot;; &quot;\'&quot;) &amp; &quot;', created_visa='roland', updated_visa='roland'; &quot; &amp; IF(OR([.D155]&lt;&gt;&quot;&quot;; [.E155]&lt;&gt;&quot;&quot;);&quot;INSERT INTO translation_target (lang, translation, translation_source_id, created_visa, updated_visa) VALUES &quot; &amp; IF([.D155]&lt;&gt;&quot;&quot;;&quot;('de', '&quot; &amp; SUBSTITUTE([.D155];&quot;'&quot;; &quot;\'&quot;) &amp; &quot;', LAST_INSERT_ID(), 'roland', 'roland')&quot;; &quot;&quot;) &amp; IF(AND([.D155]&lt;&gt;&quot;&quot;; [.E155]&lt;&gt;&quot;&quot;); &quot;,&quot;; &quot;&quot;) &amp; IF([.E155]&lt;&gt;&quot;&quot;;&quot;('fr', '&quot; &amp; SUBSTITUTE([.E155];&quot;'&quot;; &quot;\'&quot;) &amp; &quot;', LAST_INSERT_ID(), 'roland', 'roland')&quot;; &quot;&quot;) &amp; &quot;;&quot;; &quot;&quot;)" office:value-type="string" office:string-value="INSERT INTO translation_source SET source='Kommissionen', location='lobbywatch.daten.inc', field = '_lobbywatch_parlamentarier_id', created_visa='roland', updated_visa='roland'; INSERT INTO translation_target (lang, translation, translation_source_id, created_visa, updated_visa) VALUES ('fr', 'Commissions', LAST_INSERT_ID(), 'roland', 'roland');" calcext:value-type="string">
            <text:p>INSERT INTO translation_source SET source='Kommissionen', location='lobbywatch.daten.inc', field = '_lobbywatch_parlamentarier_id', created_visa='roland', updated_visa='roland'; INSERT INTO translation_target (lang, translation, translation_source_id, created_visa, updated_visa) VALUES ('fr', 'Commissio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Zeige Angaben zur Person</text:p>
          </table:table-cell>
          <table:table-cell/>
          <table:table-cell office:value-type="string" calcext:value-type="string">
            <text:p>Montrer les données personnelles</text:p>
          </table:table-cell>
          <table:table-cell table:number-columns-repeated="2"/>
          <table:table-cell table:formula="of:=&quot;INSERT INTO translation_source SET source='&quot; &amp;SUBSTITUTE([.C156];&quot;'&quot;; &quot;\'&quot;) &amp; &quot;', location='&quot; &amp;SUBSTITUTE([.A156];&quot;'&quot;; &quot;\'&quot;) &amp; &quot;', field = '&quot; &amp; SUBSTITUTE([.B156];&quot;'&quot;; &quot;\'&quot;) &amp; &quot;', created_visa='roland', updated_visa='roland'; &quot; &amp; IF(OR([.D156]&lt;&gt;&quot;&quot;; [.E156]&lt;&gt;&quot;&quot;);&quot;INSERT INTO translation_target (lang, translation, translation_source_id, created_visa, updated_visa) VALUES &quot; &amp; IF([.D156]&lt;&gt;&quot;&quot;;&quot;('de', '&quot; &amp; SUBSTITUTE([.D156];&quot;'&quot;; &quot;\'&quot;) &amp; &quot;', LAST_INSERT_ID(), 'roland', 'roland')&quot;; &quot;&quot;) &amp; IF(AND([.D156]&lt;&gt;&quot;&quot;; [.E156]&lt;&gt;&quot;&quot;); &quot;,&quot;; &quot;&quot;) &amp; IF([.E156]&lt;&gt;&quot;&quot;;&quot;('fr', '&quot; &amp; SUBSTITUTE([.E156];&quot;'&quot;; &quot;\'&quot;) &amp; &quot;', LAST_INSERT_ID(), 'roland', 'roland')&quot;; &quot;&quot;) &amp; &quot;;&quot;; &quot;&quot;)" office:value-type="string" office:string-value="INSERT INTO translation_source SET source='Zeige Angaben zur Person', location='lobbywatch.daten.inc', field = '_lobbywatch_parlamentarier_id', created_visa='roland', updated_visa='roland'; INSERT INTO translation_target (lang, translation, translation_source_id, created_visa, updated_visa) VALUES ('fr', 'Montrer les données personnelles', LAST_INSERT_ID(), 'roland', 'roland');" calcext:value-type="string">
            <text:p>INSERT INTO translation_source SET source='Zeige Angaben zur Person', location='lobbywatch.daten.inc', field = '_lobbywatch_parlamentarier_id', created_visa='roland', updated_visa='roland'; INSERT INTO translation_target (lang, translation, translation_source_id, created_visa, updated_visa) VALUES ('fr', 'Montrer les données personnell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Verstecke Angaben zur Person</text:p>
          </table:table-cell>
          <table:table-cell/>
          <table:table-cell office:value-type="string" calcext:value-type="string">
            <text:p>Masquer les données personnelles</text:p>
          </table:table-cell>
          <table:table-cell table:number-columns-repeated="2"/>
          <table:table-cell table:formula="of:=&quot;INSERT INTO translation_source SET source='&quot; &amp;SUBSTITUTE([.C157];&quot;'&quot;; &quot;\'&quot;) &amp; &quot;', location='&quot; &amp;SUBSTITUTE([.A157];&quot;'&quot;; &quot;\'&quot;) &amp; &quot;', field = '&quot; &amp; SUBSTITUTE([.B157];&quot;'&quot;; &quot;\'&quot;) &amp; &quot;', created_visa='roland', updated_visa='roland'; &quot; &amp; IF(OR([.D157]&lt;&gt;&quot;&quot;; [.E157]&lt;&gt;&quot;&quot;);&quot;INSERT INTO translation_target (lang, translation, translation_source_id, created_visa, updated_visa) VALUES &quot; &amp; IF([.D157]&lt;&gt;&quot;&quot;;&quot;('de', '&quot; &amp; SUBSTITUTE([.D157];&quot;'&quot;; &quot;\'&quot;) &amp; &quot;', LAST_INSERT_ID(), 'roland', 'roland')&quot;; &quot;&quot;) &amp; IF(AND([.D157]&lt;&gt;&quot;&quot;; [.E157]&lt;&gt;&quot;&quot;); &quot;,&quot;; &quot;&quot;) &amp; IF([.E157]&lt;&gt;&quot;&quot;;&quot;('fr', '&quot; &amp; SUBSTITUTE([.E157];&quot;'&quot;; &quot;\'&quot;) &amp; &quot;', LAST_INSERT_ID(), 'roland', 'roland')&quot;; &quot;&quot;) &amp; &quot;;&quot;; &quot;&quot;)" office:value-type="string" office:string-value="INSERT INTO translation_source SET source='Verstecke Angaben zur Person', location='lobbywatch.daten.inc', field = '_lobbywatch_parlamentarier_id', created_visa='roland', updated_visa='roland'; INSERT INTO translation_target (lang, translation, translation_source_id, created_visa, updated_visa) VALUES ('fr', 'Masquer les données personnelles', LAST_INSERT_ID(), 'roland', 'roland');" calcext:value-type="string">
            <text:p>INSERT INTO translation_source SET source='Verstecke Angaben zur Person', location='lobbywatch.daten.inc', field = '_lobbywatch_parlamentarier_id', created_visa='roland', updated_visa='roland'; INSERT INTO translation_target (lang, translation, translation_source_id, created_visa, updated_visa) VALUES ('fr', 'Masquer les données personnell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SUBSTITUTE([.C158];&quot;'&quot;; &quot;\'&quot;) &amp; &quot;', location='&quot; &amp;SUBSTITUTE([.A158];&quot;'&quot;; &quot;\'&quot;) &amp; &quot;', field = '&quot; &amp; SUBSTITUTE([.B158];&quot;'&quot;; &quot;\'&quot;) &amp; &quot;', created_visa='roland', updated_visa='roland'; &quot; &amp; IF(OR([.D158]&lt;&gt;&quot;&quot;; [.E158]&lt;&gt;&quot;&quot;);&quot;INSERT INTO translation_target (lang, translation, translation_source_id, created_visa, updated_visa) VALUES &quot; &amp; IF([.D158]&lt;&gt;&quot;&quot;;&quot;('de', '&quot; &amp; SUBSTITUTE([.D158];&quot;'&quot;; &quot;\'&quot;) &amp; &quot;', LAST_INSERT_ID(), 'roland', 'roland')&quot;; &quot;&quot;) &amp; IF(AND([.D158]&lt;&gt;&quot;&quot;; [.E158]&lt;&gt;&quot;&quot;); &quot;,&quot;; &quot;&quot;) &amp; IF([.E158]&lt;&gt;&quot;&quot;;&quot;('fr', '&quot; &amp; SUBSTITUTE([.E158];&quot;'&quot;; &quot;\'&quot;) &amp; &quot;', LAST_INSERT_ID(), 'roland', 'roland')&quot;; &quot;&quot;) &amp; &quot;;&quot;; &quot;&quot;)" office:value-type="string" office:string-value="INSERT INTO translation_source SET source='Unveröffentlicht', location='lobbywatch.daten.inc', field = '_lobbywatch_parlamentarier_id', created_visa='roland', updated_visa='roland'; INSERT INTO translation_target (lang, translation, translation_source_id, created_visa, updated_visa) VALUES ('fr', 'non-publié', LAST_INSERT_ID(), 'roland', 'roland');" calcext:value-type="string">
            <text:p>INSERT INTO translation_source SET source='Unveröffentlicht', location='lobbywatch.daten.inc', field = '_lobbywatch_parlamentarier_id', created_visa='roland', updated_visa='roland'; INSERT INTO translation_target (lang, translation, translation_source_id, created_visa, updated_visa) VALUES ('fr', 'non-publi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 Jahr</text:p>
          </table:table-cell>
          <table:table-cell/>
          <table:table-cell office:value-type="string" calcext:value-type="string">
            <text:p>1 an</text:p>
          </table:table-cell>
          <table:table-cell table:number-columns-repeated="2"/>
          <table:table-cell table:formula="of:=&quot;INSERT INTO translation_source SET source='&quot; &amp;SUBSTITUTE([.C159];&quot;'&quot;; &quot;\'&quot;) &amp; &quot;', location='&quot; &amp;SUBSTITUTE([.A159];&quot;'&quot;; &quot;\'&quot;) &amp; &quot;', field = '&quot; &amp; SUBSTITUTE([.B159];&quot;'&quot;; &quot;\'&quot;) &amp; &quot;', created_visa='roland', updated_visa='roland'; &quot; &amp; IF(OR([.D159]&lt;&gt;&quot;&quot;; [.E159]&lt;&gt;&quot;&quot;);&quot;INSERT INTO translation_target (lang, translation, translation_source_id, created_visa, updated_visa) VALUES &quot; &amp; IF([.D159]&lt;&gt;&quot;&quot;;&quot;('de', '&quot; &amp; SUBSTITUTE([.D159];&quot;'&quot;; &quot;\'&quot;) &amp; &quot;', LAST_INSERT_ID(), 'roland', 'roland')&quot;; &quot;&quot;) &amp; IF(AND([.D159]&lt;&gt;&quot;&quot;; [.E159]&lt;&gt;&quot;&quot;); &quot;,&quot;; &quot;&quot;) &amp; IF([.E159]&lt;&gt;&quot;&quot;;&quot;('fr', '&quot; &amp; SUBSTITUTE([.E159];&quot;'&quot;; &quot;\'&quot;) &amp; &quot;', LAST_INSERT_ID(), 'roland', 'roland')&quot;; &quot;&quot;) &amp; &quot;;&quot;; &quot;&quot;)" office:value-type="string" office:string-value="INSERT INTO translation_source SET source='1 Jahr', location='lobbywatch.daten.inc', field = 'years', created_visa='roland', updated_visa='roland'; INSERT INTO translation_target (lang, translation, translation_source_id, created_visa, updated_visa) VALUES ('fr', '1 an', LAST_INSERT_ID(), 'roland', 'roland');" calcext:value-type="string">
            <text:p>INSERT INTO translation_source SET source='1 Jahr', location='lobbywatch.daten.inc', field = 'years', created_visa='roland', updated_visa='roland'; INSERT INTO translation_target (lang, translation, translation_source_id, created_visa, updated_visa) VALUES ('fr', '1 a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@count Jahre</text:p>
          </table:table-cell>
          <table:table-cell/>
          <table:table-cell office:value-type="string" calcext:value-type="string">
            <text:p>@count ans</text:p>
          </table:table-cell>
          <table:table-cell table:number-columns-repeated="2"/>
          <table:table-cell table:formula="of:=&quot;INSERT INTO translation_source SET source='&quot; &amp;SUBSTITUTE([.C160];&quot;'&quot;; &quot;\'&quot;) &amp; &quot;', location='&quot; &amp;SUBSTITUTE([.A160];&quot;'&quot;; &quot;\'&quot;) &amp; &quot;', field = '&quot; &amp; SUBSTITUTE([.B160];&quot;'&quot;; &quot;\'&quot;) &amp; &quot;', created_visa='roland', updated_visa='roland'; &quot; &amp; IF(OR([.D160]&lt;&gt;&quot;&quot;; [.E160]&lt;&gt;&quot;&quot;);&quot;INSERT INTO translation_target (lang, translation, translation_source_id, created_visa, updated_visa) VALUES &quot; &amp; IF([.D160]&lt;&gt;&quot;&quot;;&quot;('de', '&quot; &amp; SUBSTITUTE([.D160];&quot;'&quot;; &quot;\'&quot;) &amp; &quot;', LAST_INSERT_ID(), 'roland', 'roland')&quot;; &quot;&quot;) &amp; IF(AND([.D160]&lt;&gt;&quot;&quot;; [.E160]&lt;&gt;&quot;&quot;); &quot;,&quot;; &quot;&quot;) &amp; IF([.E160]&lt;&gt;&quot;&quot;;&quot;('fr', '&quot; &amp; SUBSTITUTE([.E160];&quot;'&quot;; &quot;\'&quot;) &amp; &quot;', LAST_INSERT_ID(), 'roland', 'roland')&quot;; &quot;&quot;) &amp; &quot;;&quot;; &quot;&quot;)" office:value-type="string" office:string-value="INSERT INTO translation_source SET source='@count Jahre', location='lobbywatch.daten.inc', field = 'years', created_visa='roland', updated_visa='roland'; INSERT INTO translation_target (lang, translation, translation_source_id, created_visa, updated_visa) VALUES ('fr', '@count ans', LAST_INSERT_ID(), 'roland', 'roland');" calcext:value-type="string">
            <text:p>INSERT INTO translation_source SET source='@count Jahre', location='lobbywatch.daten.inc', field = 'years', created_visa='roland', updated_visa='roland'; INSERT INTO translation_target (lang, translation, translation_source_id, created_visa, updated_visa) VALUES ('fr', '@count a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office:value-type="string" calcext:value-type="string">
            <text:p>1 Monat</text:p>
          </table:table-cell>
          <table:table-cell/>
          <table:table-cell office:value-type="string" calcext:value-type="string">
            <text:p>1 mois</text:p>
          </table:table-cell>
          <table:table-cell table:number-columns-repeated="2"/>
          <table:table-cell table:formula="of:=&quot;INSERT INTO translation_source SET source='&quot; &amp;SUBSTITUTE([.C161];&quot;'&quot;; &quot;\'&quot;) &amp; &quot;', location='&quot; &amp;SUBSTITUTE([.A161];&quot;'&quot;; &quot;\'&quot;) &amp; &quot;', field = '&quot; &amp; SUBSTITUTE([.B161];&quot;'&quot;; &quot;\'&quot;) &amp; &quot;', created_visa='roland', updated_visa='roland'; &quot; &amp; IF(OR([.D161]&lt;&gt;&quot;&quot;; [.E161]&lt;&gt;&quot;&quot;);&quot;INSERT INTO translation_target (lang, translation, translation_source_id, created_visa, updated_visa) VALUES &quot; &amp; IF([.D161]&lt;&gt;&quot;&quot;;&quot;('de', '&quot; &amp; SUBSTITUTE([.D161];&quot;'&quot;; &quot;\'&quot;) &amp; &quot;', LAST_INSERT_ID(), 'roland', 'roland')&quot;; &quot;&quot;) &amp; IF(AND([.D161]&lt;&gt;&quot;&quot;; [.E161]&lt;&gt;&quot;&quot;); &quot;,&quot;; &quot;&quot;) &amp; IF([.E161]&lt;&gt;&quot;&quot;;&quot;('fr', '&quot; &amp; SUBSTITUTE([.E161];&quot;'&quot;; &quot;\'&quot;) &amp; &quot;', LAST_INSERT_ID(), 'roland', 'roland')&quot;; &quot;&quot;) &amp; &quot;;&quot;; &quot;&quot;)" office:value-type="string" office:string-value="INSERT INTO translation_source SET source='1 Monat', location='lobbywatch.daten.inc', field = 'years_months', created_visa='roland', updated_visa='roland'; INSERT INTO translation_target (lang, translation, translation_source_id, created_visa, updated_visa) VALUES ('fr', '1 mois', LAST_INSERT_ID(), 'roland', 'roland');" calcext:value-type="string">
            <text:p>INSERT INTO translation_source SET source='1 Monat', location='lobbywatch.daten.inc', field = 'years_months', created_visa='roland', updated_visa='roland'; INSERT INTO translation_target (lang, translation, translation_source_id, created_visa, updated_visa) VALUES ('fr', '1 mo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office:value-type="string" calcext:value-type="string">
            <text:p>@count Monate</text:p>
          </table:table-cell>
          <table:table-cell/>
          <table:table-cell office:value-type="string" calcext:value-type="string">
            <text:p>@count mois</text:p>
          </table:table-cell>
          <table:table-cell table:number-columns-repeated="2"/>
          <table:table-cell table:formula="of:=&quot;INSERT INTO translation_source SET source='&quot; &amp;SUBSTITUTE([.C162];&quot;'&quot;; &quot;\'&quot;) &amp; &quot;', location='&quot; &amp;SUBSTITUTE([.A162];&quot;'&quot;; &quot;\'&quot;) &amp; &quot;', field = '&quot; &amp; SUBSTITUTE([.B162];&quot;'&quot;; &quot;\'&quot;) &amp; &quot;', created_visa='roland', updated_visa='roland'; &quot; &amp; IF(OR([.D162]&lt;&gt;&quot;&quot;; [.E162]&lt;&gt;&quot;&quot;);&quot;INSERT INTO translation_target (lang, translation, translation_source_id, created_visa, updated_visa) VALUES &quot; &amp; IF([.D162]&lt;&gt;&quot;&quot;;&quot;('de', '&quot; &amp; SUBSTITUTE([.D162];&quot;'&quot;; &quot;\'&quot;) &amp; &quot;', LAST_INSERT_ID(), 'roland', 'roland')&quot;; &quot;&quot;) &amp; IF(AND([.D162]&lt;&gt;&quot;&quot;; [.E162]&lt;&gt;&quot;&quot;); &quot;,&quot;; &quot;&quot;) &amp; IF([.E162]&lt;&gt;&quot;&quot;;&quot;('fr', '&quot; &amp; SUBSTITUTE([.E162];&quot;'&quot;; &quot;\'&quot;) &amp; &quot;', LAST_INSERT_ID(), 'roland', 'roland')&quot;; &quot;&quot;) &amp; &quot;;&quot;; &quot;&quot;)" office:value-type="string" office:string-value="INSERT INTO translation_source SET source='@count Monate', location='lobbywatch.daten.inc', field = 'years_months', created_visa='roland', updated_visa='roland'; INSERT INTO translation_target (lang, translation, translation_source_id, created_visa, updated_visa) VALUES ('fr', '@count mois', LAST_INSERT_ID(), 'roland', 'roland');" calcext:value-type="string">
            <text:p>INSERT INTO translation_source SET source='@count Monate', location='lobbywatch.daten.inc', field = 'years_months', created_visa='roland', updated_visa='roland'; INSERT INTO translation_target (lang, translation, translation_source_id, created_visa, updated_visa) VALUES ('fr', '@count mo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 / aucuns</text:p>
          </table:table-cell>
          <table:table-cell table:number-columns-repeated="2"/>
          <table:table-cell table:formula="of:=&quot;INSERT INTO translation_source SET source='&quot; &amp;SUBSTITUTE([.C163];&quot;'&quot;; &quot;\'&quot;) &amp; &quot;', location='&quot; &amp;SUBSTITUTE([.A163];&quot;'&quot;; &quot;\'&quot;) &amp; &quot;', field = '&quot; &amp; SUBSTITUTE([.B163];&quot;'&quot;; &quot;\'&quot;) &amp; &quot;', created_visa='roland', updated_visa='roland'; &quot; &amp; IF(OR([.D163]&lt;&gt;&quot;&quot;; [.E163]&lt;&gt;&quot;&quot;);&quot;INSERT INTO translation_target (lang, translation, translation_source_id, created_visa, updated_visa) VALUES &quot; &amp; IF([.D163]&lt;&gt;&quot;&quot;;&quot;('de', '&quot; &amp; SUBSTITUTE([.D163];&quot;'&quot;; &quot;\'&quot;) &amp; &quot;', LAST_INSERT_ID(), 'roland', 'roland')&quot;; &quot;&quot;) &amp; IF(AND([.D163]&lt;&gt;&quot;&quot;; [.E163]&lt;&gt;&quot;&quot;); &quot;,&quot;; &quot;&quot;) &amp; IF([.E163]&lt;&gt;&quot;&quot;;&quot;('fr', '&quot; &amp; SUBSTITUTE([.E163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gaesteMitMandaten', created_visa='roland', updated_visa='roland'; INSERT INTO translation_target (lang, translation, translation_source_id, created_visa, updated_visa) VALUES ('fr', 'aucune / aucuns', LAST_INSERT_ID(), 'roland', 'roland');" calcext:value-type="string">
            <text:p>INSERT INTO translation_source SET source='keine', location='lobbywatch.daten.inc', field = '_lobbywatch_gaesteMitMandaten', created_visa='roland', updated_visa='roland'; INSERT INTO translation_target (lang, translation, translation_source_id, created_visa, updated_visa) VALUES ('fr', 'aucune / aucuns', LAST_INSERT_ID(), 'roland', 'roland')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(e) aux entreprises, associations ou organisations suivantes :</text:p>
          </table:table-cell>
          <table:table-cell table:number-columns-repeated="2"/>
          <table:table-cell table:formula="of:=&quot;INSERT INTO translation_source SET source='&quot; &amp;SUBSTITUTE([.C164];&quot;'&quot;; &quot;\'&quot;) &amp; &quot;', location='&quot; &amp;SUBSTITUTE([.A164];&quot;'&quot;; &quot;\'&quot;) &amp; &quot;', field = '&quot; &amp; SUBSTITUTE([.B164];&quot;'&quot;; &quot;\'&quot;) &amp; &quot;', created_visa='roland', updated_visa='roland'; &quot; &amp; IF(OR([.D164]&lt;&gt;&quot;&quot;; [.E164]&lt;&gt;&quot;&quot;);&quot;INSERT INTO translation_target (lang, translation, translation_source_id, created_visa, updated_visa) VALUES &quot; &amp; IF([.D164]&lt;&gt;&quot;&quot;;&quot;('de', '&quot; &amp; SUBSTITUTE([.D164];&quot;'&quot;; &quot;\'&quot;) &amp; &quot;', LAST_INSERT_ID(), 'roland', 'roland')&quot;; &quot;&quot;) &amp; IF(AND([.D164]&lt;&gt;&quot;&quot;; [.E164]&lt;&gt;&quot;&quot;); &quot;,&quot;; &quot;&quot;) &amp; IF([.E164]&lt;&gt;&quot;&quot;;&quot;('fr', '&quot; &amp; SUBSTITUTE([.E164];&quot;'&quot;; &quot;\'&quot;) &amp; &quot;', LAST_INSERT_ID(), 'roland', 'roland'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reated_visa='roland', updated_visa='roland'; INSERT INTO translation_target (lang, translation, translation_source_id, created_visa, updated_visa) VALUES ('fr', '!name est lié(e) aux entreprises, associations ou organisations suivantes :', LAST_INSERT_ID(), 'roland', 'roland');" calcext:value-type="string">
            <text:p>INSERT INTO translation_source SET source='!name ist mit folgenden Firmen, Verbänden und Organisationen verbunden:', location='lobbywatch.daten.inc', field = '_lobbywatch_gaesteMitMandaten', created_visa='roland', updated_visa='roland'; INSERT INTO translation_target (lang, translation, translation_source_id, created_visa, updated_visa) VALUES ('fr', '!name est lié(e) aux entreprises, associations ou organisations suivantes 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SUBSTITUTE([.C165];&quot;'&quot;; &quot;\'&quot;) &amp; &quot;', location='&quot; &amp;SUBSTITUTE([.A165];&quot;'&quot;; &quot;\'&quot;) &amp; &quot;', field = '&quot; &amp; SUBSTITUTE([.B165];&quot;'&quot;; &quot;\'&quot;) &amp; &quot;', created_visa='roland', updated_visa='roland'; &quot; &amp; IF(OR([.D165]&lt;&gt;&quot;&quot;; [.E165]&lt;&gt;&quot;&quot;);&quot;INSERT INTO translation_target (lang, translation, translation_source_id, created_visa, updated_visa) VALUES &quot; &amp; IF([.D165]&lt;&gt;&quot;&quot;;&quot;('de', '&quot; &amp; SUBSTITUTE([.D165];&quot;'&quot;; &quot;\'&quot;) &amp; &quot;', LAST_INSERT_ID(), 'roland', 'roland')&quot;; &quot;&quot;) &amp; IF(AND([.D165]&lt;&gt;&quot;&quot;; [.E165]&lt;&gt;&quot;&quot;); &quot;,&quot;; &quot;&quot;) &amp; IF([.E165]&lt;&gt;&quot;&quot;;&quot;('fr', '&quot; &amp; SUBSTITUTE([.E165];&quot;'&quot;; &quot;\'&quot;) &amp; &quot;', LAST_INSERT_ID(), 'roland', 'roland'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reated_visa='roland', updated_visa='roland'; INSERT INTO translation_target (lang, translation, translation_source_id, created_visa, updated_visa) VALUES ('fr', 'Chercher des parlementaires, des organisations, des groupes d\'intérêt, ...', LAST_INSERT_ID(), 'roland', 'roland');" calcext:value-type="string">
            <text:p>INSERT INTO translation_source SET source='Suche Parlamentarier, Organisationen, Lobbygruppen, …', location='lobbywatch.module', field = 'lobbywatch_form_search_form_alter', created_visa='roland', updated_visa='roland'; INSERT INTO translation_target (lang, translation, translation_source_id, created_visa, updated_visa) VALUES ('fr', 'Chercher des parlementaires, des organisations, des groupes d\'intérêt, ..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Graphik</text:p>
          </table:table-cell>
          <table:table-cell/>
          <table:table-cell office:value-type="string" calcext:value-type="string">
            <text:p>Graphique</text:p>
          </table:table-cell>
          <table:table-cell table:number-columns-repeated="2"/>
          <table:table-cell table:formula="of:=&quot;INSERT INTO translation_source SET source='&quot; &amp;SUBSTITUTE([.C166];&quot;'&quot;; &quot;\'&quot;) &amp; &quot;', location='&quot; &amp;SUBSTITUTE([.A166];&quot;'&quot;; &quot;\'&quot;) &amp; &quot;', field = '&quot; &amp; SUBSTITUTE([.B166];&quot;'&quot;; &quot;\'&quot;) &amp; &quot;', created_visa='roland', updated_visa='roland'; &quot; &amp; IF(OR([.D166]&lt;&gt;&quot;&quot;; [.E166]&lt;&gt;&quot;&quot;);&quot;INSERT INTO translation_target (lang, translation, translation_source_id, created_visa, updated_visa) VALUES &quot; &amp; IF([.D166]&lt;&gt;&quot;&quot;;&quot;('de', '&quot; &amp; SUBSTITUTE([.D166];&quot;'&quot;; &quot;\'&quot;) &amp; &quot;', LAST_INSERT_ID(), 'roland', 'roland')&quot;; &quot;&quot;) &amp; IF(AND([.D166]&lt;&gt;&quot;&quot;; [.E166]&lt;&gt;&quot;&quot;); &quot;,&quot;; &quot;&quot;) &amp; IF([.E166]&lt;&gt;&quot;&quot;;&quot;('fr', '&quot; &amp; SUBSTITUTE([.E166];&quot;'&quot;; &quot;\'&quot;) &amp; &quot;', LAST_INSERT_ID(), 'roland', 'roland')&quot;; &quot;&quot;) &amp; &quot;;&quot;; &quot;&quot;)" office:value-type="string" office:string-value="INSERT INTO translation_source SET source='Graphik', location='lobbywatch.module', field = 'lobbywatch_form_search_form_alter', created_visa='roland', updated_visa='roland'; INSERT INTO translation_target (lang, translation, translation_source_id, created_visa, updated_visa) VALUES ('fr', 'Graphique', LAST_INSERT_ID(), 'roland', 'roland');" calcext:value-type="string">
            <text:p>INSERT INTO translation_source SET source='Graphik', location='lobbywatch.module', field = 'lobbywatch_form_search_form_alter', created_visa='roland', updated_visa='roland'; INSERT INTO translation_target (lang, translation, translation_source_id, created_visa, updated_visa) VALUES ('fr', 'Graphiqu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Sollen die Resultate graphisch angezeigt werden?</text:p>
          </table:table-cell>
          <table:table-cell/>
          <table:table-cell office:value-type="string" calcext:value-type="string">
            <text:p>Les résultats doivent-ils être présentés graphiquement?</text:p>
          </table:table-cell>
          <table:table-cell table:number-columns-repeated="2"/>
          <table:table-cell table:formula="of:=&quot;INSERT INTO translation_source SET source='&quot; &amp;SUBSTITUTE([.C167];&quot;'&quot;; &quot;\'&quot;) &amp; &quot;', location='&quot; &amp;SUBSTITUTE([.A167];&quot;'&quot;; &quot;\'&quot;) &amp; &quot;', field = '&quot; &amp; SUBSTITUTE([.B167];&quot;'&quot;; &quot;\'&quot;) &amp; &quot;', created_visa='roland', updated_visa='roland'; &quot; &amp; IF(OR([.D167]&lt;&gt;&quot;&quot;; [.E167]&lt;&gt;&quot;&quot;);&quot;INSERT INTO translation_target (lang, translation, translation_source_id, created_visa, updated_visa) VALUES &quot; &amp; IF([.D167]&lt;&gt;&quot;&quot;;&quot;('de', '&quot; &amp; SUBSTITUTE([.D167];&quot;'&quot;; &quot;\'&quot;) &amp; &quot;', LAST_INSERT_ID(), 'roland', 'roland')&quot;; &quot;&quot;) &amp; IF(AND([.D167]&lt;&gt;&quot;&quot;; [.E167]&lt;&gt;&quot;&quot;); &quot;,&quot;; &quot;&quot;) &amp; IF([.E167]&lt;&gt;&quot;&quot;;&quot;('fr', '&quot; &amp; SUBSTITUTE([.E167];&quot;'&quot;; &quot;\'&quot;) &amp; &quot;', LAST_INSERT_ID(), 'roland', 'roland')&quot;; &quot;&quot;) &amp; &quot;;&quot;; &quot;&quot;)" office:value-type="string" office:string-value="INSERT INTO translation_source SET source='Sollen die Resultate graphisch angezeigt werden?', location='lobbywatch.module', field = 'lobbywatch_form_search_form_alter', created_visa='roland', updated_visa='roland'; INSERT INTO translation_target (lang, translation, translation_source_id, created_visa, updated_visa) VALUES ('fr', 'Les résultats doivent-ils être présentés graphiquement?', LAST_INSERT_ID(), 'roland', 'roland');" calcext:value-type="string">
            <text:p>INSERT INTO translation_source SET source='Sollen die Resultate graphisch angezeigt werden?', location='lobbywatch.module', field = 'lobbywatch_form_search_form_alter', created_visa='roland', updated_visa='roland'; INSERT INTO translation_target (lang, translation, translation_source_id, created_visa, updated_visa) VALUES ('fr', 'Les résultats doivent-ils être présentés graphiquement?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Darstellung:</text:p>
          </table:table-cell>
          <table:table-cell/>
          <table:table-cell office:value-type="string" calcext:value-type="string">
            <text:p>Présentation :</text:p>
          </table:table-cell>
          <table:table-cell table:number-columns-repeated="2"/>
          <table:table-cell table:formula="of:=&quot;INSERT INTO translation_source SET source='&quot; &amp;SUBSTITUTE([.C168];&quot;'&quot;; &quot;\'&quot;) &amp; &quot;', location='&quot; &amp;SUBSTITUTE([.A168];&quot;'&quot;; &quot;\'&quot;) &amp; &quot;', field = '&quot; &amp; SUBSTITUTE([.B168];&quot;'&quot;; &quot;\'&quot;) &amp; &quot;', created_visa='roland', updated_visa='roland'; &quot; &amp; IF(OR([.D168]&lt;&gt;&quot;&quot;; [.E168]&lt;&gt;&quot;&quot;);&quot;INSERT INTO translation_target (lang, translation, translation_source_id, created_visa, updated_visa) VALUES &quot; &amp; IF([.D168]&lt;&gt;&quot;&quot;;&quot;('de', '&quot; &amp; SUBSTITUTE([.D168];&quot;'&quot;; &quot;\'&quot;) &amp; &quot;', LAST_INSERT_ID(), 'roland', 'roland')&quot;; &quot;&quot;) &amp; IF(AND([.D168]&lt;&gt;&quot;&quot;; [.E168]&lt;&gt;&quot;&quot;); &quot;,&quot;; &quot;&quot;) &amp; IF([.E168]&lt;&gt;&quot;&quot;;&quot;('fr', '&quot; &amp; SUBSTITUTE([.E168];&quot;'&quot;; &quot;\'&quot;) &amp; &quot;', LAST_INSERT_ID(), 'roland', 'roland')&quot;; &quot;&quot;) &amp; &quot;;&quot;; &quot;&quot;)" office:value-type="string" office:string-value="INSERT INTO translation_source SET source='Darstellung:', location='lobbywatch.module', field = 'lobbywatch_form_search_form_alter', created_visa='roland', updated_visa='roland'; INSERT INTO translation_target (lang, translation, translation_source_id, created_visa, updated_visa) VALUES ('fr', 'Présentation :', LAST_INSERT_ID(), 'roland', 'roland');" calcext:value-type="string">
            <text:p>INSERT INTO translation_source SET source='Darstellung:', location='lobbywatch.module', field = 'lobbywatch_form_search_form_alter', created_visa='roland', updated_visa='roland'; INSERT INTO translation_target (lang, translation, translation_source_id, created_visa, updated_visa) VALUES ('fr', 'Présentat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SUBSTITUTE([.C169];&quot;'&quot;; &quot;\'&quot;) &amp; &quot;', location='&quot; &amp;SUBSTITUTE([.A169];&quot;'&quot;; &quot;\'&quot;) &amp; &quot;', field = '&quot; &amp; SUBSTITUTE([.B169];&quot;'&quot;; &quot;\'&quot;) &amp; &quot;', created_visa='roland', updated_visa='roland'; &quot; &amp; IF(OR([.D169]&lt;&gt;&quot;&quot;; [.E169]&lt;&gt;&quot;&quot;);&quot;INSERT INTO translation_target (lang, translation, translation_source_id, created_visa, updated_visa) VALUES &quot; &amp; IF([.D169]&lt;&gt;&quot;&quot;;&quot;('de', '&quot; &amp; SUBSTITUTE([.D169];&quot;'&quot;; &quot;\'&quot;) &amp; &quot;', LAST_INSERT_ID(), 'roland', 'roland')&quot;; &quot;&quot;) &amp; IF(AND([.D169]&lt;&gt;&quot;&quot;; [.E169]&lt;&gt;&quot;&quot;); &quot;,&quot;; &quot;&quot;) &amp; IF([.E169]&lt;&gt;&quot;&quot;;&quot;('fr', '&quot; &amp; SUBSTITUTE([.E169];&quot;'&quot;; &quot;\'&quot;) &amp; &quot;', LAST_INSERT_ID(), 'roland', 'roland'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reated_visa='roland', updated_visa='roland'; INSERT INTO translation_target (lang, translation, translation_source_id, created_visa, updated_visa) VALUES ('fr', 'Chercher des parlementaires, des organisations, des groupes d\'intérêt, ...', LAST_INSERT_ID(), 'roland', 'roland');" calcext:value-type="string">
            <text:p>INSERT INTO translation_source SET source='Suche Parlamentarier, Organisationen, Lobbygruppen, …', location='lobbywatch.module', field = 'lobbywatch_form_search_block_form_alter', created_visa='roland', updated_visa='roland'; INSERT INTO translation_target (lang, translation, translation_source_id, created_visa, updated_visa) VALUES ('fr', 'Chercher des parlementaires, des organisations, des groupes d\'intérêt, ..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office:value-type="string" calcext:value-type="string">
            <text:p>Lobbywatch Daten</text:p>
          </table:table-cell>
          <table:table-cell/>
          <table:table-cell office:value-type="string" calcext:value-type="string">
            <text:p>Données de Lobbywatch</text:p>
          </table:table-cell>
          <table:table-cell table:number-columns-repeated="2"/>
          <table:table-cell table:formula="of:=&quot;INSERT INTO translation_source SET source='&quot; &amp;SUBSTITUTE([.C170];&quot;'&quot;; &quot;\'&quot;) &amp; &quot;', location='&quot; &amp;SUBSTITUTE([.A170];&quot;'&quot;; &quot;\'&quot;) &amp; &quot;', field = '&quot; &amp; SUBSTITUTE([.B170];&quot;'&quot;; &quot;\'&quot;) &amp; &quot;', created_visa='roland', updated_visa='roland'; &quot; &amp; IF(OR([.D170]&lt;&gt;&quot;&quot;; [.E170]&lt;&gt;&quot;&quot;);&quot;INSERT INTO translation_target (lang, translation, translation_source_id, created_visa, updated_visa) VALUES &quot; &amp; IF([.D170]&lt;&gt;&quot;&quot;;&quot;('de', '&quot; &amp; SUBSTITUTE([.D170];&quot;'&quot;; &quot;\'&quot;) &amp; &quot;', LAST_INSERT_ID(), 'roland', 'roland')&quot;; &quot;&quot;) &amp; IF(AND([.D170]&lt;&gt;&quot;&quot;; [.E170]&lt;&gt;&quot;&quot;); &quot;,&quot;; &quot;&quot;) &amp; IF([.E170]&lt;&gt;&quot;&quot;;&quot;('fr', '&quot; &amp; SUBSTITUTE([.E170];&quot;'&quot;; &quot;\'&quot;) &amp; &quot;', LAST_INSERT_ID(), 'roland', 'roland')&quot;; &quot;&quot;) &amp; &quot;;&quot;; &quot;&quot;)" office:value-type="string" office:string-value="INSERT INTO translation_source SET source='Lobbywatch Daten', location='lobbywatch.module', field = 'lobbywatch_search_info', created_visa='roland', updated_visa='roland'; INSERT INTO translation_target (lang, translation, translation_source_id, created_visa, updated_visa) VALUES ('fr', 'Données de Lobbywatch', LAST_INSERT_ID(), 'roland', 'roland');" calcext:value-type="string">
            <text:p>INSERT INTO translation_source SET source='Lobbywatch Daten', location='lobbywatch.module', field = 'lobbywatch_search_info', created_visa='roland', updated_visa='roland'; INSERT INTO translation_target (lang, translation, translation_source_id, created_visa, updated_visa) VALUES ('fr', 'Données de Lobbywatch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  <table:table-cell table:formula="of:=&quot;INSERT INTO translation_source SET source='&quot; &amp;SUBSTITUTE([.C171];&quot;'&quot;; &quot;\'&quot;) &amp; &quot;', location='&quot; &amp;SUBSTITUTE([.A171];&quot;'&quot;; &quot;\'&quot;) &amp; &quot;', field = '&quot; &amp; SUBSTITUTE([.B171];&quot;'&quot;; &quot;\'&quot;) &amp; &quot;', created_visa='roland', updated_visa='roland'; &quot; &amp; IF(OR([.D171]&lt;&gt;&quot;&quot;; [.E171]&lt;&gt;&quot;&quot;);&quot;INSERT INTO translation_target (lang, translation, translation_source_id, created_visa, updated_visa) VALUES &quot; &amp; IF([.D171]&lt;&gt;&quot;&quot;;&quot;('de', '&quot; &amp; SUBSTITUTE([.D171];&quot;'&quot;; &quot;\'&quot;) &amp; &quot;', LAST_INSERT_ID(), 'roland', 'roland')&quot;; &quot;&quot;) &amp; IF(AND([.D171]&lt;&gt;&quot;&quot;; [.E171]&lt;&gt;&quot;&quot;); &quot;,&quot;; &quot;&quot;) &amp; IF([.E171]&lt;&gt;&quot;&quot;;&quot;('fr', '&quot; &amp; SUBSTITUTE([.E171];&quot;'&quot;; &quot;\'&quot;) &amp; &quot;', LAST_INSERT_ID(), 'roland', 'roland')&quot;; &quot;&quot;) &amp; &quot;;&quot;; &quot;&quot;)" office:value-type="string" office:string-value="INSERT INTO translation_source SET source='Text', location='lobbywatch.module', field = 'lobbywatch_autocomplete_search_form', created_visa='roland', updated_visa='roland'; INSERT INTO translation_target (lang, translation, translation_source_id, created_visa, updated_visa) VALUES ('fr', 'Texte', LAST_INSERT_ID(), 'roland', 'roland');" calcext:value-type="string">
            <text:p>INSERT INTO translation_source SET source='Text', location='lobbywatch.module', field = 'lobbywatch_autocomplete_search_form', created_visa='roland', updated_visa='roland'; INSERT INTO translation_target (lang, translation, translation_source_id, created_visa, updated_visa) VALUES ('fr', 'Tex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Suchtext eingeben, kurz warten und auswählen</text:p>
          </table:table-cell>
          <table:table-cell/>
          <table:table-cell office:value-type="string" calcext:value-type="string">
            <text:p>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SUBSTITUTE([.C172];&quot;'&quot;; &quot;\'&quot;) &amp; &quot;', location='&quot; &amp;SUBSTITUTE([.A172];&quot;'&quot;; &quot;\'&quot;) &amp; &quot;', field = '&quot; &amp; SUBSTITUTE([.B172];&quot;'&quot;; &quot;\'&quot;) &amp; &quot;', created_visa='roland', updated_visa='roland'; &quot; &amp; IF(OR([.D172]&lt;&gt;&quot;&quot;; [.E172]&lt;&gt;&quot;&quot;);&quot;INSERT INTO translation_target (lang, translation, translation_source_id, created_visa, updated_visa) VALUES &quot; &amp; IF([.D172]&lt;&gt;&quot;&quot;;&quot;('de', '&quot; &amp; SUBSTITUTE([.D172];&quot;'&quot;; &quot;\'&quot;) &amp; &quot;', LAST_INSERT_ID(), 'roland', 'roland')&quot;; &quot;&quot;) &amp; IF(AND([.D172]&lt;&gt;&quot;&quot;; [.E172]&lt;&gt;&quot;&quot;); &quot;,&quot;; &quot;&quot;) &amp; IF([.E172]&lt;&gt;&quot;&quot;;&quot;('fr', '&quot; &amp; SUBSTITUTE([.E172];&quot;'&quot;; &quot;\'&quot;) &amp; &quot;', LAST_INSERT_ID(), 'roland', 'roland')&quot;; &quot;&quot;) &amp; &quot;;&quot;; &quot;&quot;)" office:value-type="string" office:string-value="INSERT INTO translation_source SET source='Suchtext eingeben, kurz warten und auswählen', location='lobbywatch.module', field = 'lobbywatch_autocomplete_search_form', created_visa='roland', updated_visa='roland'; INSERT INTO translation_target (lang, translation, translation_source_id, created_visa, updated_visa) VALUES ('fr', 'Entrer des termes de recherche, attendre un instant et sélectionner', LAST_INSERT_ID(), 'roland', 'roland');" calcext:value-type="string">
            <text:p>INSERT INTO translation_source SET source='Suchtext eingeben, kurz warten und auswählen', location='lobbywatch.module', field = 'lobbywatch_autocomplete_search_form', created_visa='roland', updated_visa='roland'; INSERT INTO translation_target (lang, translation, translation_source_id, created_visa, updated_visa) VALUES ('fr', 'Entrer des termes de recherche, attendre un instant et sélectionn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Zeige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2"/>
          <table:table-cell table:formula="of:=&quot;INSERT INTO translation_source SET source='&quot; &amp;SUBSTITUTE([.C173];&quot;'&quot;; &quot;\'&quot;) &amp; &quot;', location='&quot; &amp;SUBSTITUTE([.A173];&quot;'&quot;; &quot;\'&quot;) &amp; &quot;', field = '&quot; &amp; SUBSTITUTE([.B173];&quot;'&quot;; &quot;\'&quot;) &amp; &quot;', created_visa='roland', updated_visa='roland'; &quot; &amp; IF(OR([.D173]&lt;&gt;&quot;&quot;; [.E173]&lt;&gt;&quot;&quot;);&quot;INSERT INTO translation_target (lang, translation, translation_source_id, created_visa, updated_visa) VALUES &quot; &amp; IF([.D173]&lt;&gt;&quot;&quot;;&quot;('de', '&quot; &amp; SUBSTITUTE([.D173];&quot;'&quot;; &quot;\'&quot;) &amp; &quot;', LAST_INSERT_ID(), 'roland', 'roland')&quot;; &quot;&quot;) &amp; IF(AND([.D173]&lt;&gt;&quot;&quot;; [.E173]&lt;&gt;&quot;&quot;); &quot;,&quot;; &quot;&quot;) &amp; IF([.E173]&lt;&gt;&quot;&quot;;&quot;('fr', '&quot; &amp; SUBSTITUTE([.E173];&quot;'&quot;; &quot;\'&quot;) &amp; &quot;', LAST_INSERT_ID(), 'roland', 'roland')&quot;; &quot;&quot;) &amp; &quot;;&quot;; &quot;&quot;)" office:value-type="string" office:string-value="INSERT INTO translation_source SET source='Zeige', location='lobbywatch.module', field = 'lobbywatch_autocomplete_search_form', created_visa='roland', updated_visa='roland'; INSERT INTO translation_target (lang, translation, translation_source_id, created_visa, updated_visa) VALUES ('fr', 'Montrer', LAST_INSERT_ID(), 'roland', 'roland');" calcext:value-type="string">
            <text:p>INSERT INTO translation_source SET source='Zeige', location='lobbywatch.module', field = 'lobbywatch_autocomplete_search_form', created_visa='roland', updated_visa='roland'; INSERT INTO translation_target (lang, translation, translation_source_id, created_visa, updated_visa) VALUES ('fr', 'Montr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Suche via Auswahlliste: Suchtext eingeben, eine Sekunde warten und auswählen</text:p>
          </table:table-cell>
          <table:table-cell/>
          <table:table-cell office:value-type="string" calcext:value-type="string">
            <text:p>Recherche par liste de sélection : 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SUBSTITUTE([.C174];&quot;'&quot;; &quot;\'&quot;) &amp; &quot;', location='&quot; &amp;SUBSTITUTE([.A174];&quot;'&quot;; &quot;\'&quot;) &amp; &quot;', field = '&quot; &amp; SUBSTITUTE([.B174];&quot;'&quot;; &quot;\'&quot;) &amp; &quot;', created_visa='roland', updated_visa='roland'; &quot; &amp; IF(OR([.D174]&lt;&gt;&quot;&quot;; [.E174]&lt;&gt;&quot;&quot;);&quot;INSERT INTO translation_target (lang, translation, translation_source_id, created_visa, updated_visa) VALUES &quot; &amp; IF([.D174]&lt;&gt;&quot;&quot;;&quot;('de', '&quot; &amp; SUBSTITUTE([.D174];&quot;'&quot;; &quot;\'&quot;) &amp; &quot;', LAST_INSERT_ID(), 'roland', 'roland')&quot;; &quot;&quot;) &amp; IF(AND([.D174]&lt;&gt;&quot;&quot;; [.E174]&lt;&gt;&quot;&quot;); &quot;,&quot;; &quot;&quot;) &amp; IF([.E174]&lt;&gt;&quot;&quot;;&quot;('fr', '&quot; &amp; SUBSTITUTE([.E174];&quot;'&quot;; &quot;\'&quot;) &amp; &quot;', LAST_INSERT_ID(), 'roland', 'roland'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reated_visa='roland', updated_visa='roland'; INSERT INTO translation_target (lang, translation, translation_source_id, created_visa, updated_visa) VALUES ('fr', 'Recherche par liste de sélection : entrer des termes de recherche, attendre un instant et sélectionner', LAST_INSERT_ID(), 'roland', 'roland');" calcext:value-type="string">
            <text:p>INSERT INTO translation_source SET source='Suche via Auswahlliste: Suchtext eingeben, eine Sekunde warten und auswählen', location='lobbywatch.module', field = 'lobbywatch_autocomplete_search_form', created_visa='roland', updated_visa='roland'; INSERT INTO translation_target (lang, translation, translation_source_id, created_visa, updated_visa) VALUES ('fr', 'Recherche par liste de sélection : entrer des termes de recherche, attendre un instant et sélectionn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SUBSTITUTE([.C175];&quot;'&quot;; &quot;\'&quot;) &amp; &quot;', location='&quot; &amp;SUBSTITUTE([.A175];&quot;'&quot;; &quot;\'&quot;) &amp; &quot;', field = '&quot; &amp; SUBSTITUTE([.B175];&quot;'&quot;; &quot;\'&quot;) &amp; &quot;', created_visa='roland', updated_visa='roland'; &quot; &amp; IF(OR([.D175]&lt;&gt;&quot;&quot;; [.E175]&lt;&gt;&quot;&quot;);&quot;INSERT INTO translation_target (lang, translation, translation_source_id, created_visa, updated_visa) VALUES &quot; &amp; IF([.D175]&lt;&gt;&quot;&quot;;&quot;('de', '&quot; &amp; SUBSTITUTE([.D175];&quot;'&quot;; &quot;\'&quot;) &amp; &quot;', LAST_INSERT_ID(), 'roland', 'roland')&quot;; &quot;&quot;) &amp; IF(AND([.D175]&lt;&gt;&quot;&quot;; [.E175]&lt;&gt;&quot;&quot;); &quot;,&quot;; &quot;&quot;) &amp; IF([.E175]&lt;&gt;&quot;&quot;;&quot;('fr', '&quot; &amp; SUBSTITUTE([.E175];&quot;'&quot;; &quot;\'&quot;) &amp; &quot;', LAST_INSERT_ID(), 'roland', 'roland')&quot;; &quot;&quot;) &amp; &quot;;&quot;; &quot;&quot;)" office:value-type="string" office:string-value="INSERT INTO translation_source SET source='Suchen', location='lobbywatch.module', field = 'lobbywatch_block_view', created_visa='roland', updated_visa='roland'; INSERT INTO translation_target (lang, translation, translation_source_id, created_visa, updated_visa) VALUES ('fr', 'Recherche', LAST_INSERT_ID(), 'roland', 'roland');" calcext:value-type="string">
            <text:p>INSERT INTO translation_source SET source='Suchen', location='lobbywatch.module', field = 'lobbywatch_block_view', created_visa='roland', updated_visa='roland'; INSERT INTO translation_target (lang, translation, translation_source_id, created_visa, updated_visa) VALUES ('fr', 'Recherche', LAST_INSERT_ID(), 'roland', 'roland')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Artikel zu Lobbygruppen</text:p>
          </table:table-cell>
          <table:table-cell/>
          <table:table-cell office:value-type="string" calcext:value-type="string">
            <text:p>Articles sur les groupes d'intérêt</text:p>
          </table:table-cell>
          <table:table-cell table:number-columns-repeated="2"/>
          <table:table-cell table:formula="of:=&quot;INSERT INTO translation_source SET source='&quot; &amp;SUBSTITUTE([.C176];&quot;'&quot;; &quot;\'&quot;) &amp; &quot;', location='&quot; &amp;SUBSTITUTE([.A176];&quot;'&quot;; &quot;\'&quot;) &amp; &quot;', field = '&quot; &amp; SUBSTITUTE([.B176];&quot;'&quot;; &quot;\'&quot;) &amp; &quot;', created_visa='roland', updated_visa='roland'; &quot; &amp; IF(OR([.D176]&lt;&gt;&quot;&quot;; [.E176]&lt;&gt;&quot;&quot;);&quot;INSERT INTO translation_target (lang, translation, translation_source_id, created_visa, updated_visa) VALUES &quot; &amp; IF([.D176]&lt;&gt;&quot;&quot;;&quot;('de', '&quot; &amp; SUBSTITUTE([.D176];&quot;'&quot;; &quot;\'&quot;) &amp; &quot;', LAST_INSERT_ID(), 'roland', 'roland')&quot;; &quot;&quot;) &amp; IF(AND([.D176]&lt;&gt;&quot;&quot;; [.E176]&lt;&gt;&quot;&quot;); &quot;,&quot;; &quot;&quot;) &amp; IF([.E176]&lt;&gt;&quot;&quot;;&quot;('fr', '&quot; &amp; SUBSTITUTE([.E176];&quot;'&quot;; &quot;\'&quot;) &amp; &quot;', LAST_INSERT_ID(), 'roland', 'roland')&quot;; &quot;&quot;) &amp; &quot;;&quot;; &quot;&quot;)" office:value-type="string" office:string-value="INSERT INTO translation_source SET source='Artikel zu Lobbygruppen', location='lobbywatch.module', field = 'lobbywatch_menu', created_visa='roland', updated_visa='roland'; INSERT INTO translation_target (lang, translation, translation_source_id, created_visa, updated_visa) VALUES ('fr', 'Articles sur les groupes d\'intérêt', LAST_INSERT_ID(), 'roland', 'roland');" calcext:value-type="string">
            <text:p>INSERT INTO translation_source SET source='Artikel zu Lobbygruppen', location='lobbywatch.module', field = 'lobbywatch_menu', created_visa='roland', updated_visa='roland'; INSERT INTO translation_target (lang, translation, translation_source_id, created_visa, updated_visa) VALUES ('fr', 'Articles sur les groupes d\'intérê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Artikelkategorien</text:p>
          </table:table-cell>
          <table:table-cell/>
          <table:table-cell office:value-type="string" calcext:value-type="string">
            <text:p>Catégories d'articles</text:p>
          </table:table-cell>
          <table:table-cell table:number-columns-repeated="2"/>
          <table:table-cell table:formula="of:=&quot;INSERT INTO translation_source SET source='&quot; &amp;SUBSTITUTE([.C177];&quot;'&quot;; &quot;\'&quot;) &amp; &quot;', location='&quot; &amp;SUBSTITUTE([.A177];&quot;'&quot;; &quot;\'&quot;) &amp; &quot;', field = '&quot; &amp; SUBSTITUTE([.B177];&quot;'&quot;; &quot;\'&quot;) &amp; &quot;', created_visa='roland', updated_visa='roland'; &quot; &amp; IF(OR([.D177]&lt;&gt;&quot;&quot;; [.E177]&lt;&gt;&quot;&quot;);&quot;INSERT INTO translation_target (lang, translation, translation_source_id, created_visa, updated_visa) VALUES &quot; &amp; IF([.D177]&lt;&gt;&quot;&quot;;&quot;('de', '&quot; &amp; SUBSTITUTE([.D177];&quot;'&quot;; &quot;\'&quot;) &amp; &quot;', LAST_INSERT_ID(), 'roland', 'roland')&quot;; &quot;&quot;) &amp; IF(AND([.D177]&lt;&gt;&quot;&quot;; [.E177]&lt;&gt;&quot;&quot;); &quot;,&quot;; &quot;&quot;) &amp; IF([.E177]&lt;&gt;&quot;&quot;;&quot;('fr', '&quot; &amp; SUBSTITUTE([.E177];&quot;'&quot;; &quot;\'&quot;) &amp; &quot;', LAST_INSERT_ID(), 'roland', 'roland')&quot;; &quot;&quot;) &amp; &quot;;&quot;; &quot;&quot;)" office:value-type="string" office:string-value="INSERT INTO translation_source SET source='Artikelkategorien', location='lobbywatch.module', field = 'lobbywatch_menu', created_visa='roland', updated_visa='roland'; INSERT INTO translation_target (lang, translation, translation_source_id, created_visa, updated_visa) VALUES ('fr', 'Catégories d\'articles', LAST_INSERT_ID(), 'roland', 'roland');" calcext:value-type="string">
            <text:p>INSERT INTO translation_source SET source='Artikelkategorien', location='lobbywatch.module', field = 'lobbywatch_menu', created_visa='roland', updated_visa='roland'; INSERT INTO translation_target (lang, translation, translation_source_id, created_visa, updated_visa) VALUES ('fr', 'Catégories d\'articl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Zutrittsberechtigte</text:p>
          </table:table-cell>
          <table:table-cell/>
          <table:table-cell office:value-type="string" calcext:value-type="string">
            <text:p>Personnes avec droit d'accès</text:p>
          </table:table-cell>
          <table:table-cell table:number-columns-repeated="2"/>
          <table:table-cell table:formula="of:=&quot;INSERT INTO translation_source SET source='&quot; &amp;SUBSTITUTE([.C178];&quot;'&quot;; &quot;\'&quot;) &amp; &quot;', location='&quot; &amp;SUBSTITUTE([.A178];&quot;'&quot;; &quot;\'&quot;) &amp; &quot;', field = '&quot; &amp; SUBSTITUTE([.B178];&quot;'&quot;; &quot;\'&quot;) &amp; &quot;', created_visa='roland', updated_visa='roland'; &quot; &amp; IF(OR([.D178]&lt;&gt;&quot;&quot;; [.E178]&lt;&gt;&quot;&quot;);&quot;INSERT INTO translation_target (lang, translation, translation_source_id, created_visa, updated_visa) VALUES &quot; &amp; IF([.D178]&lt;&gt;&quot;&quot;;&quot;('de', '&quot; &amp; SUBSTITUTE([.D178];&quot;'&quot;; &quot;\'&quot;) &amp; &quot;', LAST_INSERT_ID(), 'roland', 'roland')&quot;; &quot;&quot;) &amp; IF(AND([.D178]&lt;&gt;&quot;&quot;; [.E178]&lt;&gt;&quot;&quot;); &quot;,&quot;; &quot;&quot;) &amp; IF([.E178]&lt;&gt;&quot;&quot;;&quot;('fr', '&quot; &amp; SUBSTITUTE([.E178];&quot;'&quot;; &quot;\'&quot;) &amp; &quot;', LAST_INSERT_ID(), 'roland', 'roland')&quot;; &quot;&quot;) &amp; &quot;;&quot;; &quot;&quot;)" office:value-type="string" office:string-value="INSERT INTO translation_source SET source='Zutrittsberechtigte', location='lobbywatch.module', field = 'lobbywatch_menu', created_visa='roland', updated_visa='roland'; INSERT INTO translation_target (lang, translation, translation_source_id, created_visa, updated_visa) VALUES ('fr', 'Personnes avec droit d\'accès', LAST_INSERT_ID(), 'roland', 'roland');" calcext:value-type="string">
            <text:p>INSERT INTO translation_source SET source='Zutrittsberechtigte', location='lobbywatch.module', field = 'lobbywatch_menu', created_visa='roland', updated_visa='roland'; INSERT INTO translation_target (lang, translation, translation_source_id, created_visa, updated_visa) VALUES ('fr', 'Personnes avec droit d\'accè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Branchen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/>
          <table:table-cell table:formula="of:=&quot;INSERT INTO translation_source SET source='&quot; &amp;SUBSTITUTE([.C179];&quot;'&quot;; &quot;\'&quot;) &amp; &quot;', location='&quot; &amp;SUBSTITUTE([.A179];&quot;'&quot;; &quot;\'&quot;) &amp; &quot;', field = '&quot; &amp; SUBSTITUTE([.B179];&quot;'&quot;; &quot;\'&quot;) &amp; &quot;', created_visa='roland', updated_visa='roland'; &quot; &amp; IF(OR([.D179]&lt;&gt;&quot;&quot;; [.E179]&lt;&gt;&quot;&quot;);&quot;INSERT INTO translation_target (lang, translation, translation_source_id, created_visa, updated_visa) VALUES &quot; &amp; IF([.D179]&lt;&gt;&quot;&quot;;&quot;('de', '&quot; &amp; SUBSTITUTE([.D179];&quot;'&quot;; &quot;\'&quot;) &amp; &quot;', LAST_INSERT_ID(), 'roland', 'roland')&quot;; &quot;&quot;) &amp; IF(AND([.D179]&lt;&gt;&quot;&quot;; [.E179]&lt;&gt;&quot;&quot;); &quot;,&quot;; &quot;&quot;) &amp; IF([.E179]&lt;&gt;&quot;&quot;;&quot;('fr', '&quot; &amp; SUBSTITUTE([.E179];&quot;'&quot;; &quot;\'&quot;) &amp; &quot;', LAST_INSERT_ID(), 'roland', 'roland')&quot;; &quot;&quot;) &amp; &quot;;&quot;; &quot;&quot;)" office:value-type="string" office:string-value="INSERT INTO translation_source SET source='Branchen', location='lobbywatch.module', field = 'lobbywatch_menu', created_visa='roland', updated_visa='roland'; INSERT INTO translation_target (lang, translation, translation_source_id, created_visa, updated_visa) VALUES ('fr', 'Branches', LAST_INSERT_ID(), 'roland', 'roland');" calcext:value-type="string">
            <text:p>INSERT INTO translation_source SET source='Branchen', location='lobbywatch.module', field = 'lobbywatch_menu', created_visa='roland', updated_visa='roland'; INSERT INTO translation_target (lang, translation, translation_source_id, created_visa, updated_visa) VALUES ('fr', 'Branch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SUBSTITUTE([.C180];&quot;'&quot;; &quot;\'&quot;) &amp; &quot;', location='&quot; &amp;SUBSTITUTE([.A180];&quot;'&quot;; &quot;\'&quot;) &amp; &quot;', field = '&quot; &amp; SUBSTITUTE([.B180];&quot;'&quot;; &quot;\'&quot;) &amp; &quot;', created_visa='roland', updated_visa='roland'; &quot; &amp; IF(OR([.D180]&lt;&gt;&quot;&quot;; [.E180]&lt;&gt;&quot;&quot;);&quot;INSERT INTO translation_target (lang, translation, translation_source_id, created_visa, updated_visa) VALUES &quot; &amp; IF([.D180]&lt;&gt;&quot;&quot;;&quot;('de', '&quot; &amp; SUBSTITUTE([.D180];&quot;'&quot;; &quot;\'&quot;) &amp; &quot;', LAST_INSERT_ID(), 'roland', 'roland')&quot;; &quot;&quot;) &amp; IF(AND([.D180]&lt;&gt;&quot;&quot;; [.E180]&lt;&gt;&quot;&quot;); &quot;,&quot;; &quot;&quot;) &amp; IF([.E180]&lt;&gt;&quot;&quot;;&quot;('fr', '&quot; &amp; SUBSTITUTE([.E180];&quot;'&quot;; &quot;\'&quot;) &amp; &quot;', LAST_INSERT_ID(), 'roland', 'roland')&quot;; &quot;&quot;) &amp; &quot;;&quot;; &quot;&quot;)" office:value-type="string" office:string-value="INSERT INTO translation_source SET source='Kommissionen', location='lobbywatch.module', field = 'lobbywatch_menu', created_visa='roland', updated_visa='roland'; INSERT INTO translation_target (lang, translation, translation_source_id, created_visa, updated_visa) VALUES ('fr', 'Commissions', LAST_INSERT_ID(), 'roland', 'roland');" calcext:value-type="string">
            <text:p>INSERT INTO translation_source SET source='Kommissionen', location='lobbywatch.module', field = 'lobbywatch_menu', created_visa='roland', updated_visa='roland'; INSERT INTO translation_target (lang, translation, translation_source_id, created_visa, updated_visa) VALUES ('fr', 'Commissio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teien</text:p>
          </table:table-cell>
          <table:table-cell/>
          <table:table-cell office:value-type="string" calcext:value-type="string">
            <text:p>Partis</text:p>
          </table:table-cell>
          <table:table-cell table:number-columns-repeated="2"/>
          <table:table-cell table:formula="of:=&quot;INSERT INTO translation_source SET source='&quot; &amp;SUBSTITUTE([.C181];&quot;'&quot;; &quot;\'&quot;) &amp; &quot;', location='&quot; &amp;SUBSTITUTE([.A181];&quot;'&quot;; &quot;\'&quot;) &amp; &quot;', field = '&quot; &amp; SUBSTITUTE([.B181];&quot;'&quot;; &quot;\'&quot;) &amp; &quot;', created_visa='roland', updated_visa='roland'; &quot; &amp; IF(OR([.D181]&lt;&gt;&quot;&quot;; [.E181]&lt;&gt;&quot;&quot;);&quot;INSERT INTO translation_target (lang, translation, translation_source_id, created_visa, updated_visa) VALUES &quot; &amp; IF([.D181]&lt;&gt;&quot;&quot;;&quot;('de', '&quot; &amp; SUBSTITUTE([.D181];&quot;'&quot;; &quot;\'&quot;) &amp; &quot;', LAST_INSERT_ID(), 'roland', 'roland')&quot;; &quot;&quot;) &amp; IF(AND([.D181]&lt;&gt;&quot;&quot;; [.E181]&lt;&gt;&quot;&quot;); &quot;,&quot;; &quot;&quot;) &amp; IF([.E181]&lt;&gt;&quot;&quot;;&quot;('fr', '&quot; &amp; SUBSTITUTE([.E181];&quot;'&quot;; &quot;\'&quot;) &amp; &quot;', LAST_INSERT_ID(), 'roland', 'roland')&quot;; &quot;&quot;) &amp; &quot;;&quot;; &quot;&quot;)" office:value-type="string" office:string-value="INSERT INTO translation_source SET source='Parteien', location='lobbywatch.module', field = 'lobbywatch_menu', created_visa='roland', updated_visa='roland'; INSERT INTO translation_target (lang, translation, translation_source_id, created_visa, updated_visa) VALUES ('fr', 'Partis', LAST_INSERT_ID(), 'roland', 'roland');" calcext:value-type="string">
            <text:p>INSERT INTO translation_source SET source='Parteien', location='lobbywatch.module', field = 'lobbywatch_menu', created_visa='roland', updated_visa='roland'; INSERT INTO translation_target (lang, translation, translation_source_id, created_visa, updated_visa) VALUES ('fr', 'Part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SUBSTITUTE([.C182];&quot;'&quot;; &quot;\'&quot;) &amp; &quot;', location='&quot; &amp;SUBSTITUTE([.A182];&quot;'&quot;; &quot;\'&quot;) &amp; &quot;', field = '&quot; &amp; SUBSTITUTE([.B182];&quot;'&quot;; &quot;\'&quot;) &amp; &quot;', created_visa='roland', updated_visa='roland'; &quot; &amp; IF(OR([.D182]&lt;&gt;&quot;&quot;; [.E182]&lt;&gt;&quot;&quot;);&quot;INSERT INTO translation_target (lang, translation, translation_source_id, created_visa, updated_visa) VALUES &quot; &amp; IF([.D182]&lt;&gt;&quot;&quot;;&quot;('de', '&quot; &amp; SUBSTITUTE([.D182];&quot;'&quot;; &quot;\'&quot;) &amp; &quot;', LAST_INSERT_ID(), 'roland', 'roland')&quot;; &quot;&quot;) &amp; IF(AND([.D182]&lt;&gt;&quot;&quot;; [.E182]&lt;&gt;&quot;&quot;); &quot;,&quot;; &quot;&quot;) &amp; IF([.E182]&lt;&gt;&quot;&quot;;&quot;('fr', '&quot; &amp; SUBSTITUTE([.E182];&quot;'&quot;; &quot;\'&quot;) &amp; &quot;', LAST_INSERT_ID(), 'roland', 'roland')&quot;; &quot;&quot;) &amp; &quot;;&quot;; &quot;&quot;)" office:value-type="string" office:string-value="INSERT INTO translation_source SET source='Organisationen', location='lobbywatch.module', field = 'lobbywatch_menu', created_visa='roland', updated_visa='roland'; INSERT INTO translation_target (lang, translation, translation_source_id, created_visa, updated_visa) VALUES ('fr', 'Organisations', LAST_INSERT_ID(), 'roland', 'roland');" calcext:value-type="string">
            <text:p>INSERT INTO translation_source SET source='Organisationen', location='lobbywatch.module', field = 'lobbywatch_menu', created_visa='roland', updated_visa='roland'; INSERT INTO translation_target (lang, translation, translation_source_id, created_visa, updated_visa) VALUES ('fr', 'Organisatio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Wirksamkeit:</text:p>
          </table:table-cell>
          <table:table-cell/>
          <table:table-cell office:value-type="string" calcext:value-type="string">
            <text:p>Efficacité :</text:p>
          </table:table-cell>
          <table:table-cell table:number-columns-repeated="2"/>
          <table:table-cell table:formula="of:=&quot;INSERT INTO translation_source SET source='&quot; &amp;SUBSTITUTE([.C183];&quot;'&quot;; &quot;\'&quot;) &amp; &quot;', location='&quot; &amp;SUBSTITUTE([.A183];&quot;'&quot;; &quot;\'&quot;) &amp; &quot;', field = '&quot; &amp; SUBSTITUTE([.B183];&quot;'&quot;; &quot;\'&quot;) &amp; &quot;', created_visa='roland', updated_visa='roland'; &quot; &amp; IF(OR([.D183]&lt;&gt;&quot;&quot;; [.E183]&lt;&gt;&quot;&quot;);&quot;INSERT INTO translation_target (lang, translation, translation_source_id, created_visa, updated_visa) VALUES &quot; &amp; IF([.D183]&lt;&gt;&quot;&quot;;&quot;('de', '&quot; &amp; SUBSTITUTE([.D183];&quot;'&quot;; &quot;\'&quot;) &amp; &quot;', LAST_INSERT_ID(), 'roland', 'roland')&quot;; &quot;&quot;) &amp; IF(AND([.D183]&lt;&gt;&quot;&quot;; [.E183]&lt;&gt;&quot;&quot;); &quot;,&quot;; &quot;&quot;) &amp; IF([.E183]&lt;&gt;&quot;&quot;;&quot;('fr', '&quot; &amp; SUBSTITUTE([.E183];&quot;'&quot;; &quot;\'&quot;) &amp; &quot;', LAST_INSERT_ID(), 'roland', 'roland')&quot;; &quot;&quot;) &amp; &quot;;&quot;; &quot;&quot;)" office:value-type="string" office:string-value="INSERT INTO translation_source SET source='Wirksamkeit:', location='lobbywatch.daten.inc', field = '_lobbywatch_legende_wirksamkeit', created_visa='roland', updated_visa='roland'; INSERT INTO translation_target (lang, translation, translation_source_id, created_visa, updated_visa) VALUES ('fr', 'Efficacité :', LAST_INSERT_ID(), 'roland', 'roland');" calcext:value-type="string">
            <text:p>INSERT INTO translation_source SET source='Wirksamkeit:', location='lobbywatch.daten.inc', field = '_lobbywatch_legende_wirksamkeit', created_visa='roland', updated_visa='roland'; INSERT INTO translation_target (lang, translation, translation_source_id, created_visa, updated_visa) VALUES ('fr', 'Efficacité :', LAST_INSERT_ID(), 'roland', 'rola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hoch</text:p>
          </table:table-cell>
          <table:table-cell/>
          <table:table-cell table:style-name="ce8" office:value-type="string" calcext:value-type="string">
            <text:p>fort / forte</text:p>
          </table:table-cell>
          <table:table-cell table:number-columns-repeated="2"/>
          <table:table-cell table:formula="of:=&quot;INSERT INTO translation_source SET source='&quot; &amp;SUBSTITUTE([.C184];&quot;'&quot;; &quot;\'&quot;) &amp; &quot;', location='&quot; &amp;SUBSTITUTE([.A184];&quot;'&quot;; &quot;\'&quot;) &amp; &quot;', field = '&quot; &amp; SUBSTITUTE([.B184];&quot;'&quot;; &quot;\'&quot;) &amp; &quot;', created_visa='roland', updated_visa='roland'; &quot; &amp; IF(OR([.D184]&lt;&gt;&quot;&quot;; [.E184]&lt;&gt;&quot;&quot;);&quot;INSERT INTO translation_target (lang, translation, translation_source_id, created_visa, updated_visa) VALUES &quot; &amp; IF([.D184]&lt;&gt;&quot;&quot;;&quot;('de', '&quot; &amp; SUBSTITUTE([.D184];&quot;'&quot;; &quot;\'&quot;) &amp; &quot;', LAST_INSERT_ID(), 'roland', 'roland')&quot;; &quot;&quot;) &amp; IF(AND([.D184]&lt;&gt;&quot;&quot;; [.E184]&lt;&gt;&quot;&quot;); &quot;,&quot;; &quot;&quot;) &amp; IF([.E184]&lt;&gt;&quot;&quot;;&quot;('fr', '&quot; &amp; SUBSTITUTE([.E184];&quot;'&quot;; &quot;\'&quot;) &amp; &quot;', LAST_INSERT_ID(), 'roland', 'roland')&quot;; &quot;&quot;) &amp; &quot;;&quot;; &quot;&quot;)" office:value-type="string" office:string-value="INSERT INTO translation_source SET source='hoch', location='lobbywatch.daten.inc', field = '_lobbywatch_legende_wirksamkeit', created_visa='roland', updated_visa='roland'; INSERT INTO translation_target (lang, translation, translation_source_id, created_visa, updated_visa) VALUES ('fr', 'fort / forte', LAST_INSERT_ID(), 'roland', 'roland');" calcext:value-type="string">
            <text:p>INSERT INTO translation_source SET source='hoch', location='lobbywatch.daten.inc', field = '_lobbywatch_legende_wirksamkeit', created_visa='roland', updated_visa='roland'; INSERT INTO translation_target (lang, translation, translation_source_id, created_visa, updated_visa) VALUES ('fr', 'fort / forte', LAST_INSERT_ID(), 'roland', 'rola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mittel</text:p>
          </table:table-cell>
          <table:table-cell/>
          <table:table-cell table:style-name="ce8" office:value-type="string" calcext:value-type="string">
            <text:p>moyen / moyenne</text:p>
          </table:table-cell>
          <table:table-cell table:number-columns-repeated="2"/>
          <table:table-cell table:formula="of:=&quot;INSERT INTO translation_source SET source='&quot; &amp;SUBSTITUTE([.C185];&quot;'&quot;; &quot;\'&quot;) &amp; &quot;', location='&quot; &amp;SUBSTITUTE([.A185];&quot;'&quot;; &quot;\'&quot;) &amp; &quot;', field = '&quot; &amp; SUBSTITUTE([.B185];&quot;'&quot;; &quot;\'&quot;) &amp; &quot;', created_visa='roland', updated_visa='roland'; &quot; &amp; IF(OR([.D185]&lt;&gt;&quot;&quot;; [.E185]&lt;&gt;&quot;&quot;);&quot;INSERT INTO translation_target (lang, translation, translation_source_id, created_visa, updated_visa) VALUES &quot; &amp; IF([.D185]&lt;&gt;&quot;&quot;;&quot;('de', '&quot; &amp; SUBSTITUTE([.D185];&quot;'&quot;; &quot;\'&quot;) &amp; &quot;', LAST_INSERT_ID(), 'roland', 'roland')&quot;; &quot;&quot;) &amp; IF(AND([.D185]&lt;&gt;&quot;&quot;; [.E185]&lt;&gt;&quot;&quot;); &quot;,&quot;; &quot;&quot;) &amp; IF([.E185]&lt;&gt;&quot;&quot;;&quot;('fr', '&quot; &amp; SUBSTITUTE([.E185];&quot;'&quot;; &quot;\'&quot;) &amp; &quot;', LAST_INSERT_ID(), 'roland', 'roland')&quot;; &quot;&quot;) &amp; &quot;;&quot;; &quot;&quot;)" office:value-type="string" office:string-value="INSERT INTO translation_source SET source='mittel', location='lobbywatch.daten.inc', field = '_lobbywatch_legende_wirksamkeit', created_visa='roland', updated_visa='roland'; INSERT INTO translation_target (lang, translation, translation_source_id, created_visa, updated_visa) VALUES ('fr', 'moyen / moyenne', LAST_INSERT_ID(), 'roland', 'roland');" calcext:value-type="string">
            <text:p>INSERT INTO translation_source SET source='mittel', location='lobbywatch.daten.inc', field = '_lobbywatch_legende_wirksamkeit', created_visa='roland', updated_visa='roland'; INSERT INTO translation_target (lang, translation, translation_source_id, created_visa, updated_visa) VALUES ('fr', 'moyen / moyenn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gering</text:p>
          </table:table-cell>
          <table:table-cell/>
          <table:table-cell office:value-type="string" calcext:value-type="string">
            <text:p>faible</text:p>
          </table:table-cell>
          <table:table-cell table:number-columns-repeated="2"/>
          <table:table-cell table:formula="of:=&quot;INSERT INTO translation_source SET source='&quot; &amp;SUBSTITUTE([.C186];&quot;'&quot;; &quot;\'&quot;) &amp; &quot;', location='&quot; &amp;SUBSTITUTE([.A186];&quot;'&quot;; &quot;\'&quot;) &amp; &quot;', field = '&quot; &amp; SUBSTITUTE([.B186];&quot;'&quot;; &quot;\'&quot;) &amp; &quot;', created_visa='roland', updated_visa='roland'; &quot; &amp; IF(OR([.D186]&lt;&gt;&quot;&quot;; [.E186]&lt;&gt;&quot;&quot;);&quot;INSERT INTO translation_target (lang, translation, translation_source_id, created_visa, updated_visa) VALUES &quot; &amp; IF([.D186]&lt;&gt;&quot;&quot;;&quot;('de', '&quot; &amp; SUBSTITUTE([.D186];&quot;'&quot;; &quot;\'&quot;) &amp; &quot;', LAST_INSERT_ID(), 'roland', 'roland')&quot;; &quot;&quot;) &amp; IF(AND([.D186]&lt;&gt;&quot;&quot;; [.E186]&lt;&gt;&quot;&quot;); &quot;,&quot;; &quot;&quot;) &amp; IF([.E186]&lt;&gt;&quot;&quot;;&quot;('fr', '&quot; &amp; SUBSTITUTE([.E186];&quot;'&quot;; &quot;\'&quot;) &amp; &quot;', LAST_INSERT_ID(), 'roland', 'roland')&quot;; &quot;&quot;) &amp; &quot;;&quot;; &quot;&quot;)" office:value-type="string" office:string-value="INSERT INTO translation_source SET source='gering', location='lobbywatch.daten.inc', field = '_lobbywatch_legende_wirksamkeit', created_visa='roland', updated_visa='roland'; INSERT INTO translation_target (lang, translation, translation_source_id, created_visa, updated_visa) VALUES ('fr', 'faible', LAST_INSERT_ID(), 'roland', 'roland');" calcext:value-type="string">
            <text:p>INSERT INTO translation_source SET source='gering', location='lobbywatch.daten.inc', field = '_lobbywatch_legende_wirksamkeit', created_visa='roland', updated_visa='roland'; INSERT INTO translation_target (lang, translation, translation_source_id, created_visa, updated_visa) VALUES ('fr', 'faib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Zeige Erklärung</text:p>
          </table:table-cell>
          <table:table-cell/>
          <table:table-cell office:value-type="string" calcext:value-type="string">
            <text:p>Montrer l'explication</text:p>
          </table:table-cell>
          <table:table-cell table:number-columns-repeated="2"/>
          <table:table-cell table:formula="of:=&quot;INSERT INTO translation_source SET source='&quot; &amp;SUBSTITUTE([.C187];&quot;'&quot;; &quot;\'&quot;) &amp; &quot;', location='&quot; &amp;SUBSTITUTE([.A187];&quot;'&quot;; &quot;\'&quot;) &amp; &quot;', field = '&quot; &amp; SUBSTITUTE([.B187];&quot;'&quot;; &quot;\'&quot;) &amp; &quot;', created_visa='roland', updated_visa='roland'; &quot; &amp; IF(OR([.D187]&lt;&gt;&quot;&quot;; [.E187]&lt;&gt;&quot;&quot;);&quot;INSERT INTO translation_target (lang, translation, translation_source_id, created_visa, updated_visa) VALUES &quot; &amp; IF([.D187]&lt;&gt;&quot;&quot;;&quot;('de', '&quot; &amp; SUBSTITUTE([.D187];&quot;'&quot;; &quot;\'&quot;) &amp; &quot;', LAST_INSERT_ID(), 'roland', 'roland')&quot;; &quot;&quot;) &amp; IF(AND([.D187]&lt;&gt;&quot;&quot;; [.E187]&lt;&gt;&quot;&quot;); &quot;,&quot;; &quot;&quot;) &amp; IF([.E187]&lt;&gt;&quot;&quot;;&quot;('fr', '&quot; &amp; SUBSTITUTE([.E187];&quot;'&quot;; &quot;\'&quot;) &amp; &quot;', LAST_INSERT_ID(), 'roland', 'roland')&quot;; &quot;&quot;) &amp; &quot;;&quot;; &quot;&quot;)" office:value-type="string" office:string-value="INSERT INTO translation_source SET source='Zeige Erklärung', location='lobbywatch.daten.inc', field = '_lobbywatch_legende_wirksamkeit', created_visa='roland', updated_visa='roland'; INSERT INTO translation_target (lang, translation, translation_source_id, created_visa, updated_visa) VALUES ('fr', 'Montrer l\'explication', LAST_INSERT_ID(), 'roland', 'roland');" calcext:value-type="string">
            <text:p>INSERT INTO translation_source SET source='Zeige Erklärung', location='lobbywatch.daten.inc', field = '_lobbywatch_legende_wirksamkeit', created_visa='roland', updated_visa='roland'; INSERT INTO translation_target (lang, translation, translation_source_id, created_visa, updated_visa) VALUES ('fr', 'Montrer l\'explic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Verstecke Erklärung</text:p>
          </table:table-cell>
          <table:table-cell/>
          <table:table-cell office:value-type="string" calcext:value-type="string">
            <text:p>Masquer l'explication</text:p>
          </table:table-cell>
          <table:table-cell table:number-columns-repeated="2"/>
          <table:table-cell table:formula="of:=&quot;INSERT INTO translation_source SET source='&quot; &amp;SUBSTITUTE([.C188];&quot;'&quot;; &quot;\'&quot;) &amp; &quot;', location='&quot; &amp;SUBSTITUTE([.A188];&quot;'&quot;; &quot;\'&quot;) &amp; &quot;', field = '&quot; &amp; SUBSTITUTE([.B188];&quot;'&quot;; &quot;\'&quot;) &amp; &quot;', created_visa='roland', updated_visa='roland'; &quot; &amp; IF(OR([.D188]&lt;&gt;&quot;&quot;; [.E188]&lt;&gt;&quot;&quot;);&quot;INSERT INTO translation_target (lang, translation, translation_source_id, created_visa, updated_visa) VALUES &quot; &amp; IF([.D188]&lt;&gt;&quot;&quot;;&quot;('de', '&quot; &amp; SUBSTITUTE([.D188];&quot;'&quot;; &quot;\'&quot;) &amp; &quot;', LAST_INSERT_ID(), 'roland', 'roland')&quot;; &quot;&quot;) &amp; IF(AND([.D188]&lt;&gt;&quot;&quot;; [.E188]&lt;&gt;&quot;&quot;); &quot;,&quot;; &quot;&quot;) &amp; IF([.E188]&lt;&gt;&quot;&quot;;&quot;('fr', '&quot; &amp; SUBSTITUTE([.E188];&quot;'&quot;; &quot;\'&quot;) &amp; &quot;', LAST_INSERT_ID(), 'roland', 'roland')&quot;; &quot;&quot;) &amp; &quot;;&quot;; &quot;&quot;)" office:value-type="string" office:string-value="INSERT INTO translation_source SET source='Verstecke Erklärung', location='lobbywatch.daten.inc', field = '_lobbywatch_legende_wirksamkeit', created_visa='roland', updated_visa='roland'; INSERT INTO translation_target (lang, translation, translation_source_id, created_visa, updated_visa) VALUES ('fr', 'Masquer l\'explication', LAST_INSERT_ID(), 'roland', 'roland');" calcext:value-type="string">
            <text:p>INSERT INTO translation_source SET source='Verstecke Erklärung', location='lobbywatch.daten.inc', field = '_lobbywatch_legende_wirksamkeit', created_visa='roland', updated_visa='roland'; INSERT INTO translation_target (lang, translation, translation_source_id, created_visa, updated_visa) VALUES ('fr', 'Masquer l\'explic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Wirksame und weniger wirksame Lobbys</text:p>
          </table:table-cell>
          <table:table-cell/>
          <table:table-cell office:value-type="string" calcext:value-type="string">
            <text:p>Lobbys efficaces et moins efficaces</text:p>
          </table:table-cell>
          <table:table-cell table:number-columns-repeated="2"/>
          <table:table-cell table:formula="of:=&quot;INSERT INTO translation_source SET source='&quot; &amp;SUBSTITUTE([.C189];&quot;'&quot;; &quot;\'&quot;) &amp; &quot;', location='&quot; &amp;SUBSTITUTE([.A189];&quot;'&quot;; &quot;\'&quot;) &amp; &quot;', field = '&quot; &amp; SUBSTITUTE([.B189];&quot;'&quot;; &quot;\'&quot;) &amp; &quot;', created_visa='roland', updated_visa='roland'; &quot; &amp; IF(OR([.D189]&lt;&gt;&quot;&quot;; [.E189]&lt;&gt;&quot;&quot;);&quot;INSERT INTO translation_target (lang, translation, translation_source_id, created_visa, updated_visa) VALUES &quot; &amp; IF([.D189]&lt;&gt;&quot;&quot;;&quot;('de', '&quot; &amp; SUBSTITUTE([.D189];&quot;'&quot;; &quot;\'&quot;) &amp; &quot;', LAST_INSERT_ID(), 'roland', 'roland')&quot;; &quot;&quot;) &amp; IF(AND([.D189]&lt;&gt;&quot;&quot;; [.E189]&lt;&gt;&quot;&quot;); &quot;,&quot;; &quot;&quot;) &amp; IF([.E189]&lt;&gt;&quot;&quot;;&quot;('fr', '&quot; &amp; SUBSTITUTE([.E189];&quot;'&quot;; &quot;\'&quot;) &amp; &quot;', LAST_INSERT_ID(), 'roland', 'roland')&quot;; &quot;&quot;) &amp; &quot;;&quot;; &quot;&quot;)" office:value-type="string" office:string-value="INSERT INTO translation_source SET source='Wirksame und weniger wirksame Lobbys', location='lobbywatch.daten.inc', field = '_lobbywatch_legende_wirksamkeit', created_visa='roland', updated_visa='roland'; INSERT INTO translation_target (lang, translation, translation_source_id, created_visa, updated_visa) VALUES ('fr', 'Lobbys efficaces et moins efficaces', LAST_INSERT_ID(), 'roland', 'roland');" calcext:value-type="string">
            <text:p>INSERT INTO translation_source SET source='Wirksame und weniger wirksame Lobbys', location='lobbywatch.daten.inc', field = '_lobbywatch_legende_wirksamkeit', created_visa='roland', updated_visa='roland'; INSERT INTO translation_target (lang, translation, translation_source_id, created_visa, updated_visa) VALUES ('fr', 'Lobbys efficaces et moins efficaces', LAST_INSERT_ID(), 'roland', 'rola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Anhand der Farbe lässt sich die Wirksamkeit einer Lobbyorganisation ablesen</text:p>
          </table:table-cell>
          <table:table-cell/>
          <table:table-cell office:value-type="string" calcext:value-type="string">
            <text:p>La couleur représente l'efficacité d'un lobby.</text:p>
          </table:table-cell>
          <table:table-cell table:number-columns-repeated="2"/>
          <table:table-cell table:formula="of:=&quot;INSERT INTO translation_source SET source='&quot; &amp;SUBSTITUTE([.C190];&quot;'&quot;; &quot;\'&quot;) &amp; &quot;', location='&quot; &amp;SUBSTITUTE([.A190];&quot;'&quot;; &quot;\'&quot;) &amp; &quot;', field = '&quot; &amp; SUBSTITUTE([.B190];&quot;'&quot;; &quot;\'&quot;) &amp; &quot;', created_visa='roland', updated_visa='roland'; &quot; &amp; IF(OR([.D190]&lt;&gt;&quot;&quot;; [.E190]&lt;&gt;&quot;&quot;);&quot;INSERT INTO translation_target (lang, translation, translation_source_id, created_visa, updated_visa) VALUES &quot; &amp; IF([.D190]&lt;&gt;&quot;&quot;;&quot;('de', '&quot; &amp; SUBSTITUTE([.D190];&quot;'&quot;; &quot;\'&quot;) &amp; &quot;', LAST_INSERT_ID(), 'roland', 'roland')&quot;; &quot;&quot;) &amp; IF(AND([.D190]&lt;&gt;&quot;&quot;; [.E190]&lt;&gt;&quot;&quot;); &quot;,&quot;; &quot;&quot;) &amp; IF([.E190]&lt;&gt;&quot;&quot;;&quot;('fr', '&quot; &amp; SUBSTITUTE([.E190];&quot;'&quot;; &quot;\'&quot;) &amp; &quot;', LAST_INSERT_ID(), 'roland', 'roland'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reated_visa='roland', updated_visa='roland'; INSERT INTO translation_target (lang, translation, translation_source_id, created_visa, updated_visa) VALUES ('fr', 'La couleur représente l\'efficacité d\'un lobby.', LAST_INSERT_ID(), 'roland', 'roland');" calcext:value-type="string">
            <text:p>INSERT INTO translation_source SET source='Anhand der Farbe lässt sich die Wirksamkeit einer Lobbyorganisation ablesen', location='lobbywatch.daten.inc', field = '_lobbywatch_legende_wirksamkeit', created_visa='roland', updated_visa='roland'; INSERT INTO translation_target (lang, translation, translation_source_id, created_visa, updated_visa) VALUES ('fr', 'La couleur représente l\'efficacité d\'un lobby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hoch», muss die Lobbyorganisation</text:p>
          </table:table-cell>
          <table:table-cell/>
          <table:table-cell office:value-type="string" calcext:value-type="string">
            <text:p>Le facteur d'influence «fort» s'applique au lobby qui</text:p>
          </table:table-cell>
          <table:table-cell table:number-columns-repeated="2"/>
          <table:table-cell table:formula="of:=&quot;INSERT INTO translation_source SET source='&quot; &amp;SUBSTITUTE([.C191];&quot;'&quot;; &quot;\'&quot;) &amp; &quot;', location='&quot; &amp;SUBSTITUTE([.A191];&quot;'&quot;; &quot;\'&quot;) &amp; &quot;', field = '&quot; &amp; SUBSTITUTE([.B191];&quot;'&quot;; &quot;\'&quot;) &amp; &quot;', created_visa='roland', updated_visa='roland'; &quot; &amp; IF(OR([.D191]&lt;&gt;&quot;&quot;; [.E191]&lt;&gt;&quot;&quot;);&quot;INSERT INTO translation_target (lang, translation, translation_source_id, created_visa, updated_visa) VALUES &quot; &amp; IF([.D191]&lt;&gt;&quot;&quot;;&quot;('de', '&quot; &amp; SUBSTITUTE([.D191];&quot;'&quot;; &quot;\'&quot;) &amp; &quot;', LAST_INSERT_ID(), 'roland', 'roland')&quot;; &quot;&quot;) &amp; IF(AND([.D191]&lt;&gt;&quot;&quot;; [.E191]&lt;&gt;&quot;&quot;); &quot;,&quot;; &quot;&quot;) &amp; IF([.E191]&lt;&gt;&quot;&quot;;&quot;('fr', '&quot; &amp; SUBSTITUTE([.E191];&quot;'&quot;; &quot;\'&quot;) &amp; &quot;', LAST_INSERT_ID(), 'roland', 'roland'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reated_visa='roland', updated_visa='roland'; INSERT INTO translation_target (lang, translation, translation_source_id, created_visa, updated_visa) VALUES ('fr', 'Le facteur d\'influence «fort» s\'applique au lobby qui', LAST_INSERT_ID(), 'roland', 'roland');" calcext:value-type="string">
            <text:p>INSERT INTO translation_source SET source='Für den Einflussfaktor «hoch», muss die Lobbyorganisation', location='lobbywatch.daten.inc', field = '_lobbywatch_legende_wirksamkeit', created_visa='roland', updated_visa='roland'; INSERT INTO translation_target (lang, translation, translation_source_id, created_visa, updated_visa) VALUES ('fr', 'Le facteur d\'influence «fort» s\'applique au lobby qui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mer oder punktuell an Gesetzesrevisionen mitarbeiten (Vernehmlassungen);</text:p>
          </table:table-cell>
          <table:table-cell/>
          <table:table-cell office:value-type="string" calcext:value-type="string">
            <text:p>participe toujours ou parfois aux révisions législatives (consultations).</text:p>
          </table:table-cell>
          <table:table-cell table:number-columns-repeated="2"/>
          <table:table-cell table:formula="of:=&quot;INSERT INTO translation_source SET source='&quot; &amp;SUBSTITUTE([.C192];&quot;'&quot;; &quot;\'&quot;) &amp; &quot;', location='&quot; &amp;SUBSTITUTE([.A192];&quot;'&quot;; &quot;\'&quot;) &amp; &quot;', field = '&quot; &amp; SUBSTITUTE([.B192];&quot;'&quot;; &quot;\'&quot;) &amp; &quot;', created_visa='roland', updated_visa='roland'; &quot; &amp; IF(OR([.D192]&lt;&gt;&quot;&quot;; [.E192]&lt;&gt;&quot;&quot;);&quot;INSERT INTO translation_target (lang, translation, translation_source_id, created_visa, updated_visa) VALUES &quot; &amp; IF([.D192]&lt;&gt;&quot;&quot;;&quot;('de', '&quot; &amp; SUBSTITUTE([.D192];&quot;'&quot;; &quot;\'&quot;) &amp; &quot;', LAST_INSERT_ID(), 'roland', 'roland')&quot;; &quot;&quot;) &amp; IF(AND([.D192]&lt;&gt;&quot;&quot;; [.E192]&lt;&gt;&quot;&quot;); &quot;,&quot;; &quot;&quot;) &amp; IF([.E192]&lt;&gt;&quot;&quot;;&quot;('fr', '&quot; &amp; SUBSTITUTE([.E192];&quot;'&quot;; &quot;\'&quot;) &amp; &quot;', LAST_INSERT_ID(), 'roland', 'roland'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reated_visa='roland', updated_visa='roland'; INSERT INTO translation_target (lang, translation, translation_source_id, created_visa, updated_visa) VALUES ('fr', 'participe toujours ou parfois aux révisions législatives (consultations).', LAST_INSERT_ID(), 'roland', 'roland');" calcext:value-type="string">
            <text:p>INSERT INTO translation_source SET source='immer oder punktuell an Gesetzesrevisionen mitarbeiten (Vernehmlassungen);', location='lobbywatch.daten.inc', field = '_lobbywatch_legende_wirksamkeit', created_visa='roland', updated_visa='roland'; INSERT INTO translation_target (lang, translation, translation_source_id, created_visa, updated_visa) VALUES ('fr', 'participe toujours ou parfois aux révisions législatives (consultations)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/>
          <table:table-cell office:value-type="string" calcext:value-type="string">
            <text:p>est représenté au Parlement par une personne occupant une fonction dirigeante auprès de l'association, de l'organisation, etc. (direction, conseil d'administration ou de fondation).</text:p>
          </table:table-cell>
          <table:table-cell table:number-columns-repeated="2"/>
          <table:table-cell table:formula="of:=&quot;INSERT INTO translation_source SET source='&quot; &amp;SUBSTITUTE([.C193];&quot;'&quot;; &quot;\'&quot;) &amp; &quot;', location='&quot; &amp;SUBSTITUTE([.A193];&quot;'&quot;; &quot;\'&quot;) &amp; &quot;', field = '&quot; &amp; SUBSTITUTE([.B193];&quot;'&quot;; &quot;\'&quot;) &amp; &quot;', created_visa='roland', updated_visa='roland'; &quot; &amp; IF(OR([.D193]&lt;&gt;&quot;&quot;; [.E193]&lt;&gt;&quot;&quot;);&quot;INSERT INTO translation_target (lang, translation, translation_source_id, created_visa, updated_visa) VALUES &quot; &amp; IF([.D193]&lt;&gt;&quot;&quot;;&quot;('de', '&quot; &amp; SUBSTITUTE([.D193];&quot;'&quot;; &quot;\'&quot;) &amp; &quot;', LAST_INSERT_ID(), 'roland', 'roland')&quot;; &quot;&quot;) &amp; IF(AND([.D193]&lt;&gt;&quot;&quot;; [.E193]&lt;&gt;&quot;&quot;); &quot;,&quot;; &quot;&quot;) &amp; IF([.E193]&lt;&gt;&quot;&quot;;&quot;('fr', '&quot; &amp; SUBSTITUTE([.E193];&quot;'&quot;; &quot;\'&quot;) &amp; &quot;', LAST_INSERT_ID(), 'roland', 'roland'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reated_visa='roland', updated_visa='roland'; INSERT INTO translation_target (lang, translation, translation_source_id, created_visa, updated_visa) VALUES ('fr', 'est représenté au Parlement par une personne occupant une fonction dirigeante auprès de l\'association, de l\'organisation, etc. (direction, conseil d\'administration ou de fondation).', LAST_INSERT_ID(), 'roland', 'roland');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reated_visa='roland', updated_visa='roland'; INSERT INTO translation_target (lang, translation, translation_source_id, created_visa, updated_visa) VALUES ('fr', 'est représenté au Parlement par une personne occupant une fonction dirigeante auprès de l\'association, de l\'organisation, etc. (direction, conseil d\'administration ou de fondation).', LAST_INSERT_ID(), 'roland', 'rola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string" calcext:value-type="string">
            <text:p>mit ihrem Parlamentsmitglied in der behandelnden Kommission (z.B. Gesundheitskommission) vertreten sein.</text:p>
          </table:table-cell>
          <table:table-cell/>
          <table:table-cell office:value-type="string" calcext:value-type="string">
            <text:p>est représenté par son parlementaire dans la commission correspondante (par exemple : Commission de la sécurité sociale et de la santé publique).</text:p>
          </table:table-cell>
          <table:table-cell table:number-columns-repeated="2"/>
          <table:table-cell table:formula="of:=&quot;INSERT INTO translation_source SET source='&quot; &amp;SUBSTITUTE([.C194];&quot;'&quot;; &quot;\'&quot;) &amp; &quot;', location='&quot; &amp;SUBSTITUTE([.A194];&quot;'&quot;; &quot;\'&quot;) &amp; &quot;', field = '&quot; &amp; SUBSTITUTE([.B194];&quot;'&quot;; &quot;\'&quot;) &amp; &quot;', created_visa='roland', updated_visa='roland'; &quot; &amp; IF(OR([.D194]&lt;&gt;&quot;&quot;; [.E194]&lt;&gt;&quot;&quot;);&quot;INSERT INTO translation_target (lang, translation, translation_source_id, created_visa, updated_visa) VALUES &quot; &amp; IF([.D194]&lt;&gt;&quot;&quot;;&quot;('de', '&quot; &amp; SUBSTITUTE([.D194];&quot;'&quot;; &quot;\'&quot;) &amp; &quot;', LAST_INSERT_ID(), 'roland', 'roland')&quot;; &quot;&quot;) &amp; IF(AND([.D194]&lt;&gt;&quot;&quot;; [.E194]&lt;&gt;&quot;&quot;); &quot;,&quot;; &quot;&quot;) &amp; IF([.E194]&lt;&gt;&quot;&quot;;&quot;('fr', '&quot; &amp; SUBSTITUTE([.E194];&quot;'&quot;; &quot;\'&quot;) &amp; &quot;', LAST_INSERT_ID(), 'roland', 'roland'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reated_visa='roland', updated_visa='roland'; INSERT INTO translation_target (lang, translation, translation_source_id, created_visa, updated_visa) VALUES ('fr', 'est représenté par son parlementaire dans la commission correspondante (par exemple : Commission de la sécurité sociale et de la santé publique).', LAST_INSERT_ID(), 'roland', 'roland');" calcext:value-type="string">
            <text:p>INSERT INTO translation_source SET source='mit ihrem Parlamentsmitglied in der behandelnden Kommission (z.B. Gesundheitskommission) vertreten sein.', location='lobbywatch.daten.inc', field = '_lobbywatch_legende_wirksamkeit', created_visa='roland', updated_visa='roland'; INSERT INTO translation_target (lang, translation, translation_source_id, created_visa, updated_visa) VALUES ('fr', 'est représenté par son parlementaire dans la commission correspondante (par exemple : Commission de la sécurité sociale et de la santé publique)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mittel» muss die Lobbyorganisation</text:p>
          </table:table-cell>
          <table:table-cell/>
          <table:table-cell office:value-type="string" calcext:value-type="string">
            <text:p>Le facteur d'influence «moyen» s'applique au lobby qui</text:p>
          </table:table-cell>
          <table:table-cell table:number-columns-repeated="2"/>
          <table:table-cell table:formula="of:=&quot;INSERT INTO translation_source SET source='&quot; &amp;SUBSTITUTE([.C195];&quot;'&quot;; &quot;\'&quot;) &amp; &quot;', location='&quot; &amp;SUBSTITUTE([.A195];&quot;'&quot;; &quot;\'&quot;) &amp; &quot;', field = '&quot; &amp; SUBSTITUTE([.B195];&quot;'&quot;; &quot;\'&quot;) &amp; &quot;', created_visa='roland', updated_visa='roland'; &quot; &amp; IF(OR([.D195]&lt;&gt;&quot;&quot;; [.E195]&lt;&gt;&quot;&quot;);&quot;INSERT INTO translation_target (lang, translation, translation_source_id, created_visa, updated_visa) VALUES &quot; &amp; IF([.D195]&lt;&gt;&quot;&quot;;&quot;('de', '&quot; &amp; SUBSTITUTE([.D195];&quot;'&quot;; &quot;\'&quot;) &amp; &quot;', LAST_INSERT_ID(), 'roland', 'roland')&quot;; &quot;&quot;) &amp; IF(AND([.D195]&lt;&gt;&quot;&quot;; [.E195]&lt;&gt;&quot;&quot;); &quot;,&quot;; &quot;&quot;) &amp; IF([.E195]&lt;&gt;&quot;&quot;;&quot;('fr', '&quot; &amp; SUBSTITUTE([.E195];&quot;'&quot;; &quot;\'&quot;) &amp; &quot;', LAST_INSERT_ID(), 'roland', 'roland'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reated_visa='roland', updated_visa='roland'; INSERT INTO translation_target (lang, translation, translation_source_id, created_visa, updated_visa) VALUES ('fr', 'Le facteur d\'influence «moyen» s\'applique au lobby qui', LAST_INSERT_ID(), 'roland', 'roland');" calcext:value-type="string">
            <text:p>INSERT INTO translation_source SET source='Für den Einflussfaktor «mittel» muss die Lobbyorganisation', location='lobbywatch.daten.inc', field = '_lobbywatch_legende_wirksamkeit', created_visa='roland', updated_visa='roland'; INSERT INTO translation_target (lang, translation, translation_source_id, created_visa, updated_visa) VALUES ('fr', 'Le facteur d\'influence «moyen» s\'applique au lobby qui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punktuell an Gesetzesrevisionen mitarbeiten (Vernehmlassungen);</text:p>
          </table:table-cell>
          <table:table-cell/>
          <table:table-cell office:value-type="string" calcext:value-type="string">
            <text:p>participe parfois aux révisions législatives (consultations).</text:p>
          </table:table-cell>
          <table:table-cell table:number-columns-repeated="2"/>
          <table:table-cell table:formula="of:=&quot;INSERT INTO translation_source SET source='&quot; &amp;SUBSTITUTE([.C196];&quot;'&quot;; &quot;\'&quot;) &amp; &quot;', location='&quot; &amp;SUBSTITUTE([.A196];&quot;'&quot;; &quot;\'&quot;) &amp; &quot;', field = '&quot; &amp; SUBSTITUTE([.B196];&quot;'&quot;; &quot;\'&quot;) &amp; &quot;', created_visa='roland', updated_visa='roland'; &quot; &amp; IF(OR([.D196]&lt;&gt;&quot;&quot;; [.E196]&lt;&gt;&quot;&quot;);&quot;INSERT INTO translation_target (lang, translation, translation_source_id, created_visa, updated_visa) VALUES &quot; &amp; IF([.D196]&lt;&gt;&quot;&quot;;&quot;('de', '&quot; &amp; SUBSTITUTE([.D196];&quot;'&quot;; &quot;\'&quot;) &amp; &quot;', LAST_INSERT_ID(), 'roland', 'roland')&quot;; &quot;&quot;) &amp; IF(AND([.D196]&lt;&gt;&quot;&quot;; [.E196]&lt;&gt;&quot;&quot;); &quot;,&quot;; &quot;&quot;) &amp; IF([.E196]&lt;&gt;&quot;&quot;;&quot;('fr', '&quot; &amp; SUBSTITUTE([.E196];&quot;'&quot;; &quot;\'&quot;) &amp; &quot;', LAST_INSERT_ID(), 'roland', 'roland'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reated_visa='roland', updated_visa='roland'; INSERT INTO translation_target (lang, translation, translation_source_id, created_visa, updated_visa) VALUES ('fr', 'participe parfois aux révisions législatives (consultations).', LAST_INSERT_ID(), 'roland', 'roland');" calcext:value-type="string">
            <text:p>INSERT INTO translation_source SET source='punktuell an Gesetzesrevisionen mitarbeiten (Vernehmlassungen);', location='lobbywatch.daten.inc', field = '_lobbywatch_legende_wirksamkeit', created_visa='roland', updated_visa='roland'; INSERT INTO translation_target (lang, translation, translation_source_id, created_visa, updated_visa) VALUES ('fr', 'participe parfois aux révisions législatives (consultations)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m Mitglied oder Beirat (Patronatskomitee et cetera) vertreten sein.</text:p>
          </table:table-cell>
          <table:table-cell/>
          <table:table-cell office:value-type="string" calcext:value-type="string">
            <text:p>est représenté au Parlement par un membre ou un conseiller (comité de patronage, etc.).</text:p>
          </table:table-cell>
          <table:table-cell table:number-columns-repeated="2"/>
          <table:table-cell table:formula="of:=&quot;INSERT INTO translation_source SET source='&quot; &amp;SUBSTITUTE([.C197];&quot;'&quot;; &quot;\'&quot;) &amp; &quot;', location='&quot; &amp;SUBSTITUTE([.A197];&quot;'&quot;; &quot;\'&quot;) &amp; &quot;', field = '&quot; &amp; SUBSTITUTE([.B197];&quot;'&quot;; &quot;\'&quot;) &amp; &quot;', created_visa='roland', updated_visa='roland'; &quot; &amp; IF(OR([.D197]&lt;&gt;&quot;&quot;; [.E197]&lt;&gt;&quot;&quot;);&quot;INSERT INTO translation_target (lang, translation, translation_source_id, created_visa, updated_visa) VALUES &quot; &amp; IF([.D197]&lt;&gt;&quot;&quot;;&quot;('de', '&quot; &amp; SUBSTITUTE([.D197];&quot;'&quot;; &quot;\'&quot;) &amp; &quot;', LAST_INSERT_ID(), 'roland', 'roland')&quot;; &quot;&quot;) &amp; IF(AND([.D197]&lt;&gt;&quot;&quot;; [.E197]&lt;&gt;&quot;&quot;); &quot;,&quot;; &quot;&quot;) &amp; IF([.E197]&lt;&gt;&quot;&quot;;&quot;('fr', '&quot; &amp; SUBSTITUTE([.E197];&quot;'&quot;; &quot;\'&quot;) &amp; &quot;', LAST_INSERT_ID(), 'roland', 'roland'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reated_visa='roland', updated_visa='roland'; INSERT INTO translation_target (lang, translation, translation_source_id, created_visa, updated_visa) VALUES ('fr', 'est représenté au Parlement par un membre ou un conseiller (comité de patronage, etc.).', LAST_INSERT_ID(), 'roland', 'roland');" calcext:value-type="string">
            <text:p>INSERT INTO translation_source SET source='im Parlament mit einem Mitglied oder Beirat (Patronatskomitee et cetera) vertreten sein.', location='lobbywatch.daten.inc', field = '_lobbywatch_legende_wirksamkeit', created_visa='roland', updated_visa='roland'; INSERT INTO translation_target (lang, translation, translation_source_id, created_visa, updated_visa) VALUES ('fr', 'est représenté au Parlement par un membre ou un conseiller (comité de patronage, etc.)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gering» muss die Lobbyorganisation</text:p>
          </table:table-cell>
          <table:table-cell/>
          <table:table-cell office:value-type="string" calcext:value-type="string">
            <text:p>Le facteur d'influence «faible» s'applique au lobby qui</text:p>
          </table:table-cell>
          <table:table-cell table:number-columns-repeated="2"/>
          <table:table-cell table:formula="of:=&quot;INSERT INTO translation_source SET source='&quot; &amp;SUBSTITUTE([.C198];&quot;'&quot;; &quot;\'&quot;) &amp; &quot;', location='&quot; &amp;SUBSTITUTE([.A198];&quot;'&quot;; &quot;\'&quot;) &amp; &quot;', field = '&quot; &amp; SUBSTITUTE([.B198];&quot;'&quot;; &quot;\'&quot;) &amp; &quot;', created_visa='roland', updated_visa='roland'; &quot; &amp; IF(OR([.D198]&lt;&gt;&quot;&quot;; [.E198]&lt;&gt;&quot;&quot;);&quot;INSERT INTO translation_target (lang, translation, translation_source_id, created_visa, updated_visa) VALUES &quot; &amp; IF([.D198]&lt;&gt;&quot;&quot;;&quot;('de', '&quot; &amp; SUBSTITUTE([.D198];&quot;'&quot;; &quot;\'&quot;) &amp; &quot;', LAST_INSERT_ID(), 'roland', 'roland')&quot;; &quot;&quot;) &amp; IF(AND([.D198]&lt;&gt;&quot;&quot;; [.E198]&lt;&gt;&quot;&quot;); &quot;,&quot;; &quot;&quot;) &amp; IF([.E198]&lt;&gt;&quot;&quot;;&quot;('fr', '&quot; &amp; SUBSTITUTE([.E198];&quot;'&quot;; &quot;\'&quot;) &amp; &quot;', LAST_INSERT_ID(), 'roland', 'roland'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reated_visa='roland', updated_visa='roland'; INSERT INTO translation_target (lang, translation, translation_source_id, created_visa, updated_visa) VALUES ('fr', 'Le facteur d\'influence «faible» s\'applique au lobby qui', LAST_INSERT_ID(), 'roland', 'roland');" calcext:value-type="string">
            <text:p>INSERT INTO translation_source SET source='Für den Einflussfaktor «gering» muss die Lobbyorganisation', location='lobbywatch.daten.inc', field = '_lobbywatch_legende_wirksamkeit', created_visa='roland', updated_visa='roland'; INSERT INTO translation_target (lang, translation, translation_source_id, created_visa, updated_visa) VALUES ('fr', 'Le facteur d\'influence «faible» s\'applique au lobby qui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nie an Gesetzesrevisionen mitarbeiten (Vernehmlassungen);</text:p>
          </table:table-cell>
          <table:table-cell/>
          <table:table-cell office:value-type="string" calcext:value-type="string">
            <text:p>ne participe jamais aux révisions législatives (consultations).</text:p>
          </table:table-cell>
          <table:table-cell table:number-columns-repeated="2"/>
          <table:table-cell table:formula="of:=&quot;INSERT INTO translation_source SET source='&quot; &amp;SUBSTITUTE([.C199];&quot;'&quot;; &quot;\'&quot;) &amp; &quot;', location='&quot; &amp;SUBSTITUTE([.A199];&quot;'&quot;; &quot;\'&quot;) &amp; &quot;', field = '&quot; &amp; SUBSTITUTE([.B199];&quot;'&quot;; &quot;\'&quot;) &amp; &quot;', created_visa='roland', updated_visa='roland'; &quot; &amp; IF(OR([.D199]&lt;&gt;&quot;&quot;; [.E199]&lt;&gt;&quot;&quot;);&quot;INSERT INTO translation_target (lang, translation, translation_source_id, created_visa, updated_visa) VALUES &quot; &amp; IF([.D199]&lt;&gt;&quot;&quot;;&quot;('de', '&quot; &amp; SUBSTITUTE([.D199];&quot;'&quot;; &quot;\'&quot;) &amp; &quot;', LAST_INSERT_ID(), 'roland', 'roland')&quot;; &quot;&quot;) &amp; IF(AND([.D199]&lt;&gt;&quot;&quot;; [.E199]&lt;&gt;&quot;&quot;); &quot;,&quot;; &quot;&quot;) &amp; IF([.E199]&lt;&gt;&quot;&quot;;&quot;('fr', '&quot; &amp; SUBSTITUTE([.E199];&quot;'&quot;; &quot;\'&quot;) &amp; &quot;', LAST_INSERT_ID(), 'roland', 'roland'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reated_visa='roland', updated_visa='roland'; INSERT INTO translation_target (lang, translation, translation_source_id, created_visa, updated_visa) VALUES ('fr', 'ne participe jamais aux révisions législatives (consultations).', LAST_INSERT_ID(), 'roland', 'roland');" calcext:value-type="string">
            <text:p>INSERT INTO translation_source SET source='nie an Gesetzesrevisionen mitarbeiten (Vernehmlassungen);', location='lobbywatch.daten.inc', field = '_lobbywatch_legende_wirksamkeit', created_visa='roland', updated_visa='roland'; INSERT INTO translation_target (lang, translation, translation_source_id, created_visa, updated_visa) VALUES ('fr', 'ne participe jamais aux révisions législatives (consultations)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r Person vertreten sein.</text:p>
          </table:table-cell>
          <table:table-cell/>
          <table:table-cell office:value-type="string" calcext:value-type="string">
            <text:p>est représenté au Parlement par une personne.</text:p>
          </table:table-cell>
          <table:table-cell table:number-columns-repeated="2"/>
          <table:table-cell table:formula="of:=&quot;INSERT INTO translation_source SET source='&quot; &amp;SUBSTITUTE([.C200];&quot;'&quot;; &quot;\'&quot;) &amp; &quot;', location='&quot; &amp;SUBSTITUTE([.A200];&quot;'&quot;; &quot;\'&quot;) &amp; &quot;', field = '&quot; &amp; SUBSTITUTE([.B200];&quot;'&quot;; &quot;\'&quot;) &amp; &quot;', created_visa='roland', updated_visa='roland'; &quot; &amp; IF(OR([.D200]&lt;&gt;&quot;&quot;; [.E200]&lt;&gt;&quot;&quot;);&quot;INSERT INTO translation_target (lang, translation, translation_source_id, created_visa, updated_visa) VALUES &quot; &amp; IF([.D200]&lt;&gt;&quot;&quot;;&quot;('de', '&quot; &amp; SUBSTITUTE([.D200];&quot;'&quot;; &quot;\'&quot;) &amp; &quot;', LAST_INSERT_ID(), 'roland', 'roland')&quot;; &quot;&quot;) &amp; IF(AND([.D200]&lt;&gt;&quot;&quot;; [.E200]&lt;&gt;&quot;&quot;); &quot;,&quot;; &quot;&quot;) &amp; IF([.E200]&lt;&gt;&quot;&quot;;&quot;('fr', '&quot; &amp; SUBSTITUTE([.E200];&quot;'&quot;; &quot;\'&quot;) &amp; &quot;', LAST_INSERT_ID(), 'roland', 'roland')&quot;; &quot;&quot;) &amp; &quot;;&quot;; &quot;&quot;)" office:value-type="string" office:string-value="INSERT INTO translation_source SET source='im Parlament mit einer Person vertreten sein.', location='lobbywatch.daten.inc', field = '_lobbywatch_legende_wirksamkeit', created_visa='roland', updated_visa='roland'; INSERT INTO translation_target (lang, translation, translation_source_id, created_visa, updated_visa) VALUES ('fr', 'est représenté au Parlement par une personne.', LAST_INSERT_ID(), 'roland', 'roland');" calcext:value-type="string">
            <text:p>INSERT INTO translation_source SET source='im Parlament mit einer Person vertreten sein.', location='lobbywatch.daten.inc', field = '_lobbywatch_legende_wirksamkeit', created_visa='roland', updated_visa='roland'; INSERT INTO translation_target (lang, translation, translation_source_id, created_visa, updated_visa) VALUES ('fr', 'est représenté au Parlement par une personne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office:value-type="string" calcext:value-type="string">
            <text:p>Liste der Organisationen</text:p>
          </table:table-cell>
          <table:table-cell/>
          <table:table-cell office:value-type="string" calcext:value-type="string">
            <text:p>Liste des organisations</text:p>
          </table:table-cell>
          <table:table-cell table:number-columns-repeated="2"/>
          <table:table-cell table:formula="of:=&quot;INSERT INTO translation_source SET source='&quot; &amp;SUBSTITUTE([.C201];&quot;'&quot;; &quot;\'&quot;) &amp; &quot;', location='&quot; &amp;SUBSTITUTE([.A201];&quot;'&quot;; &quot;\'&quot;) &amp; &quot;', field = '&quot; &amp; SUBSTITUTE([.B201];&quot;'&quot;; &quot;\'&quot;) &amp; &quot;', created_visa='roland', updated_visa='roland'; &quot; &amp; IF(OR([.D201]&lt;&gt;&quot;&quot;; [.E201]&lt;&gt;&quot;&quot;);&quot;INSERT INTO translation_target (lang, translation, translation_source_id, created_visa, updated_visa) VALUES &quot; &amp; IF([.D201]&lt;&gt;&quot;&quot;;&quot;('de', '&quot; &amp; SUBSTITUTE([.D201];&quot;'&quot;; &quot;\'&quot;) &amp; &quot;', LAST_INSERT_ID(), 'roland', 'roland')&quot;; &quot;&quot;) &amp; IF(AND([.D201]&lt;&gt;&quot;&quot;; [.E201]&lt;&gt;&quot;&quot;); &quot;,&quot;; &quot;&quot;) &amp; IF([.E201]&lt;&gt;&quot;&quot;;&quot;('fr', '&quot; &amp; SUBSTITUTE([.E201];&quot;'&quot;; &quot;\'&quot;) &amp; &quot;', LAST_INSERT_ID(), 'roland', 'roland')&quot;; &quot;&quot;) &amp; &quot;;&quot;; &quot;&quot;)" office:value-type="string" office:string-value="INSERT INTO translation_source SET source='Liste der Organisationen', location='lobbywatch.daten.inc', field = '_lobbywatch_organisation_list', created_visa='roland', updated_visa='roland'; INSERT INTO translation_target (lang, translation, translation_source_id, created_visa, updated_visa) VALUES ('fr', 'Liste des organisations', LAST_INSERT_ID(), 'roland', 'roland');" calcext:value-type="string">
            <text:p>INSERT INTO translation_source SET source='Liste der Organisationen', location='lobbywatch.daten.inc', field = '_lobbywatch_organisation_list', created_visa='roland', updated_visa='roland'; INSERT INTO translation_target (lang, translation, translation_source_id, created_visa, updated_visa) VALUES ('fr', 'Liste des organisatio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Lobbyeinfluss:</text:p>
          </table:table-cell>
          <table:table-cell/>
          <table:table-cell table:style-name="ce7" office:value-type="string" calcext:value-type="string">
            <text:p>Influence du lobby :</text:p>
          </table:table-cell>
          <table:table-cell office:value-type="string" calcext:value-type="string">
            <text:p>des lobbys ? du lobbying ?</text:p>
          </table:table-cell>
          <table:table-cell/>
          <table:table-cell table:formula="of:=&quot;INSERT INTO translation_source SET source='&quot; &amp;SUBSTITUTE([.C202];&quot;'&quot;; &quot;\'&quot;) &amp; &quot;', location='&quot; &amp;SUBSTITUTE([.A202];&quot;'&quot;; &quot;\'&quot;) &amp; &quot;', field = '&quot; &amp; SUBSTITUTE([.B202];&quot;'&quot;; &quot;\'&quot;) &amp; &quot;', created_visa='roland', updated_visa='roland'; &quot; &amp; IF(OR([.D202]&lt;&gt;&quot;&quot;; [.E202]&lt;&gt;&quot;&quot;);&quot;INSERT INTO translation_target (lang, translation, translation_source_id, created_visa, updated_visa) VALUES &quot; &amp; IF([.D202]&lt;&gt;&quot;&quot;;&quot;('de', '&quot; &amp; SUBSTITUTE([.D202];&quot;'&quot;; &quot;\'&quot;) &amp; &quot;', LAST_INSERT_ID(), 'roland', 'roland')&quot;; &quot;&quot;) &amp; IF(AND([.D202]&lt;&gt;&quot;&quot;; [.E202]&lt;&gt;&quot;&quot;); &quot;,&quot;; &quot;&quot;) &amp; IF([.E202]&lt;&gt;&quot;&quot;;&quot;('fr', '&quot; &amp; SUBSTITUTE([.E202];&quot;'&quot;; &quot;\'&quot;) &amp; &quot;', LAST_INSERT_ID(), 'roland', 'roland')&quot;; &quot;&quot;) &amp; &quot;;&quot;; &quot;&quot;)" office:value-type="string" office:string-value="INSERT INTO translation_source SET source='Lobbyeinfluss:', location='lobbywatch.daten.inc', field = '_lobbywatch_organisation_id', created_visa='roland', updated_visa='roland'; INSERT INTO translation_target (lang, translation, translation_source_id, created_visa, updated_visa) VALUES ('fr', 'Influence du lobby :', LAST_INSERT_ID(), 'roland', 'roland');" calcext:value-type="string">
            <text:p>INSERT INTO translation_source SET source='Lobbyeinfluss:', location='lobbywatch.daten.inc', field = '_lobbywatch_organisation_id', created_visa='roland', updated_visa='roland'; INSERT INTO translation_target (lang, translation, translation_source_id, created_visa, updated_visa) VALUES ('fr', 'Influence du lobby 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Rechtsform:</text:p>
          </table:table-cell>
          <table:table-cell/>
          <table:table-cell office:value-type="string" calcext:value-type="string">
            <text:p>Forme juridique :</text:p>
          </table:table-cell>
          <table:table-cell table:number-columns-repeated="2"/>
          <table:table-cell table:formula="of:=&quot;INSERT INTO translation_source SET source='&quot; &amp;SUBSTITUTE([.C203];&quot;'&quot;; &quot;\'&quot;) &amp; &quot;', location='&quot; &amp;SUBSTITUTE([.A203];&quot;'&quot;; &quot;\'&quot;) &amp; &quot;', field = '&quot; &amp; SUBSTITUTE([.B203];&quot;'&quot;; &quot;\'&quot;) &amp; &quot;', created_visa='roland', updated_visa='roland'; &quot; &amp; IF(OR([.D203]&lt;&gt;&quot;&quot;; [.E203]&lt;&gt;&quot;&quot;);&quot;INSERT INTO translation_target (lang, translation, translation_source_id, created_visa, updated_visa) VALUES &quot; &amp; IF([.D203]&lt;&gt;&quot;&quot;;&quot;('de', '&quot; &amp; SUBSTITUTE([.D203];&quot;'&quot;; &quot;\'&quot;) &amp; &quot;', LAST_INSERT_ID(), 'roland', 'roland')&quot;; &quot;&quot;) &amp; IF(AND([.D203]&lt;&gt;&quot;&quot;; [.E203]&lt;&gt;&quot;&quot;); &quot;,&quot;; &quot;&quot;) &amp; IF([.E203]&lt;&gt;&quot;&quot;;&quot;('fr', '&quot; &amp; SUBSTITUTE([.E203];&quot;'&quot;; &quot;\'&quot;) &amp; &quot;', LAST_INSERT_ID(), 'roland', 'roland')&quot;; &quot;&quot;) &amp; &quot;;&quot;; &quot;&quot;)" office:value-type="string" office:string-value="INSERT INTO translation_source SET source='Rechtsform:', location='lobbywatch.daten.inc', field = '_lobbywatch_organisation_id', created_visa='roland', updated_visa='roland'; INSERT INTO translation_target (lang, translation, translation_source_id, created_visa, updated_visa) VALUES ('fr', 'Forme juridique :', LAST_INSERT_ID(), 'roland', 'roland');" calcext:value-type="string">
            <text:p>INSERT INTO translation_source SET source='Rechtsform:', location='lobbywatch.daten.inc', field = '_lobbywatch_organisation_id', created_visa='roland', updated_visa='roland'; INSERT INTO translation_target (lang, translation, translation_source_id, created_visa, updated_visa) VALUES ('fr', 'Forme juridique 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Ort:</text:p>
          </table:table-cell>
          <table:table-cell/>
          <table:table-cell office:value-type="string" calcext:value-type="string">
            <text:p>Lieu :</text:p>
          </table:table-cell>
          <table:table-cell table:number-columns-repeated="2"/>
          <table:table-cell table:formula="of:=&quot;INSERT INTO translation_source SET source='&quot; &amp;SUBSTITUTE([.C204];&quot;'&quot;; &quot;\'&quot;) &amp; &quot;', location='&quot; &amp;SUBSTITUTE([.A204];&quot;'&quot;; &quot;\'&quot;) &amp; &quot;', field = '&quot; &amp; SUBSTITUTE([.B204];&quot;'&quot;; &quot;\'&quot;) &amp; &quot;', created_visa='roland', updated_visa='roland'; &quot; &amp; IF(OR([.D204]&lt;&gt;&quot;&quot;; [.E204]&lt;&gt;&quot;&quot;);&quot;INSERT INTO translation_target (lang, translation, translation_source_id, created_visa, updated_visa) VALUES &quot; &amp; IF([.D204]&lt;&gt;&quot;&quot;;&quot;('de', '&quot; &amp; SUBSTITUTE([.D204];&quot;'&quot;; &quot;\'&quot;) &amp; &quot;', LAST_INSERT_ID(), 'roland', 'roland')&quot;; &quot;&quot;) &amp; IF(AND([.D204]&lt;&gt;&quot;&quot;; [.E204]&lt;&gt;&quot;&quot;); &quot;,&quot;; &quot;&quot;) &amp; IF([.E204]&lt;&gt;&quot;&quot;;&quot;('fr', '&quot; &amp; SUBSTITUTE([.E204];&quot;'&quot;; &quot;\'&quot;) &amp; &quot;', LAST_INSERT_ID(), 'roland', 'roland')&quot;; &quot;&quot;) &amp; &quot;;&quot;; &quot;&quot;)" office:value-type="string" office:string-value="INSERT INTO translation_source SET source='Ort:', location='lobbywatch.daten.inc', field = '_lobbywatch_organisation_id', created_visa='roland', updated_visa='roland'; INSERT INTO translation_target (lang, translation, translation_source_id, created_visa, updated_visa) VALUES ('fr', 'Lieu :', LAST_INSERT_ID(), 'roland', 'roland');" calcext:value-type="string">
            <text:p>INSERT INTO translation_source SET source='Ort:', location='lobbywatch.daten.inc', field = '_lobbywatch_organisation_id', created_visa='roland', updated_visa='roland'; INSERT INTO translation_target (lang, translation, translation_source_id, created_visa, updated_visa) VALUES ('fr', 'Lieu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Branche</text:p>
          </table:table-cell>
          <table:table-cell/>
          <table:table-cell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SUBSTITUTE([.C205];&quot;'&quot;; &quot;\'&quot;) &amp; &quot;', location='&quot; &amp;SUBSTITUTE([.A205];&quot;'&quot;; &quot;\'&quot;) &amp; &quot;', field = '&quot; &amp; SUBSTITUTE([.B205];&quot;'&quot;; &quot;\'&quot;) &amp; &quot;', created_visa='roland', updated_visa='roland'; &quot; &amp; IF(OR([.D205]&lt;&gt;&quot;&quot;; [.E205]&lt;&gt;&quot;&quot;);&quot;INSERT INTO translation_target (lang, translation, translation_source_id, created_visa, updated_visa) VALUES &quot; &amp; IF([.D205]&lt;&gt;&quot;&quot;;&quot;('de', '&quot; &amp; SUBSTITUTE([.D205];&quot;'&quot;; &quot;\'&quot;) &amp; &quot;', LAST_INSERT_ID(), 'roland', 'roland')&quot;; &quot;&quot;) &amp; IF(AND([.D205]&lt;&gt;&quot;&quot;; [.E205]&lt;&gt;&quot;&quot;); &quot;,&quot;; &quot;&quot;) &amp; IF([.E205]&lt;&gt;&quot;&quot;;&quot;('fr', '&quot; &amp; SUBSTITUTE([.E205];&quot;'&quot;; &quot;\'&quot;) &amp; &quot;', LAST_INSERT_ID(), 'roland', 'roland')&quot;; &quot;&quot;) &amp; &quot;;&quot;; &quot;&quot;)" office:value-type="string" office:string-value="INSERT INTO translation_source SET source='Branche', location='lobbywatch.daten.inc', field = '_lobbywatch_organisation_id', created_visa='roland', updated_visa='roland'; INSERT INTO translation_target (lang, translation, translation_source_id, created_visa, updated_visa) VALUES ('fr', 'Branche', LAST_INSERT_ID(), 'roland', 'roland');" calcext:value-type="string">
            <text:p>INSERT INTO translation_source SET source='Branche', location='lobbywatch.daten.inc', field = '_lobbywatch_organisation_id', created_visa='roland', updated_visa='roland'; INSERT INTO translation_target (lang, translation, translation_source_id, created_visa, updated_visa) VALUES ('fr', 'Branch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Lobbygruppe</text:p>
          </table:table-cell>
          <table:table-cell/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SUBSTITUTE([.C206];&quot;'&quot;; &quot;\'&quot;) &amp; &quot;', location='&quot; &amp;SUBSTITUTE([.A206];&quot;'&quot;; &quot;\'&quot;) &amp; &quot;', field = '&quot; &amp; SUBSTITUTE([.B206];&quot;'&quot;; &quot;\'&quot;) &amp; &quot;', created_visa='roland', updated_visa='roland'; &quot; &amp; IF(OR([.D206]&lt;&gt;&quot;&quot;; [.E206]&lt;&gt;&quot;&quot;);&quot;INSERT INTO translation_target (lang, translation, translation_source_id, created_visa, updated_visa) VALUES &quot; &amp; IF([.D206]&lt;&gt;&quot;&quot;;&quot;('de', '&quot; &amp; SUBSTITUTE([.D206];&quot;'&quot;; &quot;\'&quot;) &amp; &quot;', LAST_INSERT_ID(), 'roland', 'roland')&quot;; &quot;&quot;) &amp; IF(AND([.D206]&lt;&gt;&quot;&quot;; [.E206]&lt;&gt;&quot;&quot;); &quot;,&quot;; &quot;&quot;) &amp; IF([.E206]&lt;&gt;&quot;&quot;;&quot;('fr', '&quot; &amp; SUBSTITUTE([.E206];&quot;'&quot;; &quot;\'&quot;) &amp; &quot;', LAST_INSERT_ID(), 'roland', 'roland')&quot;; &quot;&quot;) &amp; &quot;;&quot;; &quot;&quot;)" office:value-type="string" office:string-value="INSERT INTO translation_source SET source='Lobbygruppe', location='lobbywatch.daten.inc', field = '_lobbywatch_organisation_id', created_visa='roland', updated_visa='roland'; INSERT INTO translation_target (lang, translation, translation_source_id, created_visa, updated_visa) VALUES ('fr', 'groupe d\'intérêt', LAST_INSERT_ID(), 'roland', 'roland');" calcext:value-type="string">
            <text:p>INSERT INTO translation_source SET source='Lobbygruppe', location='lobbywatch.daten.inc', field = '_lobbywatch_organisation_id', created_visa='roland', updated_visa='roland'; INSERT INTO translation_target (lang, translation, translation_source_id, created_visa, updated_visa) VALUES ('fr', 'groupe d\'intérê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SUBSTITUTE([.C207];&quot;'&quot;; &quot;\'&quot;) &amp; &quot;', location='&quot; &amp;SUBSTITUTE([.A207];&quot;'&quot;; &quot;\'&quot;) &amp; &quot;', field = '&quot; &amp; SUBSTITUTE([.B207];&quot;'&quot;; &quot;\'&quot;) &amp; &quot;', created_visa='roland', updated_visa='roland'; &quot; &amp; IF(OR([.D207]&lt;&gt;&quot;&quot;; [.E207]&lt;&gt;&quot;&quot;);&quot;INSERT INTO translation_target (lang, translation, translation_source_id, created_visa, updated_visa) VALUES &quot; &amp; IF([.D207]&lt;&gt;&quot;&quot;;&quot;('de', '&quot; &amp; SUBSTITUTE([.D207];&quot;'&quot;; &quot;\'&quot;) &amp; &quot;', LAST_INSERT_ID(), 'roland', 'roland')&quot;; &quot;&quot;) &amp; IF(AND([.D207]&lt;&gt;&quot;&quot;; [.E207]&lt;&gt;&quot;&quot;); &quot;,&quot;; &quot;&quot;) &amp; IF([.E207]&lt;&gt;&quot;&quot;;&quot;('fr', '&quot; &amp; SUBSTITUTE([.E207];&quot;'&quot;; &quot;\'&quot;) &amp; &quot;', LAST_INSERT_ID(), 'roland', 'roland')&quot;; &quot;&quot;) &amp; &quot;;&quot;; &quot;&quot;)" office:value-type="string" office:string-value="INSERT INTO translation_source SET source='Beschreibung:', location='lobbywatch.daten.inc', field = '_lobbywatch_organisation_id', created_visa='roland', updated_visa='roland'; INSERT INTO translation_target (lang, translation, translation_source_id, created_visa, updated_visa) VALUES ('fr', 'Description :', LAST_INSERT_ID(), 'roland', 'roland');" calcext:value-type="string">
            <text:p>INSERT INTO translation_source SET source='Beschreibung:', location='lobbywatch.daten.inc', field = '_lobbywatch_organisation_id', created_visa='roland', updated_visa='roland'; INSERT INTO translation_target (lang, translation, translation_source_id, created_visa, updated_visa) VALUES ('fr', 'Descript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Handelsregister:</text:p>
          </table:table-cell>
          <table:table-cell/>
          <table:table-cell office:value-type="string" calcext:value-type="string">
            <text:p>Registre du commerce :</text:p>
          </table:table-cell>
          <table:table-cell table:number-columns-repeated="2"/>
          <table:table-cell table:formula="of:=&quot;INSERT INTO translation_source SET source='&quot; &amp;SUBSTITUTE([.C208];&quot;'&quot;; &quot;\'&quot;) &amp; &quot;', location='&quot; &amp;SUBSTITUTE([.A208];&quot;'&quot;; &quot;\'&quot;) &amp; &quot;', field = '&quot; &amp; SUBSTITUTE([.B208];&quot;'&quot;; &quot;\'&quot;) &amp; &quot;', created_visa='roland', updated_visa='roland'; &quot; &amp; IF(OR([.D208]&lt;&gt;&quot;&quot;; [.E208]&lt;&gt;&quot;&quot;);&quot;INSERT INTO translation_target (lang, translation, translation_source_id, created_visa, updated_visa) VALUES &quot; &amp; IF([.D208]&lt;&gt;&quot;&quot;;&quot;('de', '&quot; &amp; SUBSTITUTE([.D208];&quot;'&quot;; &quot;\'&quot;) &amp; &quot;', LAST_INSERT_ID(), 'roland', 'roland')&quot;; &quot;&quot;) &amp; IF(AND([.D208]&lt;&gt;&quot;&quot;; [.E208]&lt;&gt;&quot;&quot;); &quot;,&quot;; &quot;&quot;) &amp; IF([.E208]&lt;&gt;&quot;&quot;;&quot;('fr', '&quot; &amp; SUBSTITUTE([.E208];&quot;'&quot;; &quot;\'&quot;) &amp; &quot;', LAST_INSERT_ID(), 'roland', 'roland')&quot;; &quot;&quot;) &amp; &quot;;&quot;; &quot;&quot;)" office:value-type="string" office:string-value="INSERT INTO translation_source SET source='Handelsregister:', location='lobbywatch.daten.inc', field = '_lobbywatch_organisation_id', created_visa='roland', updated_visa='roland'; INSERT INTO translation_target (lang, translation, translation_source_id, created_visa, updated_visa) VALUES ('fr', 'Registre du commerce :', LAST_INSERT_ID(), 'roland', 'roland');" calcext:value-type="string">
            <text:p>INSERT INTO translation_source SET source='Handelsregister:', location='lobbywatch.daten.inc', field = '_lobbywatch_organisation_id', created_visa='roland', updated_visa='roland'; INSERT INTO translation_target (lang, translation, translation_source_id, created_visa, updated_visa) VALUES ('fr', 'Registre du commerce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Arbeitet für</text:p>
          </table:table-cell>
          <table:table-cell/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SUBSTITUTE([.C209];&quot;'&quot;; &quot;\'&quot;) &amp; &quot;', location='&quot; &amp;SUBSTITUTE([.A209];&quot;'&quot;; &quot;\'&quot;) &amp; &quot;', field = '&quot; &amp; SUBSTITUTE([.B209];&quot;'&quot;; &quot;\'&quot;) &amp; &quot;', created_visa='roland', updated_visa='roland'; &quot; &amp; IF(OR([.D209]&lt;&gt;&quot;&quot;; [.E209]&lt;&gt;&quot;&quot;);&quot;INSERT INTO translation_target (lang, translation, translation_source_id, created_visa, updated_visa) VALUES &quot; &amp; IF([.D209]&lt;&gt;&quot;&quot;;&quot;('de', '&quot; &amp; SUBSTITUTE([.D209];&quot;'&quot;; &quot;\'&quot;) &amp; &quot;', LAST_INSERT_ID(), 'roland', 'roland')&quot;; &quot;&quot;) &amp; IF(AND([.D209]&lt;&gt;&quot;&quot;; [.E209]&lt;&gt;&quot;&quot;); &quot;,&quot;; &quot;&quot;) &amp; IF([.E209]&lt;&gt;&quot;&quot;;&quot;('fr', '&quot; &amp; SUBSTITUTE([.E209];&quot;'&quot;; &quot;\'&quot;) &amp; &quot;', LAST_INSERT_ID(), 'roland', 'roland')&quot;; &quot;&quot;) &amp; &quot;;&quot;; &quot;&quot;)" office:value-type="string" office:string-value="INSERT INTO translation_source SET source='Arbeitet für', location='lobbywatch.daten.inc', field = '_lobbywatch_organisation_id', created_visa='roland', updated_visa='roland'; INSERT INTO translation_target (lang, translation, translation_source_id, created_visa, updated_visa) VALUES ('fr', 'Travaille pour', LAST_INSERT_ID(), 'roland', 'roland');" calcext:value-type="string">
            <text:p>INSERT INTO translation_source SET source='Arbeitet für', location='lobbywatch.daten.inc', field = '_lobbywatch_organisation_id', created_visa='roland', updated_visa='roland'; INSERT INTO translation_target (lang, translation, translation_source_id, created_visa, updated_visa) VALUES ('fr', 'Travaille po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Auftraggeber für</text:p>
          </table:table-cell>
          <table:table-cell/>
          <table:table-cell office:value-type="string" calcext:value-type="string">
            <text:p>Mandant pour</text:p>
          </table:table-cell>
          <table:table-cell table:number-columns-repeated="2"/>
          <table:table-cell table:formula="of:=&quot;INSERT INTO translation_source SET source='&quot; &amp;SUBSTITUTE([.C210];&quot;'&quot;; &quot;\'&quot;) &amp; &quot;', location='&quot; &amp;SUBSTITUTE([.A210];&quot;'&quot;; &quot;\'&quot;) &amp; &quot;', field = '&quot; &amp; SUBSTITUTE([.B210];&quot;'&quot;; &quot;\'&quot;) &amp; &quot;', created_visa='roland', updated_visa='roland'; &quot; &amp; IF(OR([.D210]&lt;&gt;&quot;&quot;; [.E210]&lt;&gt;&quot;&quot;);&quot;INSERT INTO translation_target (lang, translation, translation_source_id, created_visa, updated_visa) VALUES &quot; &amp; IF([.D210]&lt;&gt;&quot;&quot;;&quot;('de', '&quot; &amp; SUBSTITUTE([.D210];&quot;'&quot;; &quot;\'&quot;) &amp; &quot;', LAST_INSERT_ID(), 'roland', 'roland')&quot;; &quot;&quot;) &amp; IF(AND([.D210]&lt;&gt;&quot;&quot;; [.E210]&lt;&gt;&quot;&quot;); &quot;,&quot;; &quot;&quot;) &amp; IF([.E210]&lt;&gt;&quot;&quot;;&quot;('fr', '&quot; &amp; SUBSTITUTE([.E210];&quot;'&quot;; &quot;\'&quot;) &amp; &quot;', LAST_INSERT_ID(), 'roland', 'roland')&quot;; &quot;&quot;) &amp; &quot;;&quot;; &quot;&quot;)" office:value-type="string" office:string-value="INSERT INTO translation_source SET source='Auftraggeber für', location='lobbywatch.daten.inc', field = '_lobbywatch_organisation_id', created_visa='roland', updated_visa='roland'; INSERT INTO translation_target (lang, translation, translation_source_id, created_visa, updated_visa) VALUES ('fr', 'Mandant pour', LAST_INSERT_ID(), 'roland', 'roland');" calcext:value-type="string">
            <text:p>INSERT INTO translation_source SET source='Auftraggeber für', location='lobbywatch.daten.inc', field = '_lobbywatch_organisation_id', created_visa='roland', updated_visa='roland'; INSERT INTO translation_target (lang, translation, translation_source_id, created_visa, updated_visa) VALUES ('fr', 'Mandant po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SUBSTITUTE([.C211];&quot;'&quot;; &quot;\'&quot;) &amp; &quot;', location='&quot; &amp;SUBSTITUTE([.A211];&quot;'&quot;; &quot;\'&quot;) &amp; &quot;', field = '&quot; &amp; SUBSTITUTE([.B211];&quot;'&quot;; &quot;\'&quot;) &amp; &quot;', created_visa='roland', updated_visa='roland'; &quot; &amp; IF(OR([.D211]&lt;&gt;&quot;&quot;; [.E211]&lt;&gt;&quot;&quot;);&quot;INSERT INTO translation_target (lang, translation, translation_source_id, created_visa, updated_visa) VALUES &quot; &amp; IF([.D211]&lt;&gt;&quot;&quot;;&quot;('de', '&quot; &amp; SUBSTITUTE([.D211];&quot;'&quot;; &quot;\'&quot;) &amp; &quot;', LAST_INSERT_ID(), 'roland', 'roland')&quot;; &quot;&quot;) &amp; IF(AND([.D211]&lt;&gt;&quot;&quot;; [.E211]&lt;&gt;&quot;&quot;); &quot;,&quot;; &quot;&quot;) &amp; IF([.E211]&lt;&gt;&quot;&quot;;&quot;('fr', '&quot; &amp; SUBSTITUTE([.E211];&quot;'&quot;; &quot;\'&quot;) &amp; &quot;', LAST_INSERT_ID(), 'roland', 'roland')&quot;; &quot;&quot;) &amp; &quot;;&quot;; &quot;&quot;)" office:value-type="string" office:string-value="INSERT INTO translation_source SET source='Mitglied von', location='lobbywatch.daten.inc', field = '_lobbywatch_organisation_id', created_visa='roland', updated_visa='roland'; INSERT INTO translation_target (lang, translation, translation_source_id, created_visa, updated_visa) VALUES ('fr', 'Membre de', LAST_INSERT_ID(), 'roland', 'roland');" calcext:value-type="string">
            <text:p>INSERT INTO translation_source SET source='Mitglied von', location='lobbywatch.daten.inc', field = '_lobbywatch_organisation_id', created_visa='roland', updated_visa='roland'; INSERT INTO translation_target (lang, translation, translation_source_id, created_visa, updated_visa) VALUES ('fr', 'Membre d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SUBSTITUTE([.C212];&quot;'&quot;; &quot;\'&quot;) &amp; &quot;', location='&quot; &amp;SUBSTITUTE([.A212];&quot;'&quot;; &quot;\'&quot;) &amp; &quot;', field = '&quot; &amp; SUBSTITUTE([.B212];&quot;'&quot;; &quot;\'&quot;) &amp; &quot;', created_visa='roland', updated_visa='roland'; &quot; &amp; IF(OR([.D212]&lt;&gt;&quot;&quot;; [.E212]&lt;&gt;&quot;&quot;);&quot;INSERT INTO translation_target (lang, translation, translation_source_id, created_visa, updated_visa) VALUES &quot; &amp; IF([.D212]&lt;&gt;&quot;&quot;;&quot;('de', '&quot; &amp; SUBSTITUTE([.D212];&quot;'&quot;; &quot;\'&quot;) &amp; &quot;', LAST_INSERT_ID(), 'roland', 'roland')&quot;; &quot;&quot;) &amp; IF(AND([.D212]&lt;&gt;&quot;&quot;; [.E212]&lt;&gt;&quot;&quot;); &quot;,&quot;; &quot;&quot;) &amp; IF([.E212]&lt;&gt;&quot;&quot;;&quot;('fr', '&quot; &amp; SUBSTITUTE([.E212];&quot;'&quot;; &quot;\'&quot;) &amp; &quot;', LAST_INSERT_ID(), 'roland', 'roland')&quot;; &quot;&quot;) &amp; &quot;;&quot;; &quot;&quot;)" office:value-type="string" office:string-value="INSERT INTO translation_source SET source='Mitglieder', location='lobbywatch.daten.inc', field = '_lobbywatch_organisation_id', created_visa='roland', updated_visa='roland'; INSERT INTO translation_target (lang, translation, translation_source_id, created_visa, updated_visa) VALUES ('fr', 'Membres', LAST_INSERT_ID(), 'roland', 'roland');" calcext:value-type="string">
            <text:p>INSERT INTO translation_source SET source='Mitglieder', location='lobbywatch.daten.inc', field = '_lobbywatch_organisation_id', created_visa='roland', updated_visa='roland'; INSERT INTO translation_target (lang, translation, translation_source_id, created_visa, updated_visa) VALUES ('fr', 'Membr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uttergesellschaft</text:p>
          </table:table-cell>
          <table:table-cell/>
          <table:table-cell office:value-type="string" calcext:value-type="string">
            <text:p>Société mère</text:p>
          </table:table-cell>
          <table:table-cell table:number-columns-repeated="2"/>
          <table:table-cell table:formula="of:=&quot;INSERT INTO translation_source SET source='&quot; &amp;SUBSTITUTE([.C213];&quot;'&quot;; &quot;\'&quot;) &amp; &quot;', location='&quot; &amp;SUBSTITUTE([.A213];&quot;'&quot;; &quot;\'&quot;) &amp; &quot;', field = '&quot; &amp; SUBSTITUTE([.B213];&quot;'&quot;; &quot;\'&quot;) &amp; &quot;', created_visa='roland', updated_visa='roland'; &quot; &amp; IF(OR([.D213]&lt;&gt;&quot;&quot;; [.E213]&lt;&gt;&quot;&quot;);&quot;INSERT INTO translation_target (lang, translation, translation_source_id, created_visa, updated_visa) VALUES &quot; &amp; IF([.D213]&lt;&gt;&quot;&quot;;&quot;('de', '&quot; &amp; SUBSTITUTE([.D213];&quot;'&quot;; &quot;\'&quot;) &amp; &quot;', LAST_INSERT_ID(), 'roland', 'roland')&quot;; &quot;&quot;) &amp; IF(AND([.D213]&lt;&gt;&quot;&quot;; [.E213]&lt;&gt;&quot;&quot;); &quot;,&quot;; &quot;&quot;) &amp; IF([.E213]&lt;&gt;&quot;&quot;;&quot;('fr', '&quot; &amp; SUBSTITUTE([.E213];&quot;'&quot;; &quot;\'&quot;) &amp; &quot;', LAST_INSERT_ID(), 'roland', 'roland')&quot;; &quot;&quot;) &amp; &quot;;&quot;; &quot;&quot;)" office:value-type="string" office:string-value="INSERT INTO translation_source SET source='Muttergesellschaft', location='lobbywatch.daten.inc', field = '_lobbywatch_organisation_id', created_visa='roland', updated_visa='roland'; INSERT INTO translation_target (lang, translation, translation_source_id, created_visa, updated_visa) VALUES ('fr', 'Société mère', LAST_INSERT_ID(), 'roland', 'roland');" calcext:value-type="string">
            <text:p>INSERT INTO translation_source SET source='Muttergesellschaft', location='lobbywatch.daten.inc', field = '_lobbywatch_organisation_id', created_visa='roland', updated_visa='roland'; INSERT INTO translation_target (lang, translation, translation_source_id, created_visa, updated_visa) VALUES ('fr', 'Société mè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Tochtergesellschaften</text:p>
          </table:table-cell>
          <table:table-cell/>
          <table:table-cell office:value-type="string" calcext:value-type="string">
            <text:p>Sociétés filiales</text:p>
          </table:table-cell>
          <table:table-cell table:number-columns-repeated="2"/>
          <table:table-cell table:formula="of:=&quot;INSERT INTO translation_source SET source='&quot; &amp;SUBSTITUTE([.C214];&quot;'&quot;; &quot;\'&quot;) &amp; &quot;', location='&quot; &amp;SUBSTITUTE([.A214];&quot;'&quot;; &quot;\'&quot;) &amp; &quot;', field = '&quot; &amp; SUBSTITUTE([.B214];&quot;'&quot;; &quot;\'&quot;) &amp; &quot;', created_visa='roland', updated_visa='roland'; &quot; &amp; IF(OR([.D214]&lt;&gt;&quot;&quot;; [.E214]&lt;&gt;&quot;&quot;);&quot;INSERT INTO translation_target (lang, translation, translation_source_id, created_visa, updated_visa) VALUES &quot; &amp; IF([.D214]&lt;&gt;&quot;&quot;;&quot;('de', '&quot; &amp; SUBSTITUTE([.D214];&quot;'&quot;; &quot;\'&quot;) &amp; &quot;', LAST_INSERT_ID(), 'roland', 'roland')&quot;; &quot;&quot;) &amp; IF(AND([.D214]&lt;&gt;&quot;&quot;; [.E214]&lt;&gt;&quot;&quot;); &quot;,&quot;; &quot;&quot;) &amp; IF([.E214]&lt;&gt;&quot;&quot;;&quot;('fr', '&quot; &amp; SUBSTITUTE([.E214];&quot;'&quot;; &quot;\'&quot;) &amp; &quot;', LAST_INSERT_ID(), 'roland', 'roland')&quot;; &quot;&quot;) &amp; &quot;;&quot;; &quot;&quot;)" office:value-type="string" office:string-value="INSERT INTO translation_source SET source='Tochtergesellschaften', location='lobbywatch.daten.inc', field = '_lobbywatch_organisation_id', created_visa='roland', updated_visa='roland'; INSERT INTO translation_target (lang, translation, translation_source_id, created_visa, updated_visa) VALUES ('fr', 'Sociétés filiales', LAST_INSERT_ID(), 'roland', 'roland');" calcext:value-type="string">
            <text:p>INSERT INTO translation_source SET source='Tochtergesellschaften', location='lobbywatch.daten.inc', field = '_lobbywatch_organisation_id', created_visa='roland', updated_visa='roland'; INSERT INTO translation_target (lang, translation, translation_source_id, created_visa, updated_visa) VALUES ('fr', 'Sociétés filial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Parlamentarierverbindungen</text:p>
          </table:table-cell>
          <table:table-cell/>
          <table:table-cell office:value-type="string" calcext:value-type="string">
            <text:p>Liens avec des parlementaires</text:p>
          </table:table-cell>
          <table:table-cell table:number-columns-repeated="2"/>
          <table:table-cell table:formula="of:=&quot;INSERT INTO translation_source SET source='&quot; &amp;SUBSTITUTE([.C215];&quot;'&quot;; &quot;\'&quot;) &amp; &quot;', location='&quot; &amp;SUBSTITUTE([.A215];&quot;'&quot;; &quot;\'&quot;) &amp; &quot;', field = '&quot; &amp; SUBSTITUTE([.B215];&quot;'&quot;; &quot;\'&quot;) &amp; &quot;', created_visa='roland', updated_visa='roland'; &quot; &amp; IF(OR([.D215]&lt;&gt;&quot;&quot;; [.E215]&lt;&gt;&quot;&quot;);&quot;INSERT INTO translation_target (lang, translation, translation_source_id, created_visa, updated_visa) VALUES &quot; &amp; IF([.D215]&lt;&gt;&quot;&quot;;&quot;('de', '&quot; &amp; SUBSTITUTE([.D215];&quot;'&quot;; &quot;\'&quot;) &amp; &quot;', LAST_INSERT_ID(), 'roland', 'roland')&quot;; &quot;&quot;) &amp; IF(AND([.D215]&lt;&gt;&quot;&quot;; [.E215]&lt;&gt;&quot;&quot;); &quot;,&quot;; &quot;&quot;) &amp; IF([.E215]&lt;&gt;&quot;&quot;;&quot;('fr', '&quot; &amp; SUBSTITUTE([.E215];&quot;'&quot;; &quot;\'&quot;) &amp; &quot;', LAST_INSERT_ID(), 'roland', 'roland')&quot;; &quot;&quot;) &amp; &quot;;&quot;; &quot;&quot;)" office:value-type="string" office:string-value="INSERT INTO translation_source SET source='Parlamentarierverbindungen', location='lobbywatch.daten.inc', field = '_lobbywatch_organisation_id', created_visa='roland', updated_visa='roland'; INSERT INTO translation_target (lang, translation, translation_source_id, created_visa, updated_visa) VALUES ('fr', 'Liens avec des parlementaires', LAST_INSERT_ID(), 'roland', 'roland');" calcext:value-type="string">
            <text:p>INSERT INTO translation_source SET source='Parlamentarierverbindungen', location='lobbywatch.daten.inc', field = '_lobbywatch_organisation_id', created_visa='roland', updated_visa='roland'; INSERT INTO translation_target (lang, translation, translation_source_id, created_visa, updated_visa) VALUES ('fr', 'Liens avec des parlementair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/>
          <table:table-cell office:value-type="string" calcext:value-type="string">
            <text:p>Les liens existent soit directement par les parlementaires, soit indirectement via les invités avec droit d'accès ou les mandats de cabinets de conseil / PR.</text:p>
          </table:table-cell>
          <table:table-cell table:number-columns-repeated="2"/>
          <table:table-cell table:formula="of:=&quot;INSERT INTO translation_source SET source='&quot; &amp;SUBSTITUTE([.C216];&quot;'&quot;; &quot;\'&quot;) &amp; &quot;', location='&quot; &amp;SUBSTITUTE([.A216];&quot;'&quot;; &quot;\'&quot;) &amp; &quot;', field = '&quot; &amp; SUBSTITUTE([.B216];&quot;'&quot;; &quot;\'&quot;) &amp; &quot;', created_visa='roland', updated_visa='roland'; &quot; &amp; IF(OR([.D216]&lt;&gt;&quot;&quot;; [.E216]&lt;&gt;&quot;&quot;);&quot;INSERT INTO translation_target (lang, translation, translation_source_id, created_visa, updated_visa) VALUES &quot; &amp; IF([.D216]&lt;&gt;&quot;&quot;;&quot;('de', '&quot; &amp; SUBSTITUTE([.D216];&quot;'&quot;; &quot;\'&quot;) &amp; &quot;', LAST_INSERT_ID(), 'roland', 'roland')&quot;; &quot;&quot;) &amp; IF(AND([.D216]&lt;&gt;&quot;&quot;; [.E216]&lt;&gt;&quot;&quot;); &quot;,&quot;; &quot;&quot;) &amp; IF([.E216]&lt;&gt;&quot;&quot;;&quot;('fr', '&quot; &amp; SUBSTITUTE([.E216];&quot;'&quot;; &quot;\'&quot;) &amp; &quot;', LAST_INSERT_ID(), 'roland', 'roland'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reated_visa='roland', updated_visa='roland'; INSERT INTO translation_target (lang, translation, translation_source_id, created_visa, updated_visa) VALUES ('fr', 'Les liens existent soit directement par les parlementaires, soit indirectement via les invités avec droit d\'accès ou les mandats de cabinets de conseil / PR.', LAST_INSERT_ID(), 'roland', 'roland');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reated_visa='roland', updated_visa='roland'; INSERT INTO translation_target (lang, translation, translation_source_id, created_visa, updated_visa) VALUES ('fr', 'Les liens existent soit directement par les parlementaires, soit indirectement via les invités avec droit d\'accès ou les mandats de cabinets de conseil / PR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office:value-type="string" calcext:value-type="string">
            <text:p>Liste der Kommissionen</text:p>
          </table:table-cell>
          <table:table-cell/>
          <table:table-cell office:value-type="string" calcext:value-type="string">
            <text:p>Liste des commissions</text:p>
          </table:table-cell>
          <table:table-cell table:number-columns-repeated="2"/>
          <table:table-cell table:formula="of:=&quot;INSERT INTO translation_source SET source='&quot; &amp;SUBSTITUTE([.C217];&quot;'&quot;; &quot;\'&quot;) &amp; &quot;', location='&quot; &amp;SUBSTITUTE([.A217];&quot;'&quot;; &quot;\'&quot;) &amp; &quot;', field = '&quot; &amp; SUBSTITUTE([.B217];&quot;'&quot;; &quot;\'&quot;) &amp; &quot;', created_visa='roland', updated_visa='roland'; &quot; &amp; IF(OR([.D217]&lt;&gt;&quot;&quot;; [.E217]&lt;&gt;&quot;&quot;);&quot;INSERT INTO translation_target (lang, translation, translation_source_id, created_visa, updated_visa) VALUES &quot; &amp; IF([.D217]&lt;&gt;&quot;&quot;;&quot;('de', '&quot; &amp; SUBSTITUTE([.D217];&quot;'&quot;; &quot;\'&quot;) &amp; &quot;', LAST_INSERT_ID(), 'roland', 'roland')&quot;; &quot;&quot;) &amp; IF(AND([.D217]&lt;&gt;&quot;&quot;; [.E217]&lt;&gt;&quot;&quot;); &quot;,&quot;; &quot;&quot;) &amp; IF([.E217]&lt;&gt;&quot;&quot;;&quot;('fr', '&quot; &amp; SUBSTITUTE([.E217];&quot;'&quot;; &quot;\'&quot;) &amp; &quot;', LAST_INSERT_ID(), 'roland', 'roland')&quot;; &quot;&quot;) &amp; &quot;;&quot;; &quot;&quot;)" office:value-type="string" office:string-value="INSERT INTO translation_source SET source='Liste der Kommissionen', location='lobbywatch.daten.inc', field = '_lobbywatch_kommission_list', created_visa='roland', updated_visa='roland'; INSERT INTO translation_target (lang, translation, translation_source_id, created_visa, updated_visa) VALUES ('fr', 'Liste des commissions', LAST_INSERT_ID(), 'roland', 'roland');" calcext:value-type="string">
            <text:p>INSERT INTO translation_source SET source='Liste der Kommissionen', location='lobbywatch.daten.inc', field = '_lobbywatch_kommission_list', created_visa='roland', updated_visa='roland'; INSERT INTO translation_target (lang, translation, translation_source_id, created_visa, updated_visa) VALUES ('fr', 'Liste des commissio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Abkürzung</text:p>
          </table:table-cell>
          <table:table-cell/>
          <table:table-cell office:value-type="string" calcext:value-type="string">
            <text:p>Abréviation</text:p>
          </table:table-cell>
          <table:table-cell table:number-columns-repeated="2"/>
          <table:table-cell table:formula="of:=&quot;INSERT INTO translation_source SET source='&quot; &amp;SUBSTITUTE([.C218];&quot;'&quot;; &quot;\'&quot;) &amp; &quot;', location='&quot; &amp;SUBSTITUTE([.A218];&quot;'&quot;; &quot;\'&quot;) &amp; &quot;', field = '&quot; &amp; SUBSTITUTE([.B218];&quot;'&quot;; &quot;\'&quot;) &amp; &quot;', created_visa='roland', updated_visa='roland'; &quot; &amp; IF(OR([.D218]&lt;&gt;&quot;&quot;; [.E218]&lt;&gt;&quot;&quot;);&quot;INSERT INTO translation_target (lang, translation, translation_source_id, created_visa, updated_visa) VALUES &quot; &amp; IF([.D218]&lt;&gt;&quot;&quot;;&quot;('de', '&quot; &amp; SUBSTITUTE([.D218];&quot;'&quot;; &quot;\'&quot;) &amp; &quot;', LAST_INSERT_ID(), 'roland', 'roland')&quot;; &quot;&quot;) &amp; IF(AND([.D218]&lt;&gt;&quot;&quot;; [.E218]&lt;&gt;&quot;&quot;); &quot;,&quot;; &quot;&quot;) &amp; IF([.E218]&lt;&gt;&quot;&quot;;&quot;('fr', '&quot; &amp; SUBSTITUTE([.E218];&quot;'&quot;; &quot;\'&quot;) &amp; &quot;', LAST_INSERT_ID(), 'roland', 'roland')&quot;; &quot;&quot;) &amp; &quot;;&quot;; &quot;&quot;)" office:value-type="string" office:string-value="INSERT INTO translation_source SET source='Abkürzung', location='lobbywatch.daten.inc', field = '_lobbywatch_kommission_id', created_visa='roland', updated_visa='roland'; INSERT INTO translation_target (lang, translation, translation_source_id, created_visa, updated_visa) VALUES ('fr', 'Abréviation', LAST_INSERT_ID(), 'roland', 'roland');" calcext:value-type="string">
            <text:p>INSERT INTO translation_source SET source='Abkürzung', location='lobbywatch.daten.inc', field = '_lobbywatch_kommission_id', created_visa='roland', updated_visa='roland'; INSERT INTO translation_target (lang, translation, translation_source_id, created_visa, updated_visa) VALUES ('fr', 'Abrévi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Parlament.ch Link</text:p>
          </table:table-cell>
          <table:table-cell/>
          <table:table-cell office:value-type="string" calcext:value-type="string">
            <text:p>Lien vers parlament.ch</text:p>
          </table:table-cell>
          <table:table-cell table:number-columns-repeated="2"/>
          <table:table-cell table:formula="of:=&quot;INSERT INTO translation_source SET source='&quot; &amp;SUBSTITUTE([.C219];&quot;'&quot;; &quot;\'&quot;) &amp; &quot;', location='&quot; &amp;SUBSTITUTE([.A219];&quot;'&quot;; &quot;\'&quot;) &amp; &quot;', field = '&quot; &amp; SUBSTITUTE([.B219];&quot;'&quot;; &quot;\'&quot;) &amp; &quot;', created_visa='roland', updated_visa='roland'; &quot; &amp; IF(OR([.D219]&lt;&gt;&quot;&quot;; [.E219]&lt;&gt;&quot;&quot;);&quot;INSERT INTO translation_target (lang, translation, translation_source_id, created_visa, updated_visa) VALUES &quot; &amp; IF([.D219]&lt;&gt;&quot;&quot;;&quot;('de', '&quot; &amp; SUBSTITUTE([.D219];&quot;'&quot;; &quot;\'&quot;) &amp; &quot;', LAST_INSERT_ID(), 'roland', 'roland')&quot;; &quot;&quot;) &amp; IF(AND([.D219]&lt;&gt;&quot;&quot;; [.E219]&lt;&gt;&quot;&quot;); &quot;,&quot;; &quot;&quot;) &amp; IF([.E219]&lt;&gt;&quot;&quot;;&quot;('fr', '&quot; &amp; SUBSTITUTE([.E219];&quot;'&quot;; &quot;\'&quot;) &amp; &quot;', LAST_INSERT_ID(), 'roland', 'roland')&quot;; &quot;&quot;) &amp; &quot;;&quot;; &quot;&quot;)" office:value-type="string" office:string-value="INSERT INTO translation_source SET source='Parlament.ch Link', location='lobbywatch.daten.inc', field = '_lobbywatch_kommission_id', created_visa='roland', updated_visa='roland'; INSERT INTO translation_target (lang, translation, translation_source_id, created_visa, updated_visa) VALUES ('fr', 'Lien vers parlament.ch', LAST_INSERT_ID(), 'roland', 'roland');" calcext:value-type="string">
            <text:p>INSERT INTO translation_source SET source='Parlament.ch Link', location='lobbywatch.daten.inc', field = '_lobbywatch_kommission_id', created_visa='roland', updated_visa='roland'; INSERT INTO translation_target (lang, translation, translation_source_id, created_visa, updated_visa) VALUES ('fr', 'Lien vers parlament.ch', LAST_INSERT_ID(), 'roland', 'roland');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2"/>
          <table:table-cell table:formula="of:=&quot;INSERT INTO translation_source SET source='&quot; &amp;SUBSTITUTE([.C220];&quot;'&quot;; &quot;\'&quot;) &amp; &quot;', location='&quot; &amp;SUBSTITUTE([.A220];&quot;'&quot;; &quot;\'&quot;) &amp; &quot;', field = '&quot; &amp; SUBSTITUTE([.B220];&quot;'&quot;; &quot;\'&quot;) &amp; &quot;', created_visa='roland', updated_visa='roland'; &quot; &amp; IF(OR([.D220]&lt;&gt;&quot;&quot;; [.E220]&lt;&gt;&quot;&quot;);&quot;INSERT INTO translation_target (lang, translation, translation_source_id, created_visa, updated_visa) VALUES &quot; &amp; IF([.D220]&lt;&gt;&quot;&quot;;&quot;('de', '&quot; &amp; SUBSTITUTE([.D220];&quot;'&quot;; &quot;\'&quot;) &amp; &quot;', LAST_INSERT_ID(), 'roland', 'roland')&quot;; &quot;&quot;) &amp; IF(AND([.D220]&lt;&gt;&quot;&quot;; [.E220]&lt;&gt;&quot;&quot;); &quot;,&quot;; &quot;&quot;) &amp; IF([.E220]&lt;&gt;&quot;&quot;;&quot;('fr', '&quot; &amp; SUBSTITUTE([.E220];&quot;'&quot;; &quot;\'&quot;) &amp; &quot;', LAST_INSERT_ID(), 'roland', 'roland')&quot;; &quot;&quot;) &amp; &quot;;&quot;; &quot;&quot;)" office:value-type="string" office:string-value="INSERT INTO translation_source SET source='Beschreibung', location='lobbywatch.daten.inc', field = '_lobbywatch_kommission_id', created_visa='roland', updated_visa='roland'; INSERT INTO translation_target (lang, translation, translation_source_id, created_visa, updated_visa) VALUES ('fr', 'Description', LAST_INSERT_ID(), 'roland', 'roland');" calcext:value-type="string">
            <text:p>INSERT INTO translation_source SET source='Beschreibung', location='lobbywatch.daten.inc', field = '_lobbywatch_kommission_id', created_visa='roland', updated_visa='roland'; INSERT INTO translation_target (lang, translation, translation_source_id, created_visa, updated_visa) VALUES ('fr', 'Descrip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table:formula="of:=&quot;INSERT INTO translation_source SET source='&quot; &amp;SUBSTITUTE([.C221];&quot;'&quot;; &quot;\'&quot;) &amp; &quot;', location='&quot; &amp;SUBSTITUTE([.A221];&quot;'&quot;; &quot;\'&quot;) &amp; &quot;', field = '&quot; &amp; SUBSTITUTE([.B221];&quot;'&quot;; &quot;\'&quot;) &amp; &quot;', created_visa='roland', updated_visa='roland'; &quot; &amp; IF(OR([.D221]&lt;&gt;&quot;&quot;; [.E221]&lt;&gt;&quot;&quot;);&quot;INSERT INTO translation_target (lang, translation, translation_source_id, created_visa, updated_visa) VALUES &quot; &amp; IF([.D221]&lt;&gt;&quot;&quot;;&quot;('de', '&quot; &amp; SUBSTITUTE([.D221];&quot;'&quot;; &quot;\'&quot;) &amp; &quot;', LAST_INSERT_ID(), 'roland', 'roland')&quot;; &quot;&quot;) &amp; IF(AND([.D221]&lt;&gt;&quot;&quot;; [.E221]&lt;&gt;&quot;&quot;); &quot;,&quot;; &quot;&quot;) &amp; IF([.E221]&lt;&gt;&quot;&quot;;&quot;('fr', '&quot; &amp; SUBSTITUTE([.E221];&quot;'&quot;; &quot;\'&quot;) &amp; &quot;', LAST_INSERT_ID(), 'roland', 'roland')&quot;; &quot;&quot;) &amp; &quot;;&quot;; &quot;&quot;)" office:value-type="string" office:string-value="INSERT INTO translation_source SET source='Typ', location='lobbywatch.daten.inc', field = '_lobbywatch_kommission_id', created_visa='roland', updated_visa='roland'; INSERT INTO translation_target (lang, translation, translation_source_id, created_visa, updated_visa) VALUES ('fr', 'Type', LAST_INSERT_ID(), 'roland', 'roland');" calcext:value-type="string">
            <text:p>INSERT INTO translation_source SET source='Typ', location='lobbywatch.daten.inc', field = '_lobbywatch_kommission_id', created_visa='roland', updated_visa='roland'; INSERT INTO translation_target (lang, translation, translation_source_id, created_visa, updated_visa) VALUES ('fr', 'Typ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Genre</text:p>
          </table:table-cell>
          <table:table-cell table:number-columns-repeated="2"/>
          <table:table-cell table:formula="of:=&quot;INSERT INTO translation_source SET source='&quot; &amp;SUBSTITUTE([.C222];&quot;'&quot;; &quot;\'&quot;) &amp; &quot;', location='&quot; &amp;SUBSTITUTE([.A222];&quot;'&quot;; &quot;\'&quot;) &amp; &quot;', field = '&quot; &amp; SUBSTITUTE([.B222];&quot;'&quot;; &quot;\'&quot;) &amp; &quot;', created_visa='roland', updated_visa='roland'; &quot; &amp; IF(OR([.D222]&lt;&gt;&quot;&quot;; [.E222]&lt;&gt;&quot;&quot;);&quot;INSERT INTO translation_target (lang, translation, translation_source_id, created_visa, updated_visa) VALUES &quot; &amp; IF([.D222]&lt;&gt;&quot;&quot;;&quot;('de', '&quot; &amp; SUBSTITUTE([.D222];&quot;'&quot;; &quot;\'&quot;) &amp; &quot;', LAST_INSERT_ID(), 'roland', 'roland')&quot;; &quot;&quot;) &amp; IF(AND([.D222]&lt;&gt;&quot;&quot;; [.E222]&lt;&gt;&quot;&quot;); &quot;,&quot;; &quot;&quot;) &amp; IF([.E222]&lt;&gt;&quot;&quot;;&quot;('fr', '&quot; &amp; SUBSTITUTE([.E222];&quot;'&quot;; &quot;\'&quot;) &amp; &quot;', LAST_INSERT_ID(), 'roland', 'roland')&quot;; &quot;&quot;) &amp; &quot;;&quot;; &quot;&quot;)" office:value-type="string" office:string-value="INSERT INTO translation_source SET source='Art', location='lobbywatch.daten.inc', field = '_lobbywatch_kommission_id', created_visa='roland', updated_visa='roland'; INSERT INTO translation_target (lang, translation, translation_source_id, created_visa, updated_visa) VALUES ('fr', 'Genre', LAST_INSERT_ID(), 'roland', 'roland');" calcext:value-type="string">
            <text:p>INSERT INTO translation_source SET source='Art', location='lobbywatch.daten.inc', field = '_lobbywatch_kommission_id', created_visa='roland', updated_visa='roland'; INSERT INTO translation_target (lang, translation, translation_source_id, created_visa, updated_visa) VALUES ('fr', 'Gen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Sachbereiche</text:p>
          </table:table-cell>
          <table:table-cell/>
          <table:table-cell office:value-type="string" calcext:value-type="string">
            <text:p>Domaines</text:p>
          </table:table-cell>
          <table:table-cell table:number-columns-repeated="2"/>
          <table:table-cell table:formula="of:=&quot;INSERT INTO translation_source SET source='&quot; &amp;SUBSTITUTE([.C223];&quot;'&quot;; &quot;\'&quot;) &amp; &quot;', location='&quot; &amp;SUBSTITUTE([.A223];&quot;'&quot;; &quot;\'&quot;) &amp; &quot;', field = '&quot; &amp; SUBSTITUTE([.B223];&quot;'&quot;; &quot;\'&quot;) &amp; &quot;', created_visa='roland', updated_visa='roland'; &quot; &amp; IF(OR([.D223]&lt;&gt;&quot;&quot;; [.E223]&lt;&gt;&quot;&quot;);&quot;INSERT INTO translation_target (lang, translation, translation_source_id, created_visa, updated_visa) VALUES &quot; &amp; IF([.D223]&lt;&gt;&quot;&quot;;&quot;('de', '&quot; &amp; SUBSTITUTE([.D223];&quot;'&quot;; &quot;\'&quot;) &amp; &quot;', LAST_INSERT_ID(), 'roland', 'roland')&quot;; &quot;&quot;) &amp; IF(AND([.D223]&lt;&gt;&quot;&quot;; [.E223]&lt;&gt;&quot;&quot;); &quot;,&quot;; &quot;&quot;) &amp; IF([.E223]&lt;&gt;&quot;&quot;;&quot;('fr', '&quot; &amp; SUBSTITUTE([.E223];&quot;'&quot;; &quot;\'&quot;) &amp; &quot;', LAST_INSERT_ID(), 'roland', 'roland')&quot;; &quot;&quot;) &amp; &quot;;&quot;; &quot;&quot;)" office:value-type="string" office:string-value="INSERT INTO translation_source SET source='Sachbereiche', location='lobbywatch.daten.inc', field = '_lobbywatch_kommission_id', created_visa='roland', updated_visa='roland'; INSERT INTO translation_target (lang, translation, translation_source_id, created_visa, updated_visa) VALUES ('fr', 'Domaines', LAST_INSERT_ID(), 'roland', 'roland');" calcext:value-type="string">
            <text:p>INSERT INTO translation_source SET source='Sachbereiche', location='lobbywatch.daten.inc', field = '_lobbywatch_kommission_id', created_visa='roland', updated_visa='roland'; INSERT INTO translation_target (lang, translation, translation_source_id, created_visa, updated_visa) VALUES ('fr', 'Domain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Mitglieder der @kommission_abkuerzung des Ständerates</text:p>
          </table:table-cell>
          <table:table-cell/>
          <table:table-cell office:value-type="string" calcext:value-type="string">
            <text:p>Membres de la @kommission_abkuerzung du Conseil des États</text:p>
          </table:table-cell>
          <table:table-cell table:number-columns-repeated="2"/>
          <table:table-cell table:formula="of:=&quot;INSERT INTO translation_source SET source='&quot; &amp;SUBSTITUTE([.C224];&quot;'&quot;; &quot;\'&quot;) &amp; &quot;', location='&quot; &amp;SUBSTITUTE([.A224];&quot;'&quot;; &quot;\'&quot;) &amp; &quot;', field = '&quot; &amp; SUBSTITUTE([.B224];&quot;'&quot;; &quot;\'&quot;) &amp; &quot;', created_visa='roland', updated_visa='roland'; &quot; &amp; IF(OR([.D224]&lt;&gt;&quot;&quot;; [.E224]&lt;&gt;&quot;&quot;);&quot;INSERT INTO translation_target (lang, translation, translation_source_id, created_visa, updated_visa) VALUES &quot; &amp; IF([.D224]&lt;&gt;&quot;&quot;;&quot;('de', '&quot; &amp; SUBSTITUTE([.D224];&quot;'&quot;; &quot;\'&quot;) &amp; &quot;', LAST_INSERT_ID(), 'roland', 'roland')&quot;; &quot;&quot;) &amp; IF(AND([.D224]&lt;&gt;&quot;&quot;; [.E224]&lt;&gt;&quot;&quot;); &quot;,&quot;; &quot;&quot;) &amp; IF([.E224]&lt;&gt;&quot;&quot;;&quot;('fr', '&quot; &amp; SUBSTITUTE([.E224];&quot;'&quot;; &quot;\'&quot;) &amp; &quot;', LAST_INSERT_ID(), 'roland', 'roland')&quot;; &quot;&quot;) &amp; &quot;;&quot;; &quot;&quot;)" office:value-type="string" office:string-value="INSERT INTO translation_source SET source='Mitglieder der @kommission_abkuerzung des Ständerates', location='lobbywatch.daten.inc', field = '_lobbywatch_kommission_id', created_visa='roland', updated_visa='roland'; INSERT INTO translation_target (lang, translation, translation_source_id, created_visa, updated_visa) VALUES ('fr', 'Membres de la @kommission_abkuerzung du Conseil des États', LAST_INSERT_ID(), 'roland', 'roland');" calcext:value-type="string">
            <text:p>INSERT INTO translation_source SET source='Mitglieder der @kommission_abkuerzung des Ständerates', location='lobbywatch.daten.inc', field = '_lobbywatch_kommission_id', created_visa='roland', updated_visa='roland'; INSERT INTO translation_target (lang, translation, translation_source_id, created_visa, updated_visa) VALUES ('fr', 'Membres de la @kommission_abkuerzung du Conseil des État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Mitglieder der @kommission_abkuerzung des Nationalrates</text:p>
          </table:table-cell>
          <table:table-cell/>
          <table:table-cell office:value-type="string" calcext:value-type="string">
            <text:p>Membres de la @kommission_abkuerzung du Conseil national</text:p>
          </table:table-cell>
          <table:table-cell table:number-columns-repeated="2"/>
          <table:table-cell table:formula="of:=&quot;INSERT INTO translation_source SET source='&quot; &amp;SUBSTITUTE([.C225];&quot;'&quot;; &quot;\'&quot;) &amp; &quot;', location='&quot; &amp;SUBSTITUTE([.A225];&quot;'&quot;; &quot;\'&quot;) &amp; &quot;', field = '&quot; &amp; SUBSTITUTE([.B225];&quot;'&quot;; &quot;\'&quot;) &amp; &quot;', created_visa='roland', updated_visa='roland'; &quot; &amp; IF(OR([.D225]&lt;&gt;&quot;&quot;; [.E225]&lt;&gt;&quot;&quot;);&quot;INSERT INTO translation_target (lang, translation, translation_source_id, created_visa, updated_visa) VALUES &quot; &amp; IF([.D225]&lt;&gt;&quot;&quot;;&quot;('de', '&quot; &amp; SUBSTITUTE([.D225];&quot;'&quot;; &quot;\'&quot;) &amp; &quot;', LAST_INSERT_ID(), 'roland', 'roland')&quot;; &quot;&quot;) &amp; IF(AND([.D225]&lt;&gt;&quot;&quot;; [.E225]&lt;&gt;&quot;&quot;); &quot;,&quot;; &quot;&quot;) &amp; IF([.E225]&lt;&gt;&quot;&quot;;&quot;('fr', '&quot; &amp; SUBSTITUTE([.E225];&quot;'&quot;; &quot;\'&quot;) &amp; &quot;', LAST_INSERT_ID(), 'roland', 'roland')&quot;; &quot;&quot;) &amp; &quot;;&quot;; &quot;&quot;)" office:value-type="string" office:string-value="INSERT INTO translation_source SET source='Mitglieder der @kommission_abkuerzung des Nationalrates', location='lobbywatch.daten.inc', field = '_lobbywatch_kommission_id', created_visa='roland', updated_visa='roland'; INSERT INTO translation_target (lang, translation, translation_source_id, created_visa, updated_visa) VALUES ('fr', 'Membres de la @kommission_abkuerzung du Conseil national', LAST_INSERT_ID(), 'roland', 'roland');" calcext:value-type="string">
            <text:p>INSERT INTO translation_source SET source='Mitglieder der @kommission_abkuerzung des Nationalrates', location='lobbywatch.daten.inc', field = '_lobbywatch_kommission_id', created_visa='roland', updated_visa='roland'; INSERT INTO translation_target (lang, translation, translation_source_id, created_visa, updated_visa) VALUES ('fr', 'Membres de la @kommission_abkuerzung du Conseil national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Branchen in diesem Themenbereich</text:p>
          </table:table-cell>
          <table:table-cell/>
          <table:table-cell office:value-type="string" calcext:value-type="string">
            <text:p>Branches de ce domaine</text:p>
          </table:table-cell>
          <table:table-cell table:number-columns-repeated="2"/>
          <table:table-cell table:formula="of:=&quot;INSERT INTO translation_source SET source='&quot; &amp;SUBSTITUTE([.C226];&quot;'&quot;; &quot;\'&quot;) &amp; &quot;', location='&quot; &amp;SUBSTITUTE([.A226];&quot;'&quot;; &quot;\'&quot;) &amp; &quot;', field = '&quot; &amp; SUBSTITUTE([.B226];&quot;'&quot;; &quot;\'&quot;) &amp; &quot;', created_visa='roland', updated_visa='roland'; &quot; &amp; IF(OR([.D226]&lt;&gt;&quot;&quot;; [.E226]&lt;&gt;&quot;&quot;);&quot;INSERT INTO translation_target (lang, translation, translation_source_id, created_visa, updated_visa) VALUES &quot; &amp; IF([.D226]&lt;&gt;&quot;&quot;;&quot;('de', '&quot; &amp; SUBSTITUTE([.D226];&quot;'&quot;; &quot;\'&quot;) &amp; &quot;', LAST_INSERT_ID(), 'roland', 'roland')&quot;; &quot;&quot;) &amp; IF(AND([.D226]&lt;&gt;&quot;&quot;; [.E226]&lt;&gt;&quot;&quot;); &quot;,&quot;; &quot;&quot;) &amp; IF([.E226]&lt;&gt;&quot;&quot;;&quot;('fr', '&quot; &amp; SUBSTITUTE([.E226];&quot;'&quot;; &quot;\'&quot;) &amp; &quot;', LAST_INSERT_ID(), 'roland', 'roland')&quot;; &quot;&quot;) &amp; &quot;;&quot;; &quot;&quot;)" office:value-type="string" office:string-value="INSERT INTO translation_source SET source='Branchen in diesem Themenbereich', location='lobbywatch.daten.inc', field = '_lobbywatch_kommission_id', created_visa='roland', updated_visa='roland'; INSERT INTO translation_target (lang, translation, translation_source_id, created_visa, updated_visa) VALUES ('fr', 'Branches de ce domaine', LAST_INSERT_ID(), 'roland', 'roland');" calcext:value-type="string">
            <text:p>INSERT INTO translation_source SET source='Branchen in diesem Themenbereich', location='lobbywatch.daten.inc', field = '_lobbywatch_kommission_id', created_visa='roland', updated_visa='roland'; INSERT INTO translation_target (lang, translation, translation_source_id, created_visa, updated_visa) VALUES ('fr', 'Branches de ce domain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Lobbygruppen</text:p>
          </table:table-cell>
          <table:table-cell/>
          <table:table-cell office:value-type="string" calcext:value-type="string">
            <text:p>groupes d'intérêt :</text:p>
          </table:table-cell>
          <table:table-cell table:number-columns-repeated="2"/>
          <table:table-cell table:formula="of:=&quot;INSERT INTO translation_source SET source='&quot; &amp;SUBSTITUTE([.C227];&quot;'&quot;; &quot;\'&quot;) &amp; &quot;', location='&quot; &amp;SUBSTITUTE([.A227];&quot;'&quot;; &quot;\'&quot;) &amp; &quot;', field = '&quot; &amp; SUBSTITUTE([.B227];&quot;'&quot;; &quot;\'&quot;) &amp; &quot;', created_visa='roland', updated_visa='roland'; &quot; &amp; IF(OR([.D227]&lt;&gt;&quot;&quot;; [.E227]&lt;&gt;&quot;&quot;);&quot;INSERT INTO translation_target (lang, translation, translation_source_id, created_visa, updated_visa) VALUES &quot; &amp; IF([.D227]&lt;&gt;&quot;&quot;;&quot;('de', '&quot; &amp; SUBSTITUTE([.D227];&quot;'&quot;; &quot;\'&quot;) &amp; &quot;', LAST_INSERT_ID(), 'roland', 'roland')&quot;; &quot;&quot;) &amp; IF(AND([.D227]&lt;&gt;&quot;&quot;; [.E227]&lt;&gt;&quot;&quot;); &quot;,&quot;; &quot;&quot;) &amp; IF([.E227]&lt;&gt;&quot;&quot;;&quot;('fr', '&quot; &amp; SUBSTITUTE([.E227];&quot;'&quot;; &quot;\'&quot;) &amp; &quot;', LAST_INSERT_ID(), 'roland', 'roland')&quot;; &quot;&quot;) &amp; &quot;;&quot;; &quot;&quot;)" office:value-type="string" office:string-value="INSERT INTO translation_source SET source='Lobbygruppen', location='lobbywatch.daten.inc', field = '_lobbywatch_kommission_id', created_visa='roland', updated_visa='roland'; INSERT INTO translation_target (lang, translation, translation_source_id, created_visa, updated_visa) VALUES ('fr', 'groupes d\'intérêt :', LAST_INSERT_ID(), 'roland', 'roland');" calcext:value-type="string">
            <text:p>INSERT INTO translation_source SET source='Lobbygruppen', location='lobbywatch.daten.inc', field = '_lobbywatch_kommission_id', created_visa='roland', updated_visa='roland'; INSERT INTO translation_target (lang, translation, translation_source_id, created_visa, updated_visa) VALUES ('fr', 'groupes d\'intérêt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Ehemalige Mitglieder</text:p>
          </table:table-cell>
          <table:table-cell/>
          <table:table-cell office:value-type="string" calcext:value-type="string">
            <text:p>Anciens membres</text:p>
          </table:table-cell>
          <table:table-cell table:number-columns-repeated="2"/>
          <table:table-cell table:formula="of:=&quot;INSERT INTO translation_source SET source='&quot; &amp;SUBSTITUTE([.C228];&quot;'&quot;; &quot;\'&quot;) &amp; &quot;', location='&quot; &amp;SUBSTITUTE([.A228];&quot;'&quot;; &quot;\'&quot;) &amp; &quot;', field = '&quot; &amp; SUBSTITUTE([.B228];&quot;'&quot;; &quot;\'&quot;) &amp; &quot;', created_visa='roland', updated_visa='roland'; &quot; &amp; IF(OR([.D228]&lt;&gt;&quot;&quot;; [.E228]&lt;&gt;&quot;&quot;);&quot;INSERT INTO translation_target (lang, translation, translation_source_id, created_visa, updated_visa) VALUES &quot; &amp; IF([.D228]&lt;&gt;&quot;&quot;;&quot;('de', '&quot; &amp; SUBSTITUTE([.D228];&quot;'&quot;; &quot;\'&quot;) &amp; &quot;', LAST_INSERT_ID(), 'roland', 'roland')&quot;; &quot;&quot;) &amp; IF(AND([.D228]&lt;&gt;&quot;&quot;; [.E228]&lt;&gt;&quot;&quot;); &quot;,&quot;; &quot;&quot;) &amp; IF([.E228]&lt;&gt;&quot;&quot;;&quot;('fr', '&quot; &amp; SUBSTITUTE([.E228];&quot;'&quot;; &quot;\'&quot;) &amp; &quot;', LAST_INSERT_ID(), 'roland', 'roland')&quot;; &quot;&quot;) &amp; &quot;;&quot;; &quot;&quot;)" office:value-type="string" office:string-value="INSERT INTO translation_source SET source='Ehemalige Mitglieder', location='lobbywatch.daten.inc', field = '_lobbywatch_kommission_id', created_visa='roland', updated_visa='roland'; INSERT INTO translation_target (lang, translation, translation_source_id, created_visa, updated_visa) VALUES ('fr', 'Anciens membres', LAST_INSERT_ID(), 'roland', 'roland');" calcext:value-type="string">
            <text:p>INSERT INTO translation_source SET source='Ehemalige Mitglieder', location='lobbywatch.daten.inc', field = '_lobbywatch_kommission_id', created_visa='roland', updated_visa='roland'; INSERT INTO translation_target (lang, translation, translation_source_id, created_visa, updated_visa) VALUES ('fr', 'Anciens membr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office:value-type="string" calcext:value-type="string">
            <text:p>Liste der Parteien</text:p>
          </table:table-cell>
          <table:table-cell/>
          <table:table-cell office:value-type="string" calcext:value-type="string">
            <text:p>Liste des partis</text:p>
          </table:table-cell>
          <table:table-cell table:number-columns-repeated="2"/>
          <table:table-cell table:formula="of:=&quot;INSERT INTO translation_source SET source='&quot; &amp;SUBSTITUTE([.C229];&quot;'&quot;; &quot;\'&quot;) &amp; &quot;', location='&quot; &amp;SUBSTITUTE([.A229];&quot;'&quot;; &quot;\'&quot;) &amp; &quot;', field = '&quot; &amp; SUBSTITUTE([.B229];&quot;'&quot;; &quot;\'&quot;) &amp; &quot;', created_visa='roland', updated_visa='roland'; &quot; &amp; IF(OR([.D229]&lt;&gt;&quot;&quot;; [.E229]&lt;&gt;&quot;&quot;);&quot;INSERT INTO translation_target (lang, translation, translation_source_id, created_visa, updated_visa) VALUES &quot; &amp; IF([.D229]&lt;&gt;&quot;&quot;;&quot;('de', '&quot; &amp; SUBSTITUTE([.D229];&quot;'&quot;; &quot;\'&quot;) &amp; &quot;', LAST_INSERT_ID(), 'roland', 'roland')&quot;; &quot;&quot;) &amp; IF(AND([.D229]&lt;&gt;&quot;&quot;; [.E229]&lt;&gt;&quot;&quot;); &quot;,&quot;; &quot;&quot;) &amp; IF([.E229]&lt;&gt;&quot;&quot;;&quot;('fr', '&quot; &amp; SUBSTITUTE([.E229];&quot;'&quot;; &quot;\'&quot;) &amp; &quot;', LAST_INSERT_ID(), 'roland', 'roland')&quot;; &quot;&quot;) &amp; &quot;;&quot;; &quot;&quot;)" office:value-type="string" office:string-value="INSERT INTO translation_source SET source='Liste der Parteien', location='lobbywatch.daten.inc', field = '_lobbywatch_partei_list', created_visa='roland', updated_visa='roland'; INSERT INTO translation_target (lang, translation, translation_source_id, created_visa, updated_visa) VALUES ('fr', 'Liste des partis', LAST_INSERT_ID(), 'roland', 'roland');" calcext:value-type="string">
            <text:p>INSERT INTO translation_source SET source='Liste der Parteien', location='lobbywatch.daten.inc', field = '_lobbywatch_partei_list', created_visa='roland', updated_visa='roland'; INSERT INTO translation_target (lang, translation, translation_source_id, created_visa, updated_visa) VALUES ('fr', 'Liste des part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SUBSTITUTE([.C230];&quot;'&quot;; &quot;\'&quot;) &amp; &quot;', location='&quot; &amp;SUBSTITUTE([.A230];&quot;'&quot;; &quot;\'&quot;) &amp; &quot;', field = '&quot; &amp; SUBSTITUTE([.B230];&quot;'&quot;; &quot;\'&quot;) &amp; &quot;', created_visa='roland', updated_visa='roland'; &quot; &amp; IF(OR([.D230]&lt;&gt;&quot;&quot;; [.E230]&lt;&gt;&quot;&quot;);&quot;INSERT INTO translation_target (lang, translation, translation_source_id, created_visa, updated_visa) VALUES &quot; &amp; IF([.D230]&lt;&gt;&quot;&quot;;&quot;('de', '&quot; &amp; SUBSTITUTE([.D230];&quot;'&quot;; &quot;\'&quot;) &amp; &quot;', LAST_INSERT_ID(), 'roland', 'roland')&quot;; &quot;&quot;) &amp; IF(AND([.D230]&lt;&gt;&quot;&quot;; [.E230]&lt;&gt;&quot;&quot;); &quot;,&quot;; &quot;&quot;) &amp; IF([.E230]&lt;&gt;&quot;&quot;;&quot;('fr', '&quot; &amp; SUBSTITUTE([.E230];&quot;'&quot;; &quot;\'&quot;) &amp; &quot;', LAST_INSERT_ID(), 'roland', 'roland')&quot;; &quot;&quot;) &amp; &quot;;&quot;; &quot;&quot;)" office:value-type="string" office:string-value="INSERT INTO translation_source SET source='Mitglieder', location='lobbywatch.daten.inc', field = '_lobbywatch_partei_id', created_visa='roland', updated_visa='roland'; INSERT INTO translation_target (lang, translation, translation_source_id, created_visa, updated_visa) VALUES ('fr', 'Membres', LAST_INSERT_ID(), 'roland', 'roland');" calcext:value-type="string">
            <text:p>INSERT INTO translation_source SET source='Mitglieder', location='lobbywatch.daten.inc', field = '_lobbywatch_partei_id', created_visa='roland', updated_visa='roland'; INSERT INTO translation_target (lang, translation, translation_source_id, created_visa, updated_visa) VALUES ('fr', 'Membr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office:value-type="string" calcext:value-type="string">
            <text:p>Liste der Branchen</text:p>
          </table:table-cell>
          <table:table-cell/>
          <table:table-cell office:value-type="string" calcext:value-type="string">
            <text:p>Liste des branches</text:p>
          </table:table-cell>
          <table:table-cell table:number-columns-repeated="2"/>
          <table:table-cell table:formula="of:=&quot;INSERT INTO translation_source SET source='&quot; &amp;SUBSTITUTE([.C231];&quot;'&quot;; &quot;\'&quot;) &amp; &quot;', location='&quot; &amp;SUBSTITUTE([.A231];&quot;'&quot;; &quot;\'&quot;) &amp; &quot;', field = '&quot; &amp; SUBSTITUTE([.B231];&quot;'&quot;; &quot;\'&quot;) &amp; &quot;', created_visa='roland', updated_visa='roland'; &quot; &amp; IF(OR([.D231]&lt;&gt;&quot;&quot;; [.E231]&lt;&gt;&quot;&quot;);&quot;INSERT INTO translation_target (lang, translation, translation_source_id, created_visa, updated_visa) VALUES &quot; &amp; IF([.D231]&lt;&gt;&quot;&quot;;&quot;('de', '&quot; &amp; SUBSTITUTE([.D231];&quot;'&quot;; &quot;\'&quot;) &amp; &quot;', LAST_INSERT_ID(), 'roland', 'roland')&quot;; &quot;&quot;) &amp; IF(AND([.D231]&lt;&gt;&quot;&quot;; [.E231]&lt;&gt;&quot;&quot;); &quot;,&quot;; &quot;&quot;) &amp; IF([.E231]&lt;&gt;&quot;&quot;;&quot;('fr', '&quot; &amp; SUBSTITUTE([.E231];&quot;'&quot;; &quot;\'&quot;) &amp; &quot;', LAST_INSERT_ID(), 'roland', 'roland')&quot;; &quot;&quot;) &amp; &quot;;&quot;; &quot;&quot;)" office:value-type="string" office:string-value="INSERT INTO translation_source SET source='Liste der Branchen', location='lobbywatch.daten.inc', field = '_lobbywatch_branche_list', created_visa='roland', updated_visa='roland'; INSERT INTO translation_target (lang, translation, translation_source_id, created_visa, updated_visa) VALUES ('fr', 'Liste des branches', LAST_INSERT_ID(), 'roland', 'roland');" calcext:value-type="string">
            <text:p>INSERT INTO translation_source SET source='Liste der Branchen', location='lobbywatch.daten.inc', field = '_lobbywatch_branche_list', created_visa='roland', updated_visa='roland'; INSERT INTO translation_target (lang, translation, translation_source_id, created_visa, updated_visa) VALUES ('fr', 'Liste des branch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office:value-type="string" calcext:value-type="string">
            <text:p>Zuständige Kommission</text:p>
          </table:table-cell>
          <table:table-cell/>
          <table:table-cell office:value-type="string" calcext:value-type="string">
            <text:p>Commission responsable</text:p>
          </table:table-cell>
          <table:table-cell table:number-columns-repeated="2"/>
          <table:table-cell table:formula="of:=&quot;INSERT INTO translation_source SET source='&quot; &amp;SUBSTITUTE([.C232];&quot;'&quot;; &quot;\'&quot;) &amp; &quot;', location='&quot; &amp;SUBSTITUTE([.A232];&quot;'&quot;; &quot;\'&quot;) &amp; &quot;', field = '&quot; &amp; SUBSTITUTE([.B232];&quot;'&quot;; &quot;\'&quot;) &amp; &quot;', created_visa='roland', updated_visa='roland'; &quot; &amp; IF(OR([.D232]&lt;&gt;&quot;&quot;; [.E232]&lt;&gt;&quot;&quot;);&quot;INSERT INTO translation_target (lang, translation, translation_source_id, created_visa, updated_visa) VALUES &quot; &amp; IF([.D232]&lt;&gt;&quot;&quot;;&quot;('de', '&quot; &amp; SUBSTITUTE([.D232];&quot;'&quot;; &quot;\'&quot;) &amp; &quot;', LAST_INSERT_ID(), 'roland', 'roland')&quot;; &quot;&quot;) &amp; IF(AND([.D232]&lt;&gt;&quot;&quot;; [.E232]&lt;&gt;&quot;&quot;); &quot;,&quot;; &quot;&quot;) &amp; IF([.E232]&lt;&gt;&quot;&quot;;&quot;('fr', '&quot; &amp; SUBSTITUTE([.E232];&quot;'&quot;; &quot;\'&quot;) &amp; &quot;', LAST_INSERT_ID(), 'roland', 'roland')&quot;; &quot;&quot;) &amp; &quot;;&quot;; &quot;&quot;)" office:value-type="string" office:string-value="INSERT INTO translation_source SET source='Zuständige Kommission', location='lobbywatch.daten.inc', field = '_lobbywatch_branche_id', created_visa='roland', updated_visa='roland'; INSERT INTO translation_target (lang, translation, translation_source_id, created_visa, updated_visa) VALUES ('fr', 'Commission responsable', LAST_INSERT_ID(), 'roland', 'roland');" calcext:value-type="string">
            <text:p>INSERT INTO translation_source SET source='Zuständige Kommission', location='lobbywatch.daten.inc', field = '_lobbywatch_branche_id', created_visa='roland', updated_visa='roland'; INSERT INTO translation_target (lang, translation, translation_source_id, created_visa, updated_visa) VALUES ('fr', 'Commission responsab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office:value-type="string" calcext:value-type="string">
            <text:p>In der Branche @branche sind die folgenden Lobbygruppen tätig:</text:p>
          </table:table-cell>
          <table:table-cell/>
          <table:table-cell office:value-type="string" calcext:value-type="string">
            <text:p>Les groupes d'intérêt suivants sont actifs dans la branche @branche :</text:p>
          </table:table-cell>
          <table:table-cell table:number-columns-repeated="2"/>
          <table:table-cell table:formula="of:=&quot;INSERT INTO translation_source SET source='&quot; &amp;SUBSTITUTE([.C233];&quot;'&quot;; &quot;\'&quot;) &amp; &quot;', location='&quot; &amp;SUBSTITUTE([.A233];&quot;'&quot;; &quot;\'&quot;) &amp; &quot;', field = '&quot; &amp; SUBSTITUTE([.B233];&quot;'&quot;; &quot;\'&quot;) &amp; &quot;', created_visa='roland', updated_visa='roland'; &quot; &amp; IF(OR([.D233]&lt;&gt;&quot;&quot;; [.E233]&lt;&gt;&quot;&quot;);&quot;INSERT INTO translation_target (lang, translation, translation_source_id, created_visa, updated_visa) VALUES &quot; &amp; IF([.D233]&lt;&gt;&quot;&quot;;&quot;('de', '&quot; &amp; SUBSTITUTE([.D233];&quot;'&quot;; &quot;\'&quot;) &amp; &quot;', LAST_INSERT_ID(), 'roland', 'roland')&quot;; &quot;&quot;) &amp; IF(AND([.D233]&lt;&gt;&quot;&quot;; [.E233]&lt;&gt;&quot;&quot;); &quot;,&quot;; &quot;&quot;) &amp; IF([.E233]&lt;&gt;&quot;&quot;;&quot;('fr', '&quot; &amp; SUBSTITUTE([.E233];&quot;'&quot;; &quot;\'&quot;) &amp; &quot;', LAST_INSERT_ID(), 'roland', 'roland'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reated_visa='roland', updated_visa='roland'; INSERT INTO translation_target (lang, translation, translation_source_id, created_visa, updated_visa) VALUES ('fr', 'Les groupes d\'intérêt suivants sont actifs dans la branche @branche :', LAST_INSERT_ID(), 'roland', 'roland');" calcext:value-type="string">
            <text:p>INSERT INTO translation_source SET source='In der Branche @branche sind die folgenden Lobbygruppen tätig:', location='lobbywatch.daten.inc', field = '_lobbywatch_branche_id', created_visa='roland', updated_visa='roland'; INSERT INTO translation_target (lang, translation, translation_source_id, created_visa, updated_visa) VALUES ('fr', 'Les groupes d\'intérêt suivants sont actifs dans la branche @branche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office:value-type="string" calcext:value-type="string">
            <text:p>Liste der Lobbygruppen</text:p>
          </table:table-cell>
          <table:table-cell/>
          <table:table-cell office:value-type="string" calcext:value-type="string">
            <text:p>Liste des groupes d'intérêt</text:p>
          </table:table-cell>
          <table:table-cell table:number-columns-repeated="2"/>
          <table:table-cell table:formula="of:=&quot;INSERT INTO translation_source SET source='&quot; &amp;SUBSTITUTE([.C234];&quot;'&quot;; &quot;\'&quot;) &amp; &quot;', location='&quot; &amp;SUBSTITUTE([.A234];&quot;'&quot;; &quot;\'&quot;) &amp; &quot;', field = '&quot; &amp; SUBSTITUTE([.B234];&quot;'&quot;; &quot;\'&quot;) &amp; &quot;', created_visa='roland', updated_visa='roland'; &quot; &amp; IF(OR([.D234]&lt;&gt;&quot;&quot;; [.E234]&lt;&gt;&quot;&quot;);&quot;INSERT INTO translation_target (lang, translation, translation_source_id, created_visa, updated_visa) VALUES &quot; &amp; IF([.D234]&lt;&gt;&quot;&quot;;&quot;('de', '&quot; &amp; SUBSTITUTE([.D234];&quot;'&quot;; &quot;\'&quot;) &amp; &quot;', LAST_INSERT_ID(), 'roland', 'roland')&quot;; &quot;&quot;) &amp; IF(AND([.D234]&lt;&gt;&quot;&quot;; [.E234]&lt;&gt;&quot;&quot;); &quot;,&quot;; &quot;&quot;) &amp; IF([.E234]&lt;&gt;&quot;&quot;;&quot;('fr', '&quot; &amp; SUBSTITUTE([.E234];&quot;'&quot;; &quot;\'&quot;) &amp; &quot;', LAST_INSERT_ID(), 'roland', 'roland')&quot;; &quot;&quot;) &amp; &quot;;&quot;; &quot;&quot;)" office:value-type="string" office:string-value="INSERT INTO translation_source SET source='Liste der Lobbygruppen', location='lobbywatch.daten.inc', field = '_lobbywatch_interessengruppe_list', created_visa='roland', updated_visa='roland'; INSERT INTO translation_target (lang, translation, translation_source_id, created_visa, updated_visa) VALUES ('fr', 'Liste des groupes d\'intérêt', LAST_INSERT_ID(), 'roland', 'roland');" calcext:value-type="string">
            <text:p>INSERT INTO translation_source SET source='Liste der Lobbygruppen', location='lobbywatch.daten.inc', field = '_lobbywatch_interessengruppe_list', created_visa='roland', updated_visa='roland'; INSERT INTO translation_target (lang, translation, translation_source_id, created_visa, updated_visa) VALUES ('fr', 'Liste des groupes d\'intérê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SUBSTITUTE([.C235];&quot;'&quot;; &quot;\'&quot;) &amp; &quot;', location='&quot; &amp;SUBSTITUTE([.A235];&quot;'&quot;; &quot;\'&quot;) &amp; &quot;', field = '&quot; &amp; SUBSTITUTE([.B235];&quot;'&quot;; &quot;\'&quot;) &amp; &quot;', created_visa='roland', updated_visa='roland'; &quot; &amp; IF(OR([.D235]&lt;&gt;&quot;&quot;; [.E235]&lt;&gt;&quot;&quot;);&quot;INSERT INTO translation_target (lang, translation, translation_source_id, created_visa, updated_visa) VALUES &quot; &amp; IF([.D235]&lt;&gt;&quot;&quot;;&quot;('de', '&quot; &amp; SUBSTITUTE([.D235];&quot;'&quot;; &quot;\'&quot;) &amp; &quot;', LAST_INSERT_ID(), 'roland', 'roland')&quot;; &quot;&quot;) &amp; IF(AND([.D235]&lt;&gt;&quot;&quot;; [.E235]&lt;&gt;&quot;&quot;); &quot;,&quot;; &quot;&quot;) &amp; IF([.E235]&lt;&gt;&quot;&quot;;&quot;('fr', '&quot; &amp; SUBSTITUTE([.E235];&quot;'&quot;; &quot;\'&quot;) &amp; &quot;', LAST_INSERT_ID(), 'roland', 'roland')&quot;; &quot;&quot;) &amp; &quot;;&quot;; &quot;&quot;)" office:value-type="string" office:string-value="INSERT INTO translation_source SET source='Organisationen', location='lobbywatch.daten.inc', field = '_lobbywatch_interessengruppe_id', created_visa='roland', updated_visa='roland'; INSERT INTO translation_target (lang, translation, translation_source_id, created_visa, updated_visa) VALUES ('fr', 'Organisations', LAST_INSERT_ID(), 'roland', 'roland');" calcext:value-type="string">
            <text:p>INSERT INTO translation_source SET source='Organisationen', location='lobbywatch.daten.inc', field = '_lobbywatch_interessengruppe_id', created_visa='roland', updated_visa='roland'; INSERT INTO translation_target (lang, translation, translation_source_id, created_visa, updated_visa) VALUES ('fr', 'Organisation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office:value-type="string" calcext:value-type="string">
            <text:p>Liste der Zutrittsberechtigten</text:p>
          </table:table-cell>
          <table:table-cell/>
          <table:table-cell office:value-type="string" calcext:value-type="string">
            <text:p>Liste des personnes avec droit d'accès</text:p>
          </table:table-cell>
          <table:table-cell table:number-columns-repeated="2"/>
          <table:table-cell table:formula="of:=&quot;INSERT INTO translation_source SET source='&quot; &amp;SUBSTITUTE([.C236];&quot;'&quot;; &quot;\'&quot;) &amp; &quot;', location='&quot; &amp;SUBSTITUTE([.A236];&quot;'&quot;; &quot;\'&quot;) &amp; &quot;', field = '&quot; &amp; SUBSTITUTE([.B236];&quot;'&quot;; &quot;\'&quot;) &amp; &quot;', created_visa='roland', updated_visa='roland'; &quot; &amp; IF(OR([.D236]&lt;&gt;&quot;&quot;; [.E236]&lt;&gt;&quot;&quot;);&quot;INSERT INTO translation_target (lang, translation, translation_source_id, created_visa, updated_visa) VALUES &quot; &amp; IF([.D236]&lt;&gt;&quot;&quot;;&quot;('de', '&quot; &amp; SUBSTITUTE([.D236];&quot;'&quot;; &quot;\'&quot;) &amp; &quot;', LAST_INSERT_ID(), 'roland', 'roland')&quot;; &quot;&quot;) &amp; IF(AND([.D236]&lt;&gt;&quot;&quot;; [.E236]&lt;&gt;&quot;&quot;); &quot;,&quot;; &quot;&quot;) &amp; IF([.E236]&lt;&gt;&quot;&quot;;&quot;('fr', '&quot; &amp; SUBSTITUTE([.E236];&quot;'&quot;; &quot;\'&quot;) &amp; &quot;', LAST_INSERT_ID(), 'roland', 'roland')&quot;; &quot;&quot;) &amp; &quot;;&quot;; &quot;&quot;)" office:value-type="string" office:string-value="INSERT INTO translation_source SET source='Liste der Zutrittsberechtigten', location='lobbywatch.daten.inc', field = '_lobbywatch_zutrittsberechtigung_list', created_visa='roland', updated_visa='roland'; INSERT INTO translation_target (lang, translation, translation_source_id, created_visa, updated_visa) VALUES ('fr', 'Liste des personnes avec droit d\'accès', LAST_INSERT_ID(), 'roland', 'roland');" calcext:value-type="string">
            <text:p>INSERT INTO translation_source SET source='Liste der Zutrittsberechtigten', location='lobbywatch.daten.inc', field = '_lobbywatch_zutrittsberechtigung_list', created_visa='roland', updated_visa='roland'; INSERT INTO translation_target (lang, translation, translation_source_id, created_visa, updated_visa) VALUES ('fr', 'Liste des personnes avec droit d\'accè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Nicht mehr zutrittsberechtigt ins Parlament. @name war zutrittsberechtigt bis @bis.</text:p>
          </table:table-cell>
          <table:table-cell/>
          <table:table-cell office:value-type="string" calcext:value-type="string">
            <text:p>N'a plus de droit d'accès. @name avait un droit d'accès jusqu'au @bis.</text:p>
          </table:table-cell>
          <table:table-cell table:number-columns-repeated="2"/>
          <table:table-cell table:formula="of:=&quot;INSERT INTO translation_source SET source='&quot; &amp;SUBSTITUTE([.C237];&quot;'&quot;; &quot;\'&quot;) &amp; &quot;', location='&quot; &amp;SUBSTITUTE([.A237];&quot;'&quot;; &quot;\'&quot;) &amp; &quot;', field = '&quot; &amp; SUBSTITUTE([.B237];&quot;'&quot;; &quot;\'&quot;) &amp; &quot;', created_visa='roland', updated_visa='roland'; &quot; &amp; IF(OR([.D237]&lt;&gt;&quot;&quot;; [.E237]&lt;&gt;&quot;&quot;);&quot;INSERT INTO translation_target (lang, translation, translation_source_id, created_visa, updated_visa) VALUES &quot; &amp; IF([.D237]&lt;&gt;&quot;&quot;;&quot;('de', '&quot; &amp; SUBSTITUTE([.D237];&quot;'&quot;; &quot;\'&quot;) &amp; &quot;', LAST_INSERT_ID(), 'roland', 'roland')&quot;; &quot;&quot;) &amp; IF(AND([.D237]&lt;&gt;&quot;&quot;; [.E237]&lt;&gt;&quot;&quot;); &quot;,&quot;; &quot;&quot;) &amp; IF([.E237]&lt;&gt;&quot;&quot;;&quot;('fr', '&quot; &amp; SUBSTITUTE([.E237];&quot;'&quot;; &quot;\'&quot;) &amp; &quot;', LAST_INSERT_ID(), 'roland', 'roland'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reated_visa='roland', updated_visa='roland'; INSERT INTO translation_target (lang, translation, translation_source_id, created_visa, updated_visa) VALUES ('fr', 'N\'a plus de droit d\'accès. @name avait un droit d\'accès jusqu\'au @bis.', LAST_INSERT_ID(), 'roland', 'roland');" calcext:value-type="string">
            <text:p>INSERT INTO translation_source SET source='Nicht mehr zutrittsberechtigt ins Parlament. @name war zutrittsberechtigt bis @bis.', location='lobbywatch.daten.inc', field = '_lobbywatch_zutrittsberechtigung_id', created_visa='roland', updated_visa='roland'; INSERT INTO translation_target (lang, translation, translation_source_id, created_visa, updated_visa) VALUES ('fr', 'N\'a plus de droit d\'accès. @name avait un droit d\'accès jusqu\'au @bis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Eingeladen von:</text:p>
          </table:table-cell>
          <table:table-cell/>
          <table:table-cell office:value-type="string" calcext:value-type="string">
            <text:p>Invité(e) par :</text:p>
          </table:table-cell>
          <table:table-cell table:number-columns-repeated="2"/>
          <table:table-cell table:formula="of:=&quot;INSERT INTO translation_source SET source='&quot; &amp;SUBSTITUTE([.C238];&quot;'&quot;; &quot;\'&quot;) &amp; &quot;', location='&quot; &amp;SUBSTITUTE([.A238];&quot;'&quot;; &quot;\'&quot;) &amp; &quot;', field = '&quot; &amp; SUBSTITUTE([.B238];&quot;'&quot;; &quot;\'&quot;) &amp; &quot;', created_visa='roland', updated_visa='roland'; &quot; &amp; IF(OR([.D238]&lt;&gt;&quot;&quot;; [.E238]&lt;&gt;&quot;&quot;);&quot;INSERT INTO translation_target (lang, translation, translation_source_id, created_visa, updated_visa) VALUES &quot; &amp; IF([.D238]&lt;&gt;&quot;&quot;;&quot;('de', '&quot; &amp; SUBSTITUTE([.D238];&quot;'&quot;; &quot;\'&quot;) &amp; &quot;', LAST_INSERT_ID(), 'roland', 'roland')&quot;; &quot;&quot;) &amp; IF(AND([.D238]&lt;&gt;&quot;&quot;; [.E238]&lt;&gt;&quot;&quot;); &quot;,&quot;; &quot;&quot;) &amp; IF([.E238]&lt;&gt;&quot;&quot;;&quot;('fr', '&quot; &amp; SUBSTITUTE([.E238];&quot;'&quot;; &quot;\'&quot;) &amp; &quot;', LAST_INSERT_ID(), 'roland', 'roland')&quot;; &quot;&quot;) &amp; &quot;;&quot;; &quot;&quot;)" office:value-type="string" office:string-value="INSERT INTO translation_source SET source='Eingeladen von:', location='lobbywatch.daten.inc', field = '_lobbywatch_zutrittsberechtigung_id', created_visa='roland', updated_visa='roland'; INSERT INTO translation_target (lang, translation, translation_source_id, created_visa, updated_visa) VALUES ('fr', 'Invité(e) par :', LAST_INSERT_ID(), 'roland', 'roland');" calcext:value-type="string">
            <text:p>INSERT INTO translation_source SET source='Eingeladen von:', location='lobbywatch.daten.inc', field = '_lobbywatch_zutrittsberechtigung_id', created_visa='roland', updated_visa='roland'; INSERT INTO translation_target (lang, translation, translation_source_id, created_visa, updated_visa) VALUES ('fr', 'Invité(e) par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SUBSTITUTE([.C239];&quot;'&quot;; &quot;\'&quot;) &amp; &quot;', location='&quot; &amp;SUBSTITUTE([.A239];&quot;'&quot;; &quot;\'&quot;) &amp; &quot;', field = '&quot; &amp; SUBSTITUTE([.B239];&quot;'&quot;; &quot;\'&quot;) &amp; &quot;', created_visa='roland', updated_visa='roland'; &quot; &amp; IF(OR([.D239]&lt;&gt;&quot;&quot;; [.E239]&lt;&gt;&quot;&quot;);&quot;INSERT INTO translation_target (lang, translation, translation_source_id, created_visa, updated_visa) VALUES &quot; &amp; IF([.D239]&lt;&gt;&quot;&quot;;&quot;('de', '&quot; &amp; SUBSTITUTE([.D239];&quot;'&quot;; &quot;\'&quot;) &amp; &quot;', LAST_INSERT_ID(), 'roland', 'roland')&quot;; &quot;&quot;) &amp; IF(AND([.D239]&lt;&gt;&quot;&quot;; [.E239]&lt;&gt;&quot;&quot;); &quot;,&quot;; &quot;&quot;) &amp; IF([.E239]&lt;&gt;&quot;&quot;;&quot;('fr', '&quot; &amp; SUBSTITUTE([.E239];&quot;'&quot;; &quot;\'&quot;) &amp; &quot;', LAST_INSERT_ID(), 'roland', 'roland')&quot;; &quot;&quot;) &amp; &quot;;&quot;; &quot;&quot;)" office:value-type="string" office:string-value="INSERT INTO translation_source SET source='Funktion:', location='lobbywatch.daten.inc', field = '_lobbywatch_zutrittsberechtigung_id', created_visa='roland', updated_visa='roland'; INSERT INTO translation_target (lang, translation, translation_source_id, created_visa, updated_visa) VALUES ('fr', 'Fonction :', LAST_INSERT_ID(), 'roland', 'roland');" calcext:value-type="string">
            <text:p>INSERT INTO translation_source SET source='Funktion:', location='lobbywatch.daten.inc', field = '_lobbywatch_zutrittsberechtigung_id', created_visa='roland', updated_visa='roland'; INSERT INTO translation_target (lang, translation, translation_source_id, created_visa, updated_visa) VALUES ('fr', 'Fonct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SUBSTITUTE([.C240];&quot;'&quot;; &quot;\'&quot;) &amp; &quot;', location='&quot; &amp;SUBSTITUTE([.A240];&quot;'&quot;; &quot;\'&quot;) &amp; &quot;', field = '&quot; &amp; SUBSTITUTE([.B240];&quot;'&quot;; &quot;\'&quot;) &amp; &quot;', created_visa='roland', updated_visa='roland'; &quot; &amp; IF(OR([.D240]&lt;&gt;&quot;&quot;; [.E240]&lt;&gt;&quot;&quot;);&quot;INSERT INTO translation_target (lang, translation, translation_source_id, created_visa, updated_visa) VALUES &quot; &amp; IF([.D240]&lt;&gt;&quot;&quot;;&quot;('de', '&quot; &amp; SUBSTITUTE([.D240];&quot;'&quot;; &quot;\'&quot;) &amp; &quot;', LAST_INSERT_ID(), 'roland', 'roland')&quot;; &quot;&quot;) &amp; IF(AND([.D240]&lt;&gt;&quot;&quot;; [.E240]&lt;&gt;&quot;&quot;); &quot;,&quot;; &quot;&quot;) &amp; IF([.E240]&lt;&gt;&quot;&quot;;&quot;('fr', '&quot; &amp; SUBSTITUTE([.E240];&quot;'&quot;; &quot;\'&quot;) &amp; &quot;', LAST_INSERT_ID(), 'roland', 'roland')&quot;; &quot;&quot;) &amp; &quot;;&quot;; &quot;&quot;)" office:value-type="string" office:string-value="INSERT INTO translation_source SET source='Beruf:', location='lobbywatch.daten.inc', field = '_lobbywatch_zutrittsberechtigung_id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lobbywatch.daten.inc', field = '_lobbywatch_zutrittsberechtigung_id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 web :</text:p>
          </table:table-cell>
          <table:table-cell table:number-columns-repeated="2"/>
          <table:table-cell table:formula="of:=&quot;INSERT INTO translation_source SET source='&quot; &amp;SUBSTITUTE([.C241];&quot;'&quot;; &quot;\'&quot;) &amp; &quot;', location='&quot; &amp;SUBSTITUTE([.A241];&quot;'&quot;; &quot;\'&quot;) &amp; &quot;', field = '&quot; &amp; SUBSTITUTE([.B241];&quot;'&quot;; &quot;\'&quot;) &amp; &quot;', created_visa='roland', updated_visa='roland'; &quot; &amp; IF(OR([.D241]&lt;&gt;&quot;&quot;; [.E241]&lt;&gt;&quot;&quot;);&quot;INSERT INTO translation_target (lang, translation, translation_source_id, created_visa, updated_visa) VALUES &quot; &amp; IF([.D241]&lt;&gt;&quot;&quot;;&quot;('de', '&quot; &amp; SUBSTITUTE([.D241];&quot;'&quot;; &quot;\'&quot;) &amp; &quot;', LAST_INSERT_ID(), 'roland', 'roland')&quot;; &quot;&quot;) &amp; IF(AND([.D241]&lt;&gt;&quot;&quot;; [.E241]&lt;&gt;&quot;&quot;); &quot;,&quot;; &quot;&quot;) &amp; IF([.E241]&lt;&gt;&quot;&quot;;&quot;('fr', '&quot; &amp; SUBSTITUTE([.E241];&quot;'&quot;; &quot;\'&quot;) &amp; &quot;', LAST_INSERT_ID(), 'roland', 'roland')&quot;; &quot;&quot;) &amp; &quot;;&quot;; &quot;&quot;)" office:value-type="string" office:string-value="INSERT INTO translation_source SET source='Homepage:', location='lobbywatch.daten.inc', field = '_lobbywatch_zutrittsberechtigung_id', created_visa='roland', updated_visa='roland'; INSERT INTO translation_target (lang, translation, translation_source_id, created_visa, updated_visa) VALUES ('fr', 'Site web :', LAST_INSERT_ID(), 'roland', 'roland');" calcext:value-type="string">
            <text:p>INSERT INTO translation_source SET source='Homepage:', location='lobbywatch.daten.inc', field = '_lobbywatch_zutrittsberechtigung_id', created_visa='roland', updated_visa='roland'; INSERT INTO translation_target (lang, translation, translation_source_id, created_visa, updated_visa) VALUES ('fr', 'Site web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Mandats</text:p>
          </table:table-cell>
          <table:table-cell table:number-columns-repeated="2"/>
          <table:table-cell table:formula="of:=&quot;INSERT INTO translation_source SET source='&quot; &amp;SUBSTITUTE([.C242];&quot;'&quot;; &quot;\'&quot;) &amp; &quot;', location='&quot; &amp;SUBSTITUTE([.A242];&quot;'&quot;; &quot;\'&quot;) &amp; &quot;', field = '&quot; &amp; SUBSTITUTE([.B242];&quot;'&quot;; &quot;\'&quot;) &amp; &quot;', created_visa='roland', updated_visa='roland'; &quot; &amp; IF(OR([.D242]&lt;&gt;&quot;&quot;; [.E242]&lt;&gt;&quot;&quot;);&quot;INSERT INTO translation_target (lang, translation, translation_source_id, created_visa, updated_visa) VALUES &quot; &amp; IF([.D242]&lt;&gt;&quot;&quot;;&quot;('de', '&quot; &amp; SUBSTITUTE([.D242];&quot;'&quot;; &quot;\'&quot;) &amp; &quot;', LAST_INSERT_ID(), 'roland', 'roland')&quot;; &quot;&quot;) &amp; IF(AND([.D242]&lt;&gt;&quot;&quot;; [.E242]&lt;&gt;&quot;&quot;); &quot;,&quot;; &quot;&quot;) &amp; IF([.E242]&lt;&gt;&quot;&quot;;&quot;('fr', '&quot; &amp; SUBSTITUTE([.E242];&quot;'&quot;; &quot;\'&quot;) &amp; &quot;', LAST_INSERT_ID(), 'roland', 'roland')&quot;; &quot;&quot;) &amp; &quot;;&quot;; &quot;&quot;)" office:value-type="string" office:string-value="INSERT INTO translation_source SET source='Mandate', location='lobbywatch.daten.inc', field = '_lobbywatch_zutrittsberechtigung_id', created_visa='roland', updated_visa='roland'; INSERT INTO translation_target (lang, translation, translation_source_id, created_visa, updated_visa) VALUES ('fr', 'Mandats', LAST_INSERT_ID(), 'roland', 'roland');" calcext:value-type="string">
            <text:p>INSERT INTO translation_source SET source='Mandate', location='lobbywatch.daten.inc', field = '_lobbywatch_zutrittsberechtigung_id', created_visa='roland', updated_visa='roland'; INSERT INTO translation_target (lang, translation, translation_source_id, created_visa, updated_visa) VALUES ('fr', 'Mandat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Letzte Aktualisierung am !date</text:p>
          </table:table-cell>
          <table:table-cell/>
          <table:table-cell office:value-type="string" calcext:value-type="string">
            <text:p>Dernière modification le !date</text:p>
          </table:table-cell>
          <table:table-cell table:number-columns-repeated="2"/>
          <table:table-cell table:formula="of:=&quot;INSERT INTO translation_source SET source='&quot; &amp;SUBSTITUTE([.C243];&quot;'&quot;; &quot;\'&quot;) &amp; &quot;', location='&quot; &amp;SUBSTITUTE([.A243];&quot;'&quot;; &quot;\'&quot;) &amp; &quot;', field = '&quot; &amp; SUBSTITUTE([.B243];&quot;'&quot;; &quot;\'&quot;) &amp; &quot;', created_visa='roland', updated_visa='roland'; &quot; &amp; IF(OR([.D243]&lt;&gt;&quot;&quot;; [.E243]&lt;&gt;&quot;&quot;);&quot;INSERT INTO translation_target (lang, translation, translation_source_id, created_visa, updated_visa) VALUES &quot; &amp; IF([.D243]&lt;&gt;&quot;&quot;;&quot;('de', '&quot; &amp; SUBSTITUTE([.D243];&quot;'&quot;; &quot;\'&quot;) &amp; &quot;', LAST_INSERT_ID(), 'roland', 'roland')&quot;; &quot;&quot;) &amp; IF(AND([.D243]&lt;&gt;&quot;&quot;; [.E243]&lt;&gt;&quot;&quot;); &quot;,&quot;; &quot;&quot;) &amp; IF([.E243]&lt;&gt;&quot;&quot;;&quot;('fr', '&quot; &amp; SUBSTITUTE([.E243];&quot;'&quot;; &quot;\'&quot;) &amp; &quot;', LAST_INSERT_ID(), 'roland', 'roland')&quot;; &quot;&quot;) &amp; &quot;;&quot;; &quot;&quot;)" office:value-type="string" office:string-value="INSERT INTO translation_source SET source='Letzte Aktualisierung am !date', location='lobbywatch.daten.inc', field = '_lobbywatch_get_workflow_state_line', created_visa='roland', updated_visa='roland'; INSERT INTO translation_target (lang, translation, translation_source_id, created_visa, updated_visa) VALUES ('fr', 'Dernière modification le !date', LAST_INSERT_ID(), 'roland', 'roland');" calcext:value-type="string">
            <text:p>INSERT INTO translation_source SET source='Letzte Aktualisierung am !date', location='lobbywatch.daten.inc', field = '_lobbywatch_get_workflow_state_line', created_visa='roland', updated_visa='roland'; INSERT INTO translation_target (lang, translation, translation_source_id, created_visa, updated_visa) VALUES ('fr', 'Dernière modification le !da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Veröffentlicht am !date</text:p>
          </table:table-cell>
          <table:table-cell/>
          <table:table-cell office:value-type="string" calcext:value-type="string">
            <text:p>Publié le !date</text:p>
          </table:table-cell>
          <table:table-cell table:number-columns-repeated="2"/>
          <table:table-cell table:formula="of:=&quot;INSERT INTO translation_source SET source='&quot; &amp;SUBSTITUTE([.C244];&quot;'&quot;; &quot;\'&quot;) &amp; &quot;', location='&quot; &amp;SUBSTITUTE([.A244];&quot;'&quot;; &quot;\'&quot;) &amp; &quot;', field = '&quot; &amp; SUBSTITUTE([.B244];&quot;'&quot;; &quot;\'&quot;) &amp; &quot;', created_visa='roland', updated_visa='roland'; &quot; &amp; IF(OR([.D244]&lt;&gt;&quot;&quot;; [.E244]&lt;&gt;&quot;&quot;);&quot;INSERT INTO translation_target (lang, translation, translation_source_id, created_visa, updated_visa) VALUES &quot; &amp; IF([.D244]&lt;&gt;&quot;&quot;;&quot;('de', '&quot; &amp; SUBSTITUTE([.D244];&quot;'&quot;; &quot;\'&quot;) &amp; &quot;', LAST_INSERT_ID(), 'roland', 'roland')&quot;; &quot;&quot;) &amp; IF(AND([.D244]&lt;&gt;&quot;&quot;; [.E244]&lt;&gt;&quot;&quot;); &quot;,&quot;; &quot;&quot;) &amp; IF([.E244]&lt;&gt;&quot;&quot;;&quot;('fr', '&quot; &amp; SUBSTITUTE([.E244];&quot;'&quot;; &quot;\'&quot;) &amp; &quot;', LAST_INSERT_ID(), 'roland', 'roland')&quot;; &quot;&quot;) &amp; &quot;;&quot;; &quot;&quot;)" office:value-type="string" office:string-value="INSERT INTO translation_source SET source='Veröffentlicht am !date', location='lobbywatch.daten.inc', field = '_lobbywatch_get_workflow_state_line', created_visa='roland', updated_visa='roland'; INSERT INTO translation_target (lang, translation, translation_source_id, created_visa, updated_visa) VALUES ('fr', 'Publié le !date', LAST_INSERT_ID(), 'roland', 'roland');" calcext:value-type="string">
            <text:p>INSERT INTO translation_source SET source='Veröffentlicht am !date', location='lobbywatch.daten.inc', field = '_lobbywatch_get_workflow_state_line', created_visa='roland', updated_visa='roland'; INSERT INTO translation_target (lang, translation, translation_source_id, created_visa, updated_visa) VALUES ('fr', 'Publié le !da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SUBSTITUTE([.C245];&quot;'&quot;; &quot;\'&quot;) &amp; &quot;', location='&quot; &amp;SUBSTITUTE([.A245];&quot;'&quot;; &quot;\'&quot;) &amp; &quot;', field = '&quot; &amp; SUBSTITUTE([.B245];&quot;'&quot;; &quot;\'&quot;) &amp; &quot;', created_visa='roland', updated_visa='roland'; &quot; &amp; IF(OR([.D245]&lt;&gt;&quot;&quot;; [.E245]&lt;&gt;&quot;&quot;);&quot;INSERT INTO translation_target (lang, translation, translation_source_id, created_visa, updated_visa) VALUES &quot; &amp; IF([.D245]&lt;&gt;&quot;&quot;;&quot;('de', '&quot; &amp; SUBSTITUTE([.D245];&quot;'&quot;; &quot;\'&quot;) &amp; &quot;', LAST_INSERT_ID(), 'roland', 'roland')&quot;; &quot;&quot;) &amp; IF(AND([.D245]&lt;&gt;&quot;&quot;; [.E245]&lt;&gt;&quot;&quot;); &quot;,&quot;; &quot;&quot;) &amp; IF([.E245]&lt;&gt;&quot;&quot;;&quot;('fr', '&quot; &amp; SUBSTITUTE([.E245];&quot;'&quot;; &quot;\'&quot;) &amp; &quot;', LAST_INSERT_ID(), 'roland', 'roland')&quot;; &quot;&quot;) &amp; &quot;;&quot;; &quot;&quot;)" office:value-type="string" office:string-value="INSERT INTO translation_source SET source='Unveröffentlicht', location='lobbywatch.daten.inc', field = '_lobbywatch_get_workflow_state_line', created_visa='roland', updated_visa='roland'; INSERT INTO translation_target (lang, translation, translation_source_id, created_visa, updated_visa) VALUES ('fr', 'Non-publié', LAST_INSERT_ID(), 'roland', 'roland');" calcext:value-type="string">
            <text:p>INSERT INTO translation_source SET source='Unveröffentlicht', location='lobbywatch.daten.inc', field = '_lobbywatch_get_workflow_state_line', created_visa='roland', updated_visa='roland'; INSERT INTO translation_target (lang, translation, translation_source_id, created_visa, updated_visa) VALUES ('fr', 'Non-publié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Erstellt am @date</text:p>
          </table:table-cell>
          <table:table-cell/>
          <table:table-cell office:value-type="string" calcext:value-type="string">
            <text:p>Créé le @date</text:p>
          </table:table-cell>
          <table:table-cell table:number-columns-repeated="2"/>
          <table:table-cell table:formula="of:=&quot;INSERT INTO translation_source SET source='&quot; &amp;SUBSTITUTE([.C246];&quot;'&quot;; &quot;\'&quot;) &amp; &quot;', location='&quot; &amp;SUBSTITUTE([.A246];&quot;'&quot;; &quot;\'&quot;) &amp; &quot;', field = '&quot; &amp; SUBSTITUTE([.B246];&quot;'&quot;; &quot;\'&quot;) &amp; &quot;', created_visa='roland', updated_visa='roland'; &quot; &amp; IF(OR([.D246]&lt;&gt;&quot;&quot;; [.E246]&lt;&gt;&quot;&quot;);&quot;INSERT INTO translation_target (lang, translation, translation_source_id, created_visa, updated_visa) VALUES &quot; &amp; IF([.D246]&lt;&gt;&quot;&quot;;&quot;('de', '&quot; &amp; SUBSTITUTE([.D246];&quot;'&quot;; &quot;\'&quot;) &amp; &quot;', LAST_INSERT_ID(), 'roland', 'roland')&quot;; &quot;&quot;) &amp; IF(AND([.D246]&lt;&gt;&quot;&quot;; [.E246]&lt;&gt;&quot;&quot;); &quot;,&quot;; &quot;&quot;) &amp; IF([.E246]&lt;&gt;&quot;&quot;;&quot;('fr', '&quot; &amp; SUBSTITUTE([.E246];&quot;'&quot;; &quot;\'&quot;) &amp; &quot;', LAST_INSERT_ID(), 'roland', 'roland')&quot;; &quot;&quot;) &amp; &quot;;&quot;; &quot;&quot;)" office:value-type="string" office:string-value="INSERT INTO translation_source SET source='Erstellt am @date', location='lobbywatch.daten.inc', field = '_lobbywatch_get_workflow_state_line', created_visa='roland', updated_visa='roland'; INSERT INTO translation_target (lang, translation, translation_source_id, created_visa, updated_visa) VALUES ('fr', 'Créé le @date', LAST_INSERT_ID(), 'roland', 'roland');" calcext:value-type="string">
            <text:p>INSERT INTO translation_source SET source='Erstellt am @date', location='lobbywatch.daten.inc', field = '_lobbywatch_get_workflow_state_line', created_visa='roland', updated_visa='roland'; INSERT INTO translation_target (lang, translation, translation_source_id, created_visa, updated_visa) VALUES ('fr', 'Créé le @date', LAST_INSERT_ID(), 'roland', 'roland')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Eingabe abgeschlossen am @date</text:p>
          </table:table-cell>
          <table:table-cell/>
          <table:table-cell office:value-type="string" calcext:value-type="string">
            <text:p>Saisie terminée le @date</text:p>
          </table:table-cell>
          <table:table-cell table:number-columns-repeated="2"/>
          <table:table-cell table:formula="of:=&quot;INSERT INTO translation_source SET source='&quot; &amp;SUBSTITUTE([.C247];&quot;'&quot;; &quot;\'&quot;) &amp; &quot;', location='&quot; &amp;SUBSTITUTE([.A247];&quot;'&quot;; &quot;\'&quot;) &amp; &quot;', field = '&quot; &amp; SUBSTITUTE([.B247];&quot;'&quot;; &quot;\'&quot;) &amp; &quot;', created_visa='roland', updated_visa='roland'; &quot; &amp; IF(OR([.D247]&lt;&gt;&quot;&quot;; [.E247]&lt;&gt;&quot;&quot;);&quot;INSERT INTO translation_target (lang, translation, translation_source_id, created_visa, updated_visa) VALUES &quot; &amp; IF([.D247]&lt;&gt;&quot;&quot;;&quot;('de', '&quot; &amp; SUBSTITUTE([.D247];&quot;'&quot;; &quot;\'&quot;) &amp; &quot;', LAST_INSERT_ID(), 'roland', 'roland')&quot;; &quot;&quot;) &amp; IF(AND([.D247]&lt;&gt;&quot;&quot;; [.E247]&lt;&gt;&quot;&quot;); &quot;,&quot;; &quot;&quot;) &amp; IF([.E247]&lt;&gt;&quot;&quot;;&quot;('fr', '&quot; &amp; SUBSTITUTE([.E247];&quot;'&quot;; &quot;\'&quot;) &amp; &quot;', LAST_INSERT_ID(), 'roland', 'roland')&quot;; &quot;&quot;) &amp; &quot;;&quot;; &quot;&quot;)" office:value-type="string" office:string-value="INSERT INTO translation_source SET source='Eingabe abgeschlossen am @date', location='lobbywatch.daten.inc', field = '_lobbywatch_get_workflow_state_line', created_visa='roland', updated_visa='roland'; INSERT INTO translation_target (lang, translation, translation_source_id, created_visa, updated_visa) VALUES ('fr', 'Saisie terminée le @date', LAST_INSERT_ID(), 'roland', 'roland');" calcext:value-type="string">
            <text:p>INSERT INTO translation_source SET source='Eingabe abgeschlossen am @date', location='lobbywatch.daten.inc', field = '_lobbywatch_get_workflow_state_line', created_visa='roland', updated_visa='roland'; INSERT INTO translation_target (lang, translation, translation_source_id, created_visa, updated_visa) VALUES ('fr', 'Saisie terminée le @da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Kontrolliert am @date</text:p>
          </table:table-cell>
          <table:table-cell/>
          <table:table-cell office:value-type="string" calcext:value-type="string">
            <text:p>Contrôlé le @date</text:p>
          </table:table-cell>
          <table:table-cell table:number-columns-repeated="2"/>
          <table:table-cell table:formula="of:=&quot;INSERT INTO translation_source SET source='&quot; &amp;SUBSTITUTE([.C248];&quot;'&quot;; &quot;\'&quot;) &amp; &quot;', location='&quot; &amp;SUBSTITUTE([.A248];&quot;'&quot;; &quot;\'&quot;) &amp; &quot;', field = '&quot; &amp; SUBSTITUTE([.B248];&quot;'&quot;; &quot;\'&quot;) &amp; &quot;', created_visa='roland', updated_visa='roland'; &quot; &amp; IF(OR([.D248]&lt;&gt;&quot;&quot;; [.E248]&lt;&gt;&quot;&quot;);&quot;INSERT INTO translation_target (lang, translation, translation_source_id, created_visa, updated_visa) VALUES &quot; &amp; IF([.D248]&lt;&gt;&quot;&quot;;&quot;('de', '&quot; &amp; SUBSTITUTE([.D248];&quot;'&quot;; &quot;\'&quot;) &amp; &quot;', LAST_INSERT_ID(), 'roland', 'roland')&quot;; &quot;&quot;) &amp; IF(AND([.D248]&lt;&gt;&quot;&quot;; [.E248]&lt;&gt;&quot;&quot;); &quot;,&quot;; &quot;&quot;) &amp; IF([.E248]&lt;&gt;&quot;&quot;;&quot;('fr', '&quot; &amp; SUBSTITUTE([.E248];&quot;'&quot;; &quot;\'&quot;) &amp; &quot;', LAST_INSERT_ID(), 'roland', 'roland')&quot;; &quot;&quot;) &amp; &quot;;&quot;; &quot;&quot;)" office:value-type="string" office:string-value="INSERT INTO translation_source SET source='Kontrolliert am @date', location='lobbywatch.daten.inc', field = '_lobbywatch_get_workflow_state_line', created_visa='roland', updated_visa='roland'; INSERT INTO translation_target (lang, translation, translation_source_id, created_visa, updated_visa) VALUES ('fr', 'Contrôlé le @date', LAST_INSERT_ID(), 'roland', 'roland');" calcext:value-type="string">
            <text:p>INSERT INTO translation_source SET source='Kontrolliert am @date', location='lobbywatch.daten.inc', field = '_lobbywatch_get_workflow_state_line', created_visa='roland', updated_visa='roland'; INSERT INTO translation_target (lang, translation, translation_source_id, created_visa, updated_visa) VALUES ('fr', 'Contrôlé le @date', LAST_INSERT_ID(), 'roland', 'roland')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Verwendete DB: @env; DB read time: @lobbywatch_db_read_time s; Page execution time: @page_build_time s</text:p>
          </table:table-cell>
          <table:table-cell/>
          <table:table-cell office:value-type="string" calcext:value-type="string">
            <text:p>Base de données utilisée : @env; BD read time: @lobbywatch_db_read_time s; Page execution time: @page_build_time s</text:p>
          </table:table-cell>
          <table:table-cell table:number-columns-repeated="2"/>
          <table:table-cell table:formula="of:=&quot;INSERT INTO translation_source SET source='&quot; &amp;SUBSTITUTE([.C249];&quot;'&quot;; &quot;\'&quot;) &amp; &quot;', location='&quot; &amp;SUBSTITUTE([.A249];&quot;'&quot;; &quot;\'&quot;) &amp; &quot;', field = '&quot; &amp; SUBSTITUTE([.B249];&quot;'&quot;; &quot;\'&quot;) &amp; &quot;', created_visa='roland', updated_visa='roland'; &quot; &amp; IF(OR([.D249]&lt;&gt;&quot;&quot;; [.E249]&lt;&gt;&quot;&quot;);&quot;INSERT INTO translation_target (lang, translation, translation_source_id, created_visa, updated_visa) VALUES &quot; &amp; IF([.D249]&lt;&gt;&quot;&quot;;&quot;('de', '&quot; &amp; SUBSTITUTE([.D249];&quot;'&quot;; &quot;\'&quot;) &amp; &quot;', LAST_INSERT_ID(), 'roland', 'roland')&quot;; &quot;&quot;) &amp; IF(AND([.D249]&lt;&gt;&quot;&quot;; [.E249]&lt;&gt;&quot;&quot;); &quot;,&quot;; &quot;&quot;) &amp; IF([.E249]&lt;&gt;&quot;&quot;;&quot;('fr', '&quot; &amp; SUBSTITUTE([.E249];&quot;'&quot;; &quot;\'&quot;) &amp; &quot;', LAST_INSERT_ID(), 'roland', 'roland'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reated_visa='roland', updated_visa='roland'; INSERT INTO translation_target (lang, translation, translation_source_id, created_visa, updated_visa) VALUES ('fr', 'Base de données utilisée : @env; BD read time: @lobbywatch_db_read_time s; Page execution time: @page_build_time s', LAST_INSERT_ID(), 'roland', 'roland');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reated_visa='roland', updated_visa='roland'; INSERT INTO translation_target (lang, translation, translation_source_id, created_visa, updated_visa) VALUES ('fr', 'Base de données utilisée : @env; BD read time: @lobbywatch_db_read_time s; Page execution time: @page_build_time 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lamentarier:</text:p>
          </table:table-cell>
          <table:table-cell/>
          <table:table-cell office:value-type="string" calcext:value-type="string">
            <text:p>Parlementaire :</text:p>
          </table:table-cell>
          <table:table-cell table:number-columns-repeated="2"/>
          <table:table-cell table:formula="of:=&quot;INSERT INTO translation_source SET source='&quot; &amp;SUBSTITUTE([.C250];&quot;'&quot;; &quot;\'&quot;) &amp; &quot;', location='&quot; &amp;SUBSTITUTE([.A250];&quot;'&quot;; &quot;\'&quot;) &amp; &quot;', field = '&quot; &amp; SUBSTITUTE([.B250];&quot;'&quot;; &quot;\'&quot;) &amp; &quot;', created_visa='roland', updated_visa='roland'; &quot; &amp; IF(OR([.D250]&lt;&gt;&quot;&quot;; [.E250]&lt;&gt;&quot;&quot;);&quot;INSERT INTO translation_target (lang, translation, translation_source_id, created_visa, updated_visa) VALUES &quot; &amp; IF([.D250]&lt;&gt;&quot;&quot;;&quot;('de', '&quot; &amp; SUBSTITUTE([.D250];&quot;'&quot;; &quot;\'&quot;) &amp; &quot;', LAST_INSERT_ID(), 'roland', 'roland')&quot;; &quot;&quot;) &amp; IF(AND([.D250]&lt;&gt;&quot;&quot;; [.E250]&lt;&gt;&quot;&quot;); &quot;,&quot;; &quot;&quot;) &amp; IF([.E250]&lt;&gt;&quot;&quot;;&quot;('fr', '&quot; &amp; SUBSTITUTE([.E250];&quot;'&quot;; &quot;\'&quot;) &amp; &quot;', LAST_INSERT_ID(), 'roland', 'roland')&quot;; &quot;&quot;) &amp; &quot;;&quot;; &quot;&quot;)" office:value-type="string" office:string-value="INSERT INTO translation_source SET source='Parlamentarier:', location='lobbywatch.module', field = 'lobbywatch_menu', created_visa='roland', updated_visa='roland'; INSERT INTO translation_target (lang, translation, translation_source_id, created_visa, updated_visa) VALUES ('fr', 'Parlementaire :', LAST_INSERT_ID(), 'roland', 'roland');" calcext:value-type="string">
            <text:p>INSERT INTO translation_source SET source='Parlamentarier:', location='lobbywatch.module', field = 'lobbywatch_menu', created_visa='roland', updated_visa='roland'; INSERT INTO translation_target (lang, translation, translation_source_id, created_visa, updated_visa) VALUES ('fr', 'Parlementaire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SUBSTITUTE([.C251];&quot;'&quot;; &quot;\'&quot;) &amp; &quot;', location='&quot; &amp;SUBSTITUTE([.A251];&quot;'&quot;; &quot;\'&quot;) &amp; &quot;', field = '&quot; &amp; SUBSTITUTE([.B251];&quot;'&quot;; &quot;\'&quot;) &amp; &quot;', created_visa='roland', updated_visa='roland'; &quot; &amp; IF(OR([.D251]&lt;&gt;&quot;&quot;; [.E251]&lt;&gt;&quot;&quot;);&quot;INSERT INTO translation_target (lang, translation, translation_source_id, created_visa, updated_visa) VALUES &quot; &amp; IF([.D251]&lt;&gt;&quot;&quot;;&quot;('de', '&quot; &amp; SUBSTITUTE([.D251];&quot;'&quot;; &quot;\'&quot;) &amp; &quot;', LAST_INSERT_ID(), 'roland', 'roland')&quot;; &quot;&quot;) &amp; IF(AND([.D251]&lt;&gt;&quot;&quot;; [.E251]&lt;&gt;&quot;&quot;); &quot;,&quot;; &quot;&quot;) &amp; IF([.E251]&lt;&gt;&quot;&quot;;&quot;('fr', '&quot; &amp; SUBSTITUTE([.E251];&quot;'&quot;; &quot;\'&quot;) &amp; &quot;', LAST_INSERT_ID(), 'roland', 'roland')&quot;; &quot;&quot;) &amp; &quot;;&quot;; &quot;&quot;)" office:value-type="string" office:string-value="INSERT INTO translation_source SET source='Partei:', location='lobbywatch.module', field = 'lobbywatch_menu', created_visa='roland', updated_visa='roland'; INSERT INTO translation_target (lang, translation, translation_source_id, created_visa, updated_visa) VALUES ('fr', 'Parti :', LAST_INSERT_ID(), 'roland', 'roland');" calcext:value-type="string">
            <text:p>INSERT INTO translation_source SET source='Partei:', location='lobbywatch.module', field = 'lobbywatch_menu', created_visa='roland', updated_visa='roland'; INSERT INTO translation_target (lang, translation, translation_source_id, created_visa, updated_visa) VALUES ('fr', 'Parti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des National- und des Ständerates</text:p>
          </table:table-cell>
          <table:table-cell/>
          <table:table-cell office:value-type="string" calcext:value-type="string">
            <text:p>du Conseil national et des États</text:p>
          </table:table-cell>
          <table:table-cell table:number-columns-repeated="2"/>
          <table:table-cell table:formula="of:=&quot;INSERT INTO translation_source SET source='&quot; &amp;SUBSTITUTE([.C252];&quot;'&quot;; &quot;\'&quot;) &amp; &quot;', location='&quot; &amp;SUBSTITUTE([.A252];&quot;'&quot;; &quot;\'&quot;) &amp; &quot;', field = '&quot; &amp; SUBSTITUTE([.B252];&quot;'&quot;; &quot;\'&quot;) &amp; &quot;', created_visa='roland', updated_visa='roland'; &quot; &amp; IF(OR([.D252]&lt;&gt;&quot;&quot;; [.E252]&lt;&gt;&quot;&quot;);&quot;INSERT INTO translation_target (lang, translation, translation_source_id, created_visa, updated_visa) VALUES &quot; &amp; IF([.D252]&lt;&gt;&quot;&quot;;&quot;('de', '&quot; &amp; SUBSTITUTE([.D252];&quot;'&quot;; &quot;\'&quot;) &amp; &quot;', LAST_INSERT_ID(), 'roland', 'roland')&quot;; &quot;&quot;) &amp; IF(AND([.D252]&lt;&gt;&quot;&quot;; [.E252]&lt;&gt;&quot;&quot;); &quot;,&quot;; &quot;&quot;) &amp; IF([.E252]&lt;&gt;&quot;&quot;;&quot;('fr', '&quot; &amp; SUBSTITUTE([.E252];&quot;'&quot;; &quot;\'&quot;) &amp; &quot;', LAST_INSERT_ID(), 'roland', 'roland')&quot;; &quot;&quot;) &amp; &quot;;&quot;; &quot;&quot;)" office:value-type="string" office:string-value="INSERT INTO translation_source SET source='des National- und des Ständerates', location='lobbywatch.module', field = 'lobbywatch_menu', created_visa='roland', updated_visa='roland'; INSERT INTO translation_target (lang, translation, translation_source_id, created_visa, updated_visa) VALUES ('fr', 'du Conseil national et des États', LAST_INSERT_ID(), 'roland', 'roland');" calcext:value-type="string">
            <text:p>INSERT INTO translation_source SET source='des National- und des Ständerates', location='lobbywatch.module', field = 'lobbywatch_menu', created_visa='roland', updated_visa='roland'; INSERT INTO translation_target (lang, translation, translation_source_id, created_visa, updated_visa) VALUES ('fr', 'du Conseil national et des État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SUBSTITUTE([.C253];&quot;'&quot;; &quot;\'&quot;) &amp; &quot;', location='&quot; &amp;SUBSTITUTE([.A253];&quot;'&quot;; &quot;\'&quot;) &amp; &quot;', field = '&quot; &amp; SUBSTITUTE([.B253];&quot;'&quot;; &quot;\'&quot;) &amp; &quot;', created_visa='roland', updated_visa='roland'; &quot; &amp; IF(OR([.D253]&lt;&gt;&quot;&quot;; [.E253]&lt;&gt;&quot;&quot;);&quot;INSERT INTO translation_target (lang, translation, translation_source_id, created_visa, updated_visa) VALUES &quot; &amp; IF([.D253]&lt;&gt;&quot;&quot;;&quot;('de', '&quot; &amp; SUBSTITUTE([.D253];&quot;'&quot;; &quot;\'&quot;) &amp; &quot;', LAST_INSERT_ID(), 'roland', 'roland')&quot;; &quot;&quot;) &amp; IF(AND([.D253]&lt;&gt;&quot;&quot;; [.E253]&lt;&gt;&quot;&quot;); &quot;,&quot;; &quot;&quot;) &amp; IF([.E253]&lt;&gt;&quot;&quot;;&quot;('fr', '&quot; &amp; SUBSTITUTE([.E253];&quot;'&quot;; &quot;\'&quot;) &amp; &quot;', LAST_INSERT_ID(), 'roland', 'roland')&quot;; &quot;&quot;) &amp; &quot;;&quot;; &quot;&quot;)" office:value-type="string" office:string-value="INSERT INTO translation_source SET source='Branche:', location='lobbywatch.module', field = 'lobbywatch_menu', created_visa='roland', updated_visa='roland'; INSERT INTO translation_target (lang, translation, translation_source_id, created_visa, updated_visa) VALUES ('fr', 'Branche :', LAST_INSERT_ID(), 'roland', 'roland');" calcext:value-type="string">
            <text:p>INSERT INTO translation_source SET source='Branche:', location='lobbywatch.module', field = 'lobbywatch_menu', created_visa='roland', updated_visa='roland'; INSERT INTO translation_target (lang, translation, translation_source_id, created_visa, updated_visa) VALUES ('fr', 'Branche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 d'intérêt :</text:p>
          </table:table-cell>
          <table:table-cell table:number-columns-repeated="2"/>
          <table:table-cell table:formula="of:=&quot;INSERT INTO translation_source SET source='&quot; &amp;SUBSTITUTE([.C254];&quot;'&quot;; &quot;\'&quot;) &amp; &quot;', location='&quot; &amp;SUBSTITUTE([.A254];&quot;'&quot;; &quot;\'&quot;) &amp; &quot;', field = '&quot; &amp; SUBSTITUTE([.B254];&quot;'&quot;; &quot;\'&quot;) &amp; &quot;', created_visa='roland', updated_visa='roland'; &quot; &amp; IF(OR([.D254]&lt;&gt;&quot;&quot;; [.E254]&lt;&gt;&quot;&quot;);&quot;INSERT INTO translation_target (lang, translation, translation_source_id, created_visa, updated_visa) VALUES &quot; &amp; IF([.D254]&lt;&gt;&quot;&quot;;&quot;('de', '&quot; &amp; SUBSTITUTE([.D254];&quot;'&quot;; &quot;\'&quot;) &amp; &quot;', LAST_INSERT_ID(), 'roland', 'roland')&quot;; &quot;&quot;) &amp; IF(AND([.D254]&lt;&gt;&quot;&quot;; [.E254]&lt;&gt;&quot;&quot;); &quot;,&quot;; &quot;&quot;) &amp; IF([.E254]&lt;&gt;&quot;&quot;;&quot;('fr', '&quot; &amp; SUBSTITUTE([.E254];&quot;'&quot;; &quot;\'&quot;) &amp; &quot;', LAST_INSERT_ID(), 'roland', 'roland')&quot;; &quot;&quot;) &amp; &quot;;&quot;; &quot;&quot;)" office:value-type="string" office:string-value="INSERT INTO translation_source SET source='Lobbygruppe:', location='lobbywatch.module', field = 'lobbywatch_menu', created_visa='roland', updated_visa='roland'; INSERT INTO translation_target (lang, translation, translation_source_id, created_visa, updated_visa) VALUES ('fr', 'Groupe d\'intérêt :', LAST_INSERT_ID(), 'roland', 'roland');" calcext:value-type="string">
            <text:p>INSERT INTO translation_source SET source='Lobbygruppe:', location='lobbywatch.module', field = 'lobbywatch_menu', created_visa='roland', updated_visa='roland'; INSERT INTO translation_target (lang, translation, translation_source_id, created_visa, updated_visa) VALUES ('fr', 'Groupe d\'intérêt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Zutrittsberechtigte(r):</text:p>
          </table:table-cell>
          <table:table-cell/>
          <table:table-cell office:value-type="string" calcext:value-type="string">
            <text:p>Personnes avec droit d'accès :</text:p>
          </table:table-cell>
          <table:table-cell table:number-columns-repeated="2"/>
          <table:table-cell table:formula="of:=&quot;INSERT INTO translation_source SET source='&quot; &amp;SUBSTITUTE([.C255];&quot;'&quot;; &quot;\'&quot;) &amp; &quot;', location='&quot; &amp;SUBSTITUTE([.A255];&quot;'&quot;; &quot;\'&quot;) &amp; &quot;', field = '&quot; &amp; SUBSTITUTE([.B255];&quot;'&quot;; &quot;\'&quot;) &amp; &quot;', created_visa='roland', updated_visa='roland'; &quot; &amp; IF(OR([.D255]&lt;&gt;&quot;&quot;; [.E255]&lt;&gt;&quot;&quot;);&quot;INSERT INTO translation_target (lang, translation, translation_source_id, created_visa, updated_visa) VALUES &quot; &amp; IF([.D255]&lt;&gt;&quot;&quot;;&quot;('de', '&quot; &amp; SUBSTITUTE([.D255];&quot;'&quot;; &quot;\'&quot;) &amp; &quot;', LAST_INSERT_ID(), 'roland', 'roland')&quot;; &quot;&quot;) &amp; IF(AND([.D255]&lt;&gt;&quot;&quot;; [.E255]&lt;&gt;&quot;&quot;); &quot;,&quot;; &quot;&quot;) &amp; IF([.E255]&lt;&gt;&quot;&quot;;&quot;('fr', '&quot; &amp; SUBSTITUTE([.E255];&quot;'&quot;; &quot;\'&quot;) &amp; &quot;', LAST_INSERT_ID(), 'roland', 'roland')&quot;; &quot;&quot;) &amp; &quot;;&quot;; &quot;&quot;)" office:value-type="string" office:string-value="INSERT INTO translation_source SET source='Zutrittsberechtigte(r):', location='lobbywatch.module', field = 'lobbywatch_menu', created_visa='roland', updated_visa='roland'; INSERT INTO translation_target (lang, translation, translation_source_id, created_visa, updated_visa) VALUES ('fr', 'Personnes avec droit d\'accès :', LAST_INSERT_ID(), 'roland', 'roland');" calcext:value-type="string">
            <text:p>INSERT INTO translation_source SET source='Zutrittsberechtigte(r):', location='lobbywatch.module', field = 'lobbywatch_menu', created_visa='roland', updated_visa='roland'; INSERT INTO translation_target (lang, translation, translation_source_id, created_visa, updated_visa) VALUES ('fr', 'Personnes avec droit d\'accès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office:value-type="string" calcext:value-type="string">
            <text:p>Lobbywatchsuche</text:p>
          </table:table-cell>
          <table:table-cell/>
          <table:table-cell office:value-type="string" calcext:value-type="string">
            <text:p>Recherche Lobbywatch</text:p>
          </table:table-cell>
          <table:table-cell table:number-columns-repeated="2"/>
          <table:table-cell table:formula="of:=&quot;INSERT INTO translation_source SET source='&quot; &amp;SUBSTITUTE([.C256];&quot;'&quot;; &quot;\'&quot;) &amp; &quot;', location='&quot; &amp;SUBSTITUTE([.A256];&quot;'&quot;; &quot;\'&quot;) &amp; &quot;', field = '&quot; &amp; SUBSTITUTE([.B256];&quot;'&quot;; &quot;\'&quot;) &amp; &quot;', created_visa='roland', updated_visa='roland'; &quot; &amp; IF(OR([.D256]&lt;&gt;&quot;&quot;; [.E256]&lt;&gt;&quot;&quot;);&quot;INSERT INTO translation_target (lang, translation, translation_source_id, created_visa, updated_visa) VALUES &quot; &amp; IF([.D256]&lt;&gt;&quot;&quot;;&quot;('de', '&quot; &amp; SUBSTITUTE([.D256];&quot;'&quot;; &quot;\'&quot;) &amp; &quot;', LAST_INSERT_ID(), 'roland', 'roland')&quot;; &quot;&quot;) &amp; IF(AND([.D256]&lt;&gt;&quot;&quot;; [.E256]&lt;&gt;&quot;&quot;); &quot;,&quot;; &quot;&quot;) &amp; IF([.E256]&lt;&gt;&quot;&quot;;&quot;('fr', '&quot; &amp; SUBSTITUTE([.E256];&quot;'&quot;; &quot;\'&quot;) &amp; &quot;', LAST_INSERT_ID(), 'roland', 'roland')&quot;; &quot;&quot;) &amp; &quot;;&quot;; &quot;&quot;)" office:value-type="string" office:string-value="INSERT INTO translation_source SET source='Lobbywatchsuche', location='lobbywatch.module', field = 'lobbywatch_block_info', created_visa='roland', updated_visa='roland'; INSERT INTO translation_target (lang, translation, translation_source_id, created_visa, updated_visa) VALUES ('fr', 'Recherche Lobbywatch', LAST_INSERT_ID(), 'roland', 'roland');" calcext:value-type="string">
            <text:p>INSERT INTO translation_source SET source='Lobbywatchsuche', location='lobbywatch.module', field = 'lobbywatch_block_info', created_visa='roland', updated_visa='roland'; INSERT INTO translation_target (lang, translation, translation_source_id, created_visa, updated_visa) VALUES ('fr', 'Recherche Lobbywatch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ist nicht vorhanden.</text:p>
          </table:table-cell>
          <table:table-cell/>
          <table:table-cell office:value-type="string" calcext:value-type="string">
            <text:p>Le texte en français n'est pas disponible.</text:p>
          </table:table-cell>
          <table:table-cell table:number-columns-repeated="2"/>
          <table:table-cell table:formula="of:=&quot;INSERT INTO translation_source SET source='&quot; &amp;SUBSTITUTE([.C257];&quot;'&quot;; &quot;\'&quot;) &amp; &quot;', location='&quot; &amp;SUBSTITUTE([.A257];&quot;'&quot;; &quot;\'&quot;) &amp; &quot;', field = '&quot; &amp; SUBSTITUTE([.B257];&quot;'&quot;; &quot;\'&quot;) &amp; &quot;', created_visa='roland', updated_visa='roland'; &quot; &amp; IF(OR([.D257]&lt;&gt;&quot;&quot;; [.E257]&lt;&gt;&quot;&quot;);&quot;INSERT INTO translation_target (lang, translation, translation_source_id, created_visa, updated_visa) VALUES &quot; &amp; IF([.D257]&lt;&gt;&quot;&quot;;&quot;('de', '&quot; &amp; SUBSTITUTE([.D257];&quot;'&quot;; &quot;\'&quot;) &amp; &quot;', LAST_INSERT_ID(), 'roland', 'roland')&quot;; &quot;&quot;) &amp; IF(AND([.D257]&lt;&gt;&quot;&quot;; [.E257]&lt;&gt;&quot;&quot;); &quot;,&quot;; &quot;&quot;) &amp; IF([.E257]&lt;&gt;&quot;&quot;;&quot;('fr', '&quot; &amp; SUBSTITUTE([.E257];&quot;'&quot;; &quot;\'&quot;) &amp; &quot;', LAST_INSERT_ID(), 'roland', 'roland')&quot;; &quot;&quot;) &amp; &quot;;&quot;; &quot;&quot;)" office:value-type="string" office:string-value="INSERT INTO translation_source SET source='Der französische Text ist nicht vorhanden.', location='lobbywatch.daten.inc', field = '', created_visa='roland', updated_visa='roland'; INSERT INTO translation_target (lang, translation, translation_source_id, created_visa, updated_visa) VALUES ('fr', 'Le texte en français n\'est pas disponible.', LAST_INSERT_ID(), 'roland', 'roland');" calcext:value-type="string">
            <text:p>INSERT INTO translation_source SET source='Der französische Text ist nicht vorhanden.', location='lobbywatch.daten.inc', field = '', created_visa='roland', updated_visa='roland'; INSERT INTO translation_target (lang, translation, translation_source_id, created_visa, updated_visa) VALUES ('fr', 'Le texte en français n\'est pas disponible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ist nicht vorhanden, stattdessen wird der deutsche Text angezeigt.</text:p>
          </table:table-cell>
          <table:table-cell/>
          <table:table-cell office:value-type="string" calcext:value-type="string">
            <text:p>Le texte en français n'est pas disponible. Le texte en allemand est montré à sa place.</text:p>
          </table:table-cell>
          <table:table-cell table:number-columns-repeated="2"/>
          <table:table-cell table:formula="of:=&quot;INSERT INTO translation_source SET source='&quot; &amp;SUBSTITUTE([.C258];&quot;'&quot;; &quot;\'&quot;) &amp; &quot;', location='&quot; &amp;SUBSTITUTE([.A258];&quot;'&quot;; &quot;\'&quot;) &amp; &quot;', field = '&quot; &amp; SUBSTITUTE([.B258];&quot;'&quot;; &quot;\'&quot;) &amp; &quot;', created_visa='roland', updated_visa='roland'; &quot; &amp; IF(OR([.D258]&lt;&gt;&quot;&quot;; [.E258]&lt;&gt;&quot;&quot;);&quot;INSERT INTO translation_target (lang, translation, translation_source_id, created_visa, updated_visa) VALUES &quot; &amp; IF([.D258]&lt;&gt;&quot;&quot;;&quot;('de', '&quot; &amp; SUBSTITUTE([.D258];&quot;'&quot;; &quot;\'&quot;) &amp; &quot;', LAST_INSERT_ID(), 'roland', 'roland')&quot;; &quot;&quot;) &amp; IF(AND([.D258]&lt;&gt;&quot;&quot;; [.E258]&lt;&gt;&quot;&quot;); &quot;,&quot;; &quot;&quot;) &amp; IF([.E258]&lt;&gt;&quot;&quot;;&quot;('fr', '&quot; &amp; SUBSTITUTE([.E258];&quot;'&quot;; &quot;\'&quot;) &amp; &quot;', LAST_INSERT_ID(), 'roland', 'roland'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reated_visa='roland', updated_visa='roland'; INSERT INTO translation_target (lang, translation, translation_source_id, created_visa, updated_visa) VALUES ('fr', 'Le texte en français n\'est pas disponible. Le texte en allemand est montré à sa place.', LAST_INSERT_ID(), 'roland', 'roland');" calcext:value-type="string">
            <text:p>INSERT INTO translation_source SET source='Der französische Text ist nicht vorhanden, stattdessen wird der deutsche Text angezeigt.', location='lobbywatch.daten.inc', field = '', created_visa='roland', updated_visa='roland'; INSERT INTO translation_target (lang, translation, translation_source_id, created_visa, updated_visa) VALUES ('fr', 'Le texte en français n\'est pas disponible. Le texte en allemand est montré à sa place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Es ist keine französische Übersetzung vorhanden.</text:p>
          </table:table-cell>
          <table:table-cell/>
          <table:table-cell office:value-type="string" calcext:value-type="string">
            <text:p>La traduction française n'est pas disponible.</text:p>
          </table:table-cell>
          <table:table-cell table:number-columns-repeated="2"/>
          <table:table-cell table:formula="of:=&quot;INSERT INTO translation_source SET source='&quot; &amp;SUBSTITUTE([.C259];&quot;'&quot;; &quot;\'&quot;) &amp; &quot;', location='&quot; &amp;SUBSTITUTE([.A259];&quot;'&quot;; &quot;\'&quot;) &amp; &quot;', field = '&quot; &amp; SUBSTITUTE([.B259];&quot;'&quot;; &quot;\'&quot;) &amp; &quot;', created_visa='roland', updated_visa='roland'; &quot; &amp; IF(OR([.D259]&lt;&gt;&quot;&quot;; [.E259]&lt;&gt;&quot;&quot;);&quot;INSERT INTO translation_target (lang, translation, translation_source_id, created_visa, updated_visa) VALUES &quot; &amp; IF([.D259]&lt;&gt;&quot;&quot;;&quot;('de', '&quot; &amp; SUBSTITUTE([.D259];&quot;'&quot;; &quot;\'&quot;) &amp; &quot;', LAST_INSERT_ID(), 'roland', 'roland')&quot;; &quot;&quot;) &amp; IF(AND([.D259]&lt;&gt;&quot;&quot;; [.E259]&lt;&gt;&quot;&quot;); &quot;,&quot;; &quot;&quot;) &amp; IF([.E259]&lt;&gt;&quot;&quot;;&quot;('fr', '&quot; &amp; SUBSTITUTE([.E259];&quot;'&quot;; &quot;\'&quot;) &amp; &quot;', LAST_INSERT_ID(), 'roland', 'roland')&quot;; &quot;&quot;) &amp; &quot;;&quot;; &quot;&quot;)" office:value-type="string" office:string-value="INSERT INTO translation_source SET source='Es ist keine französische Übersetzung vorhanden.', location='lobbywatch.daten.inc', field = '', created_visa='roland', updated_visa='roland'; INSERT INTO translation_target (lang, translation, translation_source_id, created_visa, updated_visa) VALUES ('fr', 'La traduction française n\'est pas disponible.', LAST_INSERT_ID(), 'roland', 'roland');" calcext:value-type="string">
            <text:p>INSERT INTO translation_source SET source='Es ist keine französische Übersetzung vorhanden.', location='lobbywatch.daten.inc', field = '', created_visa='roland', updated_visa='roland'; INSERT INTO translation_target (lang, translation, translation_source_id, created_visa, updated_visa) VALUES ('fr', 'La traduction française n\'est pas disponible.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fehlt.</text:p>
          </table:table-cell>
          <table:table-cell/>
          <table:table-cell office:value-type="string" calcext:value-type="string">
            <text:p>Il manque le texte en français.</text:p>
          </table:table-cell>
          <table:table-cell table:number-columns-repeated="2"/>
          <table:table-cell table:formula="of:=&quot;INSERT INTO translation_source SET source='&quot; &amp;SUBSTITUTE([.C260];&quot;'&quot;; &quot;\'&quot;) &amp; &quot;', location='&quot; &amp;SUBSTITUTE([.A260];&quot;'&quot;; &quot;\'&quot;) &amp; &quot;', field = '&quot; &amp; SUBSTITUTE([.B260];&quot;'&quot;; &quot;\'&quot;) &amp; &quot;', created_visa='roland', updated_visa='roland'; &quot; &amp; IF(OR([.D260]&lt;&gt;&quot;&quot;; [.E260]&lt;&gt;&quot;&quot;);&quot;INSERT INTO translation_target (lang, translation, translation_source_id, created_visa, updated_visa) VALUES &quot; &amp; IF([.D260]&lt;&gt;&quot;&quot;;&quot;('de', '&quot; &amp; SUBSTITUTE([.D260];&quot;'&quot;; &quot;\'&quot;) &amp; &quot;', LAST_INSERT_ID(), 'roland', 'roland')&quot;; &quot;&quot;) &amp; IF(AND([.D260]&lt;&gt;&quot;&quot;; [.E260]&lt;&gt;&quot;&quot;); &quot;,&quot;; &quot;&quot;) &amp; IF([.E260]&lt;&gt;&quot;&quot;;&quot;('fr', '&quot; &amp; SUBSTITUTE([.E260];&quot;'&quot;; &quot;\'&quot;) &amp; &quot;', LAST_INSERT_ID(), 'roland', 'roland')&quot;; &quot;&quot;) &amp; &quot;;&quot;; &quot;&quot;)" office:value-type="string" office:string-value="INSERT INTO translation_source SET source='Der französische Text fehlt.', location='lobbywatch.daten.inc', field = '', created_visa='roland', updated_visa='roland'; INSERT INTO translation_target (lang, translation, translation_source_id, created_visa, updated_visa) VALUES ('fr', 'Il manque le texte en français.', LAST_INSERT_ID(), 'roland', 'roland');" calcext:value-type="string">
            <text:p>INSERT INTO translation_source SET source='Der französische Text fehlt.', location='lobbywatch.daten.inc', field = '', created_visa='roland', updated_visa='roland'; INSERT INTO translation_target (lang, translation, translation_source_id, created_visa, updated_visa) VALUES ('fr', 'Il manque le texte en français.', LAST_INSERT_ID(), 'roland', 'roland');</text:p>
          </table:table-cell>
          <table:table-cell table:number-columns-repeated="1016"/>
        </table:table-row>
        <table:table-row table:style-name="ro4" table:number-rows-repeated="10483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Translation.A1:Translation.H2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.00.0000</text:date>, <text:time style:data-style-name="N2" text:time-value="0000-00-00T00:00:01.3984593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4-11-30T21:49:21.926294503</dc:date>
    <meta:editing-duration>P9DT1H33M52S</meta:editing-duration>
    <meta:editing-cycles>87</meta:editing-cycles>
    <meta:generator>LibreOffice/4.1.3.2$Linux_X86_64 LibreOffice_project/410m0$Build-2</meta:generator>
    <meta:document-statistic meta:table-count="2" meta:cell-count="1482" meta:object-count="0"/>
  </office:meta>
</office:document-meta>
</file>